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7.923cm"/>
    </style:style>
    <style:style style:name="co2" style:family="table-column">
      <style:table-column-properties fo:break-before="auto" style:column-width="12.083cm"/>
    </style:style>
    <style:style style:name="co3" style:family="table-column">
      <style:table-column-properties fo:break-before="auto" style:column-width="11.587cm"/>
    </style:style>
    <style:style style:name="co4" style:family="table-column">
      <style:table-column-properties fo:break-before="auto" style:column-width="2.258cm"/>
    </style:style>
    <style:style style:name="co5" style:family="table-column">
      <style:table-column-properties fo:break-before="auto" style:column-width="10.804cm"/>
    </style:style>
    <style:style style:name="co6" style:family="table-column">
      <style:table-column-properties fo:break-before="auto" style:column-width="12.331cm"/>
    </style:style>
    <style:style style:name="co7" style:family="table-column">
      <style:table-column-properties fo:break-before="auto" style:column-width="8.962cm"/>
    </style:style>
    <style:style style:name="co8" style:family="table-column">
      <style:table-column-properties fo:break-before="auto" style:column-width="7.281cm"/>
    </style:style>
    <style:style style:name="co9" style:family="table-column">
      <style:table-column-properties fo:break-before="auto" style:column-width="17.722cm"/>
    </style:style>
    <style:style style:name="ro1" style:family="table-row">
      <style:table-row-properties style:row-height="0.453cm" fo:break-before="auto" style:use-optimal-row-height="true"/>
    </style:style>
    <style:style style:name="ro2" style:family="table-row">
      <style:table-row-properties style:row-height="2.02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1.632cm" fo:break-before="auto" style:use-optimal-row-height="true"/>
    </style:style>
    <style:style style:name="ro6" style:family="table-row">
      <style:table-row-properties style:row-height="0.861cm" fo:break-before="auto" style:use-optimal-row-height="true"/>
    </style:style>
    <style:style style:name="ro7" style:family="table-row">
      <style:table-row-properties style:row-height="1.268cm" fo:break-before="auto" style:use-optimal-row-height="true"/>
    </style:style>
    <style:style style:name="ro8" style:family="table-row">
      <style:table-row-properties style:row-height="0.452cm" fo:break-before="auto" style:use-optimal-row-height="true"/>
    </style:style>
    <style:style style:name="ro9" style:family="table-row">
      <style:table-row-properties style:row-height="0.552cm" fo:break-before="auto" style:use-optimal-row-height="true"/>
    </style:style>
    <style:style style:name="ro10" style:family="table-row">
      <style:table-row-properties style:row-height="0.499cm" fo:break-before="auto" style:use-optimal-row-height="true"/>
    </style:style>
    <style:style style:name="ta1" style:family="table" style:master-page-name="Default">
      <style:table-properties table:display="true" style:writing-mode="lr-tb"/>
    </style:style>
    <style:style style:name="ce28" style:family="table-cell" style:parent-style-name="Default">
      <style:table-cell-properties fo:background-color="#dddddd" style:text-align-source="fix" style:repeat-content="false" fo:wrap-option="wrap" style:vertical-align="middle"/>
      <style:paragraph-properties fo:text-align="center" fo:margin-left="0cm"/>
      <style:text-properties fo:font-weight="bold" style:font-weight-asian="bold" style:font-weight-complex="bold"/>
    </style:style>
    <style:style style:name="ce18" style:family="table-cell" style:parent-style-name="Default">
      <style:table-cell-properties fo:wrap-option="wrap" style:vertical-align="middle"/>
    </style:style>
    <style:style style:name="ce30" style:family="table-cell" style:parent-style-name="Default">
      <style:table-cell-properties fo:background-color="#ffff00" fo:wrap-option="wrap" style:vertical-align="middle"/>
    </style:style>
    <style:style style:name="ce31" style:family="table-cell" style:parent-style-name="Default">
      <style:table-cell-properties fo:wrap-option="wrap"/>
    </style:style>
    <style:style style:name="ce32" style:family="table-cell" style:parent-style-name="Default">
      <style:table-cell-properties fo:background-color="transparent" fo:wrap-option="wrap" style:vertical-align="middl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style:vertical-align="middl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vertical-align="middle"/>
      <style:text-properties style:font-name="Arial" fo:language="en" fo:country="US" style:font-name-complex="Arial"/>
    </style:style>
    <style:style style:name="ce35" style:family="table-cell" style:parent-style-name="Default">
      <style:table-cell-properties fo:background-color="transparent" fo:wrap-option="wrap" style:vertical-align="middle"/>
    </style:style>
    <style:style style:name="ce36" style:family="table-cell" style:parent-style-name="Default">
      <style:table-cell-properties style:vertical-align="middle"/>
    </style:style>
    <style:style style:name="ce37" style:family="table-cell" style:parent-style-name="Default">
      <style:table-cell-properties style:vertical-align="middle"/>
      <style:text-properties style:font-name="Liberation Serif" style:font-name-asian="DejaVu Sans" style:font-name-complex="Noto Sans Arabic UI"/>
    </style:style>
    <style:style style:name="ce38" style:family="table-cell" style:parent-style-name="Default">
      <style:text-properties style:font-name="Liberation Serif" style:font-name-asian="DejaVu Sans" style:font-name-complex="Noto Sans Arabic UI"/>
    </style:style>
    <style:style style:name="ce39" style:family="table-cell" style:parent-style-name="Default">
      <style:table-cell-properties style:vertical-align="middle"/>
      <style:text-properties style:font-name="Liberation Sans" style:font-name-asian="DejaVu Sans" style:font-name-complex="Noto Sans Arabic UI"/>
    </style:style>
    <style:style style:name="ce40" style:family="table-cell" style:parent-style-name="Default">
      <style:table-cell-properties style:text-align-source="fix" style:repeat-content="false"/>
      <style:paragraph-properties fo:text-align="start" fo:margin-left="0cm"/>
    </style:style>
    <style:style style:name="ce41"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81d41a"/>
    </style:style>
    <style:style style:name="T2"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81d41a"/>
    </style:style>
    <style:style style:name="T4"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fo:color="#000000"/>
    </style:style>
    <style:style style:name="T5" style:family="text">
      <style:text-properties fo:color="#000000"/>
    </style:style>
    <style:style style:name="T6" style:family="text">
      <style:text-propertie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Noto Sans CJK SC" style:font-size-asian="10pt" style:font-size-complex="10pt" style:font-weight-asian="normal" style:font-weight-complex="normal" style:font-style-asian="normal" style:font-style-complex="normal" style:text-emphasize="none" style:font-relief="none" style:text-overline-style="none" style:text-overline-color="font-color" fo:color="#81d41a" style:font-name="Liberation Sans" fo:language="fr" fo:country="FR" style:font-name-complex="Noto Sans Devanagari"/>
    </style:style>
    <style:style style:name="T7" style:family="text">
      <style:text-propertie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Noto Sans CJK SC"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ans" fo:language="fr" fo:country="FR" style:font-name-complex="Noto Sans Devanagari"/>
    </style:style>
    <style:style style:name="T8" style:family="text">
      <style:text-propertie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name-asian="Noto Sans CJK SC" style:font-size-asian="10pt" style:font-size-complex="10pt" style:font-weight-asian="normal" style:font-weight-complex="normal" style:font-style-asian="normal" style:font-style-complex="normal" style:text-emphasize="none" style:font-relief="none" style:text-overline-style="none" style:text-overline-color="font-color" style:font-name="Arial" fo:language="en" fo:country="US" style:font-name-complex="Arial"/>
    </style:style>
    <style:style style:name="T9"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mvd" table:style-name="ta1">
        <table:table-column table:style-name="co1" table:default-cell-style-name="ce18"/>
        <table:table-column table:style-name="co2" table:default-cell-style-name="ce18"/>
        <table:table-column table:style-name="co3" table:default-cell-style-name="ce18"/>
        <table:table-column table:style-name="co4" table:number-columns-repeated="16381" table:default-cell-style-name="ce18"/>
        <table:table-row table:style-name="ro1">
          <table:table-cell table:style-name="ce28" office:value-type="string" calcext:value-type="string">
            <text:p>File</text:p>
          </table:table-cell>
          <table:table-cell table:style-name="ce28" office:value-type="string" calcext:value-type="string">
            <text:p>Lyrics (Axel)</text:p>
          </table:table-cell>
          <table:table-cell table:style-name="ce28" office:value-type="string" calcext:value-type="string">
            <text:p>Lyrics (Bastien)</text:p>
          </table:table-cell>
          <table:table-cell table:number-columns-repeated="16381"/>
        </table:table-row>
        <table:table-row table:style-name="ro2">
          <table:table-cell office:value-type="string" calcext:value-type="string">
            <text:p>Singer1_BlackShriek_Mid_lyrics</text:p>
          </table:table-cell>
          <table:table-cell table:style-name="ce31" office:value-type="string" calcext:value-type="string">
            <text:p>They told me to endure my love with care, but my claws are way too sharp to do so. Unable to calm down, let in the air, get a good grip, it's time to grow. They told me to endure my love with care, but my claws are way too sharp to do so. Unable to calm down, let in the air, get a good grip, it's time to grow.</text:p>
          </table:table-cell>
          <table:table-cell office:value-type="string" calcext:value-type="string">
            <text:p>They told me to handle my life with care. But my claws are way too sharp to do so. Unable to calm down, it’s in the air. Get a good grip, it’s time to grow. They told me to handle my life with care. But my claws are way too sharp to do so. Unable to calm down, it’s in the air. Get a good grip, it’s time to grow</text:p>
          </table:table-cell>
          <table:table-cell table:number-columns-repeated="16381"/>
        </table:table-row>
        <table:table-row table:style-name="ro2">
          <table:table-cell office:value-type="string" calcext:value-type="string">
            <text:p>Singer1_ClearVoice_High_lyrics</text:p>
          </table:table-cell>
          <table:table-cell table:style-name="ce31" office:value-type="string" calcext:value-type="string">
            <text:p>They told me to endure my love with care, but my claws are way too sharp to do so. Unable to calm down, let in the air, get a good grip, it's time to grow. They told me to endure my love with care, but my claws are way too sharp to do so. Unable to calm down, let in the air, get a good grip, it's time to grow.</text:p>
          </table:table-cell>
          <table:table-cell office:value-type="string" calcext:value-type="string">
            <text:p>They told me to handle my life with care. But my claws are way too sharp to do so. Unable to calm down, it’s in the air. Get a good grip, it’s time to grow. They told me to handle my life with care. But my claws are way too sharp to do so. Unable to calm down, it’s in the air. Get a good grip, it’s time to grow</text:p>
          </table:table-cell>
          <table:table-cell table:number-columns-repeated="16381"/>
        </table:table-row>
        <table:table-row table:style-name="ro2">
          <table:table-cell office:value-type="string" calcext:value-type="string">
            <text:p>Singer1_ClearVoice_Low_lyrics</text:p>
          </table:table-cell>
          <table:table-cell table:style-name="ce31" office:value-type="string" calcext:value-type="string">
            <text:p>They told me to endure my love with care, but my claws are way too sharp to do so. Unable to calm down, let in the air, get a good grip, it's time to grow. They told me to endure my love with care, but my claws are way too sharp to do so. Unable to calm down, let in the air, get a good grip, it's time to grow.</text:p>
          </table:table-cell>
          <table:table-cell office:value-type="string" calcext:value-type="string">
            <text:p>They told me to handle my life with care. But my claws are way too sharp to do so. Unable to calm down, it’s in the air. Get a good grip, it’s time to grow. They told me to handle my life with care. But my claws are way too sharp to do so. Unable to calm down, it’s in the air. Get a good grip, it’s time to grow</text:p>
          </table:table-cell>
          <table:table-cell table:number-columns-repeated="16381"/>
        </table:table-row>
        <table:table-row table:style-name="ro2">
          <table:table-cell office:value-type="string" calcext:value-type="string">
            <text:p>Singer1_ClearVoice_Mid_lyrics</text:p>
          </table:table-cell>
          <table:table-cell table:style-name="ce31" office:value-type="string" calcext:value-type="string">
            <text:p>They told me to endure my love with care, but my claws are way too sharp to do so. Unable to calm down, let in the air, get a good grip, it's time to grow. They told me to endure my love with care, but my claws are way too sharp to do so. Unable to calm down, let in the air, get a good grip, it's time to grow.</text:p>
          </table:table-cell>
          <table:table-cell office:value-type="string" calcext:value-type="string">
            <text:p>They told me to handle my life with care. But my claws are way too sharp to do so. Unable to calm down, it’s in the air. Get a good grip, it’s time to grow. They told me to handle my life with care. But my claws are way too sharp to do so. Unable to calm down, it’s in the air. Get a good grip, it’s time to grow</text:p>
          </table:table-cell>
          <table:table-cell table:number-columns-repeated="16381"/>
        </table:table-row>
        <table:table-row table:style-name="ro2">
          <table:table-cell office:value-type="string" calcext:value-type="string">
            <text:p>Singer1_DeathGrowl_Low_lyrics</text:p>
          </table:table-cell>
          <table:table-cell table:style-name="ce31" office:value-type="string" calcext:value-type="string">
            <text:p>They told me to endure my love with care, but my claws are way too sharp to do so. Unable to calm down, let in the air, get a good grip, it's time to grow. They told me to endure my love with care, but my claws are way too sharp to do so. Unable to calm down, let in the air, get a good grip, it's time to grow.</text:p>
          </table:table-cell>
          <table:table-cell office:value-type="string" calcext:value-type="string">
            <text:p>They told me to handle my life with care. But my claws are way too sharp to do so. Unable to calm down, it’s in the air. Get a good grip, it’s time to grow. They told me to handle my life with care. But my claws are way too sharp to do so. Unable to calm down, it’s in the air. Get a good grip, it’s time to grow</text:p>
          </table:table-cell>
          <table:table-cell table:number-columns-repeated="16381"/>
        </table:table-row>
        <table:table-row table:style-name="ro2">
          <table:table-cell office:value-type="string" calcext:value-type="string">
            <text:p>Singer1_DeathGrowl_Mid_lyrics</text:p>
          </table:table-cell>
          <table:table-cell table:style-name="ce31" office:value-type="string" calcext:value-type="string">
            <text:p>They told me to endure my love with care, but my claws are way too sharp to do so. Unable to calm down, let in the air, get a good grip, it's time to grow. They told me to endure my love with care, but my claws are way too sharp to do so. Unable to calm down, let in the air, get a good grip, it's time to grow.</text:p>
          </table:table-cell>
          <table:table-cell office:value-type="string" calcext:value-type="string">
            <text:p>They told me to handle my life with care. But my claws are way too sharp to do so. Unable to calm down, it’s in the air. Get a good grip, it’s time to grow. They told me to handle my life with care. But my claws are way too sharp to do so. Unable to calm down, it’s in the air. Get a good grip, it’s time to grow</text:p>
          </table:table-cell>
          <table:table-cell table:number-columns-repeated="16381"/>
        </table:table-row>
        <table:table-row table:style-name="ro2">
          <table:table-cell office:value-type="string" calcext:value-type="string">
            <text:p>Singer1_HardcoreScream_Mid_lyrics</text:p>
          </table:table-cell>
          <table:table-cell office:value-type="string" calcext:value-type="string">
            <text:p>They told me to endure my love with care, but my claws are way too sharp to do so. Unable to calm down, let in the air, get a good grip, it's time to grow. They told me to endure my love with care, but my claws are way too sharp to do so. Unable to calm down, let in the air, get a good grip, it's time to grow.</text:p>
          </table:table-cell>
          <table:table-cell office:value-type="string" calcext:value-type="string">
            <text:p>They told me to handle my life with care. But my claws are way too sharp to do so. Unable to calm down, it’s in the air. Get a good grip, it’s time to grow. They told me to handle my life with care. But my claws are way too sharp to do so. Unable to calm down, it’s in the air. Get a good grip, it’s time to grow</text:p>
          </table:table-cell>
          <table:table-cell table:number-columns-repeated="16381"/>
        </table:table-row>
        <table:table-row table:style-name="ro3">
          <table:table-cell office:value-type="string" calcext:value-type="string">
            <text:p>Singer2_BlackShriek_High_lyrics</text:p>
          </table:table-cell>
          <table:table-cell table:style-name="ce32" office:value-type="string" calcext:value-type="string">
            <text:p>Alive, and you don’t even see it. Accept the signs, you can take it or leave it. <text:span text:style-name="T1">Accept the signs</text:span>, You can take it, or leave it.</text:p>
          </table:table-cell>
          <table:table-cell office:value-type="string" calcext:value-type="string">
            <text:p>Alive, and you don’t even see it. Accept the signs, you can take it or leave it. <text:span text:style-name="T1">Accept the signs</text:span>, you can take it or leave it</text:p>
          </table:table-cell>
          <table:table-cell table:number-columns-repeated="16381"/>
        </table:table-row>
        <table:table-row table:style-name="ro3">
          <table:table-cell office:value-type="string" calcext:value-type="string">
            <text:p>Singer2_BlackShriek_Mid_lyrics</text:p>
          </table:table-cell>
          <table:table-cell table:style-name="ce33" office:value-type="string" calcext:value-type="string">
            <text:p>Alive, and you don’t even see it. Accept the signs, you can take it or leave it. <text:span text:style-name="T1">Accept the signs</text:span>, You can take it, or leave it.</text:p>
          </table:table-cell>
          <table:table-cell office:value-type="string" calcext:value-type="string">
            <text:p>Alive, and you don’t even see it. Accept the signs, you can take it or leave it. <text:span text:style-name="T1">Accept the signs</text:span>, you can take it or leave it</text:p>
          </table:table-cell>
          <table:table-cell table:number-columns-repeated="16381"/>
        </table:table-row>
        <table:table-row table:style-name="ro3">
          <table:table-cell office:value-type="string" calcext:value-type="string">
            <text:p>Singer2_ClearVoice_High_lyrics</text:p>
          </table:table-cell>
          <table:table-cell table:style-name="ce33" office:value-type="string" calcext:value-type="string">
            <text:p>Alive, and you don’t even see it. Accept the signs, you can take it or leave it. You can take it, or leave it.</text:p>
          </table:table-cell>
          <table:table-cell office:value-type="string" calcext:value-type="string">
            <text:p>Alive, and you don’t even see it. Accept the signs, you can take it or leave it. You can take it or leave it</text:p>
          </table:table-cell>
          <table:table-cell table:number-columns-repeated="16381"/>
        </table:table-row>
        <table:table-row table:style-name="ro3">
          <table:table-cell office:value-type="string" calcext:value-type="string">
            <text:p>Singer2_ClearVoice_Low_lyrics</text:p>
          </table:table-cell>
          <table:table-cell table:style-name="ce33" office:value-type="string" calcext:value-type="string">
            <text:p>Alive, and you don’t even see it. Accept the signs, you can take it or leave it. You can take it, or leave it.</text:p>
          </table:table-cell>
          <table:table-cell office:value-type="string" calcext:value-type="string">
            <text:p>Alive, and you don’t even see it. Accept the signs, you can take it or leave it. You can take it or leave it</text:p>
          </table:table-cell>
          <table:table-cell table:number-columns-repeated="16381"/>
        </table:table-row>
        <table:table-row table:style-name="ro3">
          <table:table-cell office:value-type="string" calcext:value-type="string">
            <text:p>Singer2_ClearVoice_Low_lyrics_2</text:p>
          </table:table-cell>
          <table:table-cell table:style-name="ce33" office:value-type="string" calcext:value-type="string">
            <text:p>Alive, and you don’t even see it. Accept the signs, you can take it or leave it. You can take it, or leave it.</text:p>
          </table:table-cell>
          <table:table-cell office:value-type="string" calcext:value-type="string">
            <text:p>Alive, and you don’t even see it. Accept the signs, you can take it or leave it. You can take it or leave it</text:p>
          </table:table-cell>
          <table:table-cell table:number-columns-repeated="16381"/>
        </table:table-row>
        <table:table-row table:style-name="ro3">
          <table:table-cell office:value-type="string" calcext:value-type="string">
            <text:p>Singer2_ClearVoice_Mid_lyrics</text:p>
          </table:table-cell>
          <table:table-cell table:style-name="ce33" office:value-type="string" calcext:value-type="string">
            <text:p>Alive, and you don’t even see it. Accept the signs, you can take it or leave it. You can take it, or leave it.</text:p>
          </table:table-cell>
          <table:table-cell office:value-type="string" calcext:value-type="string">
            <text:p>Alive, and you don’t even see it. Accept the signs, you can take it or leave it. You can take it or leave it</text:p>
          </table:table-cell>
          <table:table-cell table:number-columns-repeated="16381"/>
        </table:table-row>
        <table:table-row table:style-name="ro3">
          <table:table-cell office:value-type="string" calcext:value-type="string">
            <text:p>Singer2_DeathGrowl_Low_lyrics</text:p>
          </table:table-cell>
          <table:table-cell table:style-name="ce33" office:value-type="string" calcext:value-type="string">
            <text:p>Alive, and you don’t even see it. Accept the signs, you can take it or leave it. <text:span text:style-name="T1">Accept the signs</text:span>, You can take it, or leave it.</text:p>
          </table:table-cell>
          <table:table-cell office:value-type="string" calcext:value-type="string">
            <text:p>Alive, and you don’t even see it. Accept the signs, you can take it or leave it. <text:span text:style-name="T1">Accept the signs</text:span>, you can take it or leave it</text:p>
          </table:table-cell>
          <table:table-cell table:number-columns-repeated="16381"/>
        </table:table-row>
        <table:table-row table:style-name="ro3">
          <table:table-cell office:value-type="string" calcext:value-type="string">
            <text:p>Singer2_DeathGrowl_Mid_lyrics</text:p>
          </table:table-cell>
          <table:table-cell table:style-name="ce33" office:value-type="string" calcext:value-type="string">
            <text:p>Alive, and you don’t even see it. Accept the signs, you can take it or leave it. <text:span text:style-name="T1">Accept the signs</text:span>, You can take it, or leave it.</text:p>
          </table:table-cell>
          <table:table-cell office:value-type="string" calcext:value-type="string">
            <text:p>Alive, and you don’t even see it. Accept the signs, you can take it or leave it. <text:span text:style-name="T1">Accept the signs</text:span>, you can take it or leave it</text:p>
          </table:table-cell>
          <table:table-cell table:number-columns-repeated="16381"/>
        </table:table-row>
        <table:table-row table:style-name="ro3">
          <table:table-cell office:value-type="string" calcext:value-type="string">
            <text:p>Singer2_HardcoreScream_High_lyrics</text:p>
          </table:table-cell>
          <table:table-cell table:style-name="ce33" office:value-type="string" calcext:value-type="string">
            <text:p>Alive, and you don’t even see it. Accept the signs, you can take it or leave it. <text:span text:style-name="T1">Accept the sign</text:span>s, You can take it, or leave it.</text:p>
          </table:table-cell>
          <table:table-cell office:value-type="string" calcext:value-type="string">
            <text:p>Alive, and you don’t even see it. Accept the signs, you can take it or leave it. <text:span text:style-name="T1">Accept the signs</text:span>, you can take it or leave it</text:p>
          </table:table-cell>
          <table:table-cell table:number-columns-repeated="16381"/>
        </table:table-row>
        <table:table-row table:style-name="ro3">
          <table:table-cell office:value-type="string" calcext:value-type="string">
            <text:p>Singer2_HardcoreScream_Mid_lyrics</text:p>
          </table:table-cell>
          <table:table-cell table:style-name="ce33" office:value-type="string" calcext:value-type="string">
            <text:p>Alive, and you don’t even see it. Accept the signs, you can take it or leave it. <text:span text:style-name="T1">Accept the signs</text:span>, You can take it, or leave it.</text:p>
          </table:table-cell>
          <table:table-cell office:value-type="string" calcext:value-type="string">
            <text:p>Alive, and you don’t even see it. Accept the signs, you can take it or leave it. <text:span text:style-name="T1">Accept the signs</text:span>, you can take it or leave it</text:p>
          </table:table-cell>
          <table:table-cell table:number-columns-repeated="16381"/>
        </table:table-row>
        <table:table-row table:style-name="ro3">
          <table:table-cell office:value-type="string" calcext:value-type="string">
            <text:p>Singer3_BlackShriek_High_lyrics</text:p>
          </table:table-cell>
          <table:table-cell table:style-name="ce33" office:value-type="string" calcext:value-type="string">
            <text:p>Without the walls and all the crown, as my <text:span text:style-name="T1">sacred</text:span> obeys, I see the king that drowns.</text:p>
          </table:table-cell>
          <table:table-cell office:value-type="string" calcext:value-type="string">
            <text:p>Widow to wars and now to crown. As my <text:span text:style-name="T1">sacred</text:span> obeys. I see the king that drowns</text:p>
          </table:table-cell>
          <table:table-cell table:number-columns-repeated="16381"/>
        </table:table-row>
        <table:table-row table:style-name="ro3">
          <table:table-cell office:value-type="string" calcext:value-type="string">
            <text:p>Singer3_BlackShriek_Mid_lyrics</text:p>
          </table:table-cell>
          <table:table-cell table:style-name="ce33" office:value-type="string" calcext:value-type="string">
            <text:p>Without the walls and all the crown, as my fury obeys, I see the king that drowns.</text:p>
          </table:table-cell>
          <table:table-cell office:value-type="string" calcext:value-type="string">
            <text:p>Widow to wars and now to crown. As my fury obeys. I see the king that drowns</text:p>
          </table:table-cell>
          <table:table-cell table:number-columns-repeated="16381"/>
        </table:table-row>
        <table:table-row table:style-name="ro3">
          <table:table-cell office:value-type="string" calcext:value-type="string">
            <text:p>Singer3_ClearVoice_High_lyrics</text:p>
          </table:table-cell>
          <table:table-cell table:style-name="ce33" office:value-type="string" calcext:value-type="string">
            <text:p>Without the walls and all the crown, as my fury obeys, I see the king that drowns.</text:p>
          </table:table-cell>
          <table:table-cell office:value-type="string" calcext:value-type="string">
            <text:p>Widow to wars and now to crown. As my fury obeys. I see the king that drowns</text:p>
          </table:table-cell>
          <table:table-cell table:number-columns-repeated="16381"/>
        </table:table-row>
        <table:table-row table:style-name="ro3">
          <table:table-cell office:value-type="string" calcext:value-type="string">
            <text:p>Singer3_ClearVoice_Low_lyrics</text:p>
          </table:table-cell>
          <table:table-cell table:style-name="ce33" office:value-type="string" calcext:value-type="string">
            <text:p>Without the walls and all the crown, as my fury obeys, I see the king that drowns.</text:p>
          </table:table-cell>
          <table:table-cell office:value-type="string" calcext:value-type="string">
            <text:p>Widow to wars and now to crown. As my fury obeys. I see the king that drowns</text:p>
          </table:table-cell>
          <table:table-cell table:number-columns-repeated="16381"/>
        </table:table-row>
        <table:table-row table:style-name="ro3">
          <table:table-cell office:value-type="string" calcext:value-type="string">
            <text:p>Singer3_ClearVoice_Mid_lyrics</text:p>
          </table:table-cell>
          <table:table-cell table:style-name="ce33" office:value-type="string" calcext:value-type="string">
            <text:p>Without the walls and all the crown, as my fury obeys, I see the king that drowns.</text:p>
          </table:table-cell>
          <table:table-cell office:value-type="string" calcext:value-type="string">
            <text:p>Widow to wars and now to crown. As my fury obeys. I see the king that drowns</text:p>
          </table:table-cell>
          <table:table-cell table:number-columns-repeated="16381"/>
        </table:table-row>
        <table:table-row table:style-name="ro3">
          <table:table-cell office:value-type="string" calcext:value-type="string">
            <text:p>Singer3_DeathGrowl_Low_lyrics</text:p>
          </table:table-cell>
          <table:table-cell table:style-name="ce33" office:value-type="string" calcext:value-type="string">
            <text:p>Without the walls and all the crown, as my fury obeys, I see the king that drowns.</text:p>
          </table:table-cell>
          <table:table-cell office:value-type="string" calcext:value-type="string">
            <text:p>Widow to wars and now to crown. As my fury obeys. I see the king that drowns</text:p>
          </table:table-cell>
          <table:table-cell table:number-columns-repeated="16381"/>
        </table:table-row>
        <table:table-row table:style-name="ro3">
          <table:table-cell office:value-type="string" calcext:value-type="string">
            <text:p>Singer3_DeathGrowl_Mid_lyrics</text:p>
          </table:table-cell>
          <table:table-cell table:style-name="ce33" office:value-type="string" calcext:value-type="string">
            <text:p>Without the walls and all the crown, as my fury obeys, I see the king that drowns.</text:p>
          </table:table-cell>
          <table:table-cell office:value-type="string" calcext:value-type="string">
            <text:p>Widow to wars and now to crown. As my fury obeys. I see the king that drowns</text:p>
          </table:table-cell>
          <table:table-cell table:number-columns-repeated="16381"/>
        </table:table-row>
        <table:table-row table:style-name="ro3">
          <table:table-cell office:value-type="string" calcext:value-type="string">
            <text:p>Singer3_GrindInhale_lyrics</text:p>
          </table:table-cell>
          <table:table-cell table:style-name="ce33" office:value-type="string" calcext:value-type="string">
            <text:p>Without the walls and all the crows, as my fury obeys, I see the king that drowns.</text:p>
          </table:table-cell>
          <table:table-cell office:value-type="string" calcext:value-type="string">
            <text:p>Widow to wars and now to crown. As my fury obeys. I see the king that drowns</text:p>
          </table:table-cell>
          <table:table-cell table:number-columns-repeated="16381"/>
        </table:table-row>
        <table:table-row table:style-name="ro3">
          <table:table-cell office:value-type="string" calcext:value-type="string">
            <text:p>Singer3_HardcoreScream_High_lyrics</text:p>
          </table:table-cell>
          <table:table-cell table:style-name="ce33" office:value-type="string" calcext:value-type="string">
            <text:p>Without the walls and all the crown, as my fury obeys, I see the king that drowns.</text:p>
          </table:table-cell>
          <table:table-cell office:value-type="string" calcext:value-type="string">
            <text:p>Widow to wars and now to crown. As my fury obeys. I see the king that drowns</text:p>
          </table:table-cell>
          <table:table-cell table:number-columns-repeated="16381"/>
        </table:table-row>
        <table:table-row table:style-name="ro3">
          <table:table-cell office:value-type="string" calcext:value-type="string">
            <text:p>Singer3_HardcoreScream_Low_lyrics</text:p>
          </table:table-cell>
          <table:table-cell table:style-name="ce33" office:value-type="string" calcext:value-type="string">
            <text:p>Without the walls and all the crown, as my fury obeys, I see the king that drowns.</text:p>
          </table:table-cell>
          <table:table-cell office:value-type="string" calcext:value-type="string">
            <text:p>Widow to wars and now to crown. Where my fury obeys. I see the king that drowns</text:p>
          </table:table-cell>
          <table:table-cell table:number-columns-repeated="16381"/>
        </table:table-row>
        <table:table-row table:style-name="ro3">
          <table:table-cell office:value-type="string" calcext:value-type="string">
            <text:p>Singer4_BlackShriek_High_lyrics</text:p>
          </table:table-cell>
          <table:table-cell table:style-name="ce33" office:value-type="string" calcext:value-type="string">
            <text:p>We sit on a throne, waiting <text:span text:style-name="T1">from</text:span> God to bend the knee. But we're nothing more than royal beggars. But I'm as guilty as the other man</text:p>
          </table:table-cell>
          <table:table-cell office:value-type="string" calcext:value-type="string">
            <text:p>We sit on a throne waiting <text:span text:style-name="T1">from</text:span> God to bend a knee. But we’re nothing more than royal beggers. But I’m as guilty as the other man</text:p>
          </table:table-cell>
          <table:table-cell table:number-columns-repeated="16381"/>
        </table:table-row>
        <table:table-row table:style-name="ro3">
          <table:table-cell office:value-type="string" calcext:value-type="string">
            <text:p>Singer4_BlackShriek_Mid_lyrics</text:p>
          </table:table-cell>
          <table:table-cell table:style-name="ce33" office:value-type="string" calcext:value-type="string">
            <text:p>We sit on a throne, waiting for God to bend the knee. But we're nothing more than royal beggars. But I'm as guilty as the other man</text:p>
          </table:table-cell>
          <table:table-cell office:value-type="string" calcext:value-type="string">
            <text:p>We sit on a throne waiting for God to bend a knee. But we’re nothing more than royal beggers. But I’m as guilty as the other man</text:p>
          </table:table-cell>
          <table:table-cell table:number-columns-repeated="16381"/>
        </table:table-row>
        <table:table-row table:style-name="ro3">
          <table:table-cell office:value-type="string" calcext:value-type="string">
            <text:p>Singer4_ClearVoice_High_lyrics</text:p>
          </table:table-cell>
          <table:table-cell table:style-name="ce33" office:value-type="string" calcext:value-type="string">
            <text:p>We sit on a throne, waiting for God to bend the knee But we're nothing more than royal beggars But I'm as guilty as the other man</text:p>
          </table:table-cell>
          <table:table-cell office:value-type="string" calcext:value-type="string">
            <text:p>We sit on a throne waiting for God to bend a knee. But we’re nothing more than royal beggers. But I’m as guilty as the other man</text:p>
          </table:table-cell>
          <table:table-cell table:number-columns-repeated="16381"/>
        </table:table-row>
        <table:table-row table:style-name="ro3">
          <table:table-cell office:value-type="string" calcext:value-type="string">
            <text:p>Singer4_ClearVoice_Low_lyrics</text:p>
          </table:table-cell>
          <table:table-cell table:style-name="ce33" office:value-type="string" calcext:value-type="string">
            <text:p>We sit on a throne, waiting from God to bend the knee. But we're nothing more than royal beggars. But I'm as guilty as the other man</text:p>
          </table:table-cell>
          <table:table-cell office:value-type="string" calcext:value-type="string">
            <text:p>We sit on a throne waiting for God to bend a knee. But we’re nothing more than royal beggers. But I’m as guilty as the other man</text:p>
          </table:table-cell>
          <table:table-cell table:number-columns-repeated="16381"/>
        </table:table-row>
        <table:table-row table:style-name="ro3">
          <table:table-cell office:value-type="string" calcext:value-type="string">
            <text:p>Singer4_ClearVoice_Mid_lyrics</text:p>
          </table:table-cell>
          <table:table-cell table:style-name="ce33" office:value-type="string" calcext:value-type="string">
            <text:p>We sit on a throne, waiting for God to bend the knee. But we're nothing more than royal beggars. But I'm as guilty as the other man</text:p>
          </table:table-cell>
          <table:table-cell office:value-type="string" calcext:value-type="string">
            <text:p>We sit on a throne waiting for God to bend a knee. But we’re nothing more than royal beggers. But I’m as guilty are the other man</text:p>
          </table:table-cell>
          <table:table-cell table:number-columns-repeated="16381"/>
        </table:table-row>
        <table:table-row table:style-name="ro3">
          <table:table-cell office:value-type="string" calcext:value-type="string">
            <text:p>Singer4_DeathGrowl_Low_lyrics</text:p>
          </table:table-cell>
          <table:table-cell table:style-name="ce33" office:value-type="string" calcext:value-type="string">
            <text:p>We sit on a throne, waiting for God to bend the knee. But we're nothing more than royal beggars. But I'm as guilty as the other man</text:p>
          </table:table-cell>
          <table:table-cell office:value-type="string" calcext:value-type="string">
            <text:p>We sit on a throne waiting for God to bend a knee. But we’re nothing more than royal beggers. But I’m as guilty are the other man</text:p>
          </table:table-cell>
          <table:table-cell table:number-columns-repeated="16381"/>
        </table:table-row>
        <table:table-row table:style-name="ro3">
          <table:table-cell office:value-type="string" calcext:value-type="string">
            <text:p>Singer4_DeathGrowl_Mid_lyrics</text:p>
          </table:table-cell>
          <table:table-cell table:style-name="ce33" office:value-type="string" calcext:value-type="string">
            <text:p>We sit on a throne, waiting for God to bend the knee. But we're nothing more than royal beggars. But I'm as guilty as the other man</text:p>
          </table:table-cell>
          <table:table-cell office:value-type="string" calcext:value-type="string">
            <text:p>We sit on a throne waiting for God to bend a knee. But we’re nothing more than royal beggers. But I’m as guilty are the other man</text:p>
          </table:table-cell>
          <table:table-cell table:number-columns-repeated="16381"/>
        </table:table-row>
        <table:table-row table:style-name="ro3">
          <table:table-cell office:value-type="string" calcext:value-type="string">
            <text:p>Singer4_GrindInhale_lyrics</text:p>
          </table:table-cell>
          <table:table-cell table:style-name="ce33" office:value-type="string" calcext:value-type="string">
            <text:p>We sit on a throne, waiting for God to bend the knee. But we're nothing more than royal beggars. But I'm as guilty as the other man</text:p>
          </table:table-cell>
          <table:table-cell office:value-type="string" calcext:value-type="string">
            <text:p>We sit on a throne waiting for God to bend a knee. But we’re nothing more than royal beggers. But I’m as guilty are the other man</text:p>
          </table:table-cell>
          <table:table-cell table:number-columns-repeated="16381"/>
        </table:table-row>
        <table:table-row table:style-name="ro3">
          <table:table-cell office:value-type="string" calcext:value-type="string">
            <text:p>Singer4_HardcoreScream_High_lyrics</text:p>
          </table:table-cell>
          <table:table-cell table:style-name="ce33" office:value-type="string" calcext:value-type="string">
            <text:p>We sit on a throne, waiting for God to bend the knee. But we're nothing more than royal beggars. But I'm as guilty as the other man</text:p>
          </table:table-cell>
          <table:table-cell office:value-type="string" calcext:value-type="string">
            <text:p>We sit on a throne waiting for God to bend a knee. But we’re nothing more than royal beggers. But I’m as guilty as the other man</text:p>
          </table:table-cell>
          <table:table-cell table:number-columns-repeated="16381"/>
        </table:table-row>
        <table:table-row table:style-name="ro3">
          <table:table-cell office:value-type="string" calcext:value-type="string">
            <text:p>Singer4_HardcoreScream_High_lyrics_2</text:p>
          </table:table-cell>
          <table:table-cell table:style-name="ce33" office:value-type="string" calcext:value-type="string">
            <text:p>We sit on a throne, waiting for God to bend the knee. But we're nothing more than royal beggars. But I'm as guilty as the other man</text:p>
          </table:table-cell>
          <table:table-cell office:value-type="string" calcext:value-type="string">
            <text:p>We sit on a throne waiting for God to bend a knee. But we’re nothing more than royal beggers. But I’m as guilty as the other man</text:p>
          </table:table-cell>
          <table:table-cell table:number-columns-repeated="16381"/>
        </table:table-row>
        <table:table-row table:style-name="ro3">
          <table:table-cell office:value-type="string" calcext:value-type="string">
            <text:p>Singer4_HardcoreScream_Low_lyrics</text:p>
          </table:table-cell>
          <table:table-cell table:style-name="ce33" office:value-type="string" calcext:value-type="string">
            <text:p>We sit on a throne, waiting for God to bend the knee. But we're nothing more than royal beggars. But I'm as guilty as the other man</text:p>
          </table:table-cell>
          <table:table-cell office:value-type="string" calcext:value-type="string">
            <text:p>We sit on a throne waiting for God to bend a knee. But we’re nothing more than royal beggers. But I’m as guilty as the other man</text:p>
          </table:table-cell>
          <table:table-cell table:number-columns-repeated="16381"/>
        </table:table-row>
        <table:table-row table:style-name="ro3">
          <table:table-cell office:value-type="string" calcext:value-type="string">
            <text:p>Singer4_HardcoreScream_Mid_lyrics</text:p>
          </table:table-cell>
          <table:table-cell table:style-name="ce33" office:value-type="string" calcext:value-type="string">
            <text:p>We sit on a throne, waiting for God to bend the knee. But we're nothing more than royal beggars. But I'm as guilty as the other man</text:p>
          </table:table-cell>
          <table:table-cell office:value-type="string" calcext:value-type="string">
            <text:p>We sit on a throne waiting for God to bend a knee. But we’re nothing more than royal beggers. But I’m as guilty as the other man</text:p>
          </table:table-cell>
          <table:table-cell table:number-columns-repeated="16381"/>
        </table:table-row>
        <table:table-row table:style-name="ro4">
          <table:table-cell office:value-type="string" calcext:value-type="string">
            <text:p>Singer5_BlackShriek_High_lyrics</text:p>
          </table:table-cell>
          <table:table-cell table:style-name="ce33" office:value-type="string" calcext:value-type="string">
            <text:p>Deep down inside, hiding under pressure. A threat is growing in the water, in every drop of the oceans. Something is about to change, something is about to grow in</text:p>
          </table:table-cell>
          <table:table-cell office:value-type="string" calcext:value-type="string">
            <text:p>Deep down inside. Hiding under pressure. A threat is growing in the water. In every drop of the oceans. Something is about to change. Something is about to grow in</text:p>
          </table:table-cell>
          <table:table-cell table:number-columns-repeated="16381"/>
        </table:table-row>
        <table:table-row table:style-name="ro4">
          <table:table-cell office:value-type="string" calcext:value-type="string">
            <text:p>Singer5_BlackShriek_Mid_lyrics</text:p>
          </table:table-cell>
          <table:table-cell table:style-name="ce33" office:value-type="string" calcext:value-type="string">
            <text:p>Deep down inside, hiding under pressure. A threat is growing in the water, in every drop of the oceans. Something is about to change, something is about to grow in</text:p>
          </table:table-cell>
          <table:table-cell office:value-type="string" calcext:value-type="string">
            <text:p>Deep down inside. Hiding under pressure. A threat is growing in the water. In every drop of the oceans. Something is about to change. Something is about to grow in</text:p>
          </table:table-cell>
          <table:table-cell table:number-columns-repeated="16381"/>
        </table:table-row>
        <table:table-row table:style-name="ro4">
          <table:table-cell office:value-type="string" calcext:value-type="string">
            <text:p>Singer5_ClearVoice_High_lyrics</text:p>
          </table:table-cell>
          <table:table-cell table:style-name="ce33" office:value-type="string" calcext:value-type="string">
            <text:p>Deep down inside, hiding under pressure. A threat is growing in the water, in every drop of the <text:span text:style-name="T1">ocean</text:span>. Something is about to change, something is about to grow in</text:p>
          </table:table-cell>
          <table:table-cell office:value-type="string" calcext:value-type="string">
            <text:p>Deep down inside. Hiding under pressure. A threat is growing in the water. In every drop of the <text:span text:style-name="T1">ocean</text:span>. Something is about to change. Something is about to grow in</text:p>
          </table:table-cell>
          <table:table-cell table:number-columns-repeated="16381"/>
        </table:table-row>
        <table:table-row table:style-name="ro4">
          <table:table-cell office:value-type="string" calcext:value-type="string">
            <text:p>Singer5_ClearVoice_Low_lyrics</text:p>
          </table:table-cell>
          <table:table-cell table:style-name="ce33" office:value-type="string" calcext:value-type="string">
            <text:p>Deep down inside, hiding under pressure. A threat is growing in the water, in every drop of the <text:span text:style-name="T1">ocean</text:span>. Something is about to change, something is about to grow in</text:p>
          </table:table-cell>
          <table:table-cell office:value-type="string" calcext:value-type="string">
            <text:p>Deep down inside. Hiding under pressure. A threat is growing in the water. In every drop of the <text:span text:style-name="T1">ocean</text:span>. Something is about to change. Something is about to grow in</text:p>
          </table:table-cell>
          <table:table-cell table:number-columns-repeated="16381"/>
        </table:table-row>
        <table:table-row table:style-name="ro4">
          <table:table-cell office:value-type="string" calcext:value-type="string">
            <text:p>Singer5_ClearVoice_Mid_lyrics</text:p>
          </table:table-cell>
          <table:table-cell table:style-name="ce33" office:value-type="string" calcext:value-type="string">
            <text:p>Deep down inside, hiding under pressure. A threat is growing in the water, in every drop of the oceans. Something is about to change, something is about to grow in</text:p>
          </table:table-cell>
          <table:table-cell office:value-type="string" calcext:value-type="string">
            <text:p>Deep down inside. Hiding under pressure. A threat is growing in the water. In every drop of the oceans. Something is about to change. Something is about to grow in every</text:p>
          </table:table-cell>
          <table:table-cell table:number-columns-repeated="16381"/>
        </table:table-row>
        <table:table-row table:style-name="ro4">
          <table:table-cell office:value-type="string" calcext:value-type="string">
            <text:p>Singer5_DeathGrowl_Low_lyrics</text:p>
          </table:table-cell>
          <table:table-cell table:style-name="ce33" office:value-type="string" calcext:value-type="string">
            <text:p>Deep down inside, hiding under pressure. A threat is growing in the water, in every drop of the oceans. Something is about to change, something is about to grow in</text:p>
          </table:table-cell>
          <table:table-cell office:value-type="string" calcext:value-type="string">
            <text:p>Deep down inside. Hiding under pressure. A threat is growing in the water. In every drop of the oceans. Something is about to change. Something is about to grow in</text:p>
          </table:table-cell>
          <table:table-cell table:number-columns-repeated="16381"/>
        </table:table-row>
        <table:table-row table:style-name="ro4">
          <table:table-cell office:value-type="string" calcext:value-type="string">
            <text:p>Singer5_DeathGrowl_Mid_lyrics</text:p>
          </table:table-cell>
          <table:table-cell table:style-name="ce33" office:value-type="string" calcext:value-type="string">
            <text:p>Deep down inside, hiding under pressure. A threat is growing in the water, in every drop of the oceans. Something is about to change, something is about to grow in</text:p>
          </table:table-cell>
          <table:table-cell office:value-type="string" calcext:value-type="string">
            <text:p>Deep down inside. Hiding under pressure. A threat is growing in the water. In every drop of the oceans. Something is about to change. Something is about to grow in</text:p>
          </table:table-cell>
          <table:table-cell table:number-columns-repeated="16381"/>
        </table:table-row>
        <table:table-row table:style-name="ro4">
          <table:table-cell office:value-type="string" calcext:value-type="string">
            <text:p>Singer5_DeathGrowl_Mid_lyrics_2</text:p>
          </table:table-cell>
          <table:table-cell table:style-name="ce33" office:value-type="string" calcext:value-type="string">
            <text:p>Deep down inside, hiding under pressure. A threat is growing in the water, in every drop of the oceans. Something is about to change, something is about to grow in</text:p>
          </table:table-cell>
          <table:table-cell office:value-type="string" calcext:value-type="string">
            <text:p>Deep down inside. Hiding under pressure. A threat is growing in the water. In every drop of the oceans. Something is about to change. Something is about to grow in</text:p>
          </table:table-cell>
          <table:table-cell table:number-columns-repeated="16381"/>
        </table:table-row>
        <table:table-row table:style-name="ro5">
          <table:table-cell office:value-type="string" calcext:value-type="string">
            <text:p>Singer6_BlackShriek_Mid_lyrics</text:p>
          </table:table-cell>
          <table:table-cell table:style-name="ce33" office:value-type="string" calcext:value-type="string">
            <text:p>My soul, corrupt by your lies, I need break all these walls I sink, minus eternity. You turn no more lovely. Evict this fear out of my eyes. And veins have no fucking time. I will take down my wall of fate. And know that it’s too late.</text:p>
          </table:table-cell>
          <table:table-cell office:value-type="string" calcext:value-type="string">
            <text:p>My soul, corrupt by lies. I need to break all these walls. I sink minus eternity. You turn no more lovely. Evict this fear out of my eyes. And veins have no fucking time. I will take down my wall of fate. And know that it’s too late</text:p>
          </table:table-cell>
          <table:table-cell table:number-columns-repeated="16381"/>
        </table:table-row>
        <table:table-row table:style-name="ro5">
          <table:table-cell office:value-type="string" calcext:value-type="string">
            <text:p>Singer6_ClearVoice_High_lyrics</text:p>
          </table:table-cell>
          <table:table-cell table:style-name="ce33" office:value-type="string" calcext:value-type="string">
            <text:p>My soul, corrupt by your lies, I need to break all these walls I sink, minus eternity. You turn no more lovely. Evict this fear out of my eyes. And veins have no fucking time. I will take down my wall of fate. And know that it’s too late.</text:p>
          </table:table-cell>
          <table:table-cell office:value-type="string" calcext:value-type="string">
            <text:p>My soul, corrupt by lies. I need to break all these walls. I sink minus eternity. You turn no more lovely. Evict this fear out of my eyes. And veins have no fucking time. I will take down my wall of fate. And know that it’s too late</text:p>
          </table:table-cell>
          <table:table-cell table:number-columns-repeated="16381"/>
        </table:table-row>
        <table:table-row table:style-name="ro5">
          <table:table-cell office:value-type="string" calcext:value-type="string">
            <text:p>Singer6_ClearVoice_Low_lyrics</text:p>
          </table:table-cell>
          <table:table-cell table:style-name="ce33" office:value-type="string" calcext:value-type="string">
            <text:p>My soul, corrupt by lies, I need to break all these walls I sink, minus eternity. You turn no more lovely. Evict this fear out of my eyes. And veins have no fucking time. I will take down my wall of fate. And know that it’s too late.</text:p>
          </table:table-cell>
          <table:table-cell office:value-type="string" calcext:value-type="string">
            <text:p>My soul, corrupt by lies. I need to break all these walls. I sink minus eternity. You turn no more lovely. Evict this fear out of my eyes. And veins have no fucking time. I will take down my wall of fate. And know that it’s too late</text:p>
          </table:table-cell>
          <table:table-cell table:number-columns-repeated="16381"/>
        </table:table-row>
        <table:table-row table:style-name="ro5">
          <table:table-cell office:value-type="string" calcext:value-type="string">
            <text:p>Singer6_ClearVoice_Mid_lyrics</text:p>
          </table:table-cell>
          <table:table-cell table:style-name="ce33" office:value-type="string" calcext:value-type="string">
            <text:p>My soul, corrupt by your lies, I need to break all these walls I sink, minus eternity. You turn no more lovely. Evict this fear out of my eyes. And veins have no fucking time. I will take down my wall of fate. And know that it’s too late.</text:p>
          </table:table-cell>
          <table:table-cell office:value-type="string" calcext:value-type="string">
            <text:p>My soul, corrupt by lies. I need to break all these walls. I sink minus eternity. You turn no more lovely. Evict this fear out of my eyes. And veins have no fucking time. I will take down my wall of fate. And know that it’s too late</text:p>
          </table:table-cell>
          <table:table-cell table:number-columns-repeated="16381"/>
        </table:table-row>
        <table:table-row table:style-name="ro5">
          <table:table-cell office:value-type="string" calcext:value-type="string">
            <text:p>Singer6_DeathGrowl_Mid_lyrics</text:p>
          </table:table-cell>
          <table:table-cell table:style-name="ce33" office:value-type="string" calcext:value-type="string">
            <text:p>My soul, corrupt by your lies, I need to break all these walls I sink, minus eternity. You turn no more lovely. Evict this fear out of my eyes. And veins have no fucking time. I will take down my wall of fate. And know that it’s too late.</text:p>
          </table:table-cell>
          <table:table-cell office:value-type="string" calcext:value-type="string">
            <text:p>My soul, corrupt by lies. I need to break all these walls. I sink minus eternity. You turn no more lovely. Evict this fear out of my eyes. And veins have no fucking time. I will take down my wall of fate. And know that it’s too late</text:p>
          </table:table-cell>
          <table:table-cell table:number-columns-repeated="16381"/>
        </table:table-row>
        <table:table-row table:style-name="ro3">
          <table:table-cell office:value-type="string" calcext:value-type="string">
            <text:p>Singer7_BlackShriek_Mid_lyrics</text:p>
          </table:table-cell>
          <table:table-cell table:style-name="ce33" office:value-type="string" calcext:value-type="string">
            <text:p>Midnight, stay, drop the fright, open the door, we are craving for more, moving closer as you reach, run for your life</text:p>
          </table:table-cell>
          <table:table-cell office:value-type="string" calcext:value-type="string">
            <text:p>Midnight, stage up the fright. Open the door we are craving for more. Moving closer as you reach. Run for your life</text:p>
          </table:table-cell>
          <table:table-cell table:number-columns-repeated="16381"/>
        </table:table-row>
        <table:table-row table:style-name="ro3">
          <table:table-cell office:value-type="string" calcext:value-type="string">
            <text:p>Singer7_ClearVoice_High_lyrics</text:p>
          </table:table-cell>
          <table:table-cell table:style-name="ce33" office:value-type="string" calcext:value-type="string">
            <text:p>Midnight, stay, drop the fright, open the door, we are craving for more, moving closer as you reach, run for your life</text:p>
          </table:table-cell>
          <table:table-cell office:value-type="string" calcext:value-type="string">
            <text:p>Midnight, stage up the fright. Open the door we are craving for more. Moving closer as you reach. Run for your life</text:p>
          </table:table-cell>
          <table:table-cell table:number-columns-repeated="16381"/>
        </table:table-row>
        <table:table-row table:style-name="ro3">
          <table:table-cell office:value-type="string" calcext:value-type="string">
            <text:p>Singer7_ClearVoice_Low_lyrics</text:p>
          </table:table-cell>
          <table:table-cell table:style-name="ce33" office:value-type="string" calcext:value-type="string">
            <text:p>Midnight, stay, drop the fright, open the door, we are craving for more, moving closer as you reach, run for your life</text:p>
          </table:table-cell>
          <table:table-cell office:value-type="string" calcext:value-type="string">
            <text:p>Midnight, stage up the fright. Open the door we are craving for more. Moving closer as you reach. Run for your life</text:p>
          </table:table-cell>
          <table:table-cell table:number-columns-repeated="16381"/>
        </table:table-row>
        <table:table-row table:style-name="ro3">
          <table:table-cell office:value-type="string" calcext:value-type="string">
            <text:p>Singer7_ClearVoice_Mid_lyrics</text:p>
          </table:table-cell>
          <table:table-cell table:style-name="ce33" office:value-type="string" calcext:value-type="string">
            <text:p>Midnight, stay, drop the fright, <text:span text:style-name="T1">across</text:span> the door, we are craving for more, <text:span text:style-name="T1">open</text:span> closer as you reach, run for your life</text:p>
          </table:table-cell>
          <table:table-cell office:value-type="string" calcext:value-type="string">
            <text:p>Midnight, stage up the fright. <text:span text:style-name="T1">Across</text:span> the door we are craving for more. <text:span text:style-name="T1">Open</text:span> closer as you reach. Run for your life</text:p>
          </table:table-cell>
          <table:table-cell table:number-columns-repeated="16381"/>
        </table:table-row>
        <table:table-row table:style-name="ro3">
          <table:table-cell office:value-type="string" calcext:value-type="string">
            <text:p>Singer7_DeathGrowl_Low_lyrics</text:p>
          </table:table-cell>
          <table:table-cell table:style-name="ce33" office:value-type="string" calcext:value-type="string">
            <text:p>Midnight, stay, drop the fright, open the door, we are craving for more, moving closer as you reach, run for your life</text:p>
          </table:table-cell>
          <table:table-cell office:value-type="string" calcext:value-type="string">
            <text:p>Midnight, stage up the fright. Open the door we are craving for more. Moving closer as you reach. Run for your life</text:p>
          </table:table-cell>
          <table:table-cell table:number-columns-repeated="16381"/>
        </table:table-row>
        <table:table-row table:style-name="ro3">
          <table:table-cell office:value-type="string" calcext:value-type="string">
            <text:p>Singer7_DeathGrowl_Mid_lyrics</text:p>
          </table:table-cell>
          <table:table-cell table:style-name="ce33" office:value-type="string" calcext:value-type="string">
            <text:p>Midnight, stay, drop the fright, open the door, we are craving for more, moving closer as you reach, run for your life</text:p>
          </table:table-cell>
          <table:table-cell office:value-type="string" calcext:value-type="string">
            <text:p>Midnight, stage up the fright. Open the door we are craving for more. Moving closer as you reach. Run for your life</text:p>
          </table:table-cell>
          <table:table-cell table:number-columns-repeated="16381"/>
        </table:table-row>
        <table:table-row table:style-name="ro3">
          <table:table-cell office:value-type="string" calcext:value-type="string">
            <text:p>Singer7_HardcoreScream_Low_lyrics</text:p>
          </table:table-cell>
          <table:table-cell table:style-name="ce33" office:value-type="string" calcext:value-type="string">
            <text:p>Midnight, stay, drop the fright, open the door, we are craving for more, moving closer as you reach, run for your life</text:p>
          </table:table-cell>
          <table:table-cell office:value-type="string" calcext:value-type="string">
            <text:p>Midnight, stage up the fright. Open the door we are craving for more. Moving closer as you reach. Run for your life</text:p>
          </table:table-cell>
          <table:table-cell table:number-columns-repeated="16381"/>
        </table:table-row>
        <table:table-row table:style-name="ro3">
          <table:table-cell office:value-type="string" calcext:value-type="string">
            <text:p>Singer7_HardcoreScream_Mid_lyrics</text:p>
          </table:table-cell>
          <table:table-cell table:style-name="ce33" office:value-type="string" calcext:value-type="string">
            <text:p>Midnight, stay, drop the fright, open the door, we are craving for more, moving closer as you reach, run for your life</text:p>
          </table:table-cell>
          <table:table-cell office:value-type="string" calcext:value-type="string">
            <text:p>Midnight, stage up the fright. Open the door we are craving for more. Moving closer as you reach. Run for your life</text:p>
          </table:table-cell>
          <table:table-cell table:number-columns-repeated="16381"/>
        </table:table-row>
        <table:table-row table:style-name="ro4">
          <table:table-cell office:value-type="string" calcext:value-type="string">
            <text:p>Singer8_BlackShriek_High_lyrics</text:p>
          </table:table-cell>
          <table:table-cell table:style-name="ce33" office:value-type="string" calcext:value-type="string">
            <text:p>This tragedy consumes so many wasted lives. Those to the left and right know all too well. In a series of failed counteroffensives along the front. Encircled in a labyrinth of enemies to die a abysmal death</text:p>
          </table:table-cell>
          <table:table-cell office:value-type="string" calcext:value-type="string">
            <text:p>This tragedy consumes. So many wasted lives. Those to the left and right. Know all too well. In a series of failed counter-offenses along the front. Encircled in a labyrinth of enemies. To die abysmal death</text:p>
          </table:table-cell>
          <table:table-cell table:number-columns-repeated="16381"/>
        </table:table-row>
        <table:table-row table:style-name="ro4">
          <table:table-cell office:value-type="string" calcext:value-type="string">
            <text:p>Singer8_BlackShriek_Mid_lyrics</text:p>
          </table:table-cell>
          <table:table-cell table:style-name="ce33" office:value-type="string" calcext:value-type="string">
            <text:p>This tragedy consumes so many wasted lives. Those to the left and right know all too well. In a series of failed counteroffensives along the front. Encircled in a labyrinth of enemies to die a abysmal death</text:p>
          </table:table-cell>
          <table:table-cell office:value-type="string" calcext:value-type="string">
            <text:p>This tragedy consumes. So many wasted lives. Those to the left and right. Know all too well. In a series of failed counter-offenses along the front. Encircled in a labyrinth of enemies. To die abysmal death</text:p>
          </table:table-cell>
          <table:table-cell table:number-columns-repeated="16381"/>
        </table:table-row>
        <table:table-row table:style-name="ro4">
          <table:table-cell office:value-type="string" calcext:value-type="string">
            <text:p>Singer8_ClearVoice_High_lyrics</text:p>
          </table:table-cell>
          <table:table-cell table:style-name="ce33" office:value-type="string" calcext:value-type="string">
            <text:p>This tragedy consumes so many wasted lives. Those to the left and right know all too well. In a series of failed counteroffensives along the front. Encircled in a labyrinth of enemies to die a abysmal death</text:p>
          </table:table-cell>
          <table:table-cell office:value-type="string" calcext:value-type="string">
            <text:p>This tragedy consumes. So many wasted lives. Those to the left and right. Know all too well. In a series of failed counter-offenses along the front. Encircled in a labyrinth of enemies. To die abysmal death</text:p>
          </table:table-cell>
          <table:table-cell table:number-columns-repeated="16381"/>
        </table:table-row>
        <table:table-row table:style-name="ro4">
          <table:table-cell office:value-type="string" calcext:value-type="string">
            <text:p>Singer8_ClearVoice_Low_lyrics</text:p>
          </table:table-cell>
          <table:table-cell table:style-name="ce33" office:value-type="string" calcext:value-type="string">
            <text:p>This tragedy consumes so many wasted lives. Those to the left and right know all too well. In a series of failed counteroffensives along the front. Encircled in a labyrinth of enemies to die a abysmal death</text:p>
          </table:table-cell>
          <table:table-cell office:value-type="string" calcext:value-type="string">
            <text:p>This tragedy consumes. So many wasted lives. Those to the left and right. Know all too well. In a series of failed counter-offenses along the front. Encircled in a labyrinth of enemies. To die abysmal death</text:p>
          </table:table-cell>
          <table:table-cell table:number-columns-repeated="16381"/>
        </table:table-row>
        <table:table-row table:style-name="ro4">
          <table:table-cell office:value-type="string" calcext:value-type="string">
            <text:p>Singer8_ClearVoice_Mid_lyrics</text:p>
          </table:table-cell>
          <table:table-cell table:style-name="ce33" office:value-type="string" calcext:value-type="string">
            <text:p>This tragedy consumes so many wasted lives. Those to the left and right know all too well. In a series of failed counteroffensives along the front. Encircled in a labyrinth of enemies to die a abysmal death</text:p>
          </table:table-cell>
          <table:table-cell office:value-type="string" calcext:value-type="string">
            <text:p>This tragedy consumes. So many wasted lives. Those to the left and right. Know all too well. In a series of failed counter-offenses along the front. Encircled in a labyrinth of enemies. To die abysmal death</text:p>
          </table:table-cell>
          <table:table-cell table:number-columns-repeated="16381"/>
        </table:table-row>
        <table:table-row table:style-name="ro4">
          <table:table-cell office:value-type="string" calcext:value-type="string">
            <text:p>Singer8_DeathGrowl_Low_lyrics</text:p>
          </table:table-cell>
          <table:table-cell table:style-name="ce33" office:value-type="string" calcext:value-type="string">
            <text:p>This tragedy consumes so many wasted lives. Those to the left and right know all too well. In a series of failed counteroffensives along the front. Encircled in a labyrinth of enemies to die a abysmal death</text:p>
          </table:table-cell>
          <table:table-cell office:value-type="string" calcext:value-type="string">
            <text:p>This tragedy consumes. So many wasted lives. Those to the left and right. Know all too well. In a series of failed counter-offenses along the front. Encircled in a labyrinth of enemies. To die abysmal death</text:p>
          </table:table-cell>
          <table:table-cell table:number-columns-repeated="16381"/>
        </table:table-row>
        <table:table-row table:style-name="ro4">
          <table:table-cell office:value-type="string" calcext:value-type="string">
            <text:p>Singer8_DeathGrowl_Low_lyrics_2</text:p>
          </table:table-cell>
          <table:table-cell table:style-name="ce33" office:value-type="string" calcext:value-type="string">
            <text:p>This tragedy consumes so many wasted lives. Those to the left and right know all too well. In a series of failed counteroffensives along the front. Encircled in a labyrinth of enemies to die a abysmal death</text:p>
          </table:table-cell>
          <table:table-cell office:value-type="string" calcext:value-type="string">
            <text:p>This tragedy consumes. So many wasted lives. Those to the left and right. Know all too well. In a series of failed counter-offenses along the front. Encircled in a labyrinth of enemies. To die abysmal death</text:p>
          </table:table-cell>
          <table:table-cell table:number-columns-repeated="16381"/>
        </table:table-row>
        <table:table-row table:style-name="ro4">
          <table:table-cell office:value-type="string" calcext:value-type="string">
            <text:p>Singer8_DeathGrowl_Mid_lyrics</text:p>
          </table:table-cell>
          <table:table-cell table:style-name="ce34" office:value-type="string" calcext:value-type="string">
            <text:p>This tragedy consumes so many wasted lives. Those to the left and right know all too well. In a series of failed counteroffensives along the front. Encircled in a labyrinth of enemies to die a abysmal death</text:p>
          </table:table-cell>
          <table:table-cell office:value-type="string" calcext:value-type="string">
            <text:p>This tragedy consumes. So many wasted lives. Those to the left and right. Know all too well. In a series of failed counter-offenses along the front. Encircled in a labyrinth of enemies. To die abysmal death</text:p>
          </table:table-cell>
          <table:table-cell table:number-columns-repeated="16381"/>
        </table:table-row>
        <table:table-row table:style-name="ro4">
          <table:table-cell office:value-type="string" calcext:value-type="string">
            <text:p>Singer8_HardcoreScream_High_lyrics</text:p>
          </table:table-cell>
          <table:table-cell table:style-name="ce33" office:value-type="string" calcext:value-type="string">
            <text:p>This tragedy consumes so many wasted lives. Those to the left and right know all too well. In a series of failed counteroffensives along the front. Encircled in a labyrinth of enemies to die a abysmal death</text:p>
          </table:table-cell>
          <table:table-cell office:value-type="string" calcext:value-type="string">
            <text:p>This tragedy consumes. So many wasted lives. Those to the left and right. Know all too well. In a series of failed counter-offenses along the front. Encircled in a labyrinth of enemies. To die abysmal death</text:p>
          </table:table-cell>
          <table:table-cell table:number-columns-repeated="16381"/>
        </table:table-row>
        <table:table-row table:style-name="ro4">
          <table:table-cell office:value-type="string" calcext:value-type="string">
            <text:p>Singer8_HardcoreScream_Mid_lyrics</text:p>
          </table:table-cell>
          <table:table-cell table:style-name="ce33" office:value-type="string" calcext:value-type="string">
            <text:p>This tragedy consumes so many wasted lives. Those to the left and right know all too well. In a series of failed counteroffensives along the front. Encircled in a labyrinth of enemies to die a abysmal death</text:p>
          </table:table-cell>
          <table:table-cell office:value-type="string" calcext:value-type="string">
            <text:p>This tragedy consumes. So many wasted lives. Those to the left and right. Know all too well. In a series of failed counter-offenses along the front. Encircled in a labyrinth of enemies. To die abysmal death</text:p>
          </table:table-cell>
          <table:table-cell table:number-columns-repeated="16381"/>
        </table:table-row>
        <table:table-row table:style-name="ro4">
          <table:table-cell office:value-type="string" calcext:value-type="string">
            <text:p>Singer9_BlackShriek_High_lyrics</text:p>
          </table:table-cell>
          <table:table-cell table:style-name="ce33" office:value-type="string" calcext:value-type="string">
            <text:p>Find into to my heart, the power of the Lord. Find into to my hand, the will to not fail. The enemy is strong, not unkillable. Fighting till the end, the end of the undead</text:p>
          </table:table-cell>
          <table:table-cell office:value-type="string" calcext:value-type="string">
            <text:p>Find into my heart. The power of the Lord. Find into my hand. The will to not fail. The enemy is strong. But not unkillable. Fighting til the end. The end of the undead</text:p>
          </table:table-cell>
          <table:table-cell table:number-columns-repeated="16381"/>
        </table:table-row>
        <table:table-row table:style-name="ro4">
          <table:table-cell office:value-type="string" calcext:value-type="string">
            <text:p>Singer9_BlackShriek_Mid_lyrics</text:p>
          </table:table-cell>
          <table:table-cell table:style-name="ce33" office:value-type="string" calcext:value-type="string">
            <text:p>Find into to my heart, the power of the Lord. Find into to my hand, the will to not fail. The enemy is strong, not unkillable. Fighting till the end, the end of the undead</text:p>
          </table:table-cell>
          <table:table-cell office:value-type="string" calcext:value-type="string">
            <text:p>Find into my heart. The power of the Lord. Find into my hand. The will to not fail. The enemy is strong. But not unkillable. Fighting til the end. The end of the undead</text:p>
          </table:table-cell>
          <table:table-cell table:number-columns-repeated="16381"/>
        </table:table-row>
        <table:table-row table:style-name="ro4">
          <table:table-cell office:value-type="string" calcext:value-type="string">
            <text:p>Singer9_ClearVoice_High_lyrics</text:p>
          </table:table-cell>
          <table:table-cell table:style-name="ce33" office:value-type="string" calcext:value-type="string">
            <text:p>Find into to my heart, the power of the Lord. Find into to my hand, the will to not fail. The enemy is strong, not unkillable. Fighting till the end, the end of the undead</text:p>
          </table:table-cell>
          <table:table-cell office:value-type="string" calcext:value-type="string">
            <text:p>Find into my heart. The power of the Lord. Find into my hand. The will to not fail. The enemy is strong. Not unkillable. Fighting til the end. The end of the undead</text:p>
          </table:table-cell>
          <table:table-cell table:number-columns-repeated="16381"/>
        </table:table-row>
        <table:table-row table:style-name="ro4">
          <table:table-cell office:value-type="string" calcext:value-type="string">
            <text:p>Singer9_ClearVoice_Low_lyrics</text:p>
          </table:table-cell>
          <table:table-cell table:style-name="ce33" office:value-type="string" calcext:value-type="string">
            <text:p>Find into to my heart, the power of the Lord. Find into to my hand, the will to not fail. The enemy is strong, not unkillable. Fighting till the end, the end of the undead</text:p>
          </table:table-cell>
          <table:table-cell office:value-type="string" calcext:value-type="string">
            <text:p>Find into my whore. The power of the Lord. Find into my hand. The will to not fail. The enemy is strong. Not unkillable. Fighting til the end. The end of the undead</text:p>
          </table:table-cell>
          <table:table-cell table:number-columns-repeated="16381"/>
        </table:table-row>
        <table:table-row table:style-name="ro4">
          <table:table-cell office:value-type="string" calcext:value-type="string">
            <text:p>Singer9_ClearVoice_Mid_lyrics</text:p>
          </table:table-cell>
          <table:table-cell table:style-name="ce33" office:value-type="string" calcext:value-type="string">
            <text:p>Find into to my heart, the power of the Lord. Find into to my hand, the will to not fail. The enemy is strong, not unkillable. Fighting till the end, the end of the undead</text:p>
          </table:table-cell>
          <table:table-cell office:value-type="string" calcext:value-type="string">
            <text:p>Find into my whore. The power of the Lord. Find into my hand. The will to not fail. The enemy is strong. Not unkillable. Fighting til the end. The end of the undead</text:p>
          </table:table-cell>
          <table:table-cell table:number-columns-repeated="16381"/>
        </table:table-row>
        <table:table-row table:style-name="ro4">
          <table:table-cell office:value-type="string" calcext:value-type="string">
            <text:p>Singer9_DeathGrowl_Low_lyrics</text:p>
          </table:table-cell>
          <table:table-cell table:style-name="ce33" office:value-type="string" calcext:value-type="string">
            <text:p>Find into to my heart, the power of the Lord. Find into to my hand, the will to not fail. The enemy is strong, not unkillable. Fighting till the end, the end of the undead</text:p>
          </table:table-cell>
          <table:table-cell office:value-type="string" calcext:value-type="string">
            <text:p>Find into my heart. The power of the Lord. Find into my hand. The will to not fail. The enemy is strong. But not unkillable. Fighting til the end. The end of the undead</text:p>
          </table:table-cell>
          <table:table-cell table:number-columns-repeated="16381"/>
        </table:table-row>
        <table:table-row table:style-name="ro4">
          <table:table-cell office:value-type="string" calcext:value-type="string">
            <text:p>Singer9_DeathGrowl_Mid_lyrics</text:p>
          </table:table-cell>
          <table:table-cell table:style-name="ce33" office:value-type="string" calcext:value-type="string">
            <text:p>Find into to my heart, the power of the Lord. Find into to my hand, the will to not fail. The enemy is strong, not unkillable. Fighting till the end, the end of the undead</text:p>
          </table:table-cell>
          <table:table-cell office:value-type="string" calcext:value-type="string">
            <text:p>Find into my heart. The power of the Lord. Find into my hand. The will to not fail. The enemy is strong. But not unkillable. Fighting til the end. The end of the undead</text:p>
          </table:table-cell>
          <table:table-cell table:number-columns-repeated="16381"/>
        </table:table-row>
        <table:table-row table:style-name="ro4">
          <table:table-cell office:value-type="string" calcext:value-type="string">
            <text:p>Singer9_DeathGrowl_Mid_lyrics_2</text:p>
          </table:table-cell>
          <table:table-cell table:style-name="ce33" office:value-type="string" calcext:value-type="string">
            <text:p>Find into to my heart, the power of the Lord. Find into to my hand, the will to not fail. The enemy is strong, not unkillable. Fighting till the end, the end of the undead</text:p>
          </table:table-cell>
          <table:table-cell office:value-type="string" calcext:value-type="string">
            <text:p>Find into my heart. The power of the Lord. Find into my hand. The will to not fail. The enemy is strong. But not unkillable. Fighting til the end. The end of the undead</text:p>
          </table:table-cell>
          <table:table-cell table:number-columns-repeated="16381"/>
        </table:table-row>
        <table:table-row table:style-name="ro4">
          <table:table-cell office:value-type="string" calcext:value-type="string">
            <text:p>Singer9_GrindInhale_lyrics</text:p>
          </table:table-cell>
          <table:table-cell table:style-name="ce33" office:value-type="string" calcext:value-type="string">
            <text:p>Find into to my heart, the power of the Lord. Find into to my hand, the will to not fail. The enemy is strong, not unkillable. Fighting till the end, the end of the undead</text:p>
          </table:table-cell>
          <table:table-cell office:value-type="string" calcext:value-type="string">
            <text:p>Find into my heart. The power of the Lord. Find into my hand. The will to not fail. The enemy is strong. But not unkillable. Fighting til the end. The end of the undead</text:p>
          </table:table-cell>
          <table:table-cell table:number-columns-repeated="16381"/>
        </table:table-row>
        <table:table-row table:style-name="ro4">
          <table:table-cell office:value-type="string" calcext:value-type="string">
            <text:p>Singer9_HardcoreScream_High_lyrics</text:p>
          </table:table-cell>
          <table:table-cell table:style-name="ce33" office:value-type="string" calcext:value-type="string">
            <text:p>Find into to my heart, the power of the Lord. Find into to my hand, the will to not fail. The enemy is strong, not unkillable. Fighting till the end, the end of the undead</text:p>
          </table:table-cell>
          <table:table-cell office:value-type="string" calcext:value-type="string">
            <text:p>Find into my heart. The power of the Lord. Find into my hand. The will to not fail. The enemy is strong. But not unkillable. Fighting til the end. The end of the undead</text:p>
          </table:table-cell>
          <table:table-cell table:number-columns-repeated="16381"/>
        </table:table-row>
        <table:table-row table:style-name="ro4">
          <table:table-cell office:value-type="string" calcext:value-type="string">
            <text:p>Singer9_HardcoreScream_Low_lyrics</text:p>
          </table:table-cell>
          <table:table-cell table:style-name="ce33" office:value-type="string" calcext:value-type="string">
            <text:p>Find into to my heart, the power of the Lord. Find into to my hand, the will to not fail. The enemy is strong, not unkillable. Fighting till the end, the end of the undead</text:p>
          </table:table-cell>
          <table:table-cell office:value-type="string" calcext:value-type="string">
            <text:p>Find into my heart. The power of the Lord. Find into my hand. The will to not fail. The enemy is strong. But not unkillable. Fighting til the end. The end of the undead</text:p>
          </table:table-cell>
          <table:table-cell table:number-columns-repeated="16381"/>
        </table:table-row>
        <table:table-row table:style-name="ro4">
          <table:table-cell office:value-type="string" calcext:value-type="string">
            <text:p>Singer9_HardcoreScream_Mid_lyrics</text:p>
          </table:table-cell>
          <table:table-cell table:style-name="ce33" office:value-type="string" calcext:value-type="string">
            <text:p>Find into to my heart, the power of the Lord. Find into to my hand, the will to not fail. The enemy is strong, not unkillable. Fighting till the end, the end of the undead</text:p>
          </table:table-cell>
          <table:table-cell office:value-type="string" calcext:value-type="string">
            <text:p>Find into my heart. The power of the Lord. Find into my hand. The will to not fail. The enemy is strong. But not unkillable. Fighting til the end. The end of the undead</text:p>
          </table:table-cell>
          <table:table-cell table:number-columns-repeated="16381"/>
        </table:table-row>
        <table:table-row table:style-name="ro4">
          <table:table-cell office:value-type="string" calcext:value-type="string">
            <text:p>Singer10_BlackShriek_High_lyrics</text:p>
          </table:table-cell>
          <table:table-cell table:style-name="ce34" office:value-type="string" calcext:value-type="string">
            <text:p>A tale of the deranged, this savage, brutal being, a shocking way of life, living on human offspring, murder of the innocent, his pale gray face expressionless.</text:p>
          </table:table-cell>
          <table:table-cell office:value-type="string" calcext:value-type="string">
            <text:p>A tale of the deranged. This savage brutal being. A shocking way of life. Living on human offspring. Murderer of the innocent. His pale grey face expressionless</text:p>
          </table:table-cell>
          <table:table-cell table:number-columns-repeated="16381"/>
        </table:table-row>
        <table:table-row table:style-name="ro4">
          <table:table-cell office:value-type="string" calcext:value-type="string">
            <text:p>Singer10_BlackShriek_Mid_lyrics</text:p>
          </table:table-cell>
          <table:table-cell table:style-name="ce33" office:value-type="string" calcext:value-type="string">
            <text:p>A tale of the deranged, this savage, brutal being, a shocking way of life, living on human offspring, murder of the innocent, his pale gray face expressionless.</text:p>
          </table:table-cell>
          <table:table-cell office:value-type="string" calcext:value-type="string">
            <text:p>A tale of the deranged. This savage brutal being. A shocking way of life. Living on human offspring. Murderer of the innocent. His pale grey face expressionless</text:p>
          </table:table-cell>
          <table:table-cell table:number-columns-repeated="16381"/>
        </table:table-row>
        <table:table-row table:style-name="ro4">
          <table:table-cell office:value-type="string" calcext:value-type="string">
            <text:p>Singer10_ClearVoice_High_lyrics</text:p>
          </table:table-cell>
          <table:table-cell table:style-name="ce33" office:value-type="string" calcext:value-type="string">
            <text:p>A tale of the deranged, this savage, brutal being, a shocking way of life, living on human offspring, murder of the innocent, his pale gray face expressionless.</text:p>
          </table:table-cell>
          <table:table-cell office:value-type="string" calcext:value-type="string">
            <text:p>A tale of the deranged. This savage brutal being. A shocking way of life. Living on human offspring. Murderer of the innocent. His pale grey face expressionless</text:p>
          </table:table-cell>
          <table:table-cell table:number-columns-repeated="16381"/>
        </table:table-row>
        <table:table-row table:style-name="ro4">
          <table:table-cell office:value-type="string" calcext:value-type="string">
            <text:p>Singer10_ClearVoice_Low_lyrics</text:p>
          </table:table-cell>
          <table:table-cell table:style-name="ce33" office:value-type="string" calcext:value-type="string">
            <text:p>A tale of the deranged, this savage, brutal being, a shocking way of life, living on human offspring, murder of the innocent, his pale gray face expressionless.</text:p>
          </table:table-cell>
          <table:table-cell office:value-type="string" calcext:value-type="string">
            <text:p>A tale of the deranged. This savage brutal being. A shocking way of life. Living on human offspring. Murderer of the innocent. A pale grey face expressionless</text:p>
          </table:table-cell>
          <table:table-cell table:number-columns-repeated="16381"/>
        </table:table-row>
        <table:table-row table:style-name="ro4">
          <table:table-cell office:value-type="string" calcext:value-type="string">
            <text:p>Singer10_ClearVoice_Mid_lyrics</text:p>
          </table:table-cell>
          <table:table-cell table:style-name="ce33" office:value-type="string" calcext:value-type="string">
            <text:p>A tale of the deranged, this savage, brutal being, a shocking way of life, living on human offspring, murder of the innocent, his pale gray face expressionless.</text:p>
          </table:table-cell>
          <table:table-cell office:value-type="string" calcext:value-type="string">
            <text:p>A tale of the deranged. This savage brutal being. A shocking way of life. Living on human offspring. Murderer of the innocent. His pale grey face expressionless</text:p>
          </table:table-cell>
          <table:table-cell table:number-columns-repeated="16381"/>
        </table:table-row>
        <table:table-row table:style-name="ro4">
          <table:table-cell office:value-type="string" calcext:value-type="string">
            <text:p>Singer10_DeathGrowl_Low_lyrics</text:p>
          </table:table-cell>
          <table:table-cell table:style-name="ce33" office:value-type="string" calcext:value-type="string">
            <text:p>A tale of the deranged, this savage, brutal being, a shocking way of life, living on human offspring, murder of the innocent, his pale gray face expressionless.</text:p>
          </table:table-cell>
          <table:table-cell office:value-type="string" calcext:value-type="string">
            <text:p>A tale of the deranged. This savage brutal being. A shocking way of life. Living on human offspring. Murderer of the innocent. His pale grey face expressionless</text:p>
          </table:table-cell>
          <table:table-cell table:number-columns-repeated="16381"/>
        </table:table-row>
        <table:table-row table:style-name="ro4">
          <table:table-cell office:value-type="string" calcext:value-type="string">
            <text:p>Singer10_DeathGrowl_Mid_lyrics</text:p>
          </table:table-cell>
          <table:table-cell table:style-name="ce33" office:value-type="string" calcext:value-type="string">
            <text:p>A tale of the deranged, this savage, brutal being, a shocking way of life, living on human offspring, murder of the innocent, his pale gray face expressionless.</text:p>
          </table:table-cell>
          <table:table-cell office:value-type="string" calcext:value-type="string">
            <text:p>A tale of the deranged. This savage brutal being. A shocking way of life. Living on human offspring. Murderer of the innocent. His pale grey face expressionless</text:p>
          </table:table-cell>
          <table:table-cell table:number-columns-repeated="16381"/>
        </table:table-row>
        <table:table-row table:style-name="ro4">
          <table:table-cell office:value-type="string" calcext:value-type="string">
            <text:p>Singer10_HardcoreScream_High_lyrics</text:p>
          </table:table-cell>
          <table:table-cell table:style-name="ce33" office:value-type="string" calcext:value-type="string">
            <text:p>A tale of the deranged, this savage, brutal being, a shocking way of life, living on human offspring, murder of the innocent, his pale gray face expressionless.</text:p>
          </table:table-cell>
          <table:table-cell office:value-type="string" calcext:value-type="string">
            <text:p>A tale of the deranged. This savage brutal being. A shocking way of life. Living on human offspring. Murderer of the innocent. His pale grey face expressionless</text:p>
          </table:table-cell>
          <table:table-cell table:number-columns-repeated="16381"/>
        </table:table-row>
        <table:table-row table:style-name="ro4">
          <table:table-cell office:value-type="string" calcext:value-type="string">
            <text:p>Singer10_HardcoreScream_Low_lyrics</text:p>
          </table:table-cell>
          <table:table-cell table:style-name="ce33" office:value-type="string" calcext:value-type="string">
            <text:p>A tale of the deranged, this savage, brutal being, a shocking way of life, living on human offspring, murder of the innocent, his pale gray face expressionless.</text:p>
          </table:table-cell>
          <table:table-cell office:value-type="string" calcext:value-type="string">
            <text:p>A tale of the deranged. This savage brutal being. A shocking way of life. Living on human offspring. Murderer of the innocent. His pale grey face expressionless</text:p>
          </table:table-cell>
          <table:table-cell table:number-columns-repeated="16381"/>
        </table:table-row>
        <table:table-row table:style-name="ro4">
          <table:table-cell office:value-type="string" calcext:value-type="string">
            <text:p>Singer10_HardcoreScream_Mid_lyrics</text:p>
          </table:table-cell>
          <table:table-cell table:style-name="ce33" office:value-type="string" calcext:value-type="string">
            <text:p>A tale of the deranged, this savage, brutal being, a shocking way of life, living on human offspring, murder of the innocent, his pale gray face expressionless.</text:p>
          </table:table-cell>
          <table:table-cell office:value-type="string" calcext:value-type="string">
            <text:p>A tale of the deranged. This savage brutal being. A shocking way of life. Living on human offspring. Murderer of the innocent. His pale grey face expressionless</text:p>
          </table:table-cell>
          <table:table-cell table:number-columns-repeated="16381"/>
        </table:table-row>
        <table:table-row table:style-name="ro3">
          <table:table-cell office:value-type="string" calcext:value-type="string">
            <text:p>Singer11_BlackShriek_High_lyrics</text:p>
          </table:table-cell>
          <table:table-cell table:style-name="ce33" office:value-type="string" calcext:value-type="string">
            <text:p>Don't let me pass the opportunity to show my real face, I'll let them condemn it. I will be judged, I will be blind</text:p>
          </table:table-cell>
          <table:table-cell office:value-type="string" calcext:value-type="string">
            <text:p>Don’t let me pass. The opportunity. To show my real face and let them condemn me. I will be judge. I will be blind</text:p>
          </table:table-cell>
          <table:table-cell table:number-columns-repeated="16381"/>
        </table:table-row>
        <table:table-row table:style-name="ro3">
          <table:table-cell office:value-type="string" calcext:value-type="string">
            <text:p>Singer11_BlackShriek_Mid_lyrics</text:p>
          </table:table-cell>
          <table:table-cell table:style-name="ce33" office:value-type="string" calcext:value-type="string">
            <text:p>Don't let me pass the opportunity to show their real face, <text:span text:style-name="T1">to</text:span> let them condemn it. I will be judged, I will be blind</text:p>
          </table:table-cell>
          <table:table-cell office:value-type="string" calcext:value-type="string">
            <text:p>Don’t let me pass. The opportunity. To show their real face, <text:span text:style-name="T1">to</text:span> let them condemn me. I will be judge. I will be blind</text:p>
          </table:table-cell>
          <table:table-cell table:number-columns-repeated="16381"/>
        </table:table-row>
        <table:table-row table:style-name="ro3">
          <table:table-cell office:value-type="string" calcext:value-type="string">
            <text:p>Singer11_ClearVoice_High_lyrics</text:p>
          </table:table-cell>
          <table:table-cell table:style-name="ce33" office:value-type="string" calcext:value-type="string">
            <text:p>Don't let me pass, <text:span text:style-name="T1">don't let me be</text:span>. This show my real face, I'll let them condemn it. I will be judged, I will be blind</text:p>
          </table:table-cell>
          <table:table-cell office:value-type="string" calcext:value-type="string">
            <text:p>Don’t let me pass. <text:span text:style-name="T1">Don’t let me be</text:span>. This show my real face and let them condemn me. I will be judge. I will be blind</text:p>
          </table:table-cell>
          <table:table-cell table:number-columns-repeated="16381"/>
        </table:table-row>
        <table:table-row table:style-name="ro3">
          <table:table-cell office:value-type="string" calcext:value-type="string">
            <text:p>Singer11_ClearVoice_Low_lyrics</text:p>
          </table:table-cell>
          <table:table-cell table:style-name="ce33" office:value-type="string" calcext:value-type="string">
            <text:p>Don't let me pass, <text:span text:style-name="T1">don't let me be</text:span>. This show my real face, I'll let them condemn it. I will be judged, I will be blind</text:p>
          </table:table-cell>
          <table:table-cell office:value-type="string" calcext:value-type="string">
            <text:p>Don’t let me pass. <text:span text:style-name="T1">Don’t let me be</text:span>. They show my real face and let them condemn me. I will be judge. I will be blind</text:p>
          </table:table-cell>
          <table:table-cell table:number-columns-repeated="16381"/>
        </table:table-row>
        <table:table-row table:style-name="ro3">
          <table:table-cell office:value-type="string" calcext:value-type="string">
            <text:p>Singer11_ClearVoice_Mid_lyrics</text:p>
          </table:table-cell>
          <table:table-cell table:style-name="ce33" office:value-type="string" calcext:value-type="string">
            <text:p>Don't let me pass, <text:span text:style-name="T1">don't let me be</text:span>. This show my real face, I'll let them condemn it. I will be judged, I will be blind</text:p>
          </table:table-cell>
          <table:table-cell office:value-type="string" calcext:value-type="string">
            <text:p>Don’t let me pass. <text:span text:style-name="T1">Don’t let me be</text:span>. They show my real face and let them condemn me. I will be judge. I will be blind</text:p>
          </table:table-cell>
          <table:table-cell table:number-columns-repeated="16381"/>
        </table:table-row>
        <table:table-row table:style-name="ro3">
          <table:table-cell office:value-type="string" calcext:value-type="string">
            <text:p>Singer11_DeathGrowl_Low_lyrics</text:p>
          </table:table-cell>
          <table:table-cell table:style-name="ce33" office:value-type="string" calcext:value-type="string">
            <text:p>Don't let me pass the opportunity to show my real face, I'll let them condemn it. I will be judged, I will be blind</text:p>
          </table:table-cell>
          <table:table-cell office:value-type="string" calcext:value-type="string">
            <text:p>Don’t let me pass. The opportunity. To show my real face and let them condemn me. I will be judge. I will be blind</text:p>
          </table:table-cell>
          <table:table-cell table:number-columns-repeated="16381"/>
        </table:table-row>
        <table:table-row table:style-name="ro3">
          <table:table-cell office:value-type="string" calcext:value-type="string">
            <text:p>Singer11_DeathGrowl_Mid_lyrics</text:p>
          </table:table-cell>
          <table:table-cell table:style-name="ce33" office:value-type="string" calcext:value-type="string">
            <text:p>Don't let me pass the opportunity to show my real face, I'll let them condemn it. I will be judged, I will be blind</text:p>
          </table:table-cell>
          <table:table-cell office:value-type="string" calcext:value-type="string">
            <text:p>Don’t let me pass. The opportunity. To show my real face and let them condemn me. I will be judge. I will be blind</text:p>
          </table:table-cell>
          <table:table-cell table:number-columns-repeated="16381"/>
        </table:table-row>
        <table:table-row table:style-name="ro3">
          <table:table-cell office:value-type="string" calcext:value-type="string">
            <text:p>Singer11_GrindInhale_lyrics</text:p>
          </table:table-cell>
          <table:table-cell table:style-name="ce33" office:value-type="string" calcext:value-type="string">
            <text:p>Don't let me pass the opportunity to show my real face, <text:span text:style-name="T1">to</text:span> let them condemn it. I will be judged, I will be blind</text:p>
          </table:table-cell>
          <table:table-cell office:value-type="string" calcext:value-type="string">
            <text:p>Don’t let me pass. The opportunity. To show my real face, <text:span text:style-name="T1">to</text:span> let them condemn me. I will be judge. I will be blind</text:p>
          </table:table-cell>
          <table:table-cell table:number-columns-repeated="16381"/>
        </table:table-row>
        <table:table-row table:style-name="ro3">
          <table:table-cell office:value-type="string" calcext:value-type="string">
            <text:p>Singer11_HardcoreScream_High_lyrics</text:p>
          </table:table-cell>
          <table:table-cell table:style-name="ce33" office:value-type="string" calcext:value-type="string">
            <text:p>Don't let me pass the opportunity to show my real face, I'll let them condemn it. I will be judged, I will be blind</text:p>
          </table:table-cell>
          <table:table-cell office:value-type="string" calcext:value-type="string">
            <text:p>Don’t let me pass. The opportunity. To show my real face and let them condemn me. I will be judge. I will be blind</text:p>
          </table:table-cell>
          <table:table-cell table:number-columns-repeated="16381"/>
        </table:table-row>
        <table:table-row table:style-name="ro3">
          <table:table-cell office:value-type="string" calcext:value-type="string">
            <text:p>Singer11_HardcoreScream_Low_lyrics</text:p>
          </table:table-cell>
          <table:table-cell table:style-name="ce33" office:value-type="string" calcext:value-type="string">
            <text:p>Don't let me pass the opportunity to show my real face, I'll let them condemn it. I will be judged, I will be blind</text:p>
          </table:table-cell>
          <table:table-cell office:value-type="string" calcext:value-type="string">
            <text:p>Don’t let me pass. The opportunity. To show my real face and let them condemn me. I will be judge. I will be blind</text:p>
          </table:table-cell>
          <table:table-cell table:number-columns-repeated="16381"/>
        </table:table-row>
        <table:table-row table:style-name="ro3">
          <table:table-cell office:value-type="string" calcext:value-type="string">
            <text:p>Singer11_HardcoreScream_Mid_lyrics</text:p>
          </table:table-cell>
          <table:table-cell table:style-name="ce33" office:value-type="string" calcext:value-type="string">
            <text:p>Don't let me pass the opportunity to show my real face, I'll let them condemn it. I will be judged, I will be blind</text:p>
          </table:table-cell>
          <table:table-cell office:value-type="string" calcext:value-type="string">
            <text:p>Don’t let me pass. The opportunity. To show my real face and let them condemn me. I will be judge. I will be blind</text:p>
          </table:table-cell>
          <table:table-cell table:number-columns-repeated="16381"/>
        </table:table-row>
        <table:table-row table:style-name="ro4">
          <table:table-cell office:value-type="string" calcext:value-type="string">
            <text:p>Singer12_BlackShriek_High_lyrics</text:p>
          </table:table-cell>
          <table:table-cell table:style-name="ce33" office:value-type="string" calcext:value-type="string">
            <text:p>Avoiding the prophecy of my newfound lust. You will never live again. Soon your life will end I'll see you die at my feet. Eternally I'll smash your face</text:p>
          </table:table-cell>
          <table:table-cell office:value-type="string" calcext:value-type="string">
            <text:p>Avoiding the prophecy on a newfound lust. You’ll never leave again. Soon your life will end. I see you die on my feet. Eternally I smash your face</text:p>
          </table:table-cell>
          <table:table-cell table:number-columns-repeated="16381"/>
        </table:table-row>
        <table:table-row table:style-name="ro4">
          <table:table-cell office:value-type="string" calcext:value-type="string">
            <text:p>Singer12_BlackShriek_Mid_lyrics</text:p>
          </table:table-cell>
          <table:table-cell table:style-name="ce33" office:value-type="string" calcext:value-type="string">
            <text:p>Avoiding the prophecy of my newfound lust. You will never live again. Soon your life will end I'll see you die at my feet. Eternally I'll smash your face</text:p>
          </table:table-cell>
          <table:table-cell office:value-type="string" calcext:value-type="string">
            <text:p>Avoiding the prophecy on a newfound lust. You’ll never leave again. Soon your life will end. I see you die on my feet. Eternally I smash your face</text:p>
          </table:table-cell>
          <table:table-cell table:number-columns-repeated="16381"/>
        </table:table-row>
        <table:table-row table:style-name="ro4">
          <table:table-cell office:value-type="string" calcext:value-type="string">
            <text:p>Singer12_ClearVoice_High_lyrics</text:p>
          </table:table-cell>
          <table:table-cell table:style-name="ce33" office:value-type="string" calcext:value-type="string">
            <text:p>Avoiding the prophecy of my newfound lust. You will never live again. Soon your life will end I'll see you die at my feet. Eternally I'll smash your face</text:p>
          </table:table-cell>
          <table:table-cell office:value-type="string" calcext:value-type="string">
            <text:p>Avoiding the prophecy on a newfound lust. You will never leave again. Soon your life will end. I see you die on my feet. Eternally I smash your face</text:p>
          </table:table-cell>
          <table:table-cell table:number-columns-repeated="16381"/>
        </table:table-row>
        <table:table-row table:style-name="ro4">
          <table:table-cell office:value-type="string" calcext:value-type="string">
            <text:p>Singer12_ClearVoice_Low_lyrics</text:p>
          </table:table-cell>
          <table:table-cell table:style-name="ce33" office:value-type="string" calcext:value-type="string">
            <text:p>Avoiding the prophecy of my newfound lust. You will never live again. Soon your life will end I'll see you die at my feet. Eternally I'll smash your face</text:p>
          </table:table-cell>
          <table:table-cell office:value-type="string" calcext:value-type="string">
            <text:p>Avoiding the prophecy on a newfound lust. You will never leave again. <text:span text:style-name="T1">See</text:span> your life will end. I see you die on my feet. Eternally I smash your face</text:p>
          </table:table-cell>
          <table:table-cell table:number-columns-repeated="16381"/>
        </table:table-row>
        <table:table-row table:style-name="ro4">
          <table:table-cell office:value-type="string" calcext:value-type="string">
            <text:p>Singer12_ClearVoice_Mid_lyrics</text:p>
          </table:table-cell>
          <table:table-cell table:style-name="ce33" office:value-type="string" calcext:value-type="string">
            <text:p>Avoiding the prophecy of my newfound lust. You will never live again. Soon your life will end I'll see you die at my feet. Eternally I'll smash your face</text:p>
          </table:table-cell>
          <table:table-cell office:value-type="string" calcext:value-type="string">
            <text:p>Avoiding the prophecy on a newfound lust. You will never leave again. Soon your life will end. I see you die on my feet. Eternally I smash your face</text:p>
          </table:table-cell>
          <table:table-cell table:number-columns-repeated="16381"/>
        </table:table-row>
        <table:table-row table:style-name="ro4">
          <table:table-cell office:value-type="string" calcext:value-type="string">
            <text:p>Singer12_DeathGrowl_Low_lyrics</text:p>
          </table:table-cell>
          <table:table-cell table:style-name="ce33" office:value-type="string" calcext:value-type="string">
            <text:p>Avoiding the prophecy of my newfound lust. You will never live again. Soon your life will end I'll see you die at my feet. Eternally I'll smash your face</text:p>
          </table:table-cell>
          <table:table-cell office:value-type="string" calcext:value-type="string">
            <text:p>Avoiding the prophecy on a newfound lust. You will never leave again. Soon your life will end. I see you die on my feet. Eternally I smash your face</text:p>
          </table:table-cell>
          <table:table-cell table:number-columns-repeated="16381"/>
        </table:table-row>
        <table:table-row table:style-name="ro4">
          <table:table-cell office:value-type="string" calcext:value-type="string">
            <text:p>Singer12_DeathGrowl_Mid_lyrics</text:p>
          </table:table-cell>
          <table:table-cell table:style-name="ce33" office:value-type="string" calcext:value-type="string">
            <text:p>Avoiding the prophecy of my newfound lust. You will never live again. Soon your life will end I'll see you die at my feet. Eternally I'll smash your face</text:p>
          </table:table-cell>
          <table:table-cell office:value-type="string" calcext:value-type="string">
            <text:p>Avoiding the prophecy on a newfound lust. You will never leave again. Soon your life will end. I see you die on my feet. Eternally I smash your face</text:p>
          </table:table-cell>
          <table:table-cell table:number-columns-repeated="16381"/>
        </table:table-row>
        <table:table-row table:style-name="ro4">
          <table:table-cell office:value-type="string" calcext:value-type="string">
            <text:p>Singer12_GrindInhale_lyrics</text:p>
          </table:table-cell>
          <table:table-cell table:style-name="ce33" office:value-type="string" calcext:value-type="string">
            <text:p>Avoiding the prophecy of my newfound lust. You will never live again. Soon your life will end I'll see you die at my feet. Eternally I'll smash your face</text:p>
          </table:table-cell>
          <table:table-cell office:value-type="string" calcext:value-type="string">
            <text:p>Avoiding the prophecy on a newfound lust. You will never leave again. Soon your life will end. I see you die on my feet. Eternally I smash your face</text:p>
          </table:table-cell>
          <table:table-cell table:number-columns-repeated="16381"/>
        </table:table-row>
        <table:table-row table:style-name="ro4">
          <table:table-cell office:value-type="string" calcext:value-type="string">
            <text:p>Singer12_GrindInhale_lyrics_2</text:p>
          </table:table-cell>
          <table:table-cell table:style-name="ce33" office:value-type="string" calcext:value-type="string">
            <text:p>Avoiding the prophecy of my newfound lust. You will never live again. Soon your life will end I'll see you die at my feet. Eternally I'll smash your face</text:p>
          </table:table-cell>
          <table:table-cell office:value-type="string" calcext:value-type="string">
            <text:p>Avoiding the prophecy on a newfound lust. You’ll never leave again. Soon your life will end. I see you die on my feet. Eternally I smash your face</text:p>
          </table:table-cell>
          <table:table-cell table:number-columns-repeated="16381"/>
        </table:table-row>
        <table:table-row table:style-name="ro4">
          <table:table-cell office:value-type="string" calcext:value-type="string">
            <text:p>Singer12_HardcoreScream_High_lyrics</text:p>
          </table:table-cell>
          <table:table-cell table:style-name="ce33" office:value-type="string" calcext:value-type="string">
            <text:p>Avoiding the prophecy of my newfound lust. You will never live again. Soon your life will end I'll see you die at my feet. Eternally I'll smash your face</text:p>
          </table:table-cell>
          <table:table-cell office:value-type="string" calcext:value-type="string">
            <text:p>Avoiding the prophecy on a newfound lust. You will never leave again. Soon your life will end. I see you die on my feet. Eternally I smash your face</text:p>
          </table:table-cell>
          <table:table-cell table:number-columns-repeated="16381"/>
        </table:table-row>
        <table:table-row table:style-name="ro4">
          <table:table-cell office:value-type="string" calcext:value-type="string">
            <text:p>Singer12_HardcoreScream_Low_lyrics</text:p>
          </table:table-cell>
          <table:table-cell table:style-name="ce33" office:value-type="string" calcext:value-type="string">
            <text:p>Avoiding the prophecy of my newfound lust. You will never live again. Soon your life will end I'll see you die at my feet. Eternally I'll smash your face</text:p>
          </table:table-cell>
          <table:table-cell office:value-type="string" calcext:value-type="string">
            <text:p>Avoiding the prophecy on a newfound lust. You will never leave again. Soon your life will end. I see you die on my feet. Eternally I smash your face</text:p>
          </table:table-cell>
          <table:table-cell table:number-columns-repeated="16381"/>
        </table:table-row>
        <table:table-row table:style-name="ro4">
          <table:table-cell office:value-type="string" calcext:value-type="string">
            <text:p>Singer12_HardcoreScream_Mid_lyrics</text:p>
          </table:table-cell>
          <table:table-cell table:style-name="ce33" office:value-type="string" calcext:value-type="string">
            <text:p>Avoiding the prophecy of my newfound lust. You will never live again. Soon your life will end I'll see you die at my feet. Eternally I'll smash your face</text:p>
          </table:table-cell>
          <table:table-cell office:value-type="string" calcext:value-type="string">
            <text:p>Avoiding the prophecy on a newfound lust. You will never leave again. Soon your life will end. I see you die on my feet. Eternally I smash your face</text:p>
          </table:table-cell>
          <table:table-cell table:number-columns-repeated="16381"/>
        </table:table-row>
        <table:table-row table:style-name="ro3">
          <table:table-cell office:value-type="string" calcext:value-type="string">
            <text:p>Singer13_BlackShriek_High_lyrics</text:p>
          </table:table-cell>
          <table:table-cell table:style-name="ce33" office:value-type="string" calcext:value-type="string">
            <text:p>Slave of the sacred rites. Warchief of domination. Blinded by your faith and guided to submission</text:p>
          </table:table-cell>
          <table:table-cell office:value-type="string" calcext:value-type="string">
            <text:p>Slave of the sacred rites. Warchief of domination. Blinded by your faith and guided to submission</text:p>
          </table:table-cell>
          <table:table-cell table:number-columns-repeated="16381"/>
        </table:table-row>
        <table:table-row table:style-name="ro3">
          <table:table-cell office:value-type="string" calcext:value-type="string">
            <text:p>Singer13_DeathGrowl_Low_lyrics</text:p>
          </table:table-cell>
          <table:table-cell table:style-name="ce33" office:value-type="string" calcext:value-type="string">
            <text:p>Slave of the sacred rites. Warchief of domination. Blinded by your faith and guided to submission</text:p>
          </table:table-cell>
          <table:table-cell office:value-type="string" calcext:value-type="string">
            <text:p>Slave of the sacred rites. Warchief of domination. Blinded by your faith and guided to submission</text:p>
          </table:table-cell>
          <table:table-cell table:number-columns-repeated="16381"/>
        </table:table-row>
        <table:table-row table:style-name="ro3">
          <table:table-cell office:value-type="string" calcext:value-type="string">
            <text:p>Singer13_DeathGrowl_Mid_lyrics</text:p>
          </table:table-cell>
          <table:table-cell table:style-name="ce33" office:value-type="string" calcext:value-type="string">
            <text:p>Slave of the sacred rites. Warchief of domination. Blinded by your faith and guided to submission</text:p>
          </table:table-cell>
          <table:table-cell office:value-type="string" calcext:value-type="string">
            <text:p>Slave of the sacred rites. Warchief of domination. Blinded by your faith and guided to submission</text:p>
          </table:table-cell>
          <table:table-cell table:number-columns-repeated="16381"/>
        </table:table-row>
        <table:table-row table:style-name="ro4">
          <table:table-cell office:value-type="string" calcext:value-type="string">
            <text:p>Singer14_BlackShriek_High_lyrics</text:p>
          </table:table-cell>
          <table:table-cell table:style-name="ce33" office:value-type="string" calcext:value-type="string">
            <text:p>Million human lives to sacrifice. All were about to die but they are dead at last. Million human lives to sacrifice. Born to die. Against us to purify. Dead and buried</text:p>
          </table:table-cell>
          <table:table-cell office:value-type="string" calcext:value-type="string">
            <text:p>Million human lives to sacrifice. All about to die but they’re dead at last. Million human lives to sacrifice. Born to die. Against us to purify. Dead and buried</text:p>
          </table:table-cell>
          <table:table-cell table:number-columns-repeated="16381"/>
        </table:table-row>
        <table:table-row table:style-name="ro4">
          <table:table-cell office:value-type="string" calcext:value-type="string">
            <text:p>Singer14_BlackShriek_Mid_lyrics</text:p>
          </table:table-cell>
          <table:table-cell table:style-name="ce33" office:value-type="string" calcext:value-type="string">
            <text:p>Million human lives to sacrifice. All were about to die but they are dead at last. Million human lives to sacrifice. Born to die. Died against us to purify. Dead and buried</text:p>
          </table:table-cell>
          <table:table-cell office:value-type="string" calcext:value-type="string">
            <text:p>Million human lives to sacrifice. All about to die but they’re dead at last. Million human lives to sacrifice. Born to die. Die against us to purify. Dead and buried</text:p>
          </table:table-cell>
          <table:table-cell table:number-columns-repeated="16381"/>
        </table:table-row>
        <table:table-row table:style-name="ro4">
          <table:table-cell office:value-type="string" calcext:value-type="string">
            <text:p>Singer14_ClearVoice_High_lyrics</text:p>
          </table:table-cell>
          <table:table-cell table:style-name="ce33" office:value-type="string" calcext:value-type="string">
            <text:p>Million human lives to sacrifice. All were about to die but they are dead at last. Million human lives to sacrifice. Born to die. Died against us to purify. Dead and buried</text:p>
          </table:table-cell>
          <table:table-cell office:value-type="string" calcext:value-type="string">
            <text:p>Million human lives to sacrifice. All about to die but they’re dead at last. Million human lives to sacrifice. Born to die. Die against us to purify. Dead and buried</text:p>
          </table:table-cell>
          <table:table-cell table:number-columns-repeated="16381"/>
        </table:table-row>
        <table:table-row table:style-name="ro4">
          <table:table-cell office:value-type="string" calcext:value-type="string">
            <text:p>Singer14_ClearVoice_Low_lyrics</text:p>
          </table:table-cell>
          <table:table-cell table:style-name="ce33" office:value-type="string" calcext:value-type="string">
            <text:p>Million human lives to sacrifice. All were about to die but they are dead at last. Million human lives to sacrifice. Born to die. Died against us to purify. Dead and buried</text:p>
          </table:table-cell>
          <table:table-cell office:value-type="string" calcext:value-type="string">
            <text:p>Million human lives to sacrifice. All about to die but they’re dead at last. Million human lives to sacrifice. Born to die. Die against us to purify. Dead and buried</text:p>
          </table:table-cell>
          <table:table-cell table:number-columns-repeated="16381"/>
        </table:table-row>
        <table:table-row table:style-name="ro4">
          <table:table-cell office:value-type="string" calcext:value-type="string">
            <text:p>Singer14_ClearVoice_Mid_lyrics</text:p>
          </table:table-cell>
          <table:table-cell table:style-name="ce33" office:value-type="string" calcext:value-type="string">
            <text:p>Million human lives to sacrifice. All were about to die but they are dead at last. Million human lives to sacrifice. Born to die. Died against us to purify. Dead and buried</text:p>
          </table:table-cell>
          <table:table-cell office:value-type="string" calcext:value-type="string">
            <text:p>Million human lives to sacrifice. All about to die but they’re dead at last. Million human lives to sacrifice. Born to die. Die against us to purify. Dead and buried</text:p>
          </table:table-cell>
          <table:table-cell table:number-columns-repeated="16381"/>
        </table:table-row>
        <table:table-row table:style-name="ro4">
          <table:table-cell office:value-type="string" calcext:value-type="string">
            <text:p>Singer14_DeathGrowl_Low_lyrics</text:p>
          </table:table-cell>
          <table:table-cell table:style-name="ce33" office:value-type="string" calcext:value-type="string">
            <text:p>Million human lives to sacrifice. All were about to die but they are dead at last. Million human lives to sacrifice. Born to die. Died against us to purify. Dead and buried</text:p>
          </table:table-cell>
          <table:table-cell office:value-type="string" calcext:value-type="string">
            <text:p>Million human lives to sacrifice. All about to die but they’re dead at last. Million human lives to sacrifice. Born to die. Die against us to purify. Dead and buried</text:p>
          </table:table-cell>
          <table:table-cell table:number-columns-repeated="16381"/>
        </table:table-row>
        <table:table-row table:style-name="ro4">
          <table:table-cell office:value-type="string" calcext:value-type="string">
            <text:p>Singer14_DeathGrowl_Mid_lyrics</text:p>
          </table:table-cell>
          <table:table-cell table:style-name="ce33" office:value-type="string" calcext:value-type="string">
            <text:p>Million human lives to sacrifice. All were about to die but they are dead at last. Million human lives to sacrifice. Born to die. Died against us to purify. Dead and buried</text:p>
          </table:table-cell>
          <table:table-cell office:value-type="string" calcext:value-type="string">
            <text:p>Million human lives to sacrifice. All about to die but they’re dead at last. Million human lives to sacrifice. Born to die. Die against us to purify. Dead and buried</text:p>
          </table:table-cell>
          <table:table-cell table:number-columns-repeated="16381"/>
        </table:table-row>
        <table:table-row table:style-name="ro3">
          <table:table-cell office:value-type="string" calcext:value-type="string">
            <text:p>Singer15_BlackShriek_High_lyrics</text:p>
          </table:table-cell>
          <table:table-cell table:style-name="ce33" office:value-type="string" calcext:value-type="string">
            <text:p>Can you defeat the recall? Can you repair the truth? This time, I could chase away the meaningless. The meaningless</text:p>
          </table:table-cell>
          <table:table-cell office:value-type="string" calcext:value-type="string">
            <text:p>Can you defeat the recall?. Can you repair the truth?. This time I could chase away the meaningless. The meaningless</text:p>
          </table:table-cell>
          <table:table-cell table:number-columns-repeated="16381"/>
        </table:table-row>
        <table:table-row table:style-name="ro3">
          <table:table-cell office:value-type="string" calcext:value-type="string">
            <text:p>Singer15_BlackShriek_Mid_lyrics</text:p>
          </table:table-cell>
          <table:table-cell table:style-name="ce33" office:value-type="string" calcext:value-type="string">
            <text:p>Can you defeat the recall? Can you repair the truth? This time, I could chase away the meaningless. The meaningless</text:p>
          </table:table-cell>
          <table:table-cell office:value-type="string" calcext:value-type="string">
            <text:p>Can you defeat the recall?. Can you repair the truth?. This time I could chase away the meaningless. The meaningless</text:p>
          </table:table-cell>
          <table:table-cell table:number-columns-repeated="16381"/>
        </table:table-row>
        <table:table-row table:style-name="ro3">
          <table:table-cell office:value-type="string" calcext:value-type="string">
            <text:p>Singer15_ClearVoice_High_lyrics</text:p>
          </table:table-cell>
          <table:table-cell table:style-name="ce33" office:value-type="string" calcext:value-type="string">
            <text:p>Can you defeat the recall? Can you repair the truth? This time, I could chase away the meaningless. The meaningless</text:p>
          </table:table-cell>
          <table:table-cell office:value-type="string" calcext:value-type="string">
            <text:p>Can you defeat the recall?. Can you repair the truth?. This time I could chase away the meaningless. The meaningless</text:p>
          </table:table-cell>
          <table:table-cell table:number-columns-repeated="16381"/>
        </table:table-row>
        <table:table-row table:style-name="ro3">
          <table:table-cell office:value-type="string" calcext:value-type="string">
            <text:p>Singer15_ClearVoice_Low_lyrics</text:p>
          </table:table-cell>
          <table:table-cell table:style-name="ce33" office:value-type="string" calcext:value-type="string">
            <text:p>Can you defeat the recall? Can you repair the truth? This time, I could chase away the meaningless. The meaningless</text:p>
          </table:table-cell>
          <table:table-cell office:value-type="string" calcext:value-type="string">
            <text:p>Can you defeat the recall?. Can you repair the truth?. This time I could chase away the meaningless. The meaningless</text:p>
          </table:table-cell>
          <table:table-cell table:number-columns-repeated="16381"/>
        </table:table-row>
        <table:table-row table:style-name="ro3">
          <table:table-cell office:value-type="string" calcext:value-type="string">
            <text:p>Singer15_ClearVoice_Mid_lyrics</text:p>
          </table:table-cell>
          <table:table-cell table:style-name="ce33" office:value-type="string" calcext:value-type="string">
            <text:p>Can you defeat the recall? Can you repair the truth? This time, I could chase away the meaningless. The meaningless</text:p>
          </table:table-cell>
          <table:table-cell office:value-type="string" calcext:value-type="string">
            <text:p>Can you defeat the recall?. Can you repair the truth?. This time I could chase away the meaningless. The meaningless</text:p>
          </table:table-cell>
          <table:table-cell table:number-columns-repeated="16381"/>
        </table:table-row>
        <table:table-row table:style-name="ro3">
          <table:table-cell office:value-type="string" calcext:value-type="string">
            <text:p>Singer15_DeathGrowl_Low_lyrics</text:p>
          </table:table-cell>
          <table:table-cell table:style-name="ce33" office:value-type="string" calcext:value-type="string">
            <text:p>Can you defeat the recall? Can you repair the truth? This time, I could chase away the meaningless. The meaningless</text:p>
          </table:table-cell>
          <table:table-cell office:value-type="string" calcext:value-type="string">
            <text:p>Can you defeat the recall?. Can you repair the truth?. This time I could chase away the meaningless. The meaningless</text:p>
          </table:table-cell>
          <table:table-cell table:number-columns-repeated="16381"/>
        </table:table-row>
        <table:table-row table:style-name="ro3">
          <table:table-cell office:value-type="string" calcext:value-type="string">
            <text:p>Singer15_DeathGrowl_Mid_lyrics</text:p>
          </table:table-cell>
          <table:table-cell table:style-name="ce33" office:value-type="string" calcext:value-type="string">
            <text:p>Can you defeat the recall? Can you repair the truth? This time, I could chase away the meaningless. The meaningless</text:p>
          </table:table-cell>
          <table:table-cell office:value-type="string" calcext:value-type="string">
            <text:p>Can you defeat the recall?. Can you repair the truth?. This time I could chase away the meaningless. The meaningless</text:p>
          </table:table-cell>
          <table:table-cell table:number-columns-repeated="16381"/>
        </table:table-row>
        <table:table-row table:style-name="ro3">
          <table:table-cell office:value-type="string" calcext:value-type="string">
            <text:p>Singer15_HardcoreScream_High_lyrics</text:p>
          </table:table-cell>
          <table:table-cell table:style-name="ce33" office:value-type="string" calcext:value-type="string">
            <text:p>Can you defeat the recall? Can you repair the truth? This time, I could chase away the meaningless. The meaningless</text:p>
          </table:table-cell>
          <table:table-cell office:value-type="string" calcext:value-type="string">
            <text:p>Can you defeat the recall?. Can you repair the truth?. This time I could chase away the meaningless. The meaningless</text:p>
          </table:table-cell>
          <table:table-cell table:number-columns-repeated="16381"/>
        </table:table-row>
        <table:table-row table:style-name="ro3">
          <table:table-cell office:value-type="string" calcext:value-type="string">
            <text:p>Singer15_HardcoreScream_Low_lyrics</text:p>
          </table:table-cell>
          <table:table-cell table:style-name="ce33" office:value-type="string" calcext:value-type="string">
            <text:p>Can you defeat the recall? Can you repair the truth? This time, I could chase away the meaningless. The meaningless</text:p>
          </table:table-cell>
          <table:table-cell office:value-type="string" calcext:value-type="string">
            <text:p>Can you defeat the recall?. Can you repair the truth?. This time I could chase away the meaningless. The meaningless</text:p>
          </table:table-cell>
          <table:table-cell table:number-columns-repeated="16381"/>
        </table:table-row>
        <table:table-row table:style-name="ro3">
          <table:table-cell office:value-type="string" calcext:value-type="string">
            <text:p>Singer15_HardcoreScream_Mid_lyrics</text:p>
          </table:table-cell>
          <table:table-cell table:style-name="ce33" office:value-type="string" calcext:value-type="string">
            <text:p>Can you defeat the recall? Can you repair the truth? This time, I could chase away the meaningless. The meaningless</text:p>
          </table:table-cell>
          <table:table-cell office:value-type="string" calcext:value-type="string">
            <text:p>Can you defeat the recall?. Can you repair the truth?. This time I could chase away the meaningless. The meaningless</text:p>
          </table:table-cell>
          <table:table-cell table:number-columns-repeated="16381"/>
        </table:table-row>
        <table:table-row table:style-name="ro3">
          <table:table-cell table:style-name="ce30" office:value-type="string" calcext:value-type="string">
            <text:p>Singer17_BlackShriek_High_lyrics</text:p>
          </table:table-cell>
          <table:table-cell table:style-name="ce33" office:value-type="string" calcext:value-type="string">
            <text:p><text:span text:style-name="T2">Slaughter, mutilator, worm, devour. Complexion and shapes, crushing all life form, carbonic dust, </text:span><text:span text:style-name="T3">raping, singing, crushing</text:span>.</text:p>
          </table:table-cell>
          <table:table-cell office:value-type="string" calcext:value-type="string">
            <text:p>Slaughter, mutilator, <text:span text:style-name="T1">war</text:span>, devour. Complex therian shapes. Crushing all lifeform. Carbonic dust. <text:span text:style-name="T1">Raping, fading, threshing</text:span></text:p>
          </table:table-cell>
          <table:table-cell table:number-columns-repeated="16381"/>
        </table:table-row>
        <table:table-row table:style-name="ro3">
          <table:table-cell table:style-name="ce30" office:value-type="string" calcext:value-type="string">
            <text:p>Singer17_BlackShriek_Mid_lyrics</text:p>
          </table:table-cell>
          <table:table-cell table:style-name="ce33" office:value-type="string" calcext:value-type="string">
            <text:p><text:span text:style-name="T2">Slaughter, mutilator, worm, devour. Complexion and shapes, crushing all life form, carbonic dust, </text:span><text:span text:style-name="T3">threading, shading, again</text:span>.</text:p>
          </table:table-cell>
          <table:table-cell office:value-type="string" calcext:value-type="string">
            <text:p>Slaughter, mutilator, <text:span text:style-name="T1">war</text:span>, devour. Complex therian shapes. Crushing all lifeform. Carbonic dust. <text:span text:style-name="T1">Fading, shading, waiting</text:span></text:p>
          </table:table-cell>
          <table:table-cell table:number-columns-repeated="16381"/>
        </table:table-row>
        <table:table-row table:style-name="ro3">
          <table:table-cell table:style-name="ce30" office:value-type="string" calcext:value-type="string">
            <text:p>Singer17_ClearVoice_High_lyrics</text:p>
          </table:table-cell>
          <table:table-cell table:style-name="ce33" office:value-type="string" calcext:value-type="string">
            <text:p><text:span text:style-name="T2">Slaughter, mutilator, worm, </text:span><text:span text:style-name="T3">divorce</text:span><text:span text:style-name="T2">. Complexion and shapes, crushing all life form, carbonic dust, </text:span><text:span text:style-name="T3">leading, crushing, hating</text:span>.</text:p>
          </table:table-cell>
          <table:table-cell office:value-type="string" calcext:value-type="string">
            <text:p>Slaughter, mutilator, worm, devour. Complex therian shapes. Crushing all lifeform. Carbonic dust. <text:span text:style-name="T1">Leading, crushing, hating</text:span></text:p>
          </table:table-cell>
          <table:table-cell table:number-columns-repeated="16381"/>
        </table:table-row>
        <table:table-row table:style-name="ro3">
          <table:table-cell table:style-name="ce30" office:value-type="string" calcext:value-type="string">
            <text:p>Singer17_ClearVoice_Low_lyrics</text:p>
          </table:table-cell>
          <table:table-cell table:style-name="ce33" office:value-type="string" calcext:value-type="string">
            <text:p><text:span text:style-name="T2">Slaughter, mutilator, worm, devour. Complexion and shapes, crushing all life form, carbonic dust, </text:span><text:span text:style-name="T3">leading, beating, crushing</text:span>.</text:p>
          </table:table-cell>
          <table:table-cell office:value-type="string" calcext:value-type="string">
            <text:p>Slaughter, mutilator, worm, devour. Complex therian shapes. Crushing all lifeform. Carbonic dust. <text:span text:style-name="T1">Leading, beading, crushing</text:span></text:p>
          </table:table-cell>
          <table:table-cell table:number-columns-repeated="16381"/>
        </table:table-row>
        <table:table-row table:style-name="ro3">
          <table:table-cell table:style-name="ce30" office:value-type="string" calcext:value-type="string">
            <text:p>Singer17_ClearVoice_Mid_lyrics</text:p>
          </table:table-cell>
          <table:table-cell table:style-name="ce33" office:value-type="string" calcext:value-type="string">
            <text:p><text:span text:style-name="T2">Slaughter, mutilator, worm, devour. Complexion and shapes, crushing all life form, carbonic dust, </text:span><text:span text:style-name="T3">crushing, leading, threshing</text:span>.</text:p>
          </table:table-cell>
          <table:table-cell office:value-type="string" calcext:value-type="string">
            <text:p>Slaughter, mutilator, worm, devour. Complex therian shapes. Crushing all lifeform. Carbonic dust. <text:span text:style-name="T1">Crushing, leaning, threshing</text:span></text:p>
          </table:table-cell>
          <table:table-cell table:number-columns-repeated="16381"/>
        </table:table-row>
        <table:table-row table:style-name="ro3">
          <table:table-cell table:style-name="ce30" office:value-type="string" calcext:value-type="string">
            <text:p>Singer17_DeathGrowl_Low_lyrics</text:p>
          </table:table-cell>
          <table:table-cell table:style-name="ce33" office:value-type="string" calcext:value-type="string">
            <text:p><text:span text:style-name="T2">Slaughter, mutilator, worm, devour. Complexion and shapes, crushing all life form, carbonic dust,</text:span><text:span text:style-name="T4"> </text:span><text:span text:style-name="T3">ruling versus callling</text:span><text:span text:style-name="T5">.</text:span></text:p>
          </table:table-cell>
          <table:table-cell office:value-type="string" calcext:value-type="string">
            <text:p>Slaughter, mutilator, worm, devour. Complex therian shapes. Crushing all lifeform. Carbonic dust. <text:span text:style-name="T1">Waiting, raging, calling</text:span></text:p>
          </table:table-cell>
          <table:table-cell table:number-columns-repeated="16381"/>
        </table:table-row>
        <table:table-row table:style-name="ro3">
          <table:table-cell table:style-name="ce30" office:value-type="string" calcext:value-type="string">
            <text:p>Singer17_DeathGrowl_Mid_lyrics</text:p>
          </table:table-cell>
          <table:table-cell table:style-name="ce33" office:value-type="string" calcext:value-type="string">
            <text:p><text:span text:style-name="T2">Slaughter, mutilator, worm, devour. Complexion and shapes, crushing all life form, carbonic dust, </text:span><text:span text:style-name="T3">leading, threading, beating</text:span>.</text:p>
          </table:table-cell>
          <table:table-cell office:value-type="string" calcext:value-type="string">
            <text:p>Slaughter, mutilator, worm, devour. Complex therian shapes. Crushing all lifeform. Carbonic dust. <text:span text:style-name="T1">Hating, threading, fading</text:span></text:p>
          </table:table-cell>
          <table:table-cell table:number-columns-repeated="16381"/>
        </table:table-row>
        <table:table-row table:style-name="ro3">
          <table:table-cell table:style-name="ce30" office:value-type="string" calcext:value-type="string">
            <text:p>Singer17_GrindInhale_lyrics</text:p>
          </table:table-cell>
          <table:table-cell table:style-name="ce33" office:value-type="string" calcext:value-type="string">
            <text:p><text:span text:style-name="T2">Slaughter, mutilator, worm, devour. Complexion and shapes, crushing all life form, carbonic dust, </text:span><text:span text:style-name="T3">ruling, leading, rolling</text:span>.</text:p>
          </table:table-cell>
          <table:table-cell office:value-type="string" calcext:value-type="string">
            <text:p>Slaughter, mutilator, worm, devour. Complex therian shapes. Crushing all lifeform. Carbonic dust. <text:span text:style-name="T1">Growling, leading, rolling</text:span></text:p>
          </table:table-cell>
          <table:table-cell table:number-columns-repeated="16381"/>
        </table:table-row>
        <table:table-row table:style-name="ro3">
          <table:table-cell table:style-name="ce30" office:value-type="string" calcext:value-type="string">
            <text:p>Singer17_HardcoreScream_High_lyrics</text:p>
          </table:table-cell>
          <table:table-cell table:style-name="ce33" office:value-type="string" calcext:value-type="string">
            <text:p><text:span text:style-name="T2">Slaughter, mutilator, worm, devour. Complexion and shapes, crushing all life form, carbonic dust, </text:span><text:span text:style-name="T3">graving, beating, grinding</text:span>.</text:p>
          </table:table-cell>
          <table:table-cell office:value-type="string" calcext:value-type="string">
            <text:p>Slaughter, mutilator, worm, devour. Complex therian shapes. Crushing all lifeform. Carbonic dust. <text:span text:style-name="T1">Raping, fading, rolling</text:span></text:p>
          </table:table-cell>
          <table:table-cell table:number-columns-repeated="16381"/>
        </table:table-row>
        <table:table-row table:style-name="ro3">
          <table:table-cell table:style-name="ce30" office:value-type="string" calcext:value-type="string">
            <text:p>Singer17_HardcoreScream_Low_lyrics</text:p>
          </table:table-cell>
          <table:table-cell table:style-name="ce33" office:value-type="string" calcext:value-type="string">
            <text:p><text:span text:style-name="T2">Slaughter, mutilator, worm, devour. Complexion and shapes, crushing all life form, carbonic dust, </text:span><text:span text:style-name="T3">raping, swinging pretty</text:span>.</text:p>
          </table:table-cell>
          <table:table-cell office:value-type="string" calcext:value-type="string">
            <text:p>Slaughter, mutilator, worm, devour. Complex therian shapes. Crushing all lifeform. Carbonic dust. <text:span text:style-name="T1">Raping, threading, fating</text:span></text:p>
          </table:table-cell>
          <table:table-cell table:number-columns-repeated="16381"/>
        </table:table-row>
        <table:table-row table:style-name="ro3">
          <table:table-cell table:style-name="ce30" office:value-type="string" calcext:value-type="string">
            <text:p>Singer17_HardcoreScream_Mid_lyrics</text:p>
          </table:table-cell>
          <table:table-cell table:style-name="ce33" office:value-type="string" calcext:value-type="string">
            <text:p>Slaughter, mutilator, worm, devour. Complexion and shapes, crushing all life form, carbonic dust, <text:span text:style-name="T1">ready, shady, rolling</text:span></text:p>
          </table:table-cell>
          <table:table-cell office:value-type="string" calcext:value-type="string">
            <text:p>Slaughter, mutilator, worm, devour. Complex therian shapes. Crushing all lifeform. Carbonic dust. <text:span text:style-name="T1">Waiting, shading, rolling</text:span></text:p>
          </table:table-cell>
          <table:table-cell table:number-columns-repeated="16381"/>
        </table:table-row>
        <table:table-row table:style-name="ro5">
          <table:table-cell office:value-type="string" calcext:value-type="string">
            <text:p>Singer18_BlackShriek_High_lyrics</text:p>
          </table:table-cell>
          <table:table-cell table:style-name="ce35" office:value-type="string" calcext:value-type="string">
            <text:p>She was a fast machine, she kept her motor clean. She was the best damn woman that I ever seen. She had the sightless eyes, telling me no lies. Knocking me out with those American thighs. <text:span text:style-name="T1">Taking more than her share, had me fighting for air. She told me to come but I was already there</text:span></text:p>
          </table:table-cell>
          <table:table-cell office:value-type="string" calcext:value-type="string">
            <text:p>She was a fast machine. She kept her motor clean. She was the best damn woman that I ever seen. She has the sightless eyes. Telling me no lies. Knocking me out with those american thighs. <text:span text:style-name="T1">Taking more than a share. I’ll be fighting for her. She told me to come but I was already there</text:span></text:p>
          </table:table-cell>
          <table:table-cell table:number-columns-repeated="16381"/>
        </table:table-row>
        <table:table-row table:style-name="ro4">
          <table:table-cell office:value-type="string" calcext:value-type="string">
            <text:p>Singer18_BlackShriek_Mid_lyrics</text:p>
          </table:table-cell>
          <table:table-cell office:value-type="string" calcext:value-type="string">
            <text:p>She was a fast machine, she kept her motor clean. She was the best damn woman that I ever seen. She had the sightless eyes, telling me no lies. Knocking me out with those American thighs.</text:p>
          </table:table-cell>
          <table:table-cell office:value-type="string" calcext:value-type="string">
            <text:p>She was a fast machine. She kept her motor clean. She was the best damn woman that I ever seen. She has the sightless eyes. Telling me no lies. Knocking me out with those american thighs</text:p>
          </table:table-cell>
          <table:table-cell table:number-columns-repeated="16381"/>
        </table:table-row>
        <table:table-row table:style-name="ro5">
          <table:table-cell office:value-type="string" calcext:value-type="string">
            <text:p>Singer18_ClearVoice_High_lyrics</text:p>
          </table:table-cell>
          <table:table-cell office:value-type="string" calcext:value-type="string">
            <text:p>She was a fast machine, she kept her motor clean. She was the best damn woman that I ever seen. She had the sightless eyes, telling me no lies. Knocking me out with those American thighs. <text:span text:style-name="T1">Taking more than her share, had me fighting for air.</text:span></text:p>
          </table:table-cell>
          <table:table-cell office:value-type="string" calcext:value-type="string">
            <text:p>She was a fast machine. She kept her motor clean. She was the best damn woman that I ever seen. She has the sightless eyes. Telling me no lies. Knocking me out with those american thighs. <text:span text:style-name="T1">Taking more than a share. I’ll be fighting for her</text:span></text:p>
          </table:table-cell>
          <table:table-cell table:number-columns-repeated="16381"/>
        </table:table-row>
        <table:table-row table:style-name="ro4">
          <table:table-cell office:value-type="string" calcext:value-type="string">
            <text:p>Singer18_ClearVoice_Low_lyrics</text:p>
          </table:table-cell>
          <table:table-cell office:value-type="string" calcext:value-type="string">
            <text:p>She was a fast machine, she kept her motor clean. She was the best damn woman that I ever seen. She had the sightless eyes, telling me no lies. Knocking me out with those American thighs.</text:p>
          </table:table-cell>
          <table:table-cell office:value-type="string" calcext:value-type="string">
            <text:p>She was a fast machine. She kept her motor clean. She was the best damn woman that I ever seen. She has the sightless eyes. Telling me no lies. Knocking me out with those american thighs</text:p>
          </table:table-cell>
          <table:table-cell table:number-columns-repeated="16381"/>
        </table:table-row>
        <table:table-row table:style-name="ro4">
          <table:table-cell office:value-type="string" calcext:value-type="string">
            <text:p>Singer18_ClearVoice_Mid_lyrics</text:p>
          </table:table-cell>
          <table:table-cell office:value-type="string" calcext:value-type="string">
            <text:p>She was a fast machine, she kept her motor clean. She was the best damn woman that I ever seen. She had the sightless eyes, telling me no lies. Knocking me out with those American thighs.</text:p>
          </table:table-cell>
          <table:table-cell office:value-type="string" calcext:value-type="string">
            <text:p>She was a fast machine. She kept her motor clean. She was the best damn woman that I ever seen. She has the sightless eyes. Telling me no lies. Knocking me out with those american thighs</text:p>
          </table:table-cell>
          <table:table-cell table:number-columns-repeated="16381"/>
        </table:table-row>
        <table:table-row table:style-name="ro4">
          <table:table-cell office:value-type="string" calcext:value-type="string">
            <text:p>Singer18_DeathGrowl_Low_lyrics</text:p>
          </table:table-cell>
          <table:table-cell office:value-type="string" calcext:value-type="string">
            <text:p>She was a fast machine, she kept her motor clean. She was the best damn woman that I ever seen. She had the sightless eyes, telling me no lies. Knocking me out with those American thighs.</text:p>
          </table:table-cell>
          <table:table-cell office:value-type="string" calcext:value-type="string">
            <text:p>She was a fast machine. She kept her motor clean. She was the best damn woman that I ever seen. She has the sightless eyes. Telling me no lies. Knocking me out with those american thighs</text:p>
          </table:table-cell>
          <table:table-cell table:number-columns-repeated="16381"/>
        </table:table-row>
        <table:table-row table:style-name="ro4">
          <table:table-cell office:value-type="string" calcext:value-type="string">
            <text:p>Singer18_DeathGrowl_Mid_lyrics</text:p>
          </table:table-cell>
          <table:table-cell office:value-type="string" calcext:value-type="string">
            <text:p>She was a fast machine, she kept her motor clean. She was the best damn woman that I ever seen. She had the sightless eyes, telling me no lies. Knocking me out with those American thighs.</text:p>
          </table:table-cell>
          <table:table-cell office:value-type="string" calcext:value-type="string">
            <text:p>She was a fast machine. She kept her motor clean. She was the best damn woman that I ever seen. She has the sightless eyes. Telling me no lies. Knocking me out with those american thighs</text:p>
          </table:table-cell>
          <table:table-cell table:number-columns-repeated="16381"/>
        </table:table-row>
        <table:table-row table:style-name="ro4">
          <table:table-cell office:value-type="string" calcext:value-type="string">
            <text:p>Singer18_HardcoreScream_High_lyrics</text:p>
          </table:table-cell>
          <table:table-cell office:value-type="string" calcext:value-type="string">
            <text:p>She was a fast machine, she kept her motor clean. She was the best damn woman that I ever seen. She had the sightless eyes, telling me no lies. Knocking me out with those American thighs.</text:p>
          </table:table-cell>
          <table:table-cell office:value-type="string" calcext:value-type="string">
            <text:p>She was a fast machine. She kept her motor clean. She was the best damn woman that I ever seen. She has the sightless eyes. Telling me no lies. Knocking me out with those american thighs</text:p>
          </table:table-cell>
          <table:table-cell table:number-columns-repeated="16381"/>
        </table:table-row>
        <table:table-row table:style-name="ro4">
          <table:table-cell office:value-type="string" calcext:value-type="string">
            <text:p>Singer18_HardcoreScream_Low_lyrics</text:p>
          </table:table-cell>
          <table:table-cell office:value-type="string" calcext:value-type="string">
            <text:p>She was a fast machine, she kept her motor clean. She was the best damn woman that I ever seen. She had the sightless eyes, telling me no lies. Knocking me out with those American thighs.</text:p>
          </table:table-cell>
          <table:table-cell office:value-type="string" calcext:value-type="string">
            <text:p>She was a fast machine. She kept her motor clean. She was the best damn woman that I ever seen. She has the sightless eyes. Telling me no lies. Knocking me out with those american thighs</text:p>
          </table:table-cell>
          <table:table-cell table:number-columns-repeated="16381"/>
        </table:table-row>
        <table:table-row table:style-name="ro4">
          <table:table-cell office:value-type="string" calcext:value-type="string">
            <text:p>Singer18_HardcoreScream_Mid_lyrics</text:p>
          </table:table-cell>
          <table:table-cell office:value-type="string" calcext:value-type="string">
            <text:p>She was a fast machine, she kept her motor clean. She was the best damn woman that I ever seen. She had the sightless eyes, telling me no lies. Knocking me out with those American thighs.</text:p>
          </table:table-cell>
          <table:table-cell office:value-type="string" calcext:value-type="string">
            <text:p>She was a fast machine. She kept her motor clean. She was the best damn woman that I ever seen. She has the sightless eyes. Telling me no lies. Knocking me out with those american thighs</text:p>
          </table:table-cell>
          <table:table-cell table:number-columns-repeated="16381"/>
        </table:table-row>
        <table:table-row table:style-name="ro3">
          <table:table-cell office:value-type="string" calcext:value-type="string">
            <text:p>Singer19_BlackShriek_Mid_lyrics</text:p>
          </table:table-cell>
          <table:table-cell table:style-name="ce33" office:value-type="string" calcext:value-type="string">
            <text:p>This morning, Hello the end to me. Today, we cut down all the trees. Consume the whole water.</text:p>
          </table:table-cell>
          <table:table-cell office:value-type="string" calcext:value-type="string">
            <text:p>This morning. Hello the edge of may. Today we cut down all the trees. Consume the whole water</text:p>
          </table:table-cell>
          <table:table-cell table:number-columns-repeated="16381"/>
        </table:table-row>
        <table:table-row table:style-name="ro3">
          <table:table-cell office:value-type="string" calcext:value-type="string">
            <text:p>Singer19_ClearVoice_High_lyrics</text:p>
          </table:table-cell>
          <table:table-cell table:style-name="ce33" office:value-type="string" calcext:value-type="string">
            <text:p>This morning, Hello the end to me. Today, we cut down all the trees. Consume the whole water.</text:p>
          </table:table-cell>
          <table:table-cell office:value-type="string" calcext:value-type="string">
            <text:p>This morning. Hello the edge of may. Today we cut down all the trees. Consume the whole water</text:p>
          </table:table-cell>
          <table:table-cell table:number-columns-repeated="16381"/>
        </table:table-row>
        <table:table-row table:style-name="ro3">
          <table:table-cell office:value-type="string" calcext:value-type="string">
            <text:p>Singer19_ClearVoice_Low_lyrics</text:p>
          </table:table-cell>
          <table:table-cell table:style-name="ce33" office:value-type="string" calcext:value-type="string">
            <text:p>This morning, Hello the end to me. Today, we cut down all the trees. Consume the whole water.</text:p>
          </table:table-cell>
          <table:table-cell office:value-type="string" calcext:value-type="string">
            <text:p>This morning. Hello the edge of may. Today we cut down all the trees. Consume the whole water</text:p>
          </table:table-cell>
          <table:table-cell table:number-columns-repeated="16381"/>
        </table:table-row>
        <table:table-row table:style-name="ro3">
          <table:table-cell office:value-type="string" calcext:value-type="string">
            <text:p>Singer19_ClearVoice_Mid_lyrics</text:p>
          </table:table-cell>
          <table:table-cell table:style-name="ce33" office:value-type="string" calcext:value-type="string">
            <text:p>This morning, Hello the end to me. Today, we cut down all the trees. Consume the whole water.</text:p>
          </table:table-cell>
          <table:table-cell office:value-type="string" calcext:value-type="string">
            <text:p>This morning. Hello the edge of may. Today we cut down all the trees. Consume the whole water</text:p>
          </table:table-cell>
          <table:table-cell table:number-columns-repeated="16381"/>
        </table:table-row>
        <table:table-row table:style-name="ro3">
          <table:table-cell office:value-type="string" calcext:value-type="string">
            <text:p>Singer19_DeathGrowl_Low_lyrics</text:p>
          </table:table-cell>
          <table:table-cell table:style-name="ce33" office:value-type="string" calcext:value-type="string">
            <text:p>This morning, Hello the end to me. Today, we cut down all the trees. Consume the whole water.</text:p>
          </table:table-cell>
          <table:table-cell office:value-type="string" calcext:value-type="string">
            <text:p>This morning. Hello the edge of may. Today we cut down all the trees. Consume the whole water</text:p>
          </table:table-cell>
          <table:table-cell table:number-columns-repeated="16381"/>
        </table:table-row>
        <table:table-row table:style-name="ro3">
          <table:table-cell office:value-type="string" calcext:value-type="string">
            <text:p>Singer19_DeathGrowl_Mid_lyrics</text:p>
          </table:table-cell>
          <table:table-cell table:style-name="ce33" office:value-type="string" calcext:value-type="string">
            <text:p>This morning, Hello the end to me. Today, we cut down all the trees. Consume the whole water.</text:p>
          </table:table-cell>
          <table:table-cell office:value-type="string" calcext:value-type="string">
            <text:p>This morning. Hello the edge of may. Today we cut down all the trees. Consume the whole water</text:p>
          </table:table-cell>
          <table:table-cell table:number-columns-repeated="16381"/>
        </table:table-row>
        <table:table-row table:style-name="ro3">
          <table:table-cell office:value-type="string" calcext:value-type="string">
            <text:p>Singer19_HardcoreScream_High_lyrics</text:p>
          </table:table-cell>
          <table:table-cell table:style-name="ce33" office:value-type="string" calcext:value-type="string">
            <text:p>This morning, Hello the end to me. Today, we cut down all the trees. Consume the whole water.</text:p>
          </table:table-cell>
          <table:table-cell office:value-type="string" calcext:value-type="string">
            <text:p>This morning. Hello the edge of may. Today we cut down all the trees. Consume the whole water</text:p>
          </table:table-cell>
          <table:table-cell table:number-columns-repeated="16381"/>
        </table:table-row>
        <table:table-row table:style-name="ro3">
          <table:table-cell office:value-type="string" calcext:value-type="string">
            <text:p>Singer19_HardcoreScream_Low_lyrics</text:p>
          </table:table-cell>
          <table:table-cell table:style-name="ce33" office:value-type="string" calcext:value-type="string">
            <text:p>This morning, Hello the end to me. Today, we cut down all the trees. Consume the whole water.</text:p>
          </table:table-cell>
          <table:table-cell office:value-type="string" calcext:value-type="string">
            <text:p>This morning. Hello the edge of may. Today we cut down all the trees. Consume the whole water</text:p>
          </table:table-cell>
          <table:table-cell table:number-columns-repeated="16381"/>
        </table:table-row>
        <table:table-row table:style-name="ro3">
          <table:table-cell office:value-type="string" calcext:value-type="string">
            <text:p>Singer19_HardcoreScream_Mid_lyrics</text:p>
          </table:table-cell>
          <table:table-cell table:style-name="ce33" office:value-type="string" calcext:value-type="string">
            <text:p>This morning, Hello the end to me. Today, we cut down all the trees. Consume the whole water.</text:p>
          </table:table-cell>
          <table:table-cell office:value-type="string" calcext:value-type="string">
            <text:p>This morning. Hello the edge of may. Today we cut down all the trees. Consume the whole water</text:p>
          </table:table-cell>
          <table:table-cell table:number-columns-repeated="16381"/>
        </table:table-row>
        <table:table-row table:style-name="ro3">
          <table:table-cell office:value-type="string" calcext:value-type="string">
            <text:p>Singer20_BlackShriek_High_lyrics</text:p>
          </table:table-cell>
          <table:table-cell table:style-name="ce33" office:value-type="string" calcext:value-type="string">
            <text:p>Reason doesn't rule the world, the greed of few people equals the misery of many. When accumulation is facing survival.</text:p>
          </table:table-cell>
          <table:table-cell office:value-type="string" calcext:value-type="string">
            <text:p>Reason doesn’t rule the world. The greed of few people. Equal the misery of many. When accumulation is facing survival</text:p>
          </table:table-cell>
          <table:table-cell table:number-columns-repeated="16381"/>
        </table:table-row>
        <table:table-row table:style-name="ro3">
          <table:table-cell office:value-type="string" calcext:value-type="string">
            <text:p>Singer20_BlackShriek_Mid_lyrics</text:p>
          </table:table-cell>
          <table:table-cell table:style-name="ce33" office:value-type="string" calcext:value-type="string">
            <text:p>Reason doesn't rule the world, the greed of few people equals the misery of many. When accumulation is facing survival.</text:p>
          </table:table-cell>
          <table:table-cell office:value-type="string" calcext:value-type="string">
            <text:p>Reason doesn’t rule the world. The greed of few people. Equal the misery of many. When accumulation is facing survival</text:p>
          </table:table-cell>
          <table:table-cell table:number-columns-repeated="16381"/>
        </table:table-row>
        <table:table-row table:style-name="ro3">
          <table:table-cell office:value-type="string" calcext:value-type="string">
            <text:p>Singer20_ClearVoice_High_lyrics</text:p>
          </table:table-cell>
          <table:table-cell table:style-name="ce33" office:value-type="string" calcext:value-type="string">
            <text:p>Reason doesn't rule the world, the greed of few people equals the misery of many. When accumulation is facing survival.</text:p>
          </table:table-cell>
          <table:table-cell office:value-type="string" calcext:value-type="string">
            <text:p>Reason doesn’t rule the world. The greed of few people. Equal the misery of many. When accumulation is facing survival</text:p>
          </table:table-cell>
          <table:table-cell table:number-columns-repeated="16381"/>
        </table:table-row>
        <table:table-row table:style-name="ro3">
          <table:table-cell office:value-type="string" calcext:value-type="string">
            <text:p>Singer20_ClearVoice_Low_lyrics</text:p>
          </table:table-cell>
          <table:table-cell table:style-name="ce33" office:value-type="string" calcext:value-type="string">
            <text:p>Reason doesn't rule the world, the greed of few people equals the misery of many. When accumulation is facing survival.</text:p>
          </table:table-cell>
          <table:table-cell office:value-type="string" calcext:value-type="string">
            <text:p>Reason doesn’t rule the world. The greed of few people. Equal the misery of many. When accumulation is facing survival</text:p>
          </table:table-cell>
          <table:table-cell table:number-columns-repeated="16381"/>
        </table:table-row>
        <table:table-row table:style-name="ro3">
          <table:table-cell office:value-type="string" calcext:value-type="string">
            <text:p>Singer20_ClearVoice_Mid_lyrics</text:p>
          </table:table-cell>
          <table:table-cell table:style-name="ce33" office:value-type="string" calcext:value-type="string">
            <text:p>Reason doesn't rule the world, the greed of few people equals the misery of many. When accumulation is facing survival.</text:p>
          </table:table-cell>
          <table:table-cell office:value-type="string" calcext:value-type="string">
            <text:p>Reason doesn’t rule the world. The greed of few people. Equal the misery of many. When accumulation is facing survival</text:p>
          </table:table-cell>
          <table:table-cell table:number-columns-repeated="16381"/>
        </table:table-row>
        <table:table-row table:style-name="ro3">
          <table:table-cell office:value-type="string" calcext:value-type="string">
            <text:p>Singer20_DeathGrowl_Low_lyrics</text:p>
          </table:table-cell>
          <table:table-cell table:style-name="ce33" office:value-type="string" calcext:value-type="string">
            <text:p>Reason doesn't rule the world, the greed of few people equals the misery of many. When accumulation is facing survival.</text:p>
          </table:table-cell>
          <table:table-cell office:value-type="string" calcext:value-type="string">
            <text:p>Reason doesn’t rule the world. The greed of few people. Equal the misery of many. When accumulation is facing survival</text:p>
          </table:table-cell>
          <table:table-cell table:number-columns-repeated="16381"/>
        </table:table-row>
        <table:table-row table:style-name="ro3">
          <table:table-cell office:value-type="string" calcext:value-type="string">
            <text:p>Singer20_DeathGrowl_Mid_lyrics</text:p>
          </table:table-cell>
          <table:table-cell table:style-name="ce33" office:value-type="string" calcext:value-type="string">
            <text:p>Reason doesn't rule the world, the greed of few people equals the misery of many. When accumulation is facing survival.</text:p>
          </table:table-cell>
          <table:table-cell office:value-type="string" calcext:value-type="string">
            <text:p>Reason doesn’t rule the world. The greed of few people. Equal the misery of many. When accumulation is facing survival</text:p>
          </table:table-cell>
          <table:table-cell table:number-columns-repeated="16381"/>
        </table:table-row>
        <table:table-row table:style-name="ro3">
          <table:table-cell office:value-type="string" calcext:value-type="string">
            <text:p>Singer20_HardcoreScream_High_lyrics</text:p>
          </table:table-cell>
          <table:table-cell table:style-name="ce33" office:value-type="string" calcext:value-type="string">
            <text:p>Reason doesn't rule the world, the greed of few people equals the misery of many. When accumulation is facing survival.</text:p>
          </table:table-cell>
          <table:table-cell office:value-type="string" calcext:value-type="string">
            <text:p>Reason doesn’t rule the world. The greed of few people. Equal the misery of many. When accumulation is facing survival</text:p>
          </table:table-cell>
          <table:table-cell table:number-columns-repeated="16381"/>
        </table:table-row>
        <table:table-row table:style-name="ro3">
          <table:table-cell office:value-type="string" calcext:value-type="string">
            <text:p>Singer20_HardcoreScream_Low_lyrics</text:p>
          </table:table-cell>
          <table:table-cell table:style-name="ce33" office:value-type="string" calcext:value-type="string">
            <text:p>Reason doesn't rule the world, the greed of few people equals the misery of many. When accumulation is facing survival.</text:p>
          </table:table-cell>
          <table:table-cell office:value-type="string" calcext:value-type="string">
            <text:p>Reason doesn’t rule the world. The greed of few people. Equal the misery of many. When accumulation is facing survival</text:p>
          </table:table-cell>
          <table:table-cell table:number-columns-repeated="16381"/>
        </table:table-row>
        <table:table-row table:style-name="ro3">
          <table:table-cell office:value-type="string" calcext:value-type="string">
            <text:p>Singer20_HardcoreScream_Mid_lyrics</text:p>
          </table:table-cell>
          <table:table-cell table:style-name="ce33" office:value-type="string" calcext:value-type="string">
            <text:p>Reason doesn't rule the world, the greed of few people equals the misery of many. When accumulation is facing survival.</text:p>
          </table:table-cell>
          <table:table-cell office:value-type="string" calcext:value-type="string">
            <text:p>Reason doesn’t rule the world. The greed of few people. Equal the misery of many. When accumulation is facing survival</text:p>
          </table:table-cell>
          <table:table-cell table:number-columns-repeated="16381"/>
        </table:table-row>
        <table:table-row table:style-name="ro3">
          <table:table-cell office:value-type="string" calcext:value-type="string">
            <text:p>Singer22_BlackShriek_High_lyrics</text:p>
          </table:table-cell>
          <table:table-cell table:style-name="ce33" office:value-type="string" calcext:value-type="string">
            <text:p>Burn to pray, afraid to die, is that a life to fight for? <text:span text:style-name="T1">Stop the way of the lord</text:span>, because your heart's still breathing. Reread the sky</text:p>
          </table:table-cell>
          <table:table-cell office:value-type="string" calcext:value-type="string">
            <text:p><text:span text:style-name="T1">Bird of prey, </text:span>afraid to die. Is that the life to fight for?. <text:span text:style-name="T1">Up the way.</text:span> <text:span text:style-name="T1">Slope to low</text:span>. Is that your heart still breathing. We reach the sky</text:p>
          </table:table-cell>
          <table:table-cell table:number-columns-repeated="16381"/>
        </table:table-row>
        <table:table-row table:style-name="ro3">
          <table:table-cell office:value-type="string" calcext:value-type="string">
            <text:p>Singer22_BlackShriek_Mid_lyrics</text:p>
          </table:table-cell>
          <table:table-cell table:style-name="ce33" office:value-type="string" calcext:value-type="string">
            <text:p>Burn to pray, afraid to die, is that a life to fight for? <text:span text:style-name="T1">Like the ways, up the lawn</text:span>, because your heart's still breathing. Reread the sky</text:p>
          </table:table-cell>
          <table:table-cell office:value-type="string" calcext:value-type="string">
            <text:p><text:span text:style-name="T1">Bird of prey,</text:span> afraid to die. Is that the life to fight for?. <text:span text:style-name="T1">Up the way.</text:span> <text:span text:style-name="T1">Up the low</text:span>. Where your heart still breathing. We reach the sky</text:p>
          </table:table-cell>
          <table:table-cell table:number-columns-repeated="16381"/>
        </table:table-row>
        <table:table-row table:style-name="ro3">
          <table:table-cell office:value-type="string" calcext:value-type="string">
            <text:p>Singer22_BlackShriek_Mid_lyrics_2</text:p>
          </table:table-cell>
          <table:table-cell table:style-name="ce33" office:value-type="string" calcext:value-type="string">
            <text:p>Burn to pray, afraid to die, is that a life to fight for? <text:span text:style-name="T1">Stop the way of the lord</text:span>, because your heart's still breathing. Reread the sky</text:p>
          </table:table-cell>
          <table:table-cell office:value-type="string" calcext:value-type="string">
            <text:p><text:span text:style-name="T1">Bird of prey,</text:span> afraid to die. Is that the lie to fight for?. <text:span text:style-name="T1">Up the way.</text:span> <text:span text:style-name="T1">Up the low</text:span>. Cause your heart still breathing. We reach the sky</text:p>
          </table:table-cell>
          <table:table-cell table:number-columns-repeated="16381"/>
        </table:table-row>
        <table:table-row table:style-name="ro3">
          <table:table-cell office:value-type="string" calcext:value-type="string">
            <text:p>Singer22_ClearVoice_High_lyrics</text:p>
          </table:table-cell>
          <table:table-cell table:style-name="ce33" office:value-type="string" calcext:value-type="string">
            <text:p>Burn to pray, afraid to die, is that a life to fight for? <text:span text:style-name="T1">Up to glue, weight you off</text:span>, because your heart's still breathing. Reread the sky</text:p>
          </table:table-cell>
          <table:table-cell office:value-type="string" calcext:value-type="string">
            <text:p>Burnt prey, afraid to die. Is that the life to fight for?. <text:span text:style-name="T1">Heart to low. Way to have.</text:span> Cause your heart still breathing. We read the sky</text:p>
          </table:table-cell>
          <table:table-cell table:number-columns-repeated="16381"/>
        </table:table-row>
        <table:table-row table:style-name="ro3">
          <table:table-cell office:value-type="string" calcext:value-type="string">
            <text:p>Singer22_ClearVoice_Low_lyrics</text:p>
          </table:table-cell>
          <table:table-cell table:style-name="ce33" office:value-type="string" calcext:value-type="string">
            <text:p>Burn to pray, afraid to die, is that a life to fight for? <text:span text:style-name="T1">Have to learn a way to have</text:span>, because your heart's still breathing. Reread the sky</text:p>
          </table:table-cell>
          <table:table-cell office:value-type="string" calcext:value-type="string">
            <text:p>Burnt prey, afraid to die. Is that the life to fight for?. <text:span text:style-name="T1">Heart to low. Way to have.</text:span> Cause your heart still breathing. We read the sky</text:p>
          </table:table-cell>
          <table:table-cell table:number-columns-repeated="16381"/>
        </table:table-row>
        <table:table-row table:style-name="ro3">
          <table:table-cell office:value-type="string" calcext:value-type="string">
            <text:p>Singer22_ClearVoice_Mid_lyrics</text:p>
          </table:table-cell>
          <table:table-cell table:style-name="ce33" office:value-type="string" calcext:value-type="string">
            <text:p>Burn to pray, afraid to die, is that a life to fight for? <text:span text:style-name="T1">Have to learn a way to have</text:span>, because your heart's still breathing. Reread the sky</text:p>
          </table:table-cell>
          <table:table-cell office:value-type="string" calcext:value-type="string">
            <text:p>Burnt prey, afraid to die. Is that the life to fight for?. <text:span text:style-name="T1">Heart to low. Way to have.</text:span> Cause your heart still breathing. We read the sky</text:p>
          </table:table-cell>
          <table:table-cell table:number-columns-repeated="16381"/>
        </table:table-row>
        <table:table-row table:style-name="ro3">
          <table:table-cell office:value-type="string" calcext:value-type="string">
            <text:p>Singer22_DeathGrowl_Low_lyrics</text:p>
          </table:table-cell>
          <table:table-cell table:style-name="ce33" office:value-type="string" calcext:value-type="string">
            <text:p>Burn to pray, afraid to die, is that a life to fight for? <text:span text:style-name="T1">Have to learn a way to love</text:span>, because your heart's still breathing. Reread the sky</text:p>
          </table:table-cell>
          <table:table-cell office:value-type="string" calcext:value-type="string">
            <text:p>Burnt prey, afraid to die. Is that the life to fight for?. <text:span text:style-name="T1">Have to learn.</text:span> <text:span text:style-name="T1">A way to love</text:span>. Cause your heart still breathing. We reach the sky</text:p>
          </table:table-cell>
          <table:table-cell table:number-columns-repeated="16381"/>
        </table:table-row>
        <table:table-row table:style-name="ro3">
          <table:table-cell office:value-type="string" calcext:value-type="string">
            <text:p>Singer22_DeathGrowl_Mid_lyrics</text:p>
          </table:table-cell>
          <table:table-cell table:style-name="ce33" office:value-type="string" calcext:value-type="string">
            <text:p>Burn to pray, afraid to die, is that a life to fight for? <text:span text:style-name="T1">Up the way you have to learn</text:span>, because your heart's still breathing. Reread the sky</text:p>
          </table:table-cell>
          <table:table-cell office:value-type="string" calcext:value-type="string">
            <text:p>Burnt prey, afraid to die. Is that the life to fight for?. <text:span text:style-name="T1">Have to way. Or have to learn.</text:span> Cause your heart still breathing. We reach the sky</text:p>
          </table:table-cell>
          <table:table-cell table:number-columns-repeated="16381"/>
        </table:table-row>
        <table:table-row table:style-name="ro3">
          <table:table-cell office:value-type="string" calcext:value-type="string">
            <text:p>Singer22_HardcoreScream_High_lyrics</text:p>
          </table:table-cell>
          <table:table-cell table:style-name="ce33" office:value-type="string" calcext:value-type="string">
            <text:p>Burn to pray, afraid to die, is that a life to fight for? <text:span text:style-name="T1">Up the way, off to love</text:span>, because your heart's still breathing. Reread the sky</text:p>
          </table:table-cell>
          <table:table-cell office:value-type="string" calcext:value-type="string">
            <text:p>Burnt prey, afraid to die. Is that the life to fight for?. <text:span text:style-name="T1">Have to way. Or have to learn.</text:span> Cause your heart still breathing. We read the sky</text:p>
          </table:table-cell>
          <table:table-cell table:number-columns-repeated="16381"/>
        </table:table-row>
        <table:table-row table:style-name="ro3">
          <table:table-cell office:value-type="string" calcext:value-type="string">
            <text:p>Singer22_HardcoreScream_Low_lyrics</text:p>
          </table:table-cell>
          <table:table-cell table:style-name="ce34" office:value-type="string" calcext:value-type="string">
            <text:p><text:span text:style-name="T2">Burn to pray, afraid to die, is that a life to fight for? </text:span><text:span text:style-name="T6">Up to learn a way to love</text:span><text:span text:style-name="T7">,</text:span> because your heart's still breathing. Reread the sky</text:p>
          </table:table-cell>
          <table:table-cell office:value-type="string" calcext:value-type="string">
            <text:p><text:span text:style-name="T1">Bird of prey,</text:span> afraid to die. Is that the life to fight for?. <text:span text:style-name="T1">Up to learn. A way to love.</text:span> Cause your heart still breathing. We read the sky</text:p>
          </table:table-cell>
          <table:table-cell table:number-columns-repeated="16381"/>
        </table:table-row>
        <table:table-row table:style-name="ro3">
          <table:table-cell office:value-type="string" calcext:value-type="string">
            <text:p>Singer22_HardcoreScream_Mid_lyrics</text:p>
          </table:table-cell>
          <table:table-cell office:value-type="string" calcext:value-type="string">
            <text:p><text:span text:style-name="T2">Burn to pray, afraid to die, is that a life to fight for? </text:span><text:span text:style-name="T6">Up to learn about to lose</text:span><text:span text:style-name="T7">,</text:span><text:span text:style-name="T8"> because your heart's still breathing. Reread the sky</text:span></text:p>
          </table:table-cell>
          <table:table-cell office:value-type="string" calcext:value-type="string">
            <text:p><text:span text:style-name="T1">Bird of prey,</text:span> afraid to die. Is that the life to fight for?. <text:span text:style-name="T1">Up to learn. Up to lose.</text:span> Cause your heart still breathing. We reach the sky</text:p>
          </table:table-cell>
          <table:table-cell table:number-columns-repeated="16381"/>
        </table:table-row>
        <table:table-row table:style-name="ro4">
          <table:table-cell office:value-type="string" calcext:value-type="string">
            <text:p>Singer23_BlackShriek_High_lyrics</text:p>
          </table:table-cell>
          <table:table-cell table:style-name="ce33" office:value-type="string" calcext:value-type="string">
            <text:p>You know I can't fight for yourself, you have to do this on your own. Nobody's gonna tell to her what you wanted to say. You know I can't fight for yourself every time you wish you could have <text:span text:style-name="T1">so</text:span></text:p>
          </table:table-cell>
          <table:table-cell office:value-type="string" calcext:value-type="string">
            <text:p>You know I can’t fight for yourself. You have to do this on your own. Nobody’s gonna tell. To her what you wanted to say. You know I can’t fight for yourself. Everytime you wish you could have solved</text:p>
          </table:table-cell>
          <table:table-cell table:number-columns-repeated="16381"/>
        </table:table-row>
        <table:table-row table:style-name="ro4">
          <table:table-cell office:value-type="string" calcext:value-type="string">
            <text:p>Singer23_BlackShriek_Mid_lyrics</text:p>
          </table:table-cell>
          <table:table-cell table:style-name="ce33" office:value-type="string" calcext:value-type="string">
            <text:p>You know I can't fight for yourself, you have to do this on your own. Nobody's gonna tell to her what you wanted to say. You know I can't fight for yourself every time you wish you could have <text:span text:style-name="T1">so</text:span></text:p>
          </table:table-cell>
          <table:table-cell office:value-type="string" calcext:value-type="string">
            <text:p>You know I can’t fight for yourself. You have to do this on your own. Nobody’s gonna tell. To her what you wanted to say. You know I can’t fight for yourself. Everytime you wish you could have solved</text:p>
          </table:table-cell>
          <table:table-cell table:number-columns-repeated="16381"/>
        </table:table-row>
        <table:table-row table:style-name="ro4">
          <table:table-cell office:value-type="string" calcext:value-type="string">
            <text:p>Singer23_ClearVoice_High_lyrics</text:p>
          </table:table-cell>
          <table:table-cell table:style-name="ce33" office:value-type="string" calcext:value-type="string">
            <text:p>You know I can't fight for yourself, you have to do this on your own. Nobody's gonna tell to her what you wanted to say. You know I can't fight for yourself every time you wish you could have <text:span text:style-name="T1">so</text:span></text:p>
          </table:table-cell>
          <table:table-cell office:value-type="string" calcext:value-type="string">
            <text:p>You know I can’t fight for yourself. You have to do this on your own. Nobody’s gonna tell. To her what you wanted to say. You know I can’t fight for yourself. Everytime you wish you could have <text:span text:style-name="T1">so</text:span></text:p>
          </table:table-cell>
          <table:table-cell table:number-columns-repeated="16381"/>
        </table:table-row>
        <table:table-row table:style-name="ro4">
          <table:table-cell office:value-type="string" calcext:value-type="string">
            <text:p>Singer23_ClearVoice_Low_lyrics</text:p>
          </table:table-cell>
          <table:table-cell table:style-name="ce33" office:value-type="string" calcext:value-type="string">
            <text:p>You know I can't fight for yourself, you have to do this on your own. Nobody's gonna tell to her what you wanted to say. You know I can't fight for yourself every time you wish you could have <text:span text:style-name="T1">so</text:span></text:p>
          </table:table-cell>
          <table:table-cell office:value-type="string" calcext:value-type="string">
            <text:p>You know I can’t fight for yourself. You have to do this on your own. Nobody’s gonna tell. To her what you wanted to say. You know I can’t fight for yourself. Everytime you wish you could have <text:span text:style-name="T1">so</text:span></text:p>
          </table:table-cell>
          <table:table-cell table:number-columns-repeated="16381"/>
        </table:table-row>
        <table:table-row table:style-name="ro4">
          <table:table-cell office:value-type="string" calcext:value-type="string">
            <text:p>Singer23_ClearVoice_Mid_lyrics</text:p>
          </table:table-cell>
          <table:table-cell table:style-name="ce33" office:value-type="string" calcext:value-type="string">
            <text:p>You know I can't fight for yourself, you have to do this on your own. Nobody's gonna tell to her what you wanted to say. You know I can't fight for yourself every time you wish you could have <text:span text:style-name="T1">so</text:span></text:p>
          </table:table-cell>
          <table:table-cell office:value-type="string" calcext:value-type="string">
            <text:p>You know I can’t fight for yourself. You have to do this on your own. Nobody’s gonna tell. To her what you wanted to say. You know I can’t fight for yourself. Everytime you wish you could have <text:span text:style-name="T1">so</text:span></text:p>
          </table:table-cell>
          <table:table-cell table:number-columns-repeated="16381"/>
        </table:table-row>
        <table:table-row table:style-name="ro4">
          <table:table-cell office:value-type="string" calcext:value-type="string">
            <text:p>Singer23_DeathGrowl_Low_lyrics</text:p>
          </table:table-cell>
          <table:table-cell table:style-name="ce33" office:value-type="string" calcext:value-type="string">
            <text:p>You know I can't fight for yourself, you have to do this on your own. Nobody's gonna tell to her what you wanted to say. You know I can't fight for yourself every time you wish you could have <text:span text:style-name="T1">solved</text:span></text:p>
          </table:table-cell>
          <table:table-cell office:value-type="string" calcext:value-type="string">
            <text:p>You know I can’t fight for yourself. You have to do this on your own. Nobody’s gonna tell. To her what you wanted to say. You know I can’t fight for yourself. Everytime you wish you could have solved</text:p>
          </table:table-cell>
          <table:table-cell table:number-columns-repeated="16381"/>
        </table:table-row>
        <table:table-row table:style-name="ro4">
          <table:table-cell office:value-type="string" calcext:value-type="string">
            <text:p>Singer23_DeathGrowl_Mid_lyrics</text:p>
          </table:table-cell>
          <table:table-cell table:style-name="ce33" office:value-type="string" calcext:value-type="string">
            <text:p>You know I can't fight for yourself, you have to do this on your own. Nobody's gonna tell to her what you wanted to say. You know I can't fight for yourself every time you wish you could have <text:span text:style-name="T1">solved</text:span></text:p>
          </table:table-cell>
          <table:table-cell office:value-type="string" calcext:value-type="string">
            <text:p>You know I can’t fight for yourself. You have to do this on your own. Nobody’s gonna tell. To her what you wanted to say. You know I can’t fight for yourself. Everytime you wish you could have solved</text:p>
          </table:table-cell>
          <table:table-cell table:number-columns-repeated="16381"/>
        </table:table-row>
        <table:table-row table:style-name="ro4">
          <table:table-cell office:value-type="string" calcext:value-type="string">
            <text:p>Singer23_HardcoreScream_High_lyrics</text:p>
          </table:table-cell>
          <table:table-cell table:style-name="ce33" office:value-type="string" calcext:value-type="string">
            <text:p>You know I can't fight for yourself, you have to do this on your own. Nobody's gonna tell to her what you wanted to say. You know I can't fight for yourself every time you wish you could have <text:span text:style-name="T1">solved</text:span></text:p>
          </table:table-cell>
          <table:table-cell office:value-type="string" calcext:value-type="string">
            <text:p>You know I can’t fight for yourself. You have to do this on your own. Nobody’s gonna tell. To her what you wanted to say. You know I can’t fight for yourself. Everytime you wish you could have solved</text:p>
          </table:table-cell>
          <table:table-cell table:number-columns-repeated="16381"/>
        </table:table-row>
        <table:table-row table:style-name="ro4">
          <table:table-cell office:value-type="string" calcext:value-type="string">
            <text:p>Singer23_HardcoreScream_Low_lyrics</text:p>
          </table:table-cell>
          <table:table-cell table:style-name="ce33" office:value-type="string" calcext:value-type="string">
            <text:p>You know I can't fight for yourself, you have to do this on your own. Nobody's gonna tell to her what you wanted to say. You know I can't fight for yourself every time you wish you could have <text:span text:style-name="T1">solved</text:span></text:p>
          </table:table-cell>
          <table:table-cell office:value-type="string" calcext:value-type="string">
            <text:p>You know I can’t fight for yourself. You have to do this on your own. Nobody’s gonna tell. To her what you wanted to say. You know I can’t fight for yourself. Everytime you wish you could have solved</text:p>
          </table:table-cell>
          <table:table-cell table:number-columns-repeated="16381"/>
        </table:table-row>
        <table:table-row table:style-name="ro4">
          <table:table-cell office:value-type="string" calcext:value-type="string">
            <text:p>Singer23_HardcoreScream_Mid_lyrics</text:p>
          </table:table-cell>
          <table:table-cell table:style-name="ce33" office:value-type="string" calcext:value-type="string">
            <text:p>You know I can't fight for yourself, you have to do this on your own. Nobody's gonna tell to her what you wanted to say. You know I can't fight for yourself every time you wish you could have <text:span text:style-name="T1">solved</text:span></text:p>
          </table:table-cell>
          <table:table-cell office:value-type="string" calcext:value-type="string">
            <text:p>You know I can’t fight for yourself. You have to do this on your own. Nobody’s gonna tell. To her what you wanted to say. You know I can’t fight for yourself. Everytime you wish you could have solved</text:p>
          </table:table-cell>
          <table:table-cell table:number-columns-repeated="16381"/>
        </table:table-row>
        <table:table-row table:style-name="ro4">
          <table:table-cell office:value-type="string" calcext:value-type="string">
            <text:p>Singer24_ClearVoice_High_lyrics</text:p>
          </table:table-cell>
          <table:table-cell table:number-columns-repeated="2" office:value-type="string" calcext:value-type="string">
            <text:p>This time it is the end. I’ve got nothing left to lose. While sinking in the sand. I’m still thinking of you. To all the things I’ve done. And for all the things I’ve tried</text:p>
          </table:table-cell>
          <table:table-cell table:number-columns-repeated="16381"/>
        </table:table-row>
        <table:table-row table:style-name="ro4">
          <table:table-cell office:value-type="string" calcext:value-type="string">
            <text:p>Singer24_ClearVoice_Low_lyrics</text:p>
          </table:table-cell>
          <table:table-cell table:number-columns-repeated="2" office:value-type="string" calcext:value-type="string">
            <text:p>This time it is the end. I’ve got nothing left to lose. While sinking in the sand. I’m still thinking of you. To all the things I’ve done. And for all the things I’ve tried</text:p>
          </table:table-cell>
          <table:table-cell table:number-columns-repeated="16381"/>
        </table:table-row>
        <table:table-row table:style-name="ro4">
          <table:table-cell office:value-type="string" calcext:value-type="string">
            <text:p>Singer24_ClearVoice_Mid_lyrics</text:p>
          </table:table-cell>
          <table:table-cell office:value-type="string" calcext:value-type="string">
            <text:p>This time it is the end. I’ve got nothing left to lose. While sinking in the <text:span text:style-name="T1">sands</text:span>. I’m still thinking of you. To all the things I’ve done. And for all the things I’ve tried</text:p>
          </table:table-cell>
          <table:table-cell office:value-type="string" calcext:value-type="string">
            <text:p>This time it is the end. I’ve got nothing left to lose. While sinking in the <text:span text:style-name="T1">sands</text:span>. I’m still thinking of you. To all the things I’ve done. And for all the things I’ve tried</text:p>
          </table:table-cell>
          <table:table-cell table:number-columns-repeated="16381"/>
        </table:table-row>
        <table:table-row table:style-name="ro3">
          <table:table-cell office:value-type="string" calcext:value-type="string">
            <text:p>Singer24_HardcoreScream_Mid_lyrics</text:p>
          </table:table-cell>
          <table:table-cell table:number-columns-repeated="2" office:value-type="string" calcext:value-type="string">
            <text:p>When we’ll open our eyes. And stare at this thing. Maybe they’ll realize. That it can’t just be. Cause I’m meant to be blind now</text:p>
          </table:table-cell>
          <table:table-cell table:number-columns-repeated="16381"/>
        </table:table-row>
        <table:table-row table:style-name="ro6">
          <table:table-cell office:value-type="string" calcext:value-type="string">
            <text:p>Singer25_BlackShriek_High_lyrics</text:p>
          </table:table-cell>
          <table:table-cell office:value-type="string" calcext:value-type="string">
            <text:p>Thunder in my eyes. The ocean could not understand the crime. Wandering through the fog. The lightning</text:p>
          </table:table-cell>
          <table:table-cell office:value-type="string" calcext:value-type="string">
            <text:p>Thunder in my eyes. The ocean couldn’t understand the crime. Wandering through the fog. The lightning</text:p>
          </table:table-cell>
          <table:table-cell table:number-columns-repeated="16381"/>
        </table:table-row>
        <table:table-row table:style-name="ro6">
          <table:table-cell office:value-type="string" calcext:value-type="string">
            <text:p>Singer25_BlackShriek_Mid_lyrics</text:p>
          </table:table-cell>
          <table:table-cell office:value-type="string" calcext:value-type="string">
            <text:p>Thunder in my eyes. The ocean could not understand the crime. Wandering through the fog. The lightning</text:p>
          </table:table-cell>
          <table:table-cell office:value-type="string" calcext:value-type="string">
            <text:p>Thunder in my eyes. The ocean couldn’t understand the crime. Wandering through the fog. The lightning</text:p>
          </table:table-cell>
          <table:table-cell table:number-columns-repeated="16381"/>
        </table:table-row>
        <table:table-row table:style-name="ro6">
          <table:table-cell office:value-type="string" calcext:value-type="string">
            <text:p>Singer25_ClearVoice_High_lyrics</text:p>
          </table:table-cell>
          <table:table-cell office:value-type="string" calcext:value-type="string">
            <text:p>Thunder in my eyes. The ocean could not understand the crime. Wandering through the fog. The lightning</text:p>
          </table:table-cell>
          <table:table-cell office:value-type="string" calcext:value-type="string">
            <text:p>Thunder in my eyes. The ocean couldn’t understand the crime. Wandering through the fog. The lightning</text:p>
          </table:table-cell>
          <table:table-cell table:number-columns-repeated="16381"/>
        </table:table-row>
        <table:table-row table:style-name="ro6">
          <table:table-cell office:value-type="string" calcext:value-type="string">
            <text:p>Singer25_ClearVoice_Low_lyrics</text:p>
          </table:table-cell>
          <table:table-cell office:value-type="string" calcext:value-type="string">
            <text:p>Thunder in my eyes. The ocean could not understand the crime. Wandering through the fog. The lightning</text:p>
          </table:table-cell>
          <table:table-cell office:value-type="string" calcext:value-type="string">
            <text:p>Thunder in my eyes. The ocean couldn’t understand the crime. Wandering through the fog. The lightning</text:p>
          </table:table-cell>
          <table:table-cell table:number-columns-repeated="16381"/>
        </table:table-row>
        <table:table-row table:style-name="ro6">
          <table:table-cell office:value-type="string" calcext:value-type="string">
            <text:p>Singer25_ClearVoice_Mid_lyrics</text:p>
          </table:table-cell>
          <table:table-cell office:value-type="string" calcext:value-type="string">
            <text:p>Thunder in my eyes. The ocean could not understand the crime. Wandering through the fog. The lightning</text:p>
          </table:table-cell>
          <table:table-cell office:value-type="string" calcext:value-type="string">
            <text:p>Thunder in my eyes. The ocean could understand the crime. Wandering through the fog. The lightning</text:p>
          </table:table-cell>
          <table:table-cell table:number-columns-repeated="16381"/>
        </table:table-row>
        <table:table-row table:style-name="ro6">
          <table:table-cell office:value-type="string" calcext:value-type="string">
            <text:p>Singer25_DeathGrowl_Low_lyrics</text:p>
          </table:table-cell>
          <table:table-cell office:value-type="string" calcext:value-type="string">
            <text:p>Thunder in my eyes. The ocean could not understand the crime. Wandering through the fog. The lightning</text:p>
          </table:table-cell>
          <table:table-cell office:value-type="string" calcext:value-type="string">
            <text:p>Thunder in my eyes. The ocean couldn’t understand the crime. Wandering through the fog. The lightning</text:p>
          </table:table-cell>
          <table:table-cell table:number-columns-repeated="16381"/>
        </table:table-row>
        <table:table-row table:style-name="ro6">
          <table:table-cell office:value-type="string" calcext:value-type="string">
            <text:p>Singer25_DeathGrowl_Mid_lyrics</text:p>
          </table:table-cell>
          <table:table-cell office:value-type="string" calcext:value-type="string">
            <text:p>Thunder in my eyes. The ocean could not understand the crime. Wandering through the fog. The lightning</text:p>
          </table:table-cell>
          <table:table-cell office:value-type="string" calcext:value-type="string">
            <text:p>Thunder in my eyes. The ocean couldn’t understand the crime. Wandering through the fog. The lightning</text:p>
          </table:table-cell>
          <table:table-cell table:number-columns-repeated="16381"/>
        </table:table-row>
        <table:table-row table:style-name="ro6">
          <table:table-cell office:value-type="string" calcext:value-type="string">
            <text:p>Singer25_HardcoreScream_High_lyrics</text:p>
          </table:table-cell>
          <table:table-cell office:value-type="string" calcext:value-type="string">
            <text:p>Thunder in my eyes. The ocean could not understand the crime. Wandering through the fog. The lightning</text:p>
          </table:table-cell>
          <table:table-cell office:value-type="string" calcext:value-type="string">
            <text:p>Thunder in my eyes. The ocean couldn’t understand the crime. Wandering through the fog. The lightning</text:p>
          </table:table-cell>
          <table:table-cell table:number-columns-repeated="16381"/>
        </table:table-row>
        <table:table-row table:style-name="ro6">
          <table:table-cell office:value-type="string" calcext:value-type="string">
            <text:p>Singer25_HardcoreScream_Mid_lyrics</text:p>
          </table:table-cell>
          <table:table-cell office:value-type="string" calcext:value-type="string">
            <text:p>Thunder in my eyes. The ocean could not understand the crime. Wandering through the fog. The lightning</text:p>
          </table:table-cell>
          <table:table-cell office:value-type="string" calcext:value-type="string">
            <text:p>Thunder in my eyes. The ocean couldn’t understand the crime. Wandering through the fog. The lightning</text:p>
          </table:table-cell>
          <table:table-cell table:number-columns-repeated="16381"/>
        </table:table-row>
        <table:table-row table:style-name="ro6">
          <table:table-cell office:value-type="string" calcext:value-type="string">
            <text:p>Singer26_BlackShriek_High_lyrics</text:p>
          </table:table-cell>
          <table:table-cell table:style-name="ce33" office:value-type="string" calcext:value-type="string">
            <text:p>Sitting on the stairs of indifference. The child looks at the emptiness of this white wall that offers nothing but silence</text:p>
          </table:table-cell>
          <table:table-cell office:value-type="string" calcext:value-type="string">
            <text:p>Sitting on the stairs of indifference. The child looks at the emptiness. Of this white wall that offers nothing but silence</text:p>
          </table:table-cell>
          <table:table-cell table:number-columns-repeated="16381"/>
        </table:table-row>
        <table:table-row table:style-name="ro6">
          <table:table-cell office:value-type="string" calcext:value-type="string">
            <text:p>Singer26_BlackShriek_Mid_lyrics</text:p>
          </table:table-cell>
          <table:table-cell table:style-name="ce33" office:value-type="string" calcext:value-type="string">
            <text:p>Sitting on the stairs of indifference. The child looks at the emptiness of this white wall that offers nothing but silence</text:p>
          </table:table-cell>
          <table:table-cell office:value-type="string" calcext:value-type="string">
            <text:p>Sitting on the stairs of indifference. The child looks at the emptiness. Of this white wall that offers nothing but silence</text:p>
          </table:table-cell>
          <table:table-cell table:number-columns-repeated="16381"/>
        </table:table-row>
        <table:table-row table:style-name="ro6">
          <table:table-cell office:value-type="string" calcext:value-type="string">
            <text:p>Singer26_ClearVoice_High_lyrics</text:p>
          </table:table-cell>
          <table:table-cell table:style-name="ce33" office:value-type="string" calcext:value-type="string">
            <text:p>Sitting on the stairs of indifference. The child looks at the emptiness of this white wall that offers nothing but silence</text:p>
          </table:table-cell>
          <table:table-cell office:value-type="string" calcext:value-type="string">
            <text:p>Sitting on the stairs of indifference. The child looks at the emptiness. Of this white wall that offers nothing but silence</text:p>
          </table:table-cell>
          <table:table-cell table:number-columns-repeated="16381"/>
        </table:table-row>
        <table:table-row table:style-name="ro6">
          <table:table-cell office:value-type="string" calcext:value-type="string">
            <text:p>Singer26_ClearVoice_Low_lyrics</text:p>
          </table:table-cell>
          <table:table-cell table:style-name="ce33" office:value-type="string" calcext:value-type="string">
            <text:p>Sitting on the stairs of indifference. The child looks at the emptiness of this white wall that offers nothing but silence</text:p>
          </table:table-cell>
          <table:table-cell office:value-type="string" calcext:value-type="string">
            <text:p>Sitting on the stairs of indifference. The child looks at the emptiness. Of this white wall that offers nothing but silence</text:p>
          </table:table-cell>
          <table:table-cell table:number-columns-repeated="16381"/>
        </table:table-row>
        <table:table-row table:style-name="ro6">
          <table:table-cell office:value-type="string" calcext:value-type="string">
            <text:p>Singer26_ClearVoice_Mid_lyrics</text:p>
          </table:table-cell>
          <table:table-cell table:style-name="ce33" office:value-type="string" calcext:value-type="string">
            <text:p>Sitting on the stairs of indifference. The child looks at the emptiness of this white wall that offers nothing but silence</text:p>
          </table:table-cell>
          <table:table-cell office:value-type="string" calcext:value-type="string">
            <text:p>Sitting on the stairs of indifference. The child looks at the emptiness. Of this white wall that offers nothing but silence</text:p>
          </table:table-cell>
          <table:table-cell table:number-columns-repeated="16381"/>
        </table:table-row>
        <table:table-row table:style-name="ro6">
          <table:table-cell office:value-type="string" calcext:value-type="string">
            <text:p>Singer26_DeathGrowl_Low_lyrics</text:p>
          </table:table-cell>
          <table:table-cell table:style-name="ce33" office:value-type="string" calcext:value-type="string">
            <text:p>Sitting on the stairs of indifference. The child looks at the emptiness of this white wall that offers nothing but silence</text:p>
          </table:table-cell>
          <table:table-cell office:value-type="string" calcext:value-type="string">
            <text:p>Sitting on the stairs of indifference. The child looks at the emptiness. Of this white wall that offers nothing but silence</text:p>
          </table:table-cell>
          <table:table-cell table:number-columns-repeated="16381"/>
        </table:table-row>
        <table:table-row table:style-name="ro6">
          <table:table-cell office:value-type="string" calcext:value-type="string">
            <text:p>Singer26_DeathGrowl_Mid_lyrics</text:p>
          </table:table-cell>
          <table:table-cell table:style-name="ce33" office:value-type="string" calcext:value-type="string">
            <text:p>Sitting on the stairs of indifference. The child looks at the emptiness of this white wall that offers nothing but silence</text:p>
          </table:table-cell>
          <table:table-cell office:value-type="string" calcext:value-type="string">
            <text:p>Sitting on the stairs of indifference. The child looks at the emptiness. Of this white wall that offers nothing but silence</text:p>
          </table:table-cell>
          <table:table-cell table:number-columns-repeated="16381"/>
        </table:table-row>
        <table:table-row table:style-name="ro6">
          <table:table-cell office:value-type="string" calcext:value-type="string">
            <text:p>Singer26_GrindInhale_lyrics</text:p>
          </table:table-cell>
          <table:table-cell table:style-name="ce33" office:value-type="string" calcext:value-type="string">
            <text:p>Sitting on the stairs of indifference. The child looks at the emptiness of this white wall that offers nothing but silence</text:p>
          </table:table-cell>
          <table:table-cell office:value-type="string" calcext:value-type="string">
            <text:p>Sitting on the stairs of indifference. The child looks at the emptiness. Of this white wall that offers nothing but silence</text:p>
          </table:table-cell>
          <table:table-cell table:number-columns-repeated="16381"/>
        </table:table-row>
        <table:table-row table:style-name="ro7">
          <table:table-cell office:value-type="string" calcext:value-type="string">
            <text:p>Singer27_ClearVoice_High_lyrics</text:p>
          </table:table-cell>
          <table:table-cell table:style-name="ce33" office:value-type="string" calcext:value-type="string">
            <text:p>Fight again the death, the soul of man walls at length to find rest because of flames. No, so we go away. Try to each love In tune we don't belong to our own lifetime</text:p>
          </table:table-cell>
          <table:table-cell office:value-type="string" calcext:value-type="string">
            <text:p>Fight against the death. The soul of man walls at length. To find rest because of flames. The soul will go away. Try to each love in tune. We don’t belong to our own lifetime</text:p>
          </table:table-cell>
          <table:table-cell table:number-columns-repeated="16381"/>
        </table:table-row>
        <table:table-row table:style-name="ro7">
          <table:table-cell office:value-type="string" calcext:value-type="string">
            <text:p>Singer27_ClearVoice_Low_lyrics</text:p>
          </table:table-cell>
          <table:table-cell table:style-name="ce33" office:value-type="string" calcext:value-type="string">
            <text:p>Fight again the death, the soul of man walls at length to find rest because of flames. No, so we go away. Try to each love In tune we don't belong to our own lifetime</text:p>
          </table:table-cell>
          <table:table-cell office:value-type="string" calcext:value-type="string">
            <text:p>Fight again the death. The soul of man walls at length. To find rest because of flame. The soul will go away. Try to each love in tune. We don’t belong to our own lifetime</text:p>
          </table:table-cell>
          <table:table-cell table:number-columns-repeated="16381"/>
        </table:table-row>
        <table:table-row table:style-name="ro7">
          <table:table-cell office:value-type="string" calcext:value-type="string">
            <text:p>Singer27_ClearVoice_Mid_lyrics</text:p>
          </table:table-cell>
          <table:table-cell table:style-name="ce33" office:value-type="string" calcext:value-type="string">
            <text:p>Fight again the death, the soul of man walls at length to find rest because of flames. No, so we go away. Try to each love In tune we don't belong to our own lifetime</text:p>
          </table:table-cell>
          <table:table-cell office:value-type="string" calcext:value-type="string">
            <text:p>Fight again the death. The soul of man walls at length. To find rest because of flame. The soul will go away. Try to each love in tune. We don’t belong to our own lifetime</text:p>
          </table:table-cell>
          <table:table-cell table:number-columns-repeated="16381"/>
        </table:table-row>
        <table:table-row table:style-name="ro7">
          <table:table-cell office:value-type="string" calcext:value-type="string">
            <text:p>Singer27_HardcoreScream_Low_lyrics</text:p>
          </table:table-cell>
          <table:table-cell table:style-name="ce33" office:value-type="string" calcext:value-type="string">
            <text:p>Fight again the death, the soul of man walls at length to find rest because of flames. No, so we go away. Try to each love In tune we don't belong to our own lifetime</text:p>
          </table:table-cell>
          <table:table-cell office:value-type="string" calcext:value-type="string">
            <text:p>Fight against the death. The soul of man walls at length. To find rest because of flame. The soul will go away. Try to each love in tune. We don’t belong to our own lifetime</text:p>
          </table:table-cell>
          <table:table-cell table:number-columns-repeated="16381"/>
        </table:table-row>
        <table:table-row table:style-name="ro7">
          <table:table-cell office:value-type="string" calcext:value-type="string">
            <text:p>Singer27_HardcoreScream_Mid_lyrics_2</text:p>
          </table:table-cell>
          <table:table-cell table:style-name="ce33" office:value-type="string" calcext:value-type="string">
            <text:p>Fight again the death, the soul of man walls at length to find rest because of flames. No, so we go away. Try to each love In tune we don't belong to our own lifetime</text:p>
          </table:table-cell>
          <table:table-cell office:value-type="string" calcext:value-type="string">
            <text:p>Fight against the death. The soul of man walls at length. To find rest because of flames. Soul will go away. Try to each love in tune. We don’t belong to our own lifetime</text:p>
          </table:table-cell>
          <table:table-cell table:number-columns-repeated="16381"/>
        </table:table-row>
        <table:table-row table:style-name="ro8" table:number-rows-repeated="1048352">
          <table:table-cell table:number-columns-repeated="16384"/>
        </table:table-row>
        <table:table-row table:style-name="ro8">
          <table:table-cell table:number-columns-repeated="16384"/>
        </table:table-row>
      </table:table>
      <table:table table:name="black" table:style-name="ta1">
        <table:table-column table:style-name="co5" table:default-cell-style-name="ce36"/>
        <table:table-column table:style-name="co6" table:default-cell-style-name="ce36"/>
        <table:table-column table:style-name="co4" table:number-columns-repeated="16382" table:default-cell-style-name="ce36"/>
        <table:table-row table:style-name="ro8">
          <table:table-cell table:style-name="ce28" office:value-type="string" calcext:value-type="string">
            <text:p>File</text:p>
          </table:table-cell>
          <table:table-cell table:style-name="ce28" office:value-type="string" calcext:value-type="string">
            <text:p>Lyrics</text:p>
          </table:table-cell>
          <table:table-cell table:number-columns-repeated="16382"/>
        </table:table-row>
        <table:table-row table:style-name="ro8">
          <table:table-cell office:value-type="string" calcext:value-type="string">
            <text:p>Mayhem - Freezing Moon</text:p>
          </table:table-cell>
          <table:table-cell office:value-type="string" calcext:value-type="string">
            <text:p>Everything here's so old. Everything here's so dark. I remember it as from a dream. In the corner of this time. . Diabolic shapes float by. Out from the dark. I remember it was here I died. By following the freezing moon. . It's night again. Night you beautiful. I please my hunger. On living humans. Night of hunger. Follow its call. Follow the freezing moon. . Darkness is growing. Eternity opens. The cemetery lights up again. As in ancient times. Fallen souls die behind my steps. By following the freezing moon.</text:p>
          </table:table-cell>
          <table:table-cell table:number-columns-repeated="16382"/>
        </table:table-row>
        <table:table-row table:style-name="ro8">
          <table:table-cell office:value-type="string" calcext:value-type="string">
            <text:p>Darkthrone - Transilvanian Hunger</text:p>
          </table:table-cell>
          <table:table-cell office:value-type="string" calcext:value-type="string">
            <text:p>Transilvanian hunger cold, soul Your hands are cruel... to haunt, to haunt <text:s/>The mountains are cold... soul, cold Careful pale, forever at night <text:s/>Take me can't you feel the call Embrace me eternally in your daylight slumber <text:s/>To be draped by the shadow of your morbid palace Ohh, hate living... The only heat is warm blood <text:s/>So pure... So cold Transilvanian hunger <text:s/>Hail to the true, intense vampires A story made for divine fulfillment <text:s/>To be the one's breathing a wind of sorrow Sorrow and fright the dearest katharsis <text:s/>Beautiful evil self to be the morbid count A part of a pact that is delightfully immortal <text:s/>Feel the call freeze you with the uppermost desire Transilvanian hunger, my mountain is cold <text:s/>So pure... Evil, cold Transilvanian hunger</text:p>
          </table:table-cell>
          <table:table-cell table:number-columns-repeated="16382"/>
        </table:table-row>
        <table:table-row table:style-name="ro8">
          <table:table-cell office:value-type="string" calcext:value-type="string">
            <text:p>Emperor - I Am the Black Wizards</text:p>
          </table:table-cell>
          <table:table-cell office:value-type="string" calcext:value-type="string">
            <text:p>Mightiest am I, but I am not alone in this cosmos of mine. For the black hills consists of black souls, souls that already died one thousand deaths. Behind the stone walls of centuries they breed their black art. Boiling their spells in cauldrons of black gold. Far up in the mountains, where the rain fall not far, yet the sun cannot reach. The wizards, my servants, summon the souls of macrocosm. No age will escape my wrath. I travel through time and I return to the future. I gather wisdom now lost. I visit again the eternally ancient caves, before a mighty Emperor thereupon came. Watching the mortals "discovering" my chronicles, guarded by the old demons, even unknown to me. Once destroyed their souls are being summoned to my timeless prison of hate It is delightful to feast upon the screaming souls that was destroyed in my future. How many wizards that serve me with evil. I know not. My empires has no limits. From the never ending mountains black, to the bottomless lakes. I am the ruler and has been for eternity's long. My wizards are many, but their essence is mine. Forever they are in the hills in their stone homes of grief. Because I am the spirit of their existence. I am them.</text:p>
          </table:table-cell>
          <table:table-cell table:number-columns-repeated="16382"/>
        </table:table-row>
        <table:table-row table:style-name="ro8">
          <table:table-cell office:value-type="string" calcext:value-type="string">
            <text:p>Stormkeep - A Journey Through Storms</text:p>
          </table:table-cell>
          <table:table-cell office:value-type="string" calcext:value-type="string">
            <text:p>The Winding Path Groves and Hills Lands Beyond the borders of Men Finding Lost relics and timeworn tombs A Road, A Quest, A Journey Through Storms <text:s/>Many trials ahead, into the unknown Tests of magick, steel and strength Adventure awaits <text:s/>Passage across the Strait of Storms To the Castle on the rock of Orn Seas ravaged by winds and tempest Lightning, Blizzards, and Thunder Crack the vault of the Sky <text:s/>The Firmament in Chaos Empyrean Bewitched Celestial Cascade White and Grey, the Gale Descends <text:s/>The Winding Path Seas and Hail Lands uncharted, Perilous Trails Battling cold bursts and blades of ice Sailing onward, A Journey through Storms <text:s/>Freezing Moonlight through the flurry Sorcery in the air Ancient Magick Entangled in Element An impassable tide <text:s/>The Hand of destiny beckoning forth Through words spoken, a beacon appears <text:s/>I weather the Storms Through Will and Spirit Fear will not take me I am the waves, I am the Storm <text:s/>A light through the clouds cuts the night From staff in power expels, darkmoon chaos A causeway towards the isle, The white and bleak haven, Out on the sea, on the shore <text:s/>I weather the Storms This clandestine adversary With only my strength and my mind I am the Wind, I am the Storm</text:p>
          </table:table-cell>
          <table:table-cell table:number-columns-repeated="16382"/>
        </table:table-row>
        <table:table-row table:style-name="ro8">
          <table:table-cell office:value-type="string" calcext:value-type="string">
            <text:p>Enslaved - The Watcher</text:p>
          </table:table-cell>
          <table:table-cell office:value-type="string" calcext:value-type="string">
            <text:p>Darkness... Fear... Life... Cold... <text:s/>Left alone with no will Walking in footsteps of the fallen Blinded by lack of reason Indulging the tales of doom <text:s/>...Farewell, May the darkness bind them No one will Remember the pain when we are... <text:s/>Gone... Desolate... Unconscious... Lost... <text:s/>Where lays the ones I've slain? Did I become any wiser? Will their anger hunt me down? Did I sacrifice in vain? <text:s/>...Farewell, Hear the sound of solitude No one will Walk the bridge, to darkness overcome <text:s/>Settlement... Trust... Relief... Dawn... <text:s/>Guide me, watcher in the skies Transform the forces of the dead In my dreams I'll hunt them down I now know the truth</text:p>
          </table:table-cell>
          <table:table-cell table:number-columns-repeated="16382"/>
        </table:table-row>
        <table:table-row table:style-name="ro8">
          <table:table-cell table:style-name="ce37" office:value-type="string" calcext:value-type="string">
            <text:p>Mgła - With Hearts Toward None III</text:p>
          </table:table-cell>
          <table:table-cell office:value-type="string" calcext:value-type="string">
            <text:p>Threshold wanderers Daath dwellers Usucaptors in lands of no hope and no grace <text:s/>Preachers of the fall Surveyors of the astray In darkness and in ruin, in gutters of ascension Behold the Logos begotten of death <text:s/>From the midst of cold ash comes the voice of the living god Further down to the roots of withered pillars Through the scorched ground And you shall know perdition And it will set you free <text:s/>Grey ash prayer Severed from the unconscious Perverse theodicy Atrocious immanence <text:s/>From the midst of cold ash comes the voice of the living god Further down to the roots of withered pillars Through the scorched ground And you shall know perdition And it will set you free</text:p>
          </table:table-cell>
          <table:table-cell table:number-columns-repeated="16382"/>
        </table:table-row>
        <table:table-row table:style-name="ro8">
          <table:table-cell office:value-type="string" calcext:value-type="string">
            <text:p>Summoning - Flammifer</text:p>
          </table:table-cell>
          <table:table-cell office:value-type="string" calcext:value-type="string">
            <text:p>Beneath the moon and under star he wandered far from northern strands, bewildered on enchanted ways beyond the days of mortal lands. <text:s/>Through evernight he back was borne on black and roaring waves that ran o'er leagues unlit and foundered shores that drownded before the days began. <text:s/>His sword of steel was valiant, of adamant his helmet tall, an eagle-plume upon his crest, upon his breast an emerald.</text:p>
          </table:table-cell>
          <table:table-cell table:number-columns-repeated="16382"/>
        </table:table-row>
        <table:table-row table:style-name="ro8">
          <table:table-cell table:style-name="Default" office:value-type="string" calcext:value-type="string">
            <text:p>Obtained Enslavement - Veils of Wintersorrow</text:p>
          </table:table-cell>
          <table:table-cell table:style-name="Default" office:value-type="string" calcext:value-type="string">
            <text:p>I am the shadow of your pain in existence You please my nocturnal hunger My hunger for the black moons arise from the white sky Unlighted by the frozen fires of winter My nordic witch in freezing appearance She, who's lust is obedient to me Our seal of blackness lit through glorious rides over the hills where the norse spirit lies <text:s/>Could she ever bring me what I need Oh, what candle wouldn't I burn Will the earthly eclipse ever be How many times wouldn't I die <text:s/>I who can see through my right eye with my left I will regain my sorrow throughout the centuries The children of Christ - oh, what humble creatures Not even worthy to serve my enemies What pleasure would I take in crushing the voice of god <text:s/>The horizons of death please my black eyes Ever will thou be there You whom spirit is in my soul, and you who bring forth all misery <text:s/>Oh you, my black witch You please my hunger for the night <text:s/>I am the shadow of your pain in existence You please my nocturnal hunger My hunger for the black moons arise from the white sky Unlighted by the frozen fires of winter</text:p>
          </table:table-cell>
          <table:table-cell table:style-name="Default" table:number-columns-repeated="16382"/>
        </table:table-row>
        <table:table-row table:style-name="ro8">
          <table:table-cell office:value-type="string" calcext:value-type="string">
            <text:p>Bathory - Blood Fire Death</text:p>
          </table:table-cell>
          <table:table-cell office:value-type="string" calcext:value-type="string">
            <text:p>Deaths star on horizon Lightning and rain Black winds and thunder The skyline is in flames <text:s/>Written in the red mist The sign of the one Who rides deaths cold wind And walks disguised among <text:s/>All you vagrant souls Of profane disbeliefs False prophets and deceivers Shall swing from the trees <text:s/>Soon the dawn shall arise For all the oppressed to arm A chariot of thunder shall be seen And bronze horns shall sound the alarm <text:s/>Fists will raise like hammers To a cloudy black sky Bonds and chains fall to the ground <text:s/>Children of all slaves Stand united and proud All people of bondage shall triumph And live by the sign of... <text:s/>Blood Fire Death <text:s/>The moment is chosen The battlefield is bare Take now thy stand people The true ones don't fear <text:s/>Now choose your weapons And fall in the line Choose well your colours And follow the sign <text:s/>Blood for all tears shed And fire for hate Death for what shall become All false ones fate <text:s/>The standard bearer is chosen And the day has just begun Shadows growing long by the rising Of the awakening sun <text:s/>Fists raise like hammers To a clear sunny sky Bonds and chains fallen to the ground <text:s/>Children of all slaves Now united and proud All people of bondage now triumph And live by the sign of... <text:s/>Blood Fire Death <text:s/>Children of all slaves Unite be proud Rise out of darkness and pain <text:s/>A chariot of thunder and gold Will come loud And a warrior of thunder and rain <text:s/>With hair as white as snow Hammer of steel To set you free of your chains <text:s/>And to lead you all Where horses run free And the souls of the ancient ones reign</text:p>
          </table:table-cell>
          <table:table-cell table:number-columns-repeated="16382"/>
        </table:table-row>
        <table:table-row table:style-name="ro8">
          <table:table-cell office:value-type="string" calcext:value-type="string">
            <text:p>Dissection - Where Dead Angels Lie</text:p>
          </table:table-cell>
          <table:table-cell office:value-type="string" calcext:value-type="string">
            <text:p>In the dawn an angel was dancing surrounded by an aura of light But in the shadows something was watching and with patience awaiting the night Angel whispers: "Mournful night, attractive night, your dark beauty obsesses me" An angel bewitched by the shadows Seduced by the whispering lies <text:s/>A spell was cast and the sky turned red The angel's heart froze to ice The blackness that falls is coming to stay Under the snow lies angels so cold <text:s/>Dusk has passed and a cold morning breeze is sweeping all over the plain On the ground lies an angel with skin so pale On her face an image of pain Snow is now falling to the frozen ground The angel is covered by white Frost is spreading across the plain to welcome the eternal night <text:s/>The dress is white with crystals of ice and frozen roses so red Roses of blood from an innocent soul On the plain lies an angel dead <text:s/>A spell was cast and the sky turned red The angel's heart froze to ice In the gloomy sky black clouds were gathering The silence was broken by cries A spell was cast and the sky turned red The angel's heart froze to ice In the gloomy sky - The silence where dead angels lie <text:s/>Touch the snow... Caress the lifeless sculptures Die!!! <text:s/>The blackness that falls is coming to stay Under the snow lie angels so cold Yet with each crystal of frost that is falling another story is told A spell was cast and the sky turned red The angel's heart froze to ice In the gloomy sky - The silence where dead angels lie</text:p>
          </table:table-cell>
          <table:table-cell table:number-columns-repeated="16382"/>
        </table:table-row>
        <table:table-row table:style-name="ro8">
          <table:table-cell office:value-type="string" calcext:value-type="string">
            <text:p>Immortal - Solarfall</text:p>
          </table:table-cell>
          <table:table-cell office:value-type="string" calcext:value-type="string">
            <text:p>Believe the sea high waves upon our coming storm hear the roaring tide as we name a dawn See the ice in which we craft our souls earth's frozen cries the dark benight your kind <text:s/>Monstrously the seas rage afar as if to hide from that which nears skyward from the seasalt air our vision knew a giant fall See the ice in which we craft our souls life's frozen cries the dark benight your kind <text:s/>A place of utterness beyond the wilderness through a darkened terrain that fades in emptiness... Walkers of the dust survivors of the blast slowly they move but far behind all time into the solar fall... <text:s/>Believe the sea high waves upon our coming storm hear the roaring tide as we name a dawn Monstrously the seas rage afar as if to hide from what which nears skyward from the seasalt air our vision knew a giant fall See the ice in which we craft our souls all frozen cries the dark benight your kind The last sunset flame dust of ice drifts the earth lightning plays in depths of no rebirth…</text:p>
          </table:table-cell>
          <table:table-cell table:number-columns-repeated="16382"/>
        </table:table-row>
        <table:table-row table:style-name="ro8">
          <table:table-cell office:value-type="string" calcext:value-type="string">
            <text:p>Abigor - I Face the Eternal Winter</text:p>
          </table:table-cell>
          <table:table-cell office:value-type="string" calcext:value-type="string">
            <text:p>Flying silent on winter wings Flowing emotions from my bleeding soul Tears that flow burn my skin I'm drifting away on the cold wave of desolation I'm touching the wind as it sadly sings Carried to the distant unknown Eternity awaits me... My heart is so cold Emotions reached their freezing point ...Only pure hate Lost all that I was living for Crying without sound Thy sky has frozen to ice As the last drops of blood leave my body I hear the winter breath I'm the face of the night I'm all alone The fullmoon is glowing Snow falls from the sky I feel the eternal winter Holocaust winds are rising Like a dark northern breeze My cryptic journey has just begun</text:p>
          </table:table-cell>
          <table:table-cell table:number-columns-repeated="16382"/>
        </table:table-row>
        <table:table-row table:style-name="ro8">
          <table:table-cell office:value-type="string" calcext:value-type="string">
            <text:p>Arcturus - To Thou Who Dwellest in the Night</text:p>
          </table:table-cell>
          <table:table-cell office:value-type="string" calcext:value-type="string">
            <text:p>Here is so desolate; Times, they are dark Words ceas' - to end as echoes rolling afar <text:s/>Empathy arises whilst thou drapest this world in black; The only colour that can paint my soul <text:s/>Clad in the shades of night Thou reflects the pure of heart <text:s/>Amidst all the grief this winter unfoldeth The thorn in my side - thou retainst <text:s/>Thy breeze maketh me shiver Maimeth me with its frozen malice Thou minglest with the dense night I hearken to the voice of thy winds They are the saddest of all sounds of thine Never will I take leave from thy haunt <text:s/>Hast thou ever desired me? I receive no answer, thou letst it pass in silence…</text:p>
          </table:table-cell>
          <table:table-cell table:number-columns-repeated="16382"/>
        </table:table-row>
        <table:table-row table:style-name="ro8">
          <table:table-cell office:value-type="string" calcext:value-type="string">
            <text:p>Watain - <text:span text:style-name="T9">Malfeitor</text:span></text:p>
          </table:table-cell>
          <table:table-cell office:value-type="string" calcext:value-type="string">
            <text:p>By the blessing of shunned Gods the cord of life was deformed, twisted into a noose to strangle the miscarriage of the I upon which he shall feast that was spawned by the semen of horror's fertile as his many limbs extend across the Abyss thirteen horns and a million tusks in a thousand jaws that breathe only to chew the chains that tie him to Assiah and titan is their strength <text:s/>Metamorphosphordus malformation yours is the call I follow astride the wings of Death to the crossroads <text:s/>Malfeitor, the master and servant in unity at one with the Abyss when in your possession I am against the blindness of men thine eyes have been granted immunity so that my sight be clear when wielding the Sword of the Damned <text:s/>For I am begotten of the virgin whore as truth and torment, priest and warrior now behold as I pervert and destroy their law as the image of my philius moists the labia of Shekinah for dark are the desires that dwell within my heart and the Devil is in my kiss <text:s/>Yes he is <text:s/>Malfeitor! in your possession I am twilight god of transformation at the crossroads we meet again I'll pace the path of madness with your banner held high to the death's head true yes, I am of my father the Devil and the lusts of my father I will do</text:p>
          </table:table-cell>
          <table:table-cell table:number-columns-repeated="16382"/>
        </table:table-row>
        <table:table-row table:style-name="ro8">
          <table:table-cell office:value-type="string" calcext:value-type="string">
            <text:p>Marduk - Panzer Division Marduk</text:p>
          </table:table-cell>
          <table:table-cell office:value-type="string" calcext:value-type="string">
            <text:p>Black, fearsome and grim and mighty Panzer division Marduk rolls over enemy land Striking hard and fast against your lines We blow your fortress into sand <text:s/>The victory is Satan's but the battle is ours We avenge you for centuries of rape, murder and theft Behold the power of our killing machine There'll be nothing but dust when the vultures have left <text:s/>Forged in the essence of the unholy flames By the first angel once fallen from the skies The war hounds of hell can't be stopped on our march To extinguish the goodness and lies <text:s/>Panzer division Marduk continues its triumphant crusade Against christianity and your worthless humanity</text:p>
          </table:table-cell>
          <table:table-cell table:number-columns-repeated="16382"/>
        </table:table-row>
        <table:table-row table:style-name="ro8">
          <table:table-cell office:value-type="string" calcext:value-type="string">
            <text:p>Regarde Les Hommes Tomber - A New Order</text:p>
          </table:table-cell>
          <table:table-cell office:value-type="string" calcext:value-type="string">
            <text:p>From the depths of this den The incandescent arrow To the heights of the gallows The destruction of the Ten <text:s/>Through the scarlet gardens To the vermilion palace Chaos marches with terror Eternal loss for a banner <text:s/>An infernal banquet Prophetic feast of desolation Around the fountain Where the dancing shadows take shape <text:s/>The flickering flame of the great fire Lit on the lake Worship the name of the sovereign Who makes the earth quake <text:s/>[ The tremendous speech of the fallen star To the wretched ones Set nights on fire, swallow the sun ] <text:s/>And forbid the dawn <text:s/>A celebration Religiously, disorderly Hell in Heaven Insanity, unholy <text:s/>The conquering star has reached The forbidden court he once called home Crushing the skulls, beneath his feet Landing a wave made of dark foam <text:s/>The renegade order shall rise And spread pestilence <text:s/>The soil, thirsty for lifeblood Would grow and feed a fiery wood All hail and pledge allegiance To the standard, soaked in red <text:s/>The chained foolish angel Betrayer of his own blood The desperate jester The crawling lurker</text:p>
          </table:table-cell>
          <table:table-cell table:number-columns-repeated="16382"/>
        </table:table-row>
        <table:table-row table:style-name="ro8">
          <table:table-cell office:value-type="string" calcext:value-type="string">
            <text:p>Spectral Wound - Frigid and Spellbound</text:p>
          </table:table-cell>
          <table:table-cell office:value-type="string" calcext:value-type="string">
            <text:p>Wandering in a cursed vale Not barren but cluttered With sculptures and follies half-finished Elaborate creations <text:s/>And suddenly a spring By distance beheld Once upon its banks revealed A frozen, depthless river Defying you to drink Not even to drown A glittering facade Frigid and spellbound <text:s/>Come to me anon Deranged and defiled Twisting in dark passions Of the cruel nauseous hours <text:s/>Frigid and spellbound Frigid and spellbound Frigid and spellbound Frigid <text:s/>Night comes on like a hunted child A labyrinth of cold desire Night comes on like a hunter, child I step into the avalanche <text:s/>If there be brethren here Let them weep Clean cold veins Let them bleed</text:p>
          </table:table-cell>
          <table:table-cell table:number-columns-repeated="16382"/>
        </table:table-row>
        <table:table-row table:style-name="ro8">
          <table:table-cell office:value-type="string" calcext:value-type="string">
            <text:p>Wolves in the Throne Room - Queen of the Borrowed Light</text:p>
          </table:table-cell>
          <table:table-cell office:value-type="string" calcext:value-type="string">
            <text:p>If I, if I travel out one day And there you are, staring back at me Your gaze lowers And now turns, and looks onward <text:s/>You fly upon wings of your own creation I see the light of the night sky in your eyes <text:s/>I ask for the gift of your fire Don't hope that I were one of us were I to die I know the way of the one who howls In the darkness of the night Where no longer am I afraid Regardless <text:s/>We'll fly upon wings of your own creation I see the light of the night sky in your eyes <text:s/>I... (You're so late, they're already stricken) I know we are alone (They are beyond hope. The end of all our scriptures) There is nothing left (Where is flora?) Where is fauna? (Go to wage war, to slay and smite, it's this way) The scriptures, the horizon (There is darkness coming to the land) Darkness travels nearer (You go in celebration) Or in sadness, they try to capitalize (In your own yearning for the throne) Precious power, braving the forests (Where I come to leverage the stones, before the flame engulfs our forest) We'll fly upon wings of your own creation I see the light of the night sky in your eyes I'm happy wherever I can see your eyes <text:s/>To where we will be entombed on hallowed ground Blinded, suffering, silent Toward the bitter winter On our way, hallowed days, ever riding</text:p>
          </table:table-cell>
          <table:table-cell table:number-columns-repeated="16382"/>
        </table:table-row>
        <table:table-row table:style-name="ro8">
          <table:table-cell office:value-type="string" calcext:value-type="string">
            <text:p>Blut Aus Nord - Metaphor of the Moon</text:p>
          </table:table-cell>
          <table:table-cell office:value-type="string" calcext:value-type="string">
            <text:p>As pure mysticism stands in the hidden realm to intuition and the things we don't know, so in the visible realm the Moon stands to sight and the things we (should) see.</text:p>
          </table:table-cell>
          <table:table-cell table:number-columns-repeated="16382"/>
        </table:table-row>
        <table:table-row table:style-name="ro8">
          <table:table-cell office:value-type="string" calcext:value-type="string">
            <text:p>Darkened Nocturn Slaughtercult - The Descent to the Last Circle</text:p>
          </table:table-cell>
          <table:table-cell office:value-type="string" calcext:value-type="string">
            <text:p>Winged bearer of astral lights, who's span enfolds seven principals, ye, I summon thee. <text:s/>From solitude, out of inaneness, awaken, descent from oblivion down to the everlasting four. <text:s/>Ye, who walketh within the twilight of the two, the cosmic key to the six of the three, reveal the twelve of the four. <text:s/>Crown the descent with woe and anguish, torturer of the living, redeemer of the redeemed, demystify the wheel of time. <text:s/>Winged bearer of astral lights, who's span enfolds seven principals, ye, I summon thee.</text:p>
          </table:table-cell>
          <table:table-cell table:number-columns-repeated="16382"/>
        </table:table-row>
        <table:table-row table:style-name="ro8">
          <table:table-cell office:value-type="string" calcext:value-type="string">
            <text:p>Windir - Journey to the End</text:p>
          </table:table-cell>
          <table:table-cell office:value-type="string" calcext:value-type="string">
            <text:p>A vague shadow lurking in the dark A sane man's worst nightmare A vision containing death As a wake in honour of himself <text:s/>For equal sane mortals It's a nightmare becoming real But I, I see it as the Final clause of a neverending deal <text:s/>I embraced my vision, as it was common for me A fate, a destiny, an inevitable early death Finally I'm dead And the vision is revealed for everyone else</text:p>
          </table:table-cell>
          <table:table-cell table:number-columns-repeated="16382"/>
        </table:table-row>
        <table:table-row table:style-name="ro8">
          <table:table-cell office:value-type="string" calcext:value-type="string">
            <text:p>Shining - Fields of Faceless</text:p>
          </table:table-cell>
          <table:table-cell office:value-type="string" calcext:value-type="string">
            <text:p>To walk the fields of faceless To carry the burden of knowledge To sail the seas of unbearable negativity Must walk these fields... Must carry these burdens... Must sail these seas…</text:p>
          </table:table-cell>
          <table:table-cell table:number-columns-repeated="16382"/>
        </table:table-row>
        <table:table-row table:style-name="ro8">
          <table:table-cell office:value-type="string" calcext:value-type="string">
            <text:p>Obsequiae - The Palms of Sorrowed Kings</text:p>
          </table:table-cell>
          <table:table-cell office:value-type="string" calcext:value-type="string">
            <text:p>Barren halls of kings Solemn and austere Carry us through The leaves of cruel fire Where only remnants lay Of all one’s acquired <text:s/>Stairs fall from this tower Beneath the ruins of battlements Labyrinthine crypts beset by the darkened walls Where no light ever shone upon these cursed bodies Or the piles of stone brought from the sea Which carry the weight of their pain <text:s/>I lay gifts bestowed Alone in sorrow Leave me with all that I have left <text:s/>Lorn, forsaken, bereft of the world Tattered vestiges of ruined crests unfurled Here the fallen remember their songs In sepulchral kingdoms forever gone <text:s/>Where the sea and the heavens collide Glinting in the distance as the moon strains with the tide Below the standing stone, we come to confess To a spirit departed under monuments rest <text:s/>In the outstretched hands of stone Crowns and thrones Crumbling cold to dust As ivy wreathes the bones</text:p>
          </table:table-cell>
          <table:table-cell table:number-columns-repeated="16382"/>
        </table:table-row>
        <table:table-row table:style-name="ro8">
          <table:table-cell office:value-type="string" calcext:value-type="string">
            <text:p>Satyricon - K.I.N.G.</text:p>
          </table:table-cell>
          <table:table-cell office:value-type="string" calcext:value-type="string">
            <text:p>Bloodshot eyes - metal skin Serpents tongue - dagger claws Dragon wings - crooked horns K.I.N.G <text:s/>Beholding the might In its dawn of grace In its beauty and light In its pride and glory Rushing torrent - time and space Elder lords - crack the soil Gone or dead - you've never been Kingdom come - hear the roar Climbing down To rule the earth <text:s/>Bloodshot eyes - metal skin Serpents tongue - dagger claws Dragon wings - crooked horns K.I.N.G <text:s/>Upon high places With their heads up high With their lives at stake With their blades at hand Triumph come - beyond the gate Giants rise - from the pits Worlds collide - chaos reign Dawn of gold - age of gods Climbing down To rule the earth <text:s/>Bloodshot eyes - metal skin Serpents tongue - dagger claws Dragon wings - crooked horns K.I.N.G <text:s/>Lightning strikes - wake up now He the fourth - hate the weak Summon all - make the signs Legions march -earth to void Climbing down To rule the earth <text:s/>Bloodshot eyes - metal skin Serpents tongue - dagger claws Dragon wings - crooked horns K.I.N.G</text:p>
          </table:table-cell>
          <table:table-cell table:number-columns-repeated="16382"/>
        </table:table-row>
        <table:table-row table:style-name="ro9">
          <table:table-cell office:value-type="string" calcext:value-type="string">
            <text:p>Sigh - At My Funeral</text:p>
          </table:table-cell>
          <table:table-cell office:value-type="string" calcext:value-type="string">
            <text:p>So I've chosen death..... Hearing the mourners cry, seeing my body lie The symbolized iniquity, journey into eternity The funeral is for me, it is meant to be <text:s/>Calling of the moon..... My flesh will turn to dust, it's my lust Six worlds I'm going through The worst place I will be <text:s/>　Under the full moon, at my funeral 　I'd leave here soon, at my funeral 　Recalling all my sins, at my funeral 　So my journey begins, at my funeral <text:s/>Leaving my body behind..... Seeing my coffin burn, this is what I yearn My funeral will end, and my soul will descend Into Hades to burn, to scorn defeat..…</text:p>
          </table:table-cell>
          <table:table-cell table:number-columns-repeated="16382"/>
        </table:table-row>
        <table:table-row table:style-name="ro8" table:number-rows-repeated="1048549">
          <table:table-cell table:number-columns-repeated="16384"/>
        </table:table-row>
        <table:table-row table:style-name="ro8">
          <table:table-cell table:number-columns-repeated="16384"/>
        </table:table-row>
      </table:table>
      <table:table table:name="brutal_death_slam" table:style-name="ta1">
        <table:table-column table:style-name="co7" table:default-cell-style-name="Default"/>
        <table:table-column table:style-name="co6" table:default-cell-style-name="Default"/>
        <table:table-row table:style-name="ro8">
          <table:table-cell table:style-name="ce28" office:value-type="string" calcext:value-type="string">
            <text:p>File</text:p>
          </table:table-cell>
          <table:table-cell table:style-name="ce28" office:value-type="string" calcext:value-type="string">
            <text:p>Lyrics</text:p>
          </table:table-cell>
        </table:table-row>
        <table:table-row table:style-name="ro8">
          <table:table-cell office:value-type="string" calcext:value-type="string">
            <text:p>Nile - Cast Down the Heretic</text:p>
          </table:table-cell>
          <table:table-cell office:value-type="string" calcext:value-type="string">
            <text:p>Blasphemer, Heretic, Defiler of the Sacred Ones Thou art Deprived of Your Limbs Thy Nose Shall be Split Thou art Cast Down and Overthrown Ra-Harmakhis Destroyeth Thee He Damneth Thee and Driveth Hooks into Thy Body Isis Sayeth in Mighty Voice, "The Number of Thy Days are Cut Short. Thy Bones are Broken to Splinters, Thy Vertebrae are Severed." Horus Hammereth Thy Head The Sons of Heru Smash you With Their Blows Thou Art Decimated by Their Violence Thou Fallest Backwards as Thou Retreateth Like unto Apep The Great Company of Gods Gather in Retribution They Hath Passed Judgement upon Thee They Cast Down Your Heresy They Spit Upon Thee and Thy Rebellion And Turn Their Back upon Thee Horus Repulseth Thy Crocodile Sut Defileth Thy Tomb Nephthys Hacketh Thee in Pieces The Sons of Horus Speareth Thee The Gods Repulse Thee The Flames of Their Fire is Against Thee Cursed Art Thou, Impaled Thou Art, Flayed Art Thou Heretic Thou Art Cast Down Blows are Rained Upon Thee Dismemberment and Slaughter are on Thee Thy Crocodile is Trampled under Foot Thy Soul is Wrenched from its Shade Thy Name is Erased Thy Spells are Impotent Nevermore Shalt Thou Emerge from Thy Den Thy City Armana Lays in Ruin Damned Art Thy Accursed Soul and Shadow Die O One, which Art Consumed Thy Name is Buried in Oblivion Silence Covereth Thee and Thy False One Down upon Thy Belly Be Drowned, Be Drowned, Be Vomited Upon The Gods have Pronounced Thy Doom They Scorn Thee and Thy False Aten The Ancient Ones Turn Their Backs Upon Thee Thou Art Cast Down, Overthrown Thy Reign of Heresy is Ended Those Thou Hast Driven Out Have Risen Against Thee Cast Down the Heretic Khnemu Draggeth Thy Spawn to the Block of Slaughter Sick Shalt Thou be at the Mention of Thine Own Name Sekhmet Teareth Out Thy Bowels and Casteth Them into Flames She Filleth Thine Orifices With Fire Uadjit Shutteth Thee in the Pits of Burning Nevermore Shall You Breathe or Procreate Neither Thy House or Tomb Exist Thou Shalt Drive Thy Teeth into Thine Own Body Heretic, Thou Art Cast Down Overthrown, Ended, Hacked in Pieces, Slaughtered, Butchered Ra Hath Made Thoth to Slay Thee Utterly Thou Art Cast Down</text:p>
          </table:table-cell>
        </table:table-row>
        <table:table-row table:style-name="ro8">
          <table:table-cell table:style-name="ce38" office:value-type="string" calcext:value-type="string">
            <text:p>Dying Fetus - Grotesque Impalement</text:p>
          </table:table-cell>
          <table:table-cell office:value-type="string" calcext:value-type="string">
            <text:p>I am lost, far from the cross you stand before, filled with lust, we are all filled with lust, we want this whore, impale your flesh, draped in darkness, your guts explode and life has ceased behind your eyes, impalement, and before, live no more, live no more, overcome by fever, malevolent disgrace, wretching with repulsion, bleeding from the eyes, fester with redemption, your blood begins to clot, clogging the corpulses in your mind, ignoring the pretention, wallow in the rot, seven lives have come and gone, the first and the last, and what are we even here for? Some twisted, mindless game? Or is god just playing tricks upon my brain? The birth of death begins, and with your life it ends, my world emmersed in hate, destroy what I creat, deficate, choke on my shit, urinate, drown in my piss, godless, hater of the world, your mind dwells on the absurd, as I contemplate your horrible demise, blood streams down your face, drained, drained of life</text:p>
          </table:table-cell>
        </table:table-row>
        <table:table-row table:style-name="ro8">
          <table:table-cell office:value-type="string" calcext:value-type="string">
            <text:p>Necrophagist - Stabwound</text:p>
          </table:table-cell>
          <table:table-cell office:value-type="string" calcext:value-type="string">
            <text:p>Invisible blades penetrate Whereas stabwounds are not detectable. <text:s/>Stabwound <text:s/>The blade that stabs a back Unsuspecting, forms the symbolic... <text:s/>Stabwound <text:s text:c="2"/>There is no shield to protect from Attacks led by the ones one used to trust. <text:s/>Stabwound <text:s/>The blade that stabs a back, Unsuspecting, forms the symbolic... <text:s/>Stabwound</text:p>
          </table:table-cell>
        </table:table-row>
        <table:table-row table:style-name="ro8">
          <table:table-cell office:value-type="string" calcext:value-type="string">
            <text:p>Devourment - Postmortal Coprophagia</text:p>
          </table:table-cell>
          <table:table-cell office:value-type="string" calcext:value-type="string">
            <text:p>Claiming my next victim for a filthy feast Nauseating hunger for human feces These lesion ridden cunts mean nothing to me But their bowels possess the key to my nourishment Unhealthy hunger escalating from the stench Fortified fudge packed full of nutrients Sexually abusing nursing home patients As they shit themselves I gorge on the caustic mess Violently consuming shit Pulverizing my fist in your fuckin’ face Postmortally - I feast on the wastes of the fuckin’ elderly Crusty fuckin’ filthy beings, consuming their contaminants Undying love for the blackened fluids of stiffs Boiling blood and brains of my victims bleed. Necrocopromaniac, pestilential being The sight of feces rockets me into a fuckin’ frenzy Haemorrhoidal veins rupture slick secretions Upon my tongue, sanguinary analingus Sucking on their cunts till they burst How I love it when they bleed on me Fist fucking diseased anal cavities Plunging blades into their skin till they've died skin desclamates and slips right the fuck off of your bones feeling no regard for the lives of these handicapped fucks T these hundred year old pigs produce my reward, their bodily wastes Killing is what keeps me sane So I think I'll just rip your fucking head clean off Coprophagia I kill motherfuckers everyday Let these hordes of dead fucks unite To mutilate the human species, I take pride in killing Nothing will ever stop me from fucking murdering Upheaving these human stockpiles of brown sediment Extremely aroused by the sight of fucking pain Masturbating feverishly to the rhythm of their prayers Cumming on their infected bed sores Rectally (Rectally) Bleeding, I sodomize the elderly Spewing (Spewing) Rapidly (Rapidly) A bed pan bon-appetite Despoiling, despoilment Raping these elderly pieces of shit While slobbering sewage how sweet it is Toothless and sick swallowing cum My blistering pecker seeps Plunging my vile uncircumcised dick, enter the Alzheimer’s wound Now my dicks wrapped with disease What the fuck, my cock now bleeds Haemorrhaging - Blood drips on my feet Sticking to your encrusted sheets Wallowing - in pools of steaming shit Inhaling the stench of filthiness Bleed for me Terrorizing me The elderly have turned against me Slowly They creep to me like filthy zombies Old bitches sliding sewing needles in my dick Scraping at my bowels, smearing shit on their dirty clits Chewing on my filthy meat within Lacerating every inch of my flesh Bleeding slow, my body bloats Pulverizing their fists in my fuckin’ face.</text:p>
          </table:table-cell>
        </table:table-row>
        <table:table-row table:style-name="ro8">
          <table:table-cell office:value-type="string" calcext:value-type="string">
            <text:p>Suffocation - Surgery of Impalement</text:p>
          </table:table-cell>
          <table:table-cell office:value-type="string" calcext:value-type="string">
            <text:p>To dissect the mind impaled of visions a delusional State from which one neglects Incise the flesh with delicate precision As to not disrupt such artistry <text:s/>To dominate a field of iniquity undeserving of many One must realize a painful demise deeds of tranquility Inflicting misery, an instrument of morbidity Thrust deep on you Conflicted desires will transpire justify what's right Impaled upon a structure dear to you Blood-soaked hands drip insistently Organs deemed venomous to you Surgery of impalement <text:s/>The blood drips from my hands Your flesh is warm upon my face Impaled with a collection of sickness To desire that what you receive <text:s/>Impaled upon a structure dear to you Blood-soaked hands drip insistently Organs deemed venomous to you Surgery of impalement</text:p>
          </table:table-cell>
        </table:table-row>
        <table:table-row table:style-name="ro8">
          <table:table-cell office:value-type="string" calcext:value-type="string">
            <text:p>Cryptopsy - Slit Your Guts</text:p>
          </table:table-cell>
          <table:table-cell office:value-type="string" calcext:value-type="string">
            <text:p>Pardon, please, the narrow Confinement of your limbs; Unfortunately, it's necessary For your correction; Shriek to your heart's Content, if you wish; I promise you pain and Nightmares, in that sequence <text:s/>Permit me to introduce you to "Tuesday": I favor her, this pretty blade So tall and fine; Hatred and violence are not Our ways, but firm we are; Squirming is useless, so is this Colon, cry for me <text:s/>Svelte is implement, Its gentle caress lets you bleed; its subtle curvature Dancing, deeply slit your guts <text:s/>It's for your own good; You need guidance, I provide; What is your pleasure? This is mine; A welcome change!</text:p>
          </table:table-cell>
        </table:table-row>
        <table:table-row table:style-name="ro8">
          <table:table-cell office:value-type="string" calcext:value-type="string">
            <text:p>Extermination Dismemberment - Survival</text:p>
          </table:table-cell>
          <table:table-cell office:value-type="string" calcext:value-type="string">
            <text:p>Destroyed by a deadly virus People decompose and feed the flies Blood and flesh clotted on the sun Mass cannibalism and loss of mind <text:s/>Survivors turned into undead Wandering in a lifeless desert Somewhere far there are explosions Unbearable heat kills all the emotions <text:s/>My hunger is now my obsession I have become an abomination <text:s/>Survival! While tearing the skin from the face Survival! I want blood!</text:p>
          </table:table-cell>
        </table:table-row>
        <table:table-row table:style-name="ro8">
          <table:table-cell office:value-type="string" calcext:value-type="string">
            <text:p>Disgorge - Atonement</text:p>
          </table:table-cell>
          <table:table-cell office:value-type="string" calcext:value-type="string">
            <text:p>God's angels had no grace... Rotting in angelic flesh, stench of heaven burning Gorging on the savior, rebirth through atonement Secreting the filth that fills the crypts <text:s/>Swallowed soul vomits forth Spines are severed and collected Torn apart from the corpses Bodies left decaying, beneath the rotting sky <text:s/>Their detached heads, impaled upon stakes Watching their savior die... He is no longer, healer of the sick Perished through atonement <text:s/>Condemned by his father To perish with the lepers; immaculate punishment Dethroned by his prophets; Decaying false testament in a paradox of abandonment <text:s/>Atonement of misconception Death through endless suffering No after life deliverance scripture of defiance Rotting in angelic flesh, stench of heaven burning <text:s/>Gorging on the savior; consuming on his innards Life no longer everlasting, Perished through atonement</text:p>
          </table:table-cell>
        </table:table-row>
        <table:table-row table:style-name="ro8">
          <table:table-cell office:value-type="string" calcext:value-type="string">
            <text:p>Aborted - The Saw and the Carnage Done</text:p>
          </table:table-cell>
          <table:table-cell office:value-type="string" calcext:value-type="string">
            <text:p>Emulous life form emerges, and slashed continuously A man made predator slides back moral, self censored reality <text:s/>Thrusting through my veins Coagulating awareness Chromosomes regressed With the saw, I shall purge Taking the next step The robbing of life Anticipating blood flow Feelings of contempt arise <text:s/>No longer to control, I crave the dead One with the dead, I am <text:s/>A prophesized death machine, unleashed Bones are splintered as I saw, Decadence to feed Murder is mankind's only saviour, goremageddon <text:s/>Sawing up stiffs to my every need Decadence to feed Feeding, an preying on man I cleanse this world, decadence exceeds <text:s/>Emulous life form emerges And slashes repeatedly A manmade predator feeding On it's own creator, your society <text:s/>Feeding, and preying on man, to cleanse the world Decadence exceeds Sawing up stiffs to my every need Decadence to feed</text:p>
          </table:table-cell>
        </table:table-row>
        <table:table-row table:style-name="ro8">
          <table:table-cell office:value-type="string" calcext:value-type="string">
            <text:p>Abominable Putridity - Remnants of the Tortured</text:p>
          </table:table-cell>
          <table:table-cell office:value-type="string" calcext:value-type="string">
            <text:p>As I awake to the black Unbleached detecting cells Regenerate no adapting to the Darkness I must sleep <text:s/>I can hear sounds of The tools metal on metal Testing for a proper incision The smell of a hospital Lingers in the air A foreign tongue a language I do not know but I Can hear the laughter Bound in this chair my Last memories are close <text:s/>Remnants of torture Remnants of torture <text:s/>When will I wake consciousness Of lucid dreaming I can feel the Metal as my mouth fills with blood When will I wake When will I wake <text:s text:c="2"/>Above my carrion I peer down Below to knowing now I am gone A victim of the sick I hed to the afterlife for retribution <text:s/>Remnants of the tortured I sleep Remnants of the torture a permanent dream... Remnants of the torture a permanent dream... <text:s text:c="2"/>Pain while dreaming - now i see again To unmask this execution from The nether realm... The nether realm... <text:s/>Putrefaction denied my soul no sleep Purgatory I lye waiting to ruin... Purgatory I lye waiting to ruin…</text:p>
          </table:table-cell>
        </table:table-row>
        <table:table-row table:style-name="ro8">
          <table:table-cell office:value-type="string" calcext:value-type="string">
            <text:p>Skinless - Affirmation of Hatred</text:p>
          </table:table-cell>
          <table:table-cell office:value-type="string" calcext:value-type="string">
            <text:p>Bleed tears down for dead and gone, explain this tragedy Injected dose of suicide, cleanse the self of worldly being Destination lost in life, death now has a name, a trial of mortality ends, we have ourselves to blame Walk softly in our crossing paths through concealed destiny Lost regard for life or law results in tragedy Everyone dies here, arise to kill another day, affirmation for my hatred for mortality I long to live another age, to experience what we can not And see beyond the years without corruption or uncertainty We'll enter a pure realm beyond Affirmation of my hatred, trespass against me Conflicting pathes of judgements passed result in tragedy Walk softly in our crossing paths through concealed destiny Lost regard for life, I destroy all I see Thinking universal thoughts, not those tainted by deceit A new realm beyond the wall of life, our degeneration must have meaning It shall come and we shall rot like all those tainted by deceit Walking bags of piss and shit will have yourselves to blame Building dreams on nightmares, you won't trespass against me Steaming blood and stinking souls, at least a time that all is clear As we struggle onward through this death Expire without meeting our true selves The masses cling to fallacy without the courage to feel another way It shall come and we shall rot like all those tainted by deceit Walking bags of piss and shit will have yourselves to blame.</text:p>
          </table:table-cell>
        </table:table-row>
        <table:table-row table:style-name="ro8">
          <table:table-cell office:value-type="string" calcext:value-type="string">
            <text:p>Benighted - Slut</text:p>
          </table:table-cell>
          <table:table-cell office:value-type="string" calcext:value-type="string">
            <text:p>Suddenly a yawning gulf appears under my feet Now I can see the real face of the traitor Paralysed by the unconceivable I'm still petrified I see the fear in your eyes as you realize The vile depth of your treachery <text:s/>You deserve my wrath, deserve to suffer Deserve to feel what I felt The features are different, The mask of beauty is fissured And lets appear insane baseness of your soul Harmony is collapsed The ugly drowns the carnal shell little by little in an ocean of dust <text:s/>I really saw you behind your disguise, the artefacts fall, The evil stands at the same time fascinating and terrifying <text:s/>Stench replaces the sweet perfume Desires become disgust Hypocrisy trickles from your smile Your words are poison Each tear you shed is an insult to me Each sob is a lie All from you, slut, is dead to me <text:s/>The own idea of your existence inside Will be soon an old memory Buried in my nightmares</text:p>
          </table:table-cell>
        </table:table-row>
        <table:table-row table:style-name="ro8">
          <table:table-cell office:value-type="string" calcext:value-type="string">
            <text:p>Internal Suffering - Haunters of the Dark</text:p>
          </table:table-cell>
          <table:table-cell office:value-type="string" calcext:value-type="string">
            <text:p>Clashing mystique of the demonic… undisputed! Possession practices &amp; ritualized… encounters! Supernatural forces invoked… Great Old Ones! Foundation of absolute evil? Disruptive alterity! <text:s/>Black Man of the witch-cult… The Crawling Chaos! Alien anthropoid emissary invoked… Nyarlathotep! Goat with a Thousand Young… Lord of the Wood! Outer pantheon god conjured… Shub-Niggurath! <text:s/>Black Man of the witch-cult… The Crawling Chaos! Alien anthropoid emissary invoked… Nyarlathotep! <text:s/>Entities and forces established… Uranakai! Lazul! Orzaz! Manifested through… possession! Old Ones and humanity… unified! <text:s/>Nyarlathotep lies within… Wander beyond the form, before you… into Chaos! <text:s/>Wizards of chaos ritualizing to reach… True Knowledge! Haunters of the Dark merging powers to… Cross the Abyss! Cthulhu gnosis rites executed to unite with… Deep Ones! Spiritual evolution attained to become… one of THEM! <text:s/>Black Man of the witch-cult… The Crawling Chaos! Alien anthropoid emissary invoked… Nyarlathotep! Goat with a Thousand Young… Lord of the Wood! Outer pantheon god conjured… Shub-Niggurath! <text:s/>Goat with a Thousand Young… Lord of the Wood! Outer pantheon god conjured… Shub-Niggurath!</text:p>
          </table:table-cell>
        </table:table-row>
        <table:table-row table:style-name="ro8">
          <table:table-cell office:value-type="string" calcext:value-type="string">
            <text:p>Cytotoxin - Radiophobia</text:p>
          </table:table-cell>
          <table:table-cell office:value-type="string" calcext:value-type="string">
            <text:p>Suffer from unknown deprivation Dismay potentation through the stupidity Converting unawareness into conviction Persistence of risk perception Killing of trust Perish in numbness Dead eyes are staring forth <text:s/>Recent findings are reliable if they confirm the known results Framing effect Self-reinforcing mistrust Defending itself against rationality <text:s/>The time has come to sort out the blind Refuse to submit - dread of betrayal Dread of cowardice - betrayal The time has come to sort out <text:s/>Now we look out of a fragile muted earth Through the panes of abandoned buildings - the glasses will no longer deceive us Providing a clear view - shrinking rivers, poisoned forests Children born not to survive Mutated into non-humankind Is this fear of radiation or it is a fear of war? <text:s/>From the date of death chronicles and the written words Are just can be used for lightning fires Even for that use they won't serve long From the yellowed paper remains smoke and ash <text:s/>into new code Atoms enter new connections - adopting new forms Summarized: material can't be destroyed All experiences on those pages would be lost forever <text:s/>The time has come to sort out the blind Refuse to submit - dread of betrayal Dread of cowardice - betrayal The time has come to sort out</text:p>
          </table:table-cell>
        </table:table-row>
        <table:table-row table:style-name="ro8">
          <table:table-cell office:value-type="string" calcext:value-type="string">
            <text:p>Pathology - Earth's Downfall</text:p>
          </table:table-cell>
          <table:table-cell office:value-type="string" calcext:value-type="string">
            <text:p>A harvest of our species, chaos weeps from the skies. Acid rain rotting away our civilizations, Ash blankets the landscape, Cities lie in ruins, Pollution clogging the very air we breathe. A cultivation of the human race, Sold into slavery. Sold to the highest bidder, Forced into work camps, Like the final solution. Work will never make us free, Losing more and more everyday, We only further our decay. The Earth is barren and mutilated to no end. Further and further humanity descends, Now we pay the ultimate price, All for the final sacrifice.</text:p>
          </table:table-cell>
        </table:table-row>
        <table:table-row table:style-name="ro8">
          <table:table-cell office:value-type="string" calcext:value-type="string">
            <text:p>Disfiguring the Goddess - Admiration of Anger</text:p>
          </table:table-cell>
          <table:table-cell office:value-type="string" calcext:value-type="string">
            <text:p>Admiration of anger. The prebirth, no remorse the sight of hate for the lack of fear. It must be our will. Bounding, sail for me, down to a world below. Clawing at the sun maybe understood. Super within. We're coming for you. It sets it, it releases ourselves. Tomorrow, filled with deprivatization. Awake the full animal unleash the devotion of our kin breathed to be. Drums they fill the air. Ripped apart. The beast tears the earth in half, after all. Four feet of ribbon. Rises from the mountain here I am, suffering. Clawing at the sun, coming for you.</text:p>
          </table:table-cell>
        </table:table-row>
        <table:table-row table:style-name="ro8">
          <table:table-cell office:value-type="string" calcext:value-type="string">
            <text:p>Malignancy - Biological Absurdity</text:p>
          </table:table-cell>
          <table:table-cell office:value-type="string" calcext:value-type="string">
            <text:p>Malicious call for compliance Full on flesh mechanization Biology entombed in technology Wired to this central construct <text:s/>Accelerated viral evolution impeding the natural course Complete integration, terraform consciousness Deliberate and concise, sanitize reality <text:s/>Boasting that there's a cure all Nanotech installed to sustain life <text:s/>Neural network linked <text:s/>Upload the algorithm for artificial longevity Replicate emotional response <text:s/>Synthetic humanoid storage <text:s/>Extractable resource, willful ignorance Imprisoned within a hybrid <text:s/>Sterilized by radiated cellular waves Laboratory conceptions, embryonic slavery GovernMental perfection, matrix of oppression Blueprint for a new age <text:s/>Human debris Discontinued... Discontinued lifeforms <text:s/>Malicious call for compliance Full on flesh mechanization Biology entombed in technology Wired to this central construct <text:s/>Extractable resource, willful ignorance Completely integrated Synthetic humanoid storage</text:p>
          </table:table-cell>
        </table:table-row>
        <table:table-row table:style-name="ro8">
          <table:table-cell table:style-name="ce38" office:value-type="string" calcext:value-type="string">
            <text:p>Cerebral Bore - The Bald Cadaver</text:p>
          </table:table-cell>
          <table:table-cell office:value-type="string" calcext:value-type="string">
            <text:p>You disgust me <text:s/>The bald cadaver, she is mine I will lick this rotting cunt False messiah, she is legion Time has come to burn them all <text:s/>Maggots infesting her hole Devour her insides! <text:s/>They writhe inside your body With glee they eat your organs raw <text:s/>Bow to me, ripping entrails, severed torso Feel my creed, body dead, fuck the head <text:s/>You are here to die, before me I will consume you, fuck you, you are dead! <text:s/>(Cancer ridden flesh) It is tore, on the floor (Retribution) Stamp on your face <text:s/>All your children lye in waiting, you will have your means no more.. <text:s/>You are, a marie curie bitch Colour of pee, big tits, racist <text:s/>Fuck the skin dome, To continue, I must sever, inches from you <text:s/>Now, you see Death has come for you and not for me She is weak, at your peak <text:s/>Trim back, the bed sheet, show me, your balding head In comes, junkie mom, she gets, fucked up <text:s/>You are the vermin of this earth You can't understand it's your time I decimate your bloody corpse Peeling back your skin I ejaculate on your face</text:p>
          </table:table-cell>
        </table:table-row>
        <table:table-row table:style-name="ro8">
          <table:table-cell office:value-type="string" calcext:value-type="string">
            <text:p>Sublime Cadaveric Decomposition - Hole of Oblivion</text:p>
          </table:table-cell>
          <table:table-cell office:value-type="string" calcext:value-type="string">
            <text:p>Street gangs are struggling to gain control of city neighbourhoods. A war without flags and positions is raging. Violence has claimed as many victims. <text:s/>Fill a vacuum when a government is too weak. When the state's presence is non-existent. <text:s/>Striving to make a profit from "protection money" or drug-trafficking. Talk about "respect", but did rape or stab for the slightest excuse. <text:s/>Digging "holes of oblivion". Their deaths as superfluous as their lives had been. Proud to be a rubbish and not belonging to the world at all.</text:p>
          </table:table-cell>
        </table:table-row>
        <table:table-row table:style-name="ro8">
          <table:table-cell office:value-type="string" calcext:value-type="string">
            <text:p>Prostitute Disfigurement - Freaking on the Mutilated</text:p>
          </table:table-cell>
          <table:table-cell office:value-type="string" calcext:value-type="string">
            <text:p>Freaking on the mutilated Impulse on the smell of formaldchyde Driven into a frenzy, to copulate with death <text:s/>Killed her frantically Her gaze set to eternity Ravaged her insanely Alive she was unworthy <text:s/>Squeezed the consciousness out of my former spouse Face bashed in and struck so now you're ready to fuck! <text:s/>Solo: Roel <text:s/>Impulse on the smell of formaldchyde Driven into a frenzy, to copulate with death <text:s/>Killed her frantically Her gaze set to eternity Ravaged her insanely Alive she was unworthy</text:p>
          </table:table-cell>
        </table:table-row>
        <table:table-row table:style-name="ro8">
          <table:table-cell office:value-type="string" calcext:value-type="string">
            <text:p>Putrid Pile - Blood Runs Red</text:p>
          </table:table-cell>
          <table:table-cell office:value-type="string" calcext:value-type="string">
            <text:p>Oral fixation! The taste of pussy and blood is what I need. Prep my knife, it's ready to spill your life fluid. Hopes and dreams for the future shattered. Stabbing visciously, to lubricate you see, penetration. You piss on my face. Trembling, frightened...poor you. Poor you. Blood runs red, dripping from my cock it keeps me hard. I can't help, but fuck you again because you're unconscious from the pain. A dead fuck is what you are now and not much has changed from the past. No act of clemency, it keeps me aggressive for the future. Dirty dog, you're not worth the leftovers you scavenge for. To me, you deserve all your suffering. Your genitals carved to shreds. Mine sticky from the blood you've bled. I bet in our next lives we'll meet again. And you'll die as you did way back when.</text:p>
          </table:table-cell>
        </table:table-row>
        <table:table-row table:style-name="ro8">
          <table:table-cell office:value-type="string" calcext:value-type="string">
            <text:p>Infecting the Swarm - Aberrated Antibiosis</text:p>
          </table:table-cell>
          <table:table-cell office:value-type="string" calcext:value-type="string">
            <text:p>Nothing Like This <text:s/>The Organism Enters The Bloodstream The First Human Host Oxygen Transported By The Erythrocytes Consumed And Absorbed <text:s/>The Organism Starts To Mutate A Reaction To The Human Body Its Dna Changing Within Seconds The Host Oblivious To Its Inevitable Death <text:s/>Carried Through The Veins Without The Body Noticing The Unknown Oganism Replicating And Adapting With Every Minute <text:s/>Passing Through The Layers Of The Veins Entering The Tissue Devouring Living Cells Phagocytosis <text:s/>Building Up Stronger Cell Walls Adapting To Human Body Fluids Developing The Ability To Extract Cell Fluid Pinocytosis <text:s/>The Organism Grows Within The Tissue The Human Host Starts To React Building Antigens Attacking The Life Form Without Any Chance Of Killing It <text:s/>The Antibiosis Is Aberrated Unable To Defend Itself First Signs Of Infection The Host Develops The First Symptomes</text:p>
          </table:table-cell>
        </table:table-row>
        <table:table-row table:style-name="ro8">
          <table:table-cell office:value-type="string" calcext:value-type="string">
            <text:p>Visceral Disgorge - Sedated and Amputated</text:p>
          </table:table-cell>
          <table:table-cell office:value-type="string" calcext:value-type="string">
            <text:p>Doped up unconscious whore I stole off the street. Sever her limbs and devour the meat. Ill make sure this bitch can't escape. Chained to the wall then beaten and raped. Cut off the tongue and pull out the teeth, sew her eyelids open depriving her of sleep. I shall make this hell last for weeks. Prolonging your suffering. You pray for god, I shower you in piss. Before starvation I'll feed you my shit. Immersed in feculence. Cower in my omnipotence. Repetitively tortured and raped, having your sweet asshole gaped. Strict diet of shit, jizz, vomit, and piss. You're one fucked up mangled bitch, but I love fucking your tits... Jizzing all over your face. My very own quadrilateral amputee cum dumpster.</text:p>
          </table:table-cell>
        </table:table-row>
        <table:table-row table:style-name="ro8">
          <table:table-cell office:value-type="string" calcext:value-type="string">
            <text:p>Defeated Sanity - Into the Soil</text:p>
          </table:table-cell>
          <table:table-cell office:value-type="string" calcext:value-type="string">
            <text:p>Open casket, a ritual of death In the name of human vanity One last gaze upon the deceased A desperate clinging to the mortal vessel <text:s/>Morbid reality kept away from civilized society An induced image of peaceful rest displayed to the mourners <text:s/>Postmortal cosmetics Enhancing the body's presentation Scars concealed, eyes sewn shut Tampering with nails and hair of the dead <text:s/>Blood displaced by formaldehyde Bloating the emaciated corpse to a near vital shape Almost lifelike color is restored <text:s/>Conclusion to the service Human doll is now lowered into the soil <text:s/>Contaminated, eggs hatch in orifices Within, sweet fumes linger <text:s/>Embalmment will start to lapse Eventually rendering tissue defenseless <text:s/>Vital, activity Shows in the necrotic body <text:s/>Fluid's effects fail Maggots find their way Domain of decay Slowly eaten away <text:s/>Fluid's effects fail Maggots find their way Domain of decay Slowly eaten away <text:s/>Chemical expulsion Part human sludge is purged Body shrinks as maggots finish their meal <text:s/>"Dead, stiff and cold, in your box, to decay"</text:p>
          </table:table-cell>
        </table:table-row>
        <table:table-row table:style-name="ro8">
          <table:table-cell office:value-type="string" calcext:value-type="string">
            <text:p>Guttural Secrete - Clotting the Vacant Stare</text:p>
          </table:table-cell>
          <table:table-cell office:value-type="string" calcext:value-type="string">
            <text:p>A gaze into nothing Eyes glazed over black Hollow viewing of expiration flirts nuisance Beaten to no end, bound beyond something uncomfortable Circulation to limbs constricted Purple is a good color on you... Clever blade slid across unruffled cheekbone Tilted and rested underneath optic cavern Oculus extruded one by one Mouth compacted so screams are nothing more Than soundless, make up smearing tears Dripping along soft pastel skin A vacant stare in need of attention Ungentle hand grips your face Quarter sized shards of glass goaded into hollow sockets An empty gaze, sunken glare Clotting the vacant stare... Nose to nose, intaking fearful scent Admiring rancid reflection from your new found orbs Someone enjoys being their own audience Continuing to stare into her scintillated gaze Hands wrap around neck, crushing esophagous You can tell many things about a person by looking into their eyes He could see in hers, she was ready to die... Collapsed throat, air choked Before your life fades, The last thing you see is nothing…</text:p>
          </table:table-cell>
        </table:table-row>
      </table:table>
      <table:table table:name="death" table:style-name="ta1">
        <table:table-column table:style-name="co7" table:default-cell-style-name="ce36"/>
        <table:table-column table:style-name="co6" table:default-cell-style-name="ce36"/>
        <table:table-column table:style-name="co4" table:number-columns-repeated="16382" table:default-cell-style-name="ce36"/>
        <table:table-row table:style-name="ro8">
          <table:table-cell table:style-name="ce28" office:value-type="string" calcext:value-type="string">
            <text:p>File</text:p>
          </table:table-cell>
          <table:table-cell table:style-name="ce28" office:value-type="string" calcext:value-type="string">
            <text:p>Lyrics</text:p>
          </table:table-cell>
          <table:table-cell table:number-columns-repeated="16382"/>
        </table:table-row>
        <table:table-row table:style-name="ro8">
          <table:table-cell office:value-type="string" calcext:value-type="string">
            <text:p>Demilich - Emptiness of Vanishing</text:p>
          </table:table-cell>
          <table:table-cell office:value-type="string" calcext:value-type="string">
            <text:p>They don't see the trees are gone. Nor birds, who think they can fly wingless. They don't feel the winds that don't blow. As the air's replaced by emptiness. . It's not strange the mountains are holes. Holes like the seas that are waterless. The Sun's disappeared and gives no warmth. No one feels it as there is no coldness. One walks in the void. And sees nothing wrong. Another nightless day. And he will also be gone.</text:p>
          </table:table-cell>
          <table:table-cell table:number-columns-repeated="16382"/>
        </table:table-row>
        <table:table-row table:style-name="ro8">
          <table:table-cell office:value-type="string" calcext:value-type="string">
            <text:p>Bloodbath - Like Fire</text:p>
          </table:table-cell>
          <table:table-cell office:value-type="string" calcext:value-type="string">
            <text:p>I am eternal, the ruler of the earth and sky. I am infernal, I am on a quest to see the Heavens die. My fascination with the dead won't be fulfilled here on this killing spree And when they dream that's when my spirit arise, and when they scream a little part of them dies. I find my way into the minds of the weak. They are led astray, it's now my path that they seek. You die before me, your destiny is in my hands. You are soon to see, my one desire is to rule this world eternally. And when they dream that's when my spirit arise, and when they scream a little part of them dies. I find my way into the minds of the weak. They are led astray, it's now my path that they seek. You will never reach me, I am the darkest one. You will never heal me, a mind beyond repair. I will make you fear me, I slay your hopes and dreams. You're lost forever in this world of mine. I devastate your life and crush your every dream. No human being will perceive your silent scream. The king of rapture will betray your soul tonight. The life of yours is soon to end in brutal death. Don't look me in the eyes if you are awake. Just a glimpse of me will put your life at stake. I am the horizon, I am the serpent of the dead. My eyes will burn your skin and flesh into a crisp like fire. Like fire! Like fire! This very morbid mind of mine Will set your course into and early grave. I twist your fate and seal your doom. I bit you welcome, my eternal slave. And when they dream that's when my spirit arise, and when they scream a little part of them dies. I find my way into the minds of the weak. They are led astray, it's now my path that they seek. Don't look me in the eyes if you are awake. Just a glimpse of me will put your life at stake. I am the horizon, I am the serpent of the dead. My eyes will burn your skin and flesh into a crisp like fire.</text:p>
          </table:table-cell>
          <table:table-cell table:number-columns-repeated="16382"/>
        </table:table-row>
        <table:table-row table:style-name="ro8">
          <table:table-cell office:value-type="string" calcext:value-type="string">
            <text:p>Portal - Abysmill</text:p>
          </table:table-cell>
          <table:table-cell office:value-type="string" calcext:value-type="string">
            <text:p>Moiling spectral hollow Dour of revolute procession Theatre of thy phones brood <text:s/>Souse in ichor, the clique transfuse Volute the swarth, trawl betwixt phonotic Scoff the festune <text:s/>Forebode of dead ringers Conduit for those who spell doom Pallbearer weeping Seepia Vorticist bore untimely passing <text:s/>Merewerking antibody, berthing lurid broth Arcane whorl of sinews procure, stitch in the aether Cygnature vacillate residuum</text:p>
          </table:table-cell>
          <table:table-cell table:number-columns-repeated="16382"/>
        </table:table-row>
        <table:table-row table:style-name="ro8">
          <table:table-cell office:value-type="string" calcext:value-type="string">
            <text:p>Bolt Thrower - When Cannons Fade</text:p>
          </table:table-cell>
          <table:table-cell office:value-type="string" calcext:value-type="string">
            <text:p>Into the eighth offensive Frontline reformed Artillery that never ceased In overtures of war <text:s/>....When cannons fade <text:s/>Now the guns are silenced End of hell storm The final argument of kings All earth transformed <text:s/>....When cannons fade <text:s/>As the silence grows Steadily replacing The resonance of thunder Deep in the soul <text:s/>Conscience still remains Horror - amongst the flames Ashes keep on falling <text:s/>I close my eyes And even now The distant memory remains Of the last laments To be played <text:s/>(When cannons fade)</text:p>
          </table:table-cell>
          <table:table-cell table:number-columns-repeated="16382"/>
        </table:table-row>
        <table:table-row table:style-name="ro8">
          <table:table-cell office:value-type="string" calcext:value-type="string">
            <text:p>Morbid Angel - Immortal Rites</text:p>
          </table:table-cell>
          <table:table-cell office:value-type="string" calcext:value-type="string">
            <text:p>Gathered for a sacred rite Subconscious minds allied Call upon immortals Call upon the oldest one to intercede Rid us of our human waste Cleanse our earthly lives Make us one with darkness Enlighten us to your ways <text:s/>From churning worlds of mindlessness Come screams unheard before Haunting voices fill the room Their source remaining undefined Shadows cast from faceless beings Lost for centuries <text:s/>Lords of death, I summon you Reside within our brains Cast your spells upon our lives So that we may receive The gift of immortality Bestowed on those who seek you</text:p>
          </table:table-cell>
          <table:table-cell table:number-columns-repeated="16382"/>
        </table:table-row>
        <table:table-row table:style-name="ro8">
          <table:table-cell office:value-type="string" calcext:value-type="string">
            <text:p>Dismember - And So Is Life</text:p>
          </table:table-cell>
          <table:table-cell office:value-type="string" calcext:value-type="string">
            <text:p>Bitter bloodstained tears Filling my saddened eyes From personal fears And all once told lies The anger inside Waiting for tomorrow Sinful suicide Wrapped in the cause of sorrow <text:s/>At the fiery gates With hate I resign Though I'll be forever more Even the dead can die Marching on and on Experience the dismal fate Through the hellish scorn Gather beyond the gates <text:s/>Reality now slips away Death is the only way The moonlight is my blanket And my bed is the grave Life ends so sadly With tears, pain and grief All my loved ones gone And I'm rotting with belief <text:s/>And so is life At its end Never to be More again Entered it all With belief A fucking life I never lived <text:s/>I end my life I fucking kill myself Accept this death With open arms A piercin' pain When I cut it all From life to death I breathe my last breath <text:s/>And so is life At its end Never to be More again And so is life</text:p>
          </table:table-cell>
          <table:table-cell table:number-columns-repeated="16382"/>
        </table:table-row>
        <table:table-row table:style-name="ro8">
          <table:table-cell office:value-type="string" calcext:value-type="string">
            <text:p>Asphyx - Deathhammer</text:p>
          </table:table-cell>
          <table:table-cell office:value-type="string" calcext:value-type="string">
            <text:p>This is true death metal, you bastards! <text:s/>Decades ago, a time now long gone Death metal had its pure form So easy then amongst global friends A bold scene never to conform Changes set in, pollution begins Despicable development The duty to return and make all traitors burn On to your knees and repent <text:s/>For the deathhammer Deathhammer Deathhammer Deathhammer <text:s/>Vocals so poor, like frogs in a moor Guitars like clouds of fruit flies Where's the bass sound, drums that don't pound Hear how our iron church dies They don't give a fuck, just collecting bucks Acting like statues on stage Our final call to all those false We summon thou bastards to rage <text:s/>Deathhammer Deathhammer This is the deathhammer Deathhammer <text:s/>Writing the pages, lasting for ages Restore purity that once was Deathhammer bloodstained, death will die again This is our doctrine and cause Chapters demanding, episodes ending Delivering the death metal bill The years of the leech, finished as we preach If you won't face death we will <text:s/>Deathhammer Deathhammer Bow down to the deathhammer Deathhammer</text:p>
          </table:table-cell>
          <table:table-cell table:number-columns-repeated="16382"/>
        </table:table-row>
        <table:table-row table:style-name="ro8">
          <table:table-cell office:value-type="string" calcext:value-type="string">
            <text:p>Autopsy - Charred Remains</text:p>
          </table:table-cell>
          <table:table-cell office:value-type="string" calcext:value-type="string">
            <text:p>Burning from the inside out Bloody foam spews from your mouth Smell the putrid stench of flesh As it burns you to your death <text:s/>Feel the flesh drip from your face Turing black, vision fades Eyeballs melt into their sockets Involuntarily set ablaze <text:s/>Gut wrenching screams fill the air The rancid smell of burning hair Screaming in excruciating pain Blood boils over, warping veins Burnt skull collapses onto melting brains Spontaneous death, up in flames Twisting and writhing as life burns away Until nothing is left but charred remains</text:p>
          </table:table-cell>
          <table:table-cell table:number-columns-repeated="16382"/>
        </table:table-row>
        <table:table-row table:style-name="ro8">
          <table:table-cell office:value-type="string" calcext:value-type="string">
            <text:p>Deathspell Omega - Abscission</text:p>
          </table:table-cell>
          <table:table-cell office:value-type="string" calcext:value-type="string">
            <text:p>…The depths of abjection, a throne of manure But even during the ecstasies of beatification It is by no means possible to separate them The den of serpents, the knot of vipers corruption-bred And the blazing spirit of the mystic heaven above Angel browed with brass Wreathed by a halo, sublime and infinite Tunneled by vermin …Feverish miasmas and a silent canticle… <text:s/>Implemini Spiritu Sancto The scorching heat of the furnace inside galvanizes A grapevine whose roots sink deep, far into the arteries In contemplation the Lord of harvests long gone Shall murmur obscene wonders to those who ate the grape Desperately feeding the empty void Growing on innocent blood, the stronger and the greater In ruthless rigour, in funeral glee Implemini Spiritu Sancto The foam of nausea slowly rising to the teeth Yes! Truly adorned with the grim regalia of perdition <text:s/>I shall hold high a bowl of gems of unseen radiance Enveloping spirit and will in seraphic rapture O deformity, hear the weeping prayers Arise from rot, be my child! Be my promise! <text:s/>The nebulæ in the superior sky howled like a starving hound Aboyeurs de Dieu! Aboyeurs de Dieu! Implemini Spiritu Sancto</text:p>
          </table:table-cell>
          <table:table-cell table:number-columns-repeated="16382"/>
        </table:table-row>
        <table:table-row table:style-name="ro8">
          <table:table-cell table:style-name="ce39" office:value-type="string" calcext:value-type="string">
            <text:p>Krypts - Open the Crypt</text:p>
          </table:table-cell>
          <table:table-cell office:value-type="string" calcext:value-type="string">
            <text:p>open the gates of madness unlock the plagues of time release the rotten shackles <text:s/>forgotten temple so ancient underneath the wings of despair and darkness <text:s/>open the doors of terror passage through the protectors guardians of the plagues of time <text:s/>forgotten terror lies dormant in the crypt forgotten temple in the lair of the abyss <text:s/>under the altar of pestilence stairway leading down to the crypt <text:s/>open the crypt... ...release the plagues of time!</text:p>
          </table:table-cell>
          <table:table-cell table:number-columns-repeated="16382"/>
        </table:table-row>
        <table:table-row table:style-name="ro8">
          <table:table-cell office:value-type="string" calcext:value-type="string">
            <text:p>Dead Congregation - Teeth Into Red</text:p>
          </table:table-cell>
          <table:table-cell office:value-type="string" calcext:value-type="string">
            <text:p>Teeth in flesh, red deep Dead on the floor Your lord consumed by rats Twenty hundred years now Why the fuck can't you forget him? <text:s/>Eating His flesh And drinking His blood I pray for total death</text:p>
          </table:table-cell>
          <table:table-cell table:number-columns-repeated="16382"/>
        </table:table-row>
        <table:table-row table:style-name="ro8">
          <table:table-cell office:value-type="string" calcext:value-type="string">
            <text:p>Death - Flesh and the Power It Holds</text:p>
          </table:table-cell>
          <table:table-cell office:value-type="string" calcext:value-type="string">
            <text:p>I told you once but I will say it again When you live the flesh it is the beginning Of the end It will take you in It will spit you out Behold the flesh and the power it holds Passion is a poison laced with pleasure bitter sweet One of many faces that hide deep beneath It will take you in It will spit you out Behold the flesh and the power it holds Touch, taste, breathe, consumed Deja-vu. Already knew from the first encounter But know I know to let go of words to speak no more Like a wind upon your face you can't see it But you know it's there, when beauty shows Its ugly face, just be prepared <text:s/>Passion burns like fire carried by the wind The end of a time, a time to begin It builds you up one way and tears You right back down, a time to begin The end of a time <text:s/>Touch, taste, breathe, consumed</text:p>
          </table:table-cell>
          <table:table-cell table:number-columns-repeated="16382"/>
        </table:table-row>
        <table:table-row table:style-name="ro8">
          <table:table-cell office:value-type="string" calcext:value-type="string">
            <text:p>Ulcerate - Extinguished Light</text:p>
          </table:table-cell>
          <table:table-cell office:value-type="string" calcext:value-type="string">
            <text:p>Grasping the cowardice that brought us here Willing old faults to surface And continue carrying us to ruin <text:s/>The narrow tunnel of light further closing in Enveloping the already dying <text:s/>There is no road to redemption <text:s/>The paradox is that we are ever more disparate Ever more divergent Out of reach of repair Yet never untied from the other Never unbound from what's etched into the husk Never absolved <text:s/>Stripped from each fragment of bone Recurring endless <text:s/>Shattered resolve Fractured and forbidden to witness Sheltered from the agony of self dissent <text:s/>In the face of all in reversal They were worthless Pitiful and hopeless <text:s/>Extinguish this light which befell us We have proven to be unworthy Extinguish this light which befell us Pitch black</text:p>
          </table:table-cell>
          <table:table-cell table:number-columns-repeated="16382"/>
        </table:table-row>
        <table:table-row table:style-name="ro8">
          <table:table-cell office:value-type="string" calcext:value-type="string">
            <text:p>Disembowelment - The Tree of Life and Death</text:p>
          </table:table-cell>
          <table:table-cell office:value-type="string" calcext:value-type="string">
            <text:p>Through the winding forest where the bodies of Disillusioned peasants lay in the catacombs, Gothic oakwood may once again take its real form And grasp for Your soul, As the night falls, Green turns to the colour which brings forth the eternal rest, Reach forth and separate the mystical branch As the moon is surpassed by a blanket of unholy cloud And echoed shrieks, Ambience of the dark evolves from beyond the divine nightshade, Faraway from the forest, The souls of the dead travel beneath the earths soil to arrive At the tree of life and death, Now a disoriented monk banished from the order finds solace Within the cold surroundings of the untouched ground, The secrets are revealed to him, It is who commands the living, The dead - The dead.</text:p>
          </table:table-cell>
          <table:table-cell table:number-columns-repeated="16382"/>
        </table:table-row>
        <table:table-row table:style-name="ro8">
          <table:table-cell office:value-type="string" calcext:value-type="string">
            <text:p>Mythic - Winter Solstice</text:p>
          </table:table-cell>
          <table:table-cell office:value-type="string" calcext:value-type="string">
            <text:p>Within the misty late year's forest In times when slouds and trees stand empty Nine thousand wolves are gathered in the snow To raise a long and greyish howl. <text:s/>Ebony black the earth went into the night Re-awoken, covered now in silver white Softly veiled by sparking moisture Out of the wolves' throats up to the sky. <text:s/>Lap of sunrise sweated by birth painsits child - a cold red fireball Sharp silhouettes of old and tired eyes Their cradle stuffed with leaves and fog. <text:s/>Impossible to march the shortest way today Come forth tied up all in wolves' breath Early, therefore, the evening approaches</text:p>
          </table:table-cell>
          <table:table-cell table:number-columns-repeated="16382"/>
        </table:table-row>
        <table:table-row table:style-name="ro8">
          <table:table-cell office:value-type="string" calcext:value-type="string">
            <text:p>Disma - Chaos Apparition</text:p>
          </table:table-cell>
          <table:table-cell office:value-type="string" calcext:value-type="string">
            <text:p>Disembodied spirit, soul of the deceased Released from the flesh, into the path beyond Supernatural essence, ectoplasmic eruption Haunting the dark halls, where life was lost Grisly human fragments Violent ghostly being, a figure forever lurking A cloudy vaporous mist, haunting until the end Reborn on landscapes, of ruin To exist beyond, the boundaries, to possess Eternity... Chaos Apparition Souls of the Lost Spectral Assassin, night of terror The hideous spawn, of desecration Supernatural essence, ectoplasmic eruption Haunting the dark halls, Where life, was, lost…</text:p>
          </table:table-cell>
          <table:table-cell table:number-columns-repeated="16382"/>
        </table:table-row>
        <table:table-row table:style-name="ro8">
          <table:table-cell office:value-type="string" calcext:value-type="string">
            <text:p>Cannibal Corpse - Evisceration Plague</text:p>
          </table:table-cell>
          <table:table-cell office:value-type="string" calcext:value-type="string">
            <text:p>Experimental pathogens, a devil's design The dark side of science breeds a weapon of war Contagious killing and internal distress Homicide or suicide will be the cause of death <text:s/>Internal organs altered by the disease Your brain disabled by the constant pain Erratic actions lead my thoughts to the blade I've lost control, I've lost control <text:s/>Beg for your life, you won't escape the knife Your fate was sealed today Disease has spread, you pray for death Evisceration plague <text:s/>Stabbing compulsion overwhelms my mind Terrorized screaming follows the thrust of my knife I wrench the blade from the chest to the crotch Organs and entrails fall to the ground <text:s/>Beg for your life, you won't escape the knife Your fate was sealed today Disease has spread, you pray for death Evisceration plague <text:s/>Driven to kill, this is not my will I am compelled to slay Invisible foe takes control Evisceration plague <text:s/>Unable to be seen but with visible effect Virulent disease causing outbreaks of violence They tear themselves apart, offal covers the ground Viscera torn forcefully from the abdomen <text:s/>Intestines slick with blood cannot escape my grip Surgical incisions give way to frenzied carving Delirium has taken hold, disembowelment is complete Horror grips my mind, my entrails are in my hands My entrails are in my hands My entrails are in my hands... Plague leads to death Plague leads to death Plague leads to death Plague leads to death <text:s/>Disease will spread and cover the world Mass insanity, the end of our time Scavengers will eat the remains of man Our extinction was by our design <text:s/>Beg for your life, you won't escape the knife Your fate was sealed today Disease has spread, you pray for death Evisceration plague <text:s/>Driven to kill, this is not my will I am compelled to slay Invisible foe takes control Evisceration plague</text:p>
          </table:table-cell>
          <table:table-cell table:number-columns-repeated="16382"/>
        </table:table-row>
        <table:table-row table:style-name="ro8">
          <table:table-cell office:value-type="string" calcext:value-type="string">
            <text:p>Blood Incantation - Vitrification of Blood (Part 1)</text:p>
          </table:table-cell>
          <table:table-cell office:value-type="string" calcext:value-type="string">
            <text:p>Falling... Fall through the stargate within but is this the first or the last time again? Opening between the gates on either side Spiraling... Awaken in another mind <text:s/>Fall... Through nothingness... <text:s/>Suffocating... The glass freezes inside your veins Die... Release your flesh to the astral plane The violent plain of suffering Your blood has vitrified Boiling the pulp beneath Liquefy your mind <text:s/>Fear the pain... Fire awaits…</text:p>
          </table:table-cell>
          <table:table-cell table:number-columns-repeated="16382"/>
        </table:table-row>
        <table:table-row table:style-name="ro8">
          <table:table-cell office:value-type="string" calcext:value-type="string">
            <text:p>Dream Unending - In Cipher I Weep</text:p>
          </table:table-cell>
          <table:table-cell office:value-type="string" calcext:value-type="string">
            <text:p>Greed Eyes so bleak The coward A hopeless king thwarts the sun <text:s/>Pride You serve no god Devour purged like disease <text:s/>Deep lorn I cling Dead psalm I cling <text:s/>Thirst, thy slave A hollowed core twined in thieves <text:s/>Weak Supine contortion Codified Dormant snake of torrid design <text:s/>One moon One rule Die swordless <text:s/>Stripped insane Dignity purged In cipher I weep</text:p>
          </table:table-cell>
          <table:table-cell table:number-columns-repeated="16382"/>
        </table:table-row>
        <table:table-row table:style-name="ro8">
          <table:table-cell office:value-type="string" calcext:value-type="string">
            <text:p>Obituary - Infected</text:p>
          </table:table-cell>
          <table:table-cell office:value-type="string" calcext:value-type="string">
            <text:p>Rot beneath below Killing the chance to die... the rising of the dead The pain denies the soul Even after The killing gently Dissection of the light... the rotting of the soul The pain realize the wounds ..lives You light the soul Killing ones they save... the rotting of the soul Dying of the pain Killing the soul Killing send you to your grave Dying soon the one they save Tearing rid you of your limbs Infection soon sets in Peeling rid you of your skin... infection! Coming soon the end of life Die... cure you of infliction</text:p>
          </table:table-cell>
          <table:table-cell table:number-columns-repeated="16382"/>
        </table:table-row>
        <table:table-row table:style-name="ro8">
          <table:table-cell table:style-name="ce39" office:value-type="string" calcext:value-type="string">
            <text:p>Deicide - Sacrificial Suicide</text:p>
          </table:table-cell>
          <table:table-cell office:value-type="string" calcext:value-type="string">
            <text:p>Satanized, crucified, feel the wrath of suicide Incubus fear of the sphere, angel darkness disappears Covenant, blasphemous, open up unholiness Father Satan, let me just unholy sins <text:s/>Suicide sacrifice Destruction of holy life Blood of unholy knife Satan I sacrifice <text:s/>Behold the crucifix, symbol of sterility I am crucifix - Satan Suicide sacrifice, profeasting evil night Lust into reality - Satan Angel of the black abyss, Satan lord I hail Insane blasphemous - Satan Sacrificial suicide, ritual to end my life Behemoth infest my fate - Satan <text:s/>Dammed to tell, end of my life Wrath of God - Satan Sin my soul, blesses with fire Throne of stone - Satan I must die, in my wake Seventh gate - Satan Suicide, end my life I must die – Satan <text:s/>Suicide sacrifice, thrust of evil deep inside Lucifer never lies, take away thee mortal life Demigod, Satan son, commend to body to the ground Father Satan, I'll find peace when I am God <text:s text:c="3"/>TAKE ME!</text:p>
          </table:table-cell>
          <table:table-cell table:number-columns-repeated="16382"/>
        </table:table-row>
        <table:table-row table:style-name="ro8">
          <table:table-cell office:value-type="string" calcext:value-type="string">
            <text:p>Possessed - Fallen Angel</text:p>
          </table:table-cell>
          <table:table-cell office:value-type="string" calcext:value-type="string">
            <text:p>Deceiving angel full of hate Outcasts will rebel Below the crust, the dark kingdom Also known as Hell <text:s/>Fallen angel distrusts God Exiled down below His burning lust to power all Starts his own domain <text:s/>Poisoned minds Evil plague Wicked shrines Where you beg Merciless Angel fell Soul won't rest Into Hell <text:s/>Flames of fury burning hot Glowing in his eyes Down below forever rot Until his soul can rise <text:s/>Hellsent souls become his slaves Working against all Bringing pain the master raves Lucifer they call <text:s/>Poisoned minds Evil plague Wicked shrines Where you beg Merciless Angel fell Soul won't rest Into Hell</text:p>
          </table:table-cell>
          <table:table-cell table:number-columns-repeated="16382"/>
        </table:table-row>
        <table:table-row table:style-name="ro8">
          <table:table-cell office:value-type="string" calcext:value-type="string">
            <text:p>Épitaphe - Melancholia</text:p>
          </table:table-cell>
          <table:table-cell office:value-type="string" calcext:value-type="string">
            <text:p>Abyss below, skies above Spine on the surface, the centre of all things And darkness within Ethos of what we are <text:s/>Ominous structures, disintegrating figures Imposing architectures devoid of flesh Endless faces carved in stone Witnesses to erosion and sanity <text:s/>Archaic dolmens piling up Frozen gestures through the torment of years Wherein every drop of sound resonates Relics of worlds past, echoes of worlds beyond <text:s/>Marching towards those fields unknown Carried by solitude In an urge for grandeur Towards those fields unknown <text:s/>With an innate longing for the astral glow Iridescent skies and star-shaped spheres Pulsating through the core Interwoven through dreams <text:s/>Marching towards those fields unknown Carried by solitude In an urge for grandeur Towards those fields unknown <text:s/>Burdened by the shroud of time Binding our wrists The essence stirs within its claws A dark void inside the light <text:s/>Swathed in bewilderment In the grip of confusion Impediments to existence That throttle all life <text:s/>Shards in mouth Wrinkled hands glide over the oakwood Ripples on the surface The river flows on <text:s/>Thinned blood still coursing As the years vanish The bitter burden ever present A stream of quiet desperation <text:s/>Following the autumnal paths In a state of isolation Into the darkness night, into daylight Into birth and into death <text:s/>Saturnine thoughts Both an eternal anguish of the soul And nourishment of the self Embrace the dawn <text:s/>Death, bringer of life leading the way Shrine of the earth Wearing all sorrows as en endless crown Celestial</text:p>
          </table:table-cell>
          <table:table-cell table:number-columns-repeated="16382"/>
        </table:table-row>
        <table:table-row table:style-name="ro8">
          <table:table-cell office:value-type="string" calcext:value-type="string">
            <text:p>Behemoth - Demigod</text:p>
          </table:table-cell>
          <table:table-cell office:value-type="string" calcext:value-type="string">
            <text:p>Behold! children ov Cain All beings not ov reptilian form Be upon them! Spare none! mercy cast aside! Those who feareth not my sacred blade Shall be blessed <text:s/>Repent not! Thou art man God is no more Rise now above the weakness ov flesh Come forth! join ye the arsenals ov blasphemy Follow the One Who spurred Roman warring legions <text:s/>Rise up! o power from sea below all seas SIRIUS! DRACONIS! Awake from everlasting dream! Spirits ov abomination Formless Thou hath appeared before me I am before all things <text:s/>Chthonic gods! those from beyond the stars Commander ov hosts devour the flesh ov man May their weapons melt like wax May their tongues be torn apart May Apophis grind their bones May their ashes be scattered all around... <text:s/>Hear me! o vermin! How couldst Thou fall so low? Redemption thru denial! Restriction becomes a sin Mankind! so pure... Castrate Thy impotent god Vomit forth the blasphemy And forever shalt Thee win</text:p>
          </table:table-cell>
          <table:table-cell table:number-columns-repeated="16382"/>
        </table:table-row>
        <table:table-row table:style-name="ro8">
          <table:table-cell office:value-type="string" calcext:value-type="string">
            <text:p>Demigod - Slumber of Sullen Eyes</text:p>
          </table:table-cell>
          <table:table-cell office:value-type="string" calcext:value-type="string">
            <text:p>I shall befall thee In the sullen halls of dark oblivion In an evintide of abysmal grief Hybrid form of life Hidden from the immortal Your soul will burn through time The dark realm dwells in no light <text:s/>Dismal dreams of lives forgotten In the visions of my slumber They lie silent in chasms The bleeding eyes of sorrow <text:s/>The gathering of miserable beings Grievous existence underwent to the end <text:s/>In blackness they mourn The soul of sorrow now bleed in tears <text:s/>I shall befall thee In the sullen halls of dark oblivion In an evintide of abysmal grief Hybrid form of life Hidden from the immortal Your soul will burn through time The dark realm dwells in no light <text:s/>Dismal dreams of lives forgotten In the visions of my slumber They lie silent in chasms The bleeding eyes of sorrow <text:s/>Frozen eyes gazing to stillness Beckoning into the dark Summoned to the vale of tears To feel the appearance of grief <text:s/>Slumber of sullen eyes Slumber of sullen eyes</text:p>
          </table:table-cell>
          <table:table-cell table:number-columns-repeated="16382"/>
        </table:table-row>
        <table:table-row table:style-name="ro8" table:number-rows-repeated="1048549">
          <table:table-cell table:number-columns-repeated="16384"/>
        </table:table-row>
        <table:table-row table:style-name="ro8">
          <table:table-cell table:number-columns-repeated="16384"/>
        </table:table-row>
      </table:table>
      <table:table table:name="deathcore_metalcore" table:style-name="ta1">
        <table:table-column table:style-name="co7" table:default-cell-style-name="Default"/>
        <table:table-column table:style-name="co6" table:default-cell-style-name="Default"/>
        <table:table-row table:style-name="ro8">
          <table:table-cell table:style-name="ce28" office:value-type="string" calcext:value-type="string">
            <text:p>File</text:p>
          </table:table-cell>
          <table:table-cell table:style-name="ce28" office:value-type="string" calcext:value-type="string">
            <text:p>Lyrics</text:p>
          </table:table-cell>
        </table:table-row>
        <table:table-row table:style-name="ro8">
          <table:table-cell office:value-type="string" calcext:value-type="string">
            <text:p>Lorna Shore – To the Hellfire</text:p>
          </table:table-cell>
          <table:table-cell office:value-type="string" calcext:value-type="string">
            <text:p>I'll hold onto feeling until my final breath escapes Gazing upon this world until it fades <text:s/>Fall with me into the other night We can go beyond the horizon again Fall with me until we’re out of time Let the current swallow These whispers keep clawing Your mind is dissolving light Sink while you bathe in hallucination <text:s/>Accept this descent into the night, releasing your grasp to Induce separation, plunged into the shadows Lost in sensation, we're free-falling down into the ever black Can you feel it? These pins and needles Trapped in sеnsation, see what you have found here You fеll into the dark Fell into the dark <text:s/>Release your grip and face the tide, accepting this damnation Relinquish flesh temptation of the body and soul The ebb and the flow, nothing confessed Put me to rest <text:s/>Azrael, guiding me beyond the veil Obitual, free me from this mortal shell Enter into the darkest night, I will sink where I lie Through the sands of time, through the angel's eye My final breath Swallowed by the womb of death Swallowed by the womb of death <text:s/>Whispers are clawing Your mind is dissolving light Enter the void and fall with me Enter the void, fall <text:s/>Release your grip and face the tide accepting this damnation Relinquish flesh temptation of the body and soul The ebb and the flow, nothing confessed Put me to rest <text:s/>Azrael, guiding me beyond the veil Obitual, free me from this mortal shell Enter into the darkest night, I will sink where I lie Through the sands of time, through the angel’s eye My final breath Swallowed by the womb of death Swallowed by the womb of death Swallowed by the womb of death <text:s/>Sink while you bathe in hallucination <text:s/>My final breath Swallowed by the womb of death As you pass through the fucking gate Descending towards the end faster</text:p>
          </table:table-cell>
        </table:table-row>
        <table:table-row table:style-name="ro8">
          <table:table-cell office:value-type="string" calcext:value-type="string">
            <text:p>Acrania - Disillusion in a Discordant System</text:p>
          </table:table-cell>
          <table:table-cell office:value-type="string" calcext:value-type="string">
            <text:p>To neglect and to fuck <text:s/>Rather than to protect &amp; to serve Protectors of the public, like fuck What a joke authorities have become Servants to the corporations &amp; the government A grievance to your fellow man <text:s/>Oh, little piggy What's that little piggy? "Oink, oink" Would you like some bacon to go with your arrogance? Beating skin and cracking bone as a profit to the rich I bet you think you're something special While you're cracking skulls but your instrument of sick agendas Burn your badge and join your brothers Your job role is as a professional cunt So do humanity a favor &amp; join as we protest <text:s/>Maiming and raping and pillaging and fucking manufactured devastation Don't be so pompous, causing a raucous for mass enslavement Oh, little piggy Did you really think you lent hand, little piggy Delusional in your authority The truth: you're nothing but a pawn <text:s/>Arresting for profit An expert extortionist, funneling the money from pockets of the public to the palms of the corrupt Detaining for profit Did your know you take orders from a banker cartel? From a bunch of fucking scum <text:s/>You don't have to say anything Anything you do, say will be given in evidence "Oink, oink" Fuck your authority <text:s/>Using powers to enslave, intimidate, extort and falsely accuse Threaten, assault &amp; murder Inherently evil acts by evil people Relinquish respect for these fuckers <text:s/>Looking down on the public From a pedestal build of exploitation Do you even remember the last time they protected and served you? No, the police neglect &amp; then fuck you over Our point is made <text:s/>Our point is made <text:s/>Send them to the slaughterhouse</text:p>
          </table:table-cell>
        </table:table-row>
        <table:table-row table:style-name="ro8">
          <table:table-cell table:style-name="ce38" office:value-type="string" calcext:value-type="string">
            <text:p>All Shall Perish – Eradication</text:p>
          </table:table-cell>
          <table:table-cell office:value-type="string" calcext:value-type="string">
            <text:p>leading the tables turn as we fail not to create a false sense of eradication to revel in, separation I detest this life inching but seeming to end this life surprising your neurons its all with time that meaning will creep in side much sooner you will find, youll find your closer, closer to the fucking fight closer to the fucking......... fire its depleting but the spark will soon rekindle all that truly recedes I have no place to show you it will come trust me you soon shall see I wish that our lives weren't the facade they seem to be some how the purpose was just lost for me left to your discretion you decide....your only dont let the oppression manipulate your only way leading the times have turned to show the mass decay of your will to fight in separation only to see eradication</text:p>
          </table:table-cell>
        </table:table-row>
        <table:table-row table:style-name="ro8">
          <table:table-cell office:value-type="string" calcext:value-type="string">
            <text:p>Suicide Silence – Unanswered</text:p>
          </table:table-cell>
          <table:table-cell table:style-name="ce40" office:value-type="string" calcext:value-type="string">
            <text:p>How much must I curse your name And put your beliefs to shame Before you prove yourself And end this life? <text:s/>End this life <text:s/>And I'll say a fucking prayer Because I know it won't be answered <text:s/>Where is your god? [2x] Where is your fucking god? <text:s/>And even though I don't believe in you I pray for the day [2x] That you end this life <text:s/>So please Take Me Away <text:s/>I want the hand of god To come and strike me down [2x] <text:s/>Where is your god? [2x] Where is your fucking god? <text:s/>For all the prayers that go unanswered [2x] Why do you think that is? For the families that waste their time Open your eyes <text:s/>And all your prayers will go Unanswered Why do you think that is? For the families that waste their time Open your fucking eyes</text:p>
          </table:table-cell>
        </table:table-row>
        <table:table-row table:style-name="ro10">
          <table:table-cell office:value-type="string" calcext:value-type="string">
            <text:p>Slaughter To Prevail – Cultural Ills</text:p>
          </table:table-cell>
          <table:table-cell office:value-type="string" calcext:value-type="string">
            <text:p>Mutilated bodies adorn the mortal world Grave to grave, so build our homes Black tree rot together with land Parasites who live in hell We intend to dig his own grave Swarm of hideous creatures. Analogous to the gods. Fallen angels Humanity's disobedient child We destroy ourselves as a species War, hostility and suicide Our thoughts materialize and I see a picture of HELL Society of lies Tears of the earth! We intend to dig his own grave Swarm of hideous creatures. Analogous to the gods. Fallen angels Humanity disobedient child Who is responsible for the violence and pain Immortal selfishness lives in us In our veins flows the blood of Satan Dead eyes see chaos and hatred Dead heart feels pain and revenge <text:s/>Mutilated bodies adorn the mortal world Grave to grave, so build our homes Black tree rot together with land Parasites who live in hell <text:s/>We destroy ourselves as a species By our veins flows the blood of Satan Dead eyes <text:s/>Dead eyes see hatred How can you live? Dead heart feels pain﻿</text:p>
          </table:table-cell>
        </table:table-row>
        <table:table-row table:style-name="ro8">
          <table:table-cell office:value-type="string" calcext:value-type="string">
            <text:p>Whitechapel - The Saw Is the Law</text:p>
          </table:table-cell>
          <table:table-cell office:value-type="string" calcext:value-type="string">
            <text:p>This is our way of life, and we sleep away our misery in our blood-soaked sheets. <text:s/>We’ve left our homes to infect the world and addict you all to this deep south heat. <text:s/>Our bodies full of scars, infinite blood to bleed. Our presence stops your heart and leaves you six feet deep. <text:s/>Fall to your knees and recognize your new found kings! <text:s/>Where we come from the saw is the law. When there’s no hope left, we will not fall. <text:s/>Among the giants we still stand tall, and we will not be stopped. <text:s/>Just let it go and let the wind blow, it’s like a hurricane inside of your head. <text:s/>The pressure’s never ending but your brain is still depending and comprehending why it is still defending. <text:s/>Just let go and be one with the family, your life decisions have become our control. <text:s/>And we will swallow this world whole! <text:s/>You are, you are nothing. We are everything, you are nothing without us. <text:s/>This is our way of life, taking cities one by one. Carefully choose your side, you could be one of many sons. <text:s/>This is our way of life, deafening ears and shutting mouths. Come and join our side, welcome to the deep south. <text:s/>This is our way of life! <text:s/>We’ve left our homes to infect the world and addict you all to this deep south heat. <text:s/>Our bodies full of scars, infinite blood to bleed. Our presence stops your heart and leaves you six feet deep. <text:s/>Fall to your knees and recognize your new found kings! <text:s/>Where we come from the saw is the law. When there’s no hope left, we will not fall. <text:s/>Among the giants we still stand tall, and we will not be stopped. <text:s/>Just let it go and let the wind blow, it’s like a hurricane inside of your head. <text:s/>The pressure’s never ending but your brain is still depending and comprehending why it is still defending. <text:s/>Just let go and be one with the family, your life decisions have become our control. <text:s/>And we will swallow this world whole! <text:s/>You are nothing, We are everything!</text:p>
          </table:table-cell>
        </table:table-row>
        <table:table-row table:style-name="ro8">
          <table:table-cell office:value-type="string" calcext:value-type="string">
            <text:p>August Burns Red – Composure</text:p>
          </table:table-cell>
          <table:table-cell office:value-type="string" calcext:value-type="string">
            <text:p>“Shake it off Pick yourself up,” they say Your life fell apart in your hands And you've got the scars To prove it It's not the first time And they're getting deeper <text:s/>Pull it together Button up your shirt Roll down those sleeves Don't let them see how you've coped <text:s/>It’s not the first time And they’re getting deeper <text:s/>More and more your demeanor looks like quicksand More and more your demeanor looks like quicksand <text:s/>It seems like you’re giving up Giving up on everything you worked for It seems like you’re giving up Giving up on everything you worked for <text:s/>It's pulling you under It's gripping around your throat It's pulling you under It's gripping around your throat <text:s/>It seems like you’re giving up On everything It seems like you’re giving up On everything It's pulling you under It's pulling you under <text:s/>Life can be overwhelming But don't turn your back on the strongest crutch You've ever had, you’ve ever had They have always been there To brace your fall <text:s/>Wave goodbye to the past You've got your whole life to lead Wave goodbye to the past You've got your whole life to lead Wave goodbye to the past You've got your whole life to lead Wave goodbye to the past You've got your whole life to lead (You've got your whole life to lead) (You've got your whole life to lead) It's time to gain some ground</text:p>
          </table:table-cell>
        </table:table-row>
        <table:table-row table:style-name="ro8">
          <table:table-cell office:value-type="string" calcext:value-type="string">
            <text:p>AngelMaker - What I Would Give</text:p>
          </table:table-cell>
          <table:table-cell office:value-type="string" calcext:value-type="string">
            <text:p>Breathing is more like heavy wheezing Your pain is what has left me freezing I hoped that one day I could take all the pain that you held deep I would trade my life for yours Just to hear your heart beating again and again What I would give to see the heartache all end What I would trade to save us from this dead end The reapers grip is tight, but we won’t give in <text:s/>If I could suffer for you I would take all the pain you’ve ever been through Without a second thought, I’d never look back I’d trade my soul for yours, immersed in the black Hopeful I sink into overwhelming happiness I long to see you, in another time or in another place I’m just happy that I was blessed with your grace <text:s/>For so many years I watched as you wept Unable to help I couldn’t accept Death’s breath on your neck The weight on your chest collapsing within To hell I’d have leapt to save you from pain To hell I would have leapt to see you again I would have leapt <text:s/>A soulless life is bittersweet Trade me yours and you shall reap Reap <text:s/>It’s the fear that feeds us Pushed to the precipice Mind is enemy Don’t you see that life is precious Wasting away Wasted away You fucking sicken me I have searched for days in the blackened haze Innocence means nothing to the cruelness we call death In another way, make the most or death will take you <text:s/>What I would I give to hear your voice again I’d take this knife and slit my own throat What I would give to feel your touch again I’d take this gun, cock it back and pull <text:s/>Please lend me all your pain So, I can take it to the grave In solace I could leave As you flourish triumphantly Carry this torch for me Light your way from misery <text:s/>If I could suffer for you I would take all the pain you’ve ever been through Without a second thought, I’d never look back I’d trade my soul for yours, immersed in the black Hopeful I sink into overwhelming happiness I long to see you, in another time or in another place I’m just happy that I was blessed with your grace</text:p>
          </table:table-cell>
        </table:table-row>
        <table:table-row table:style-name="ro8">
          <table:table-cell office:value-type="string" calcext:value-type="string">
            <text:p>Born of Osiris – Abstract Art</text:p>
          </table:table-cell>
          <table:table-cell office:value-type="string" calcext:value-type="string">
            <text:p>Oh great shapes, you deserve this torture. Oh great shapes you deserve this. Let's end this conversation. You've been so frustrated. Get on the floor. <text:s/>Torn and beaten your life lies in my hands. A life just wasted nothing to bring it back. Torn and beaten your life lies in my hands. A life just wasted nothing to bring it back. <text:s/>You and I withstand broken visions. Search and destroy. And we don't even give a fuck. This is over with. And we don't even give a fuck. This is over with, and we don't even give a.. Your life lies in my hands. Last chance to bring it back. <text:s/>Don't be afraid, fade away. Don't be afraid, fade away</text:p>
          </table:table-cell>
        </table:table-row>
        <table:table-row table:style-name="ro8">
          <table:table-cell office:value-type="string" calcext:value-type="string">
            <text:p>Heaven Shall Burn – Endzeit</text:p>
          </table:table-cell>
          <table:table-cell office:value-type="string" calcext:value-type="string">
            <text:p>Nothing, just nothing, nothing will wipe this heart out. And no one, just no one, no one will break this frontline. <text:s/>We are, we are, we are the final ones. We are, we are, we are the final resistance. <text:s/>We're fighting to the last! <text:s/>Driven by the hate evoked in us, no one will surrender. A storm will break the silence, this storm will break the silence. <text:s/>Nothing, just nothing, nothing will wipe this heart out. We are, we are, we are the final resistance. <text:s/>This vengeance is justice and justice will be done, your end is our triumph and the day will come. <text:s/>A reign of terror, an age of horror, nothing will remain. <text:s/>A promise to the fallen, we'll make them feel our pain. A promise to the felons, you'll never rise again. <text:s/>We'll take it back, we'll take it all back. We'll take it back, we'll take it all back. <text:s/>This vengeance is justice and justice will be done, your end is our triumph and the day will come. <text:s/>A promise to the fallen, we'll make them feel our pain. A promise to the felons, you'll never rise again. <text:s/>Nothing, just nothing, nothing will wipe this heart out. And no one, just no one, no one will break this frontline. <text:s/>We are, we are, we are the final ones. We are, we are, we are the final resistance.</text:p>
          </table:table-cell>
        </table:table-row>
        <table:table-row table:style-name="ro8">
          <table:table-cell office:value-type="string" calcext:value-type="string">
            <text:p>I Declare War - Now You're Going to Be Famous</text:p>
          </table:table-cell>
          <table:table-cell office:value-type="string" calcext:value-type="string">
            <text:p>How can you stand without a spine? Turn your fucking back on me? Yet I will walk away with a smile You will become my newest creation <text:s/>So where has all of this gotten you? With a blade to your throat. I can smell the fear on you. I will wipe you clean from my memory. You cry out and tremble before me <text:s/>So prepare to meet your fucking maker So put your mouth to the curb Now you're going to be famous All will admire me for what I've done I wish I could say it won't hurt May the pain eat away at your existence Much like the cancer that lines your womb <text:s/>You will truly know what suffering is Forgiveness is no longer an option As you lay lifeless in my presence, I may find my peace and my solace As your pulse slowly fades away</text:p>
          </table:table-cell>
        </table:table-row>
        <table:table-row table:style-name="ro8">
          <table:table-cell office:value-type="string" calcext:value-type="string">
            <text:p>Infant Annihilator – Decapitation Fornication</text:p>
          </table:table-cell>
          <table:table-cell office:value-type="string" calcext:value-type="string">
            <text:p>Face the cold reality Slow and with formality I’m obsessively stabbing you The blood is drowning you as you gargle and you spew Bodily fluids fill your lungs <text:s/>This is the end of you Your consciousness slips away, leaving your cunt to me The lacerations haemorrhage on me I will now disembowel every organ to see My indulgence; the bloodlust in me: ‘The Enslaver’, ‘The Engraver’ To the creek bed that marks your resting place ‘The Enslaver’, ‘The Engraver’ To the creek bed that marks your resting place <text:s/>Bring my image to the void Remember my face when you see God The cinder block tied to your foot drags you straight down to the bottom Gracefully your body dances; the murky water sways the flesh exposed I exist to rid the world of throbbing cysts I drain the pus embedded in society With their disposal, I silence them and have my taste A balanced order: extinction of the human waste Decapitation fornication; this is the fate for abominations Decapitation fornication I am a servant of the earth</text:p>
          </table:table-cell>
        </table:table-row>
        <table:table-row table:style-name="ro8">
          <table:table-cell office:value-type="string" calcext:value-type="string">
            <text:p>Job for a Cowboy - Entombment of a Machine</text:p>
          </table:table-cell>
          <table:table-cell office:value-type="string" calcext:value-type="string">
            <text:p>It bleeds! It breathes! <text:s/>What stands before us, is not a machine It breathes, it will bleed and it will dream! <text:s/>Its body is covered in hundreds of wires. and a mouth that attempts to speak, it attempts to lie Only murmurs, collapse from its jaws. <text:s/>And a world, a world without, A world without you. <text:s/>but I rise. the dead will pride it breathes, beyond this life, <text:s/>so sleep, sleep among us, hesitate no more <text:s/>Entombment of a machine We kneel and we plead for no mourning ahead of us, With only delayed movements, from its figure, we all begin to strain. <text:s/>Entombment of a machine Entombment of a machine <text:s/>What stands before us is not a machine What stands before us is not a machine <text:s/>My legs weaken at the site of this damaged program, This program kept you breathing, it kept you alive. These circuits diffused once more. <text:s/>Its body is covered in hundreds of wires. <text:s/>Only murmurs collapse from its Scream <text:s/>Entombment of a Machine <text:s/>But I saw It Die. Buti saw it die But I Saw It Dead. But I saw It Die. I saw it die I Watched it DIE!</text:p>
          </table:table-cell>
        </table:table-row>
        <table:table-row table:style-name="ro8">
          <table:table-cell office:value-type="string" calcext:value-type="string">
            <text:p>Oceano - District of Misery</text:p>
          </table:table-cell>
          <table:table-cell office:value-type="string" calcext:value-type="string">
            <text:p>We are the antidote and also the disease. We're the oppressors who posses marks of the beast. <text:s/>Mankind deserves this, A catalyst for deconstruction. A scapegoat to hold humanity on its knees. <text:s/>A self-inflicted social anarchy to frighten the population into submission. Intricate color schemes on TV hypnotize them while they sleep, And from behind the scenes inject a fatal dose of misery. <text:s/>So let these structures fall. As buildings crumble, Watch this metropolis transform to ruins. <text:s/>We have no sympathy. Victims lungs overflown with debris, Their fractured bones exposed, Lacerated is their skin. This is a demonstration in the clout of government: Failure to conform equals destruction. <text:s/>At the end of this world we hold all the answers. At the end of this world you'll posses only misery.</text:p>
          </table:table-cell>
        </table:table-row>
        <table:table-row table:style-name="ro8">
          <table:table-cell office:value-type="string" calcext:value-type="string">
            <text:p>Shadow of Intent – Farewell</text:p>
          </table:table-cell>
          <table:table-cell office:value-type="string" calcext:value-type="string">
            <text:p>Farewell, the time has come The world shall bleed, and into inferno we'll go Farewell, the time has come The world shall bleed, and into inferno we’ll go I must fight, die if I must (Into inferno we go) It won't rest 'till the grounds have no room left (Into inferno we go) All goddamned legions are condemned to their God (Into inferno we go) I beg for your forgiveness (Into inferno we go) <text:s/>For we’ve found ourselves wandering hell Yet my love for you burns forevermore I will climb from this widening chasm To my feet <text:s/>I shall bring defeat beneath my feet I trampled all in my path, I bow not to the Saurian King <text:s/>But if I do not return The fight may take a perilous turn The day may never come where I shall come home For I'll gladly give my own life If it means that you will survive What choice do I have? To fight or die, no way out alive The cowards are left shot in both sides I must [?] survive But without you <text:s/>I shall remain in you You'll live in my heart forever (Forever) <text:s/>For you, I die You'll find me in the afterlife Live out your days with grief out of sight I am sorry that you'll never find My body to say your goodbyes</text:p>
          </table:table-cell>
        </table:table-row>
        <table:table-row table:style-name="ro8">
          <table:table-cell office:value-type="string" calcext:value-type="string">
            <text:p>Parkway Drive – Carrion</text:p>
          </table:table-cell>
          <table:table-cell office:value-type="string" calcext:value-type="string">
            <text:p>Carrion In a moment I'm lost Dying from the inside Her eyes take me away Tear me apart from the inside out Dead eyes speak in volumes? But our lips refuse to move Could this ever be the last time? The final time that we see this through? <text:s/>Give me the strength to return Return the breath you've stolen Give me the means to reset Her heart I've broken again Reflection built upon sorrow We're walking the darkest roads Within chests carved with regret <text:s/>In a moment I've lost Dying from the inside Her eyes take me away Tear me apart from the inside out From the inside out The inside out <text:s/>We've been running blind Now we're falling through the cracks We're left running We are running blind Now we're falling Falling through the cracks <text:s/>Back to the world of the dead Her shining eyes mark our return back To the world of the dead In a moment I've lost Drowning from the inside Her eyes take me away Tear me apart From the inside out <text:s/>My love I left My heart I left With my promise to return A promise to return </text:p>
          </table:table-cell>
        </table:table-row>
        <table:table-row table:style-name="ro8">
          <table:table-cell office:value-type="string" calcext:value-type="string">
            <text:p>Make Them Suffer – Elegies</text:p>
          </table:table-cell>
          <table:table-cell office:value-type="string" calcext:value-type="string">
            <text:p>I would have showed you the world as it was in my dreams. I would have dropped everything! <text:s/>And for those nights where we wept for the moon. I would have died for the spring! <text:s/>I found myself at the roots of the elms, singing songs to the birds and wishing this day would never end. <text:s/>But it did! These dreams came cascading. <text:s/>Down in a stream of fond memories and lost hope and at the end of it all. <text:s/>At the end of it all is only a teardrop to remember you by. A keepsake from the birds, an elegy for what we could have shared. <text:s/>These words will last forever, I'll dream our memories away. Just to make you feel something for me again. <text:s/>These words will last forever, I'll dream our memories away. Just to make you hurt, just to make you feel my pain. <text:s/>There is a warmth from the earth, and the touch of my fingertips are like droplets, making ripples on the surface. <text:s/>I cherish the moment my heart sank to the floor of the ocean. <text:s/>I cherish the moment my heart sank to the floor of the ocean. <text:s/>We could have been so much more. We could have laughed, and cried, and dreamed our nights away... <text:s/>So much more! So much more! <text:s/>I'll keep singing songs to the birds until you return, and for every time I lost myself. <text:s/>There is a warmth from the earth, and the touch of my fingertips are like droplets, making ripples on the surface. <text:s/>At the end of it all is only a teardrop to remember you by. A keepsake from the birds, an elegy for what we could have shared. <text:s/>These words will last forever, I'll dream our memories away. Just to make you feel something for me again. <text:s/>These words will last forever, I'll dream our memories away. Just to make you hurt, just to make you feel my pain.</text:p>
          </table:table-cell>
        </table:table-row>
        <table:table-row table:style-name="ro8">
          <table:table-cell office:value-type="string" calcext:value-type="string">
            <text:p>Bring Me the Horizon – Pray for Plagues</text:p>
          </table:table-cell>
          <table:table-cell office:value-type="string" calcext:value-type="string">
            <text:p>FLY! <text:s/>She starts her new diet, of liquor and dick, Just like Hollywood but laced in sick. The sun goes down and so does she. The sun goes down and so does she. Sold out the love that she had left with a cut of the throat. Drinks all round on her before she strolls to the moat. The sun goes down and so does she. The sun goes down and so does she. <text:s/>Count your fucking... Blessings! Come on! Count your blessings, Because I'm counting every lie. Count your blessings, Because I'm counting every lie. Counting every lie. <text:s/>Christ, I'm asking you for just one thing I'm asking you for just one thing Eradicate, this disease. <text:s/>Close your eyes. Pray for plagues. Oh Lord cleanse this earth And bring upon our doomsday. Close your eyes. Pray for plagues. Cleanse this earth And bring doomsday. <text:s/>She starts her new diet, of liquor and dick, Just like Hollywood but laced in sick. The sun goes down and so does she. The sun goes down and so does she. <text:s/>So clap your hands to the sound Of everyone first born dying now. Watch the rivers flow with blood Having death stand were life once stood <text:s/>So clap your hands to the sound Of everyone first born dying now. Watch the rivers turn to blood Having death stand were life once stood Having death stand were life once stood <text:s/>Close your eyes. Pray for plagues. Cleanse this earth Bring our doomsday.</text:p>
          </table:table-cell>
        </table:table-row>
        <table:table-row table:style-name="ro8">
          <table:table-cell table:style-name="ce38" office:value-type="string" calcext:value-type="string">
            <text:p>Ingested - Altar of Flesh</text:p>
          </table:table-cell>
          <table:table-cell office:value-type="string" calcext:value-type="string">
            <text:p>Purify my body as I fixate upon sins Do you remember? <text:s/>Climb the altar of flesh as I beckon you through the winds <text:s/>Cherish your final moments so close As time waits for no man's false hope <text:s/>Dictate all you shall But don't backpedal to the eyes of farewell <text:s/>A mentor to some but a failure to the masses Beggars through a serpent tongue Serpent tongue <text:s/>You failed me <text:s/>Never will you atone for what you set out to be Through stained teeth, tender eyes I know your roots beneath <text:s/>Beggars through a serpent tongue <text:s/>Altar of flesh Altar of flesh <text:s/>Cherish your final moments so close As time waits for no man's false hope <text:s/>Dictate all you shall I know you're backpedaling to the eyes of farewell As you were a mentor to me, but you have failed me <text:s/>Fucking failed me <text:s/>We could've been kings, but you let your ego get the best Now bend thy knee and take your so-deserved rest <text:s/>We could've been kings <text:s/>Altar of flesh <text:s/>Peel at your flesh, and we surpass the boundaries of suffering The king was divine, now a shell of a man <text:s/>The ashes moved off the floor We have ascended above human <text:s/>This is where we lay in the "sickness" This is where we lay</text:p>
          </table:table-cell>
        </table:table-row>
        <table:table-row table:style-name="ro8">
          <table:table-cell office:value-type="string" calcext:value-type="string">
            <text:p>Chelsea Grin – Recreant</text:p>
          </table:table-cell>
          <table:table-cell office:value-type="string" calcext:value-type="string">
            <text:p>Unfaithful backstabbing coward I'm fucking sick of all the lies and all the treachery I was always by your side and this is how you repay me And after all these years you turned your back on me I can't believe I ever considered you family I will never forget this knife you placed in my back Recreant Say it to my face no more fucking games this is where you pay Recreant Step the fuck back and just bleed you're a worthless gutless pig Now you'll see that I'm not just something you can fucking cast aside My whole life I stood right by your side you fucking hypocrite You make it seem like it was my fault You lied Don't forget I know exactly what you did I'm fucking sick of all the lies and all the treachery I was always by your side and this is how you repay And after all these years you fucking turned your back on me? I can't believe I ever considered you family I will never forget this knife you placed I my back Recreant Say it to my face no more fucking games this is where you play Recreant You are dead to me.</text:p>
          </table:table-cell>
        </table:table-row>
        <table:table-row table:style-name="ro8">
          <table:table-cell office:value-type="string" calcext:value-type="string">
            <text:p>Carnifex – Die Without Hope</text:p>
          </table:table-cell>
          <table:table-cell office:value-type="string" calcext:value-type="string">
            <text:p>I have never felt so fucking numb, in front of the mirror with a loaded gun. Every word you read is stained in blood! This gets sick, cause I'm mind fucked. <text:s/>I've died and my body turned to rust! An empty carcass left to rot, back to dust. Like a casket in a shallow grave. Out of sight, but I promise I will never go away. <text:s/>These words may all sound the same, I have bled to death on every page. Watch as my heart turns to stone, watch me die without hope. <text:s/>I don't want to break your heart with mine! Everything I know about life is a lie. This is what I feared the most! Wanting love but chasing ghosts. <text:s/>And it won't matter when I forget your name. You know exactly what I am and you know I love the pain Remember my words but forget my face. Every fucking scar screams your name. <text:s/>Remember my words but forget my face. Every fucking scar screams your name. Remember my words but forget my face. Every fucking scar screams your name. <text:s/>And it won't matter when I forget your name. You know exactly what I am and you know I love the pain Remember my words but forget my face. Every fucking scar screams your name. <text:s/>And it won't matter when I forget your name. You know exactly what I am and you know I love the pain Remember my words but forget my face. Every fucking scar screams your name. <text:s/>I have never felt so fucking numb, in front of the mirror with a loaded gun. Every word you read is stained in blood! This gets sick, cause I'm mind fucked. <text:s/>These words may all sound the same, I have bled to death on every page. Watch as my heart turns to stone, watch me die without hope. <text:s/>Watch as my heart turn to stone, watch me die without hope. <text:s/>And it won't matter when I forget your name. You know exactly what I am and you know I love the pain Remember my words but forget my face. Every fucking scar screams your name. <text:s/>And it won't matter when I forget your name. You know exactly what I am and you know I love the pain Remember my words but forget my face. Every fucking scar screams your name.</text:p>
          </table:table-cell>
        </table:table-row>
        <table:table-row table:style-name="ro8">
          <table:table-cell office:value-type="string" calcext:value-type="string">
            <text:p>Thy Art Is Murder – Reign of Darkness</text:p>
          </table:table-cell>
          <table:table-cell office:value-type="string" calcext:value-type="string">
            <text:p>Fear me! <text:s/>I am the destruction of innocence, I am the violence embedded in flesh. I am the pain in the bones of the mortal shell, the dark heart of the earth, I am Hell. <text:s/>Tear at the throats of the fathers of deception Let the blood of the cowards flow as the wines False claims of retribution May they choke on their lies <text:s/>Lay waste the relics Silence the hymns of deceit <text:s/>You will know pain You will see the true face of panic Devastation now and forever Reign of Darkness <text:s/>The masses one with the cursed Godless in time No longer a helpless slave to the mark of the divine <text:s/>Lay waste the age of man Return to the Earth <text:s/>You will know pain You will see the true face of panic Devastation Now and forever Reign of Darkness <text:s/>Fear me I am the destruction of innocence I am the violence embedded in flesh I am the pain in the bones of the mortal shell the dark heart of the Earth. I am hell</text:p>
          </table:table-cell>
        </table:table-row>
        <table:table-row table:style-name="ro8">
          <table:table-cell office:value-type="string" calcext:value-type="string">
            <text:p>Despised Icon - Furtive Monologue</text:p>
          </table:table-cell>
          <table:table-cell office:value-type="string" calcext:value-type="string">
            <text:p>This in audible voice has flattered my ears An unreal sound of distress, a sensation that aroused my being This moment was all yours but the pleasure was all mine All the weight I've been carrying vanished for a valuable instant <text:s/>One day when this curtain will fall Masks will be shattered <text:s/>Your eyes silently scream astonishing grief The satisfaction I devour is not retribution Your sorrow's my devotion I'll be rewarded with your degradation Nourished by bitter passions, My hunger for human deprivation will be quenched No retribution Your sorrow's my devotion <text:s/>A furtive monologue <text:s/>This unspoiled opus wasn't meant to persist eternally Masks and disguises returned to their relevant closets This theatrical masquerade will be lead to its irrevocable ending <text:s/>One day or another, One day when this curtain will fall Masks will be shattered</text:p>
          </table:table-cell>
        </table:table-row>
        <table:table-row table:style-name="ro8">
          <table:table-cell office:value-type="string" calcext:value-type="string">
            <text:p>Winds of Plague – The Impaler</text:p>
          </table:table-cell>
          <table:table-cell office:value-type="string" calcext:value-type="string">
            <text:p>I'm going to cut you open like a fucking pig, peel away the flesh and drain away your veins. This time you will not forget the images of those you have denied. Fuck you, get the fuck out, my face will be the last thing you see. You better mark my words. I come with no regards for anyone, this time you bow to me my lord. I come with no regards for anyone. We are out for blood. The wolves are set free tonight, can't escape the attack. You better mark my words. I come with no regards for anyone.</text:p>
          </table:table-cell>
        </table:table-row>
        <table:table-row table:style-name="ro8">
          <table:table-cell office:value-type="string" calcext:value-type="string">
            <text:p>Suffokate – Not the Fallen</text:p>
          </table:table-cell>
          <table:table-cell office:value-type="string" calcext:value-type="string">
            <text:p>We are not the fallen, but intelligent we see through the lies. The false papers try to tell us how to Live our lives; I will not fall for it. Now I see you're all hypocrites. It's just a lie you live by, overlooking All the cracks; and still you try to save us. Can't you see? We don't believe this bullshit that You sell, so take it back. You'll be sorry if you persist. I live to end life, no book will change that. No Higher power controls me. No fear of consequences, he will not come down and smite me because He's fake. Why can't you see that you're all wrong, we are all our own gods. Just take it back, 'cause I don't want it. Just take it back 'cause I don't want it. It's a fucking joke. Life's shit then you die, so Get used to feeling pain 'cause that's all you're gonna feel. You wanted to save me, but you can't even Save yourself. Religion is sickness; I'm the cure. Nothing is sacred. You are the sickness - we are The cure.</text:p>
          </table:table-cell>
        </table:table-row>
      </table:table>
      <table:table table:name="doom" table:style-name="ta1">
        <table:table-column table:style-name="co7" table:default-cell-style-name="Default"/>
        <table:table-column table:style-name="co6" table:default-cell-style-name="Default"/>
        <table:table-row table:style-name="ro8">
          <table:table-cell table:style-name="ce28" office:value-type="string" calcext:value-type="string">
            <text:p>File</text:p>
          </table:table-cell>
          <table:table-cell table:style-name="ce28" office:value-type="string" calcext:value-type="string">
            <text:p>Lyrics</text:p>
          </table:table-cell>
        </table:table-row>
        <table:table-row table:style-name="ro8">
          <table:table-cell table:style-name="ce38" office:value-type="string" calcext:value-type="string">
            <text:p>Candlemass - At the Gallows End</text:p>
          </table:table-cell>
          <table:table-cell office:value-type="string" calcext:value-type="string">
            <text:p>Sunrise I greet you, the beauty of your light so warm and tender was never the night In tears I see you, the last time it will be so give me your blessing, I'll meet my destiny No rest for the Sinner Hypnos refused me my sleep This was the last night of my life with wine I pondered on my deeds I drank to the devil with servants It's good with a friend where you go No one would share my last chalice So I drink to the ones that I know <text:s/>Ring brother, ring for me Ring the bells of hope and faith Ring for my damnation I am at the gallows end <text:s/>With sad emotions, I sing this epitaph my swansong, my headstone, the farewell of my heart The hills of Tyburn, up where the gallows stand only the vultures will come to see me hang <text:s/>Behold the sight of my Golgatha the gallows enlightened by the moon proud of his art are the carpenter his creation a tool for my doom <text:s/>I am the outcast no winner I am the fallen the one that lived all his life as a sinner The Tempter has called me his son <text:s/>Soon it is time the dark has now fled and I see the place for my death the priest he will pray for my lost soul I'm sure he's wasting his time <text:s/>A sinner, a fool or a devil or just a victim of life It's no fun to burn in hell's fire but I sure have enjoyed my life <text:s/>Ring brother, ring for me Ring the bells of hope and faith Ring for my damnation I am at the gallows end</text:p>
          </table:table-cell>
        </table:table-row>
        <table:table-row table:style-name="ro8">
          <table:table-cell office:value-type="string" calcext:value-type="string">
            <text:p>Solitude Aeternus - Mirror of Sorrow</text:p>
          </table:table-cell>
          <table:table-cell office:value-type="string" calcext:value-type="string">
            <text:p>In a blackened blur of crowding clouds I dropped my sorrow among the leaves I took my place as wise men do As the storm prepared its release <text:s/>Through raging winds and weeping skies I sat in the loneliness of solitude I washed my eyes in growing streams Earth's resistance True magnitude <text:s/>As black sky faded to blue And again the Earth felt the sunrise A silver mirror stood before me Bequeath of the silent rainbow A beautiful mirror of radiant splendor As ominous as the autumn moon It brought upon me endless wonder Yet spoke of some unknown doom <text:s/>As I reflect back on that day No words could ever tell... I saw my world But could not see myself <text:s/>In strange visions And through the windows of dreams We solemnly gaze beyond What is revealed to our eyes Exists already in our minds</text:p>
          </table:table-cell>
        </table:table-row>
        <table:table-row table:style-name="ro8">
          <table:table-cell office:value-type="string" calcext:value-type="string">
            <text:p>Dark Quarterer - Dark Quarterer</text:p>
          </table:table-cell>
          <table:table-cell office:value-type="string" calcext:value-type="string">
            <text:p>Night Is Coming Day Has Gone Black Is All Around <text:s/>No More Songs No More Noises People Disappear <text:s/>Small Far Light In The Sky Are Beginning To Shine <text:s/>Without Moon Without Love Without Friends To Find <text:s/>With His Body In Your Hands Near To Be At The End <text:s/>Quite Be Quite Cold Be Cold Don't Lose This Occasion <text:s/>All Is Ready To Be Done As For Your Vocation <text:s/>Start To Run Looking For The Right Man To Kill <text:s/>In The Arms You Will Find A Body Without Life <text:s/>So If You Want You Can Be The Famous The Famous Killer King <text:s/>Another Life Has Gone Another Day Has Gone Away <text:s/>Still Your Time Don't Stop Still Your Mind Will See New Sacrifices <text:s/>The Night Starts To Be Clear Still Ten Minutes Before Light Sounds And Noises Are Coming Now You Die, Tonight You'll Live Again</text:p>
          </table:table-cell>
        </table:table-row>
        <table:table-row table:style-name="ro8">
          <table:table-cell office:value-type="string" calcext:value-type="string">
            <text:p>Electric Wizard – Funeralopolis</text:p>
          </table:table-cell>
          <table:table-cell office:value-type="string" calcext:value-type="string">
            <text:p>Funeral planet, dead black asteroid Mausoleum, this world is a tomb Human zombies, staring blank faces No reason to live, dead in the womb Death shroud existence, slave for a pittance Condemned to die before I could breathe Millions are screaming, the dead are still living This Earth has died yet no one has seen <text:s/>Funeralopolis <text:s/>I don't care, this world means nothing Life has no meaning, my feelings are numb Faceless masses filed like gravestones Sacrificed for the glory of one Funerary cities, flesh press factories Corporate maggots feed on the carrion Funeralopolis, grey morgue apocalypse Black clouds form to block out the sun <text:s/>Funeral planet, dead black asteroid Mausoleum, this world is a tomb Human zombies, staring blank faces No reason to live, dead in the womb Funeralopolis Planet of the dead Funeralopolis Planet of the dead <text:s/>Death shroud existence, slave for a pittance Condemned to die before I could breathe Millions are screaming, the dead are still living This Earth has died yet no one has seen Funeralopolis Planet of the dead Funeralopolis Planet of the dead <text:s/>Funeralopolis Funeralopolis <text:s/>Nuclear warheads ready to strike This world is so fucked, let's end it tonight This world is so fucked, let's end it tonight This world is so fucked, let's end it tonight This world is so fucked, let's end it tonight This world is so fucked, let's end it tonight This world is so fucked, let's end it tonight Fuck</text:p>
          </table:table-cell>
        </table:table-row>
        <table:table-row table:style-name="ro8">
          <table:table-cell office:value-type="string" calcext:value-type="string">
            <text:p>Pentagram – The Ghoul</text:p>
          </table:table-cell>
          <table:table-cell office:value-type="string" calcext:value-type="string">
            <text:p>On endless nights my need to roam I've come to desecrate your bones As maggots crawl amongst your flesh You're soon to meet the truth of death <text:s/>My wants are few to reach my quest You're bound to feel my cold request Now my dear you soon shall see The dying living truth of me <text:s/>Cause I'm not living You soon will be giving So I can die on <text:s/>From far away and from the near My finest clients buried here For once you've shared your death with me A ghoul I shall forever be <text:s/>But I must sleep before the dawn And then my work will carry on Once you've come to grips with me A ghoul I know you'll always be <text:s/>Cause I'm not living no You'll soon be giving So I can die on Chosen one Cause I'm not the living you soon will be giving So I can die on yeah! Aaah chosen one!</text:p>
          </table:table-cell>
        </table:table-row>
        <table:table-row table:style-name="ro8">
          <table:table-cell office:value-type="string" calcext:value-type="string">
            <text:p>Black Sabbath – Behind the Wall of Sleep</text:p>
          </table:table-cell>
          <table:table-cell office:value-type="string" calcext:value-type="string">
            <text:p>Visions cupped within a flower Deadly petals with strange power Faces shine a deadly smile Look upon you at your trial <text:s/>Chill and numbs from head to toe Icy sun with frosty glow Words that grow read to your sorrow Words that grow read no tomorrow <text:s/>Feel your spirit rise with the breeze Feel your body fall onto its knees Sleeping wall of remorse Turns your body to a corpse Turns your body to a corpse Turns your body to a corpse Sleeping wall of remorse Turns your body to a corpse <text:s/>Now from darkness there springs light Wall of Sleep is cool and bright Wall of Sleep is lying broken Sun shines in you have awoken</text:p>
          </table:table-cell>
        </table:table-row>
        <table:table-row table:style-name="ro8">
          <table:table-cell office:value-type="string" calcext:value-type="string">
            <text:p>Sorcerer - Lamenting of the Innocent</text:p>
          </table:table-cell>
          <table:table-cell office:value-type="string" calcext:value-type="string">
            <text:p>The air is dense from the smoking fires And hordes are baying for blood tonight The torment lingers on, the pain draws closer We have to realize, it's the end <text:s/>We'll stand alone, face to face with evil They see only sin, through their veil of fantasy The darkness comes without a warning We stand our ground and we never shall back down <text:s/>Fires reaching for the sky There are no more tears to cry The lamenting of the innocent Ashes drifting in the wind And the nightmare will begin The lamenting of the Innocent <text:s/>We're all alone divided by the people Like sheep they'll obey and turn their heads too blind to see The preacher spits the words of heaven and glory Spreading the lie, still we'll never back down <text:s/>Conform kin of Belial Judged for your hate Your hour of denial <text:s/>Fires reaching for the sky There are no more tears to cry The lamenting of the innocent Ashes drifting in the wind And the nightmare will begin The lamenting of the innocent <text:s/>Fires reaching for the sky There are no more tears to cry The lamenting of the innocent Ashes drifting in the wind And the nightmare will begin The lamenting of the innocent</text:p>
          </table:table-cell>
        </table:table-row>
        <table:table-row table:style-name="ro8">
          <table:table-cell office:value-type="string" calcext:value-type="string">
            <text:p>Sleep – Dragonaut</text:p>
          </table:table-cell>
          <table:table-cell office:value-type="string" calcext:value-type="string">
            <text:p>Ride the dragon toward the crimson eye Flap the wings under Mars red sky The reptile pushes itself out into space Leaving behind, the human race <text:s/>Swim inside the solar seas The Nebula cries out to me Passing where I've gone before I fly through the crimson door <text:s/>Ride the dragon toward the crimson eye Flap the wings under Mars red sky</text:p>
          </table:table-cell>
        </table:table-row>
        <table:table-row table:style-name="ro8">
          <table:table-cell office:value-type="string" calcext:value-type="string">
            <text:p>Warning - Watching from a Distance</text:p>
          </table:table-cell>
          <table:table-cell office:value-type="string" calcext:value-type="string">
            <text:p>Sometimes when I watch you, You seem like the same person that I once knew And watched from a distance, But never able to do more than I ever would <text:s/>Looking at you, I find again I am starving in your mystery So far away, and some kind of helplessness And then I remember that I know you love me, I know you do <text:s/>Sometimes when I listen to your fearless voice It's the voice I once heard, I want to know you and understand you More than I think I do <text:s/>To keep the wonder, the moment you seem Like a stranger to my heart and me And all at once in an instant I see you perfected again Though you've never changed Please remember when you ever think of me</text:p>
          </table:table-cell>
        </table:table-row>
        <table:table-row table:style-name="ro8">
          <table:table-cell office:value-type="string" calcext:value-type="string">
            <text:p>Antimatter – Fold</text:p>
          </table:table-cell>
          <table:table-cell office:value-type="string" calcext:value-type="string">
            <text:p>Should another come undone, my epitaph calls I've been holding back the rain Turning my scars into gold Taming shadows, and if those ways should change Just drag me back out on the rails <text:s/>'Cause this can't fold This can't fold This can't fold Or I'll fold too <text:s/>Shade to colour, sail out, sail out All those whispering words I've saved Have buried my heart into this Ten years gone and now it's too late to change To rip out the soul and start again <text:s/>This can't fold This can't fold This can't fold Or I'll fold too <text:s/>In this house I am sharp Not fading away Leave me here or the white coats Will take me away Tie me down, put me out <text:s/>This can't fold This can't fold This can't fold Or I'll fold too I'll fold too I'll fold</text:p>
          </table:table-cell>
        </table:table-row>
        <table:table-row table:style-name="ro8">
          <table:table-cell office:value-type="string" calcext:value-type="string">
            <text:p>Witchfinder General – Burning a Sinner</text:p>
          </table:table-cell>
          <table:table-cell office:value-type="string" calcext:value-type="string">
            <text:p>A cart rolled through the town And people all around Gathered for the burning of the witch They grit their teeth in anger They raise their arms in fear The burning stake was ready for that bitch <text:s/>Singing burn her Burn her Burn her to the ground Singing burn her sins Burn her pride Burn her till she dies <text:s/>They tie her to the stake People shout abuse They want to hear the sizzling of her flesh She looks at them and curses Each one of them in town The execution flame put to the ground <text:s/>Singing burn her... <text:s/>You cannot see her body Smoke is all around All you hear is the sizzling of her flesh Fire burns so quickly Smoke begins to clear <text:s/>Preacher man stood up, announced her dead <text:s/>Singing burn her <text:s/>Singing burn her</text:p>
          </table:table-cell>
        </table:table-row>
        <table:table-row table:style-name="ro8">
          <table:table-cell office:value-type="string" calcext:value-type="string">
            <text:p>My Dying Bride – Your Broken Shore</text:p>
          </table:table-cell>
          <table:table-cell office:value-type="string" calcext:value-type="string">
            <text:p>From my deep silence, they feed the fire Building a gift from this broken liar Forsaking your face, my fingers blind I touch the lonely face of your crime <text:s/>The doom of your, your broken shore It washes over me, hair woven of the sea <text:s/>Your sleeping boat drifts away from me A broken sister now out to sea I have lived through the depths of time I spilt the blood and she was the crime <text:s/>The doom of your, your broken shore It washes over me, hair woven of the sun and the sea The doom of your, your broken shore It washes over me, hair woven of the sun and the sea <text:s/>The doom of your, your broken shore It washes over me, hair woven of the sun and the sea The doom of your, your broken shore It washes over me, hair woven of the sun and the sea <text:s/>Stolen from a dead man's heart Remember me sad, I was your art The voice of my blood orates Touched by the sacred horrors of the hour <text:s/>The doom of your, your broken shore It washes over me, hair woven of the sun and the sea</text:p>
          </table:table-cell>
        </table:table-row>
        <table:table-row table:style-name="ro8">
          <table:table-cell office:value-type="string" calcext:value-type="string">
            <text:p>Windhand – Woodbine</text:p>
          </table:table-cell>
          <table:table-cell office:value-type="string" calcext:value-type="string">
            <text:p>Ride the ocean waves The rising surge The rush of waning surprise It's time to call the gods Sink in the waves And all you laid in the arms So go, go on and love Go on and love Go on and love what you are Come on say things about me All your love's like a fire burning on and All white/wide like an oasis All your loves like a fire burning on and on</text:p>
          </table:table-cell>
        </table:table-row>
        <table:table-row table:style-name="ro8">
          <table:table-cell office:value-type="string" calcext:value-type="string">
            <text:p>Triptykon – Aurorae</text:p>
          </table:table-cell>
          <table:table-cell office:value-type="string" calcext:value-type="string">
            <text:p>This mind is tired of war Of misery and pain A spirit wasting away Like rivers to the sea A spirit wasting away In this agony Unable to breathe Calm rivals fear On this earth Beneath A spirit wasting away In this misery The weariness of days A life turned relict Nothing else remains A spirit wasting away These bones have been burned And hatred shall not last The tools of sorrow cast Have become the past A spirit wasting away</text:p>
          </table:table-cell>
        </table:table-row>
        <table:table-row table:style-name="ro8">
          <table:table-cell office:value-type="string" calcext:value-type="string">
            <text:p>Cathedral – Ride</text:p>
          </table:table-cell>
          <table:table-cell office:value-type="string" calcext:value-type="string">
            <text:p>Lack-lustre vacuum magnetises the land, scopeless material in ruthless demand, concrete spectacle superficially grand, divine animation buried in sight. <text:s/>We'll rise from the ashes of stagnation, crystal warriors of damnation. <text:s/>Nullified grafters manufactured from the womb, out of the repro-clinic into household tomb. Drag the nothing tiring through coal-dark underground, drive the wheels of iron round and round. <text:s text:c="2"/>We'll rise from the ashes of stagnation, crystal warriors of damnation. <text:s/>Scouring eyes sear through that book of lies, and to the truth, well our search is dignified. Whilst the yawny drone of physical machinery march in robot mode to terminal destiny. Microscopic observance, forsaken innerland, spiritual inertia, absorbed in bland, well our significance shan't sink in their charade, 'cos through their drab pantomime I say we're gonna ride!</text:p>
          </table:table-cell>
        </table:table-row>
        <table:table-row table:style-name="ro8">
          <table:table-cell office:value-type="string" calcext:value-type="string">
            <text:p>Paradise Lost - The Longest Winter</text:p>
          </table:table-cell>
          <table:table-cell office:value-type="string" calcext:value-type="string">
            <text:p>The long lost winter, acceptance woes A lasting slumber, a sickness flows The last of summer, the longing rivers froze A grasping hunger, as darkness grows <text:s/>Feeling so alive in this hopeless dream Feeling so alive in this hopeless dream <text:s/>We're the ones who pay with honour Your pain rejected, your holy symbols inane Your honour remains infected again <text:s/>The frost of winter, acceptance shows A grasping hunger, as fever grows At last the summer, the longing rivers flow A lasting thunder, as darkness grows <text:s/>Feeling so alive in this hopeless dream Feeling so alive in this hopeless dream <text:s/>We're the ones who pay with honour A malediction, your holy symbols inane Will honour remain rejected again?</text:p>
          </table:table-cell>
        </table:table-row>
        <table:table-row table:style-name="ro8">
          <table:table-cell office:value-type="string" calcext:value-type="string">
            <text:p>Draconian - Sorrow of Sophia</text:p>
          </table:table-cell>
          <table:table-cell office:value-type="string" calcext:value-type="string">
            <text:p>Sophia is forgiven The mother of our prison Sophia is glistening Always weeping for the world She's apprehension And her eyes torn by guilt And we have these souls And through her we are ascension The grandeur of stillness And all of her sadness <text:s/>As lives cry out in torment You are the everlasting sun From the spark of countless eons You are weeping for the world <text:s/>And we sleep with the tides where we were lulled into matter Holding the burden of time And we wake in the midst of a world about to shatter Shedding the burden of time <text:s/>And from my window I saw the darkness ignite And a goddess concealed in shadow Seducing the stars and the flaming Gaia <text:s/>I came here from the waters to invoke The spirit within you I came to remind you But you are lost in a sea of dark <text:s/>Sophia is forgiven The mother of our prison She's stuck in deafening winds The whispering in the fields, in the trees and stone The sorrow and the guilt It broke through the spheres and fed the demons inside <text:s/>And we sleep with the tides where we were lulled into matter Holding the burden of time And we wake in the midst of a world about to shatter Shedding the burden of time</text:p>
          </table:table-cell>
        </table:table-row>
        <table:table-row table:style-name="ro8">
          <table:table-cell office:value-type="string" calcext:value-type="string">
            <text:p>Pagan Altar - The Sorcerer</text:p>
          </table:table-cell>
          <table:table-cell office:value-type="string" calcext:value-type="string">
            <text:p>Darkness like a cloak of saffron velvet surrounds him Stark trees of stone support the moon and stop the sky from falling in around him. He stands upon his mountain throne His arms held high he’s all-alone. Ashen face turned towards the sky His eyes reflect a tormented soul Endless years have took their toll His mind too troubled to let him die. <text:s/>Lightning, swift and dazzling as it flashes silhouettes him A gnarled old man of ageless time his bony fingers draw his cloak around him He slowly bends his weary frame Picks up his lamp adjusts its flame Secrets of the night to unfurl He walks away with laden tread Slowly turning his grey old head Briefly looking back at the world. <text:s/>Visions of the ages that have passed fly before him Memories of kings and queens, long since dead their ghostly forms surround him But soon these figures start to fade They’re only dreams an old man made A wish that is borne of despair There is no one left to take their place No Arthur now to save our face No leaders who seem as if they care <text:s/>Oh where are we going to? What is there left for me and you?</text:p>
          </table:table-cell>
        </table:table-row>
        <table:table-row table:style-name="ro8">
          <table:table-cell office:value-type="string" calcext:value-type="string">
            <text:p>Death SS – Black And Violet</text:p>
          </table:table-cell>
          <table:table-cell office:value-type="string" calcext:value-type="string">
            <text:p>Black and violet The colours of your funeral Before the kiss of worms And the embrace of age <text:s/>A rainbow without colours Are the last image And now I can see your haze Anymore rainbow Of colours of your last image And now I can see your haze (anymore) <text:s/>Before the kiss of worms And the embrace of age Black and violet</text:p>
          </table:table-cell>
        </table:table-row>
        <table:table-row table:style-name="ro8">
          <table:table-cell office:value-type="string" calcext:value-type="string">
            <text:p>Saint Vitus - The Walking Dead</text:p>
          </table:table-cell>
          <table:table-cell office:value-type="string" calcext:value-type="string">
            <text:p>Close your eyes Wait for them Excorcise Evil whims <text:s/>Walking dead Have no soul When they touch you Feels so cold <text:s/>"Hold your breath baby we're roaming here tonight" <text:s/>The thirteenth of November A haunted friday night The graveyard gates swing open Crypts all spring to life Rotting hands dig upwards Searching for moonlight The fog rolls in so thickly It creeps into your mind <text:s/>Walking dead Have no soul Walking dead Feels so cold <text:s/>Frozen winds of winter Pound like an icy hand Morbid lifeless armies Devour all they can Nightmares you once feared Aren't nightmares anymore Plunge the knife into you chest And join the hungry horde <text:s/>Walking dead Have no soul Walking dead Feels so cold <text:s/>Nightmares you once feared Aren't nightmares anymore The frozen winds of winter Taught you the final score The thirteenth of November The fog rolls in on time You and your friends shall rise And join the feast tonight <text:s/>Walking dead Have no soul Walking dead Feels so cold <text:s/>Walking dead Walking dead Walking dead</text:p>
          </table:table-cell>
        </table:table-row>
        <table:table-row table:style-name="ro8">
          <table:table-cell office:value-type="string" calcext:value-type="string">
            <text:p>While Heaven Wept – Icarus And I</text:p>
          </table:table-cell>
          <table:table-cell office:value-type="string" calcext:value-type="string">
            <text:p>With blind ambitions and foolish pride I reached towards the heavens high The fire consumed the wings and dreams of Icarus and I <text:s/>Spiraling down from vertiginous heights I carried the weight of the sun Heart into ash, burned by the light The last mortal coil's come...undone <text:s/>Falling...ever...downward to the sea Drowning...in flames...endless Cursing the hybris that tempted me <text:s/>With blind ambitions false hope and pride I aspired towards the heavens high Only to plunge hell's deepest divide, Icarus and I <text:s/>Falling...ever...downward endlessly Into...darkness...helpless Cursing the hybris <text:s/>O, vision of starlight O, my radiance divine Gather ye lost angels in white Carry this heart of mine Beyond the eternal night And these stone cold walls so labyrinthine <text:s/>The labyrinth inside</text:p>
          </table:table-cell>
        </table:table-row>
        <table:table-row table:style-name="ro8">
          <table:table-cell office:value-type="string" calcext:value-type="string">
            <text:p>Scald – Night Sky</text:p>
          </table:table-cell>
          <table:table-cell office:value-type="string" calcext:value-type="string">
            <text:p>Will of the Gods is great power <text:s/>Night sky on your Boundless distances Spill great number of stars They twinkle creating a unique stars world <text:s/>Craving of cognition Is great and fervent Gods create the miracle It’s not subject to consciousness <text:s/>Eternal beauty Will of the Gods is great power <text:s/>Morning stars with sunrise You sailed away into the abyss of sky The light hided you Unknown mysteries of a distant world <text:s/>Leaving night Take away stars world A moon light gone out Only morning stars are still visible <text:s/>Eternal beauty Will of the Gods is great power <text:s/>Morning stars with sunrise You sailed away into the abyss of sky The light hided you Unknown mysteries of a distant world</text:p>
          </table:table-cell>
        </table:table-row>
        <table:table-row table:style-name="ro8">
          <table:table-cell office:value-type="string" calcext:value-type="string">
            <text:p>Quicksand Dream - A Child Was Born</text:p>
          </table:table-cell>
          <table:table-cell office:value-type="string" calcext:value-type="string">
            <text:p>It was dawn when the sorcerer arrived in Alonvar. He had heard the wind whisper that a boy was to be born. And the wind had said “Now is the time when you should teach a child the powers of old.” <text:s/>He left his horse upon a hill then went down to the harbour. There he asked the harbourmaster about the birth. In a deep voice the man said “Go to the house where the candles are burning.” <text:s/>Golden light – A new horizon appeared Fires burning bright – Ancient powers revelead <text:s/>He found a house with burning candles in the window. The time was right so he knocked at the door and went inside. The sorcerer spoke “Greetings my friends, I am the sorcerer from the land of eternity.” <text:s/>Golden light – A new horizon appeared Fires burning bright – He will guide the people into light Chosen one – The time had come A child was born to bring light to the dawn.</text:p>
          </table:table-cell>
        </table:table-row>
        <table:table-row table:style-name="ro8">
          <table:table-cell office:value-type="string" calcext:value-type="string">
            <text:p>Agalloch – Limbs</text:p>
          </table:table-cell>
          <table:table-cell office:value-type="string" calcext:value-type="string">
            <text:p>The texture of the soul is a liquid that casts a vermillion flood From a wound carved as an oath; it fills the river bank a sanguine fog These arms were meant to be lost! Hacked, severed and forgotten The texture of time is a whisper that echoes across the flood Its hymn resonates from tree to tree, through every sullen bough it sings These boughs were said to be lost! Torn, unearthed and broken Earth to flesh, flesh to wood, cast these limbs into the water Flesh to wood, wood to stone, cast this stone into the water…</text:p>
          </table:table-cell>
        </table:table-row>
        <table:table-row table:style-name="ro8">
          <table:table-cell table:style-name="ce38" office:value-type="string" calcext:value-type="string">
            <text:p>Pallbearer - The Ghost I Used To Be</text:p>
          </table:table-cell>
          <table:table-cell office:value-type="string" calcext:value-type="string">
            <text:p>Strange shards All relics of the path that I have followed To dead ends <text:s/>Embed in wounds All doors into the past They’ve barred themselves but scars have failed Torn open far too soon <text:s/>And with time the shards transform to keys Fit for lowest depths Unlocked truths to reveal Sharpened fine The keys all sink within My time has come Accepting fate Light disappears again <text:s/>Fading eyes No paths I see now I become the ghost... The ghost I used to be... <text:s/>I searched throughout the void (I chose this) For the scraps of life I have left behind Each one has left me knowing (I feel nothing) This path may never reach an end for me, oh... <text:s/>And with a spectral breath I’m begging to be freed... <text:s/>This burden of regret Kindling to ignite And a necessary end To living in a lie So when fires all burn cold Leave behind a glowing husk The ghost that I become again Glides back into the dusk, alone</text:p>
          </table:table-cell>
        </table:table-row>
      </table:table>
      <table:table table:name="dsbm" table:style-name="ta1">
        <table:table-column table:style-name="co7" table:default-cell-style-name="Default"/>
        <table:table-column table:style-name="co6" table:default-cell-style-name="Default"/>
        <table:table-row table:style-name="ro8">
          <table:table-cell table:style-name="ce28" office:value-type="string" calcext:value-type="string">
            <text:p>File</text:p>
          </table:table-cell>
          <table:table-cell table:style-name="ce28" office:value-type="string" calcext:value-type="string">
            <text:p>Lyrics</text:p>
          </table:table-cell>
        </table:table-row>
        <table:table-row table:style-name="ro8">
          <table:table-cell office:value-type="string" calcext:value-type="string">
            <text:p>Lifelover – Lethargy</text:p>
          </table:table-cell>
          <table:table-cell office:value-type="string" calcext:value-type="string">
            <text:p>Hours and hours of silence Silent wonders Watching the ashes <text:s/>Making pictures from stale emotions Uncontrolled dreams of exploding skies Bathing in waters of calm indifference Spreading the ashes over the surface <text:s/>Eyelids closed in longing No longer screaming Hours and hours Concealed in silence</text:p>
          </table:table-cell>
        </table:table-row>
        <table:table-row table:style-name="ro8">
          <table:table-cell office:value-type="string" calcext:value-type="string">
            <text:p>Xasthur - Screaming at Forgotten Fears</text:p>
          </table:table-cell>
          <table:table-cell office:value-type="string" calcext:value-type="string">
            <text:p>A sinister telepathy is screaming at forgotten fears An exit made of your self-destruction, may your reflection guide the blade. In your lost code of self knowledge, a mere entrance for evil to enter The venom is hidden and the venom wears a mask (I serve myself upon the wings of pains affliction, unto thee). Disconnect from my state of being (and without a trace) it was my soul that murdered yours. that murdered yours.</text:p>
          </table:table-cell>
        </table:table-row>
        <table:table-row table:style-name="ro8">
          <table:table-cell office:value-type="string" calcext:value-type="string">
            <text:p>Thy Light – The Bridge</text:p>
          </table:table-cell>
          <table:table-cell office:value-type="string" calcext:value-type="string">
            <text:p>From both sides, all I feel is forgotten memories An eternal gaze to infinity's immensity Distance that tear us apart... from an endless world One last breath, one last whisper My universe shuts up facing the bridge</text:p>
          </table:table-cell>
        </table:table-row>
        <table:table-row table:style-name="ro8">
          <table:table-cell office:value-type="string" calcext:value-type="string">
            <text:p>Austere – Sullen</text:p>
          </table:table-cell>
          <table:table-cell office:value-type="string" calcext:value-type="string">
            <text:p>Entangled within cerecloth dreams Written by an orchestra conducted by dread This curtain, falls aphotic and silent Lifeless, Listless, Solemn, Sullen <text:s/>This curtain, falls aphotic and silent Lifeless, Listless, Solemn, Sullen <text:s/>Reverence, repent Stern and cold yet never to yield Always. never. Wedded to the wretched veil Cast my heart aside, Like stone upon the emerald waters Sinking so deep into eternal unknown <text:s/>Burt pages sway Hung by winds draped in despair Feed me with the ash of burnt dreams <text:s/>Entangled within cerecloth dreams Written by an orchestra conducted by dread This curtain, falls aphotic and silent Lifeless, Listless, Solemn, Sullen <text:s/>This curtain, falls aphotic and silent Lifeless, Listless, Solemn, Sullen <text:s/>Burt pages sway Hung by winds draped in despair With the ash of burnt yet unforgotten dreams</text:p>
          </table:table-cell>
        </table:table-row>
        <table:table-row table:style-name="ro8">
          <table:table-cell table:style-name="ce41" office:value-type="string" calcext:value-type="string">
            <text:p>Make a Change... Kill Yourself - VII</text:p>
          </table:table-cell>
          <table:table-cell office:value-type="string" calcext:value-type="string">
            <text:p>I’m on a downward spiral and I’m falling fast. Losing touch with reality and imagination. Perspective is fleeting, I suspect I’m slightly going mad. <text:s/>The signs are all right there to be read. Make of it what you desire. Interpretation is subjective. As I sit here contemplating my next move, I feel other presences here with me. <text:s/>And they whisper my name.... Are the shadows real? Are the whispers? <text:s/>In the dead of the night, I hear the voices clearly. They whisper my name and caress me with promises of silence and darkness. Are they really there? Only they can lead me beyond In the back of my mind (where there’s still a shred of reason left) it sounds discordant and speculative <text:s/>I have nothing to hold onto and life is pulling me down. "Fuerit morietur hac nocte" they whisper to me from the shadows <text:s/>I am falling so fast I see lights passing me by Distorted shadows in every flash I know that I'm on the way to my end <text:s/>And I welcome the terminal freedom of death. I finally understood the voices. They whispered I would die tonight.</text:p>
          </table:table-cell>
        </table:table-row>
        <table:table-row table:style-name="ro8">
          <table:table-cell office:value-type="string" calcext:value-type="string">
            <text:p>Silencer - Sterile Nails and Thunderbowels</text:p>
          </table:table-cell>
          <table:table-cell office:value-type="string" calcext:value-type="string">
            <text:p>Vast souls and inhumans Bitten by infected jaws Abandoned minds and corpses Lurking with moulded eyes <text:s/>Lacerated bodies without mourners Nodding in gallows Crushed skulls Tasting the fur of dying cats <text:s/>Needles injecting pain Flammable skin and deadly thirst Beyond mind is sleep to be found Leap from life, leave yourself, die with me</text:p>
          </table:table-cell>
        </table:table-row>
        <table:table-row table:style-name="ro8">
          <table:table-cell office:value-type="string" calcext:value-type="string">
            <text:p>Happy Days - Don't Go</text:p>
          </table:table-cell>
          <table:table-cell office:value-type="string" calcext:value-type="string">
            <text:p>I thought you were everything I thought you were the one But once again I'm still blind By the fake mask of life Again I fell for its trap Again I fell for its lies And now you are leaving And I'm begging you to stay What we had was something special What's going on? It's getting hard to breathe I'm torn open I'm on my knees, asking you to stay and not to leave Please don't go <text:s/>Please don't go</text:p>
          </table:table-cell>
        </table:table-row>
        <table:table-row table:style-name="ro8">
          <table:table-cell office:value-type="string" calcext:value-type="string">
            <text:p>ColdWorld – Suicide</text:p>
          </table:table-cell>
          <table:table-cell office:value-type="string" calcext:value-type="string">
            <text:p>Suicide! I know that's what you're dreaming...about your life!There's no escape...in this life! Nothing ever... can nurse me by!No one loves you but their own No friends by your side Suicide! Jumping...suicide Just know you're nothing...that's right nothing! They're disgust... Hate you...GET IT!? There's nothing ..forget.. Its just you! They could all lie Prepare now! No where close. Throw to hell...everything that loathes you.Nobody cares...it's just you. They could all lie..BECAUSE NOBODY CARES....it's just YOU! They could all...LIE! Suicide Prepare..suicide! Suicide! Just know... you're nothing That's right broken... Fateless pests who kill each other!Because nobody cares... Its just YOU!!!! They could all lie... Suicide...Prepare! Suicide Prepare...Suicide!</text:p>
          </table:table-cell>
        </table:table-row>
        <table:table-row table:style-name="ro8">
          <table:table-cell office:value-type="string" calcext:value-type="string">
            <text:p>Psychonaut 4 – Overdose Was the Best Way to Die</text:p>
          </table:table-cell>
          <table:table-cell office:value-type="string" calcext:value-type="string">
            <text:p>It's a nice day to die <text:s/>Maybe I was really gravely sick <text:s/>Dying with infected needles. Scattered <text:s/>In my bed waiting to die <text:s/>Overdose is the best way to die My body Became so light It will be better to leave Nothing left in In godliness <text:s/>Nightmare... Die... Nothing…</text:p>
          </table:table-cell>
        </table:table-row>
        <table:table-row table:style-name="ro8">
          <table:table-cell office:value-type="string" calcext:value-type="string">
            <text:p>Forgotten Tomb – Disheartenment</text:p>
          </table:table-cell>
          <table:table-cell office:value-type="string" calcext:value-type="string">
            <text:p>Lying in a dark corner The black candle light is dying out Trying to refuse this suffering As coldness burns my pale naked flesh <text:s/>I faced my fears a thousand times Endless doubts - Life of paranoia I try to find a way out From this state of suicidal urge <text:s/>I watch with empty eyes the blade As tears begin to fall down my face Another night alone with myself At one with melancholy and depression <text:s/>I bleed because the dark is near I cry as I realize you can’t be here I need to caress your skin in the night But now my only friend remains this knife <text:s/>Why must I live with these fears? I know my only tragedy is my mind Sometimes I think I’m wasting all the joys And with this bitter thought I fear to die <text:s/>I feel so jaded now, so far away I can’t face next morning with this pain Another cut lacerates my flesh Sometimes I think it will be the last <text:s/>I’m only trying to objectivate this hate I prove towards myself and life itself I only need to watch these fifty wounds I opened upon my body in the night <text:s/>I only need to stop these sick death thoughts And cry for joy when you’ll be here again I’ll watch you sleeping naked at my side I’ll kiss you and this blood will stop to flow <text:s/>Everyone can kill himself one day Life brings pain and suffering on our way Cut your wrists, it’s simpler than it seems But in death you’ll know... Disheartenment fucking wins</text:p>
          </table:table-cell>
        </table:table-row>
        <table:table-row table:style-name="ro8">
          <table:table-cell office:value-type="string" calcext:value-type="string">
            <text:p>Anti – Death Into Life</text:p>
          </table:table-cell>
          <table:table-cell office:value-type="string" calcext:value-type="string">
            <text:p>There are times, I ask why Sometimes I could kill, Sometimes I would die. I damned it all. What's left? <text:s/>Nothing, but ashes, hate and memories that fades. Is it this for what we life? <text:s/>Day by day... <text:s/>I won't no longer. All the woeful lies, The betrayals, The distress, And the mankind-produced-shit. <text:s/>But there's still another way. No easy choice, there's no return. But what keeps me here? Is there any argument strong enough? What's stronger, the fear for life, Or the fear to die?</text:p>
          </table:table-cell>
        </table:table-row>
        <table:table-row table:style-name="ro8">
          <table:table-cell table:style-name="ce38" office:value-type="string" calcext:value-type="string">
            <text:p>Veil – Mater Maternis</text:p>
          </table:table-cell>
          <table:table-cell office:value-type="string" calcext:value-type="string">
            <text:p>Nature the creator Profound overseer <text:s/>In turmoil she cares In anger no life is spared <text:s/>She waits by the forest For my humble entrance <text:s/>I feel her embrace I bow in her presence <text:s/>She waits for compliance From the lemming masses <text:s/>Hellbent on her destruction In the end... devastation</text:p>
          </table:table-cell>
        </table:table-row>
        <table:table-row table:style-name="ro8">
          <table:table-cell office:value-type="string" calcext:value-type="string">
            <text:p>Be Persecuted - Be Resented for Livelihood</text:p>
          </table:table-cell>
          <table:table-cell office:value-type="string" calcext:value-type="string">
            <text:p>Life's flower fading blind mating destroyed the strong will expecting death summon fall into maze memory take away too much niceness body die down in the wind wanna look up the last gray sky it's the color when I gonna get in tomb things which couldn't take with just let it keeping be history leaving with despairingly wither fall in the horizon</text:p>
          </table:table-cell>
        </table:table-row>
        <table:table-row table:style-name="ro8">
          <table:table-cell office:value-type="string" calcext:value-type="string">
            <text:p>Nyktalgia – Cold Void</text:p>
          </table:table-cell>
          <table:table-cell office:value-type="string" calcext:value-type="string">
            <text:p>The deadly way out reveals the truest cruelty and isolates me from reality, but I'm asking myself: what is reality: a dream? Everytime I reach this point, I remember dreams that will never be reality. Taking a bath in razors, entices me as a solution for my endless grief. <text:s/>The decision draws nearer. <text:s/>On a transparent way, I float much more away, without any sight. Am I blind, or am I still alive? And once again, I only sense the purest absence. A wound like this, cannot be healed anymore. <text:s/>I will decide, for the last time. <text:s/>The courage I've lost long ago - for I'll never feel happiness anew. In emotions of solitude, the non-presence is my home.my grave. When the pulse no longer throbs and the last drop of life left my veins, I become forever paralysed, by this ultimate. Cold Void</text:p>
          </table:table-cell>
        </table:table-row>
        <table:table-row table:style-name="ro8">
          <table:table-cell office:value-type="string" calcext:value-type="string">
            <text:p>Misere Nobis - Sopor Aeternus</text:p>
          </table:table-cell>
          <table:table-cell office:value-type="string" calcext:value-type="string">
            <text:p>The bland tast of blood, in the mouth, teeth that tear, lips that have no more words, eyes with poison injected that cannot find rest, clouded mind and bloody ... craving a new day. <text:s/>The ghosts of the past are reflected in me, cradling could their reflections guide my blade... The faith of hope where once trusting, is now reversed, desecrated... It remains only whisper deep loneliness and I hope you find them to crack ... and shatter intro a thousand pieces. <text:s/>Sterilized my soyul - rape my body. <text:s/>I am a creature of the night, with my hand I will give the relief in this life. Full of darkness I stayd alone in a silent abyss stretched on a cold and empty tomb. I dwell in a dark emptiness a black flame burns on the labyrinth of my dark heart, that has consumed my spirit and my human form... give me the knowledge... <text:s/>Pain and suffering has now become my virue, stabbing, tearing,rape, kill, over and over again, within this world, the evil may just fortify. <text:s/>No one can escape his destiny. <text:s/>I am the bearer of salvation I go crawling like a snake in your divine world</text:p>
          </table:table-cell>
        </table:table-row>
        <table:table-row table:style-name="ro8">
          <table:table-cell office:value-type="string" calcext:value-type="string">
            <text:p>Lyrinx - Another Life Ready to End</text:p>
          </table:table-cell>
          <table:table-cell office:value-type="string" calcext:value-type="string">
            <text:p>Terminal Another life ready to end Despair The abstract comprehension of the inevitable Tears cannot save you now <text:s/>As the illness takes control Without hope we are truly free Gone Forgotten</text:p>
          </table:table-cell>
        </table:table-row>
        <table:table-row table:style-name="ro8">
          <table:table-cell office:value-type="string" calcext:value-type="string">
            <text:p>Mortualia - Emptiness of All</text:p>
          </table:table-cell>
          <table:table-cell office:value-type="string" calcext:value-type="string">
            <text:p>Isolation and wilderness Looking out and gazing On a night with the skies Bursting to overflow with stars <text:s/>Leaving this to see Wastelands that lay ahead At first reluctant to part The calm of the woods <text:s/>As the trees slowly disappear The true solitude begins Stars disappear under an orange glow From the street lights myriad <text:s/>Now wrapped around With endless concrete Neverending traffic noise The emptiness of all in front of you</text:p>
          </table:table-cell>
        </table:table-row>
        <table:table-row table:style-name="ro8">
          <table:table-cell office:value-type="string" calcext:value-type="string">
            <text:p>Nocturnal depression – Dead children</text:p>
          </table:table-cell>
          <table:table-cell office:value-type="string" calcext:value-type="string">
            <text:p>Spread your hate <text:s/>Some dead children with burnt skins Are playing under a dead snow, wearing gas-masks A heavy and suffocating atmosphere Mixing sulphur and dust with the smell of cadavers They dance among the ruins, among human corpses Hand in hand, they enjoy their despair <text:s/>Angels of Misery...Rise... <text:s/>As they heard a move, they stop their game Their lifeless eyes gazing to me crows are stopping their flights and vultures their lunch All of them found in me their new target <text:s/>claws and kicks are beating me Violating my bitter body I scream and enjoy this suffering Till my blood color the ground <text:s/>From above, the black snow is falling around me Lost and mutilated in a world I can't understand The children laugh about my own misery Spread your wings, angels of misery</text:p>
          </table:table-cell>
        </table:table-row>
        <table:table-row table:style-name="ro8">
          <table:table-cell office:value-type="string" calcext:value-type="string">
            <text:p>Alene Misantropi – Golden Blood Sea</text:p>
          </table:table-cell>
          <table:table-cell office:value-type="string" calcext:value-type="string">
            <text:p>The sea is stained with blood and gold by a dying sun that burns so red, for the battles at the edges of Earth. <text:s/>This scent of life, one nature that embraces these ungrateful humans Killers of life. <text:s/>The coming night nothing good is to bring, too much time to think. <text:s/>One tormented soul who finds in the sea a refuge of peace. <text:s/>A sky and sea of crimson and gold, he thinks on what could have been prefering to be the observant rock [on which waves break] x2 <text:s/>The light of the beacon can not yet compete with the brightness of sunlight which refuses to hide. And without waiting for the night, he cried, with the melody of a song in his head, Such a beautiful song, as the one before his eyes, so beautiful as the land he stood on. One heart full of beauty, of life and scars and ashes. <text:s/>One heart full of beauty, of life and scars and ashes.</text:p>
          </table:table-cell>
        </table:table-row>
        <table:table-row table:style-name="ro8">
          <table:table-cell office:value-type="string" calcext:value-type="string">
            <text:p>Lost Inside - I Hate Myself</text:p>
          </table:table-cell>
          <table:table-cell office:value-type="string" calcext:value-type="string">
            <text:p>From up here the pacific looks like fire and things to come. I'm a steel rocket; i am a human bomb. They say we'll be gods.thunder, divine. <text:s/>But surely we'll only be history--literal and poignative; Stuck in time and out of time. I'm sending fingernails and locks of hair. I'm falling sky; i'm screaming air. Oh, be at peace as i break into pieces for you. <text:s/>The end of me; a fiery blossom for you. <text:s/>Lover, are you looking outside? Because before i die i'll draw a heart in the sky. The enemy floats right beneath my eyes And his little black powder puffs Pop and polka-dot the sky. Reason would have me lift up into the clouds and hide, But you make me mad, Make me forget how to fly. Oh! lover, do you ever wonder why When we were on the ground</text:p>
          </table:table-cell>
        </table:table-row>
        <table:table-row table:style-name="ro8">
          <table:table-cell office:value-type="string" calcext:value-type="string">
            <text:p>Forgotten Thought - Black Ink Soaked Page</text:p>
          </table:table-cell>
          <table:table-cell office:value-type="string" calcext:value-type="string">
            <text:p>Out the sky, the void inside of me Isn't something new these feelings, And yet so terrible everytime. Nothing you taste, you cannot see Silences hide to my ears, lights run away from my eyes. <text:s text:c="2"/>Only pain remains that consume you inside.. It's a good day out there, But clouds are thickening and it's raining In the distressed soul that's mine. Reality crumple up as a Black ink soaked page.</text:p>
          </table:table-cell>
        </table:table-row>
        <table:table-row table:style-name="ro8">
          <table:table-cell office:value-type="string" calcext:value-type="string">
            <text:p>Forgive Me - Funerals Of Birth</text:p>
          </table:table-cell>
          <table:table-cell office:value-type="string" calcext:value-type="string">
            <text:p>A white spot on the wall's calling me to enter.... <text:s/>Another home.. Another dream Another meaning..of reality Another place.. Another name.. The end of all the torturous pain .. <text:s/>Behind my breaths...The doors are open with Ruined images, And dignity is falling The sky is burning The wounds are calling Life's smothering me... And tears cant stop flowing... <text:s/>(Whispers) The sun-rays crossed the window, a spark of light on the wall, creating a heavenly hole for me to enter... I can hear them calling, voices beyond existence, Insanity on the way, and death to welcome birth all the sorrowful moments of my life all the dreadful nights everything will end everything will face an end. <text:s/>Around my fears ...The pride is broken with solid rains of winter Iam walking The thoughts are drowning .. This disease is growing Life's smothering me... And tears cant stop flowing…</text:p>
          </table:table-cell>
        </table:table-row>
        <table:table-row table:style-name="ro8">
          <table:table-cell office:value-type="string" calcext:value-type="string">
            <text:p>Suicide Emotions – A New Dawn</text:p>
          </table:table-cell>
          <table:table-cell office:value-type="string" calcext:value-type="string">
            <text:p>I look into the mirror and I see a new shade exploring my soul's eternal flame. Broken glasses reflecting a crimson light, a new day on my inner bay. <text:s/>Waterfalls over me... Gray clouds ride the sky. This silent peaceful calm covers my wounds with his pure balm. <text:s/>A new dimension appears from this dawn. I see the walls falling again over the past. The remembrance of all misery disappears looking at these deep waters. <text:s/>The stunning Sun embraces my skin, all my thoughts disappear away from this beauty. Calm down my restless spirit and makes my dreams live again. Live again.</text:p>
          </table:table-cell>
        </table:table-row>
        <table:table-row table:style-name="ro8">
          <table:table-cell office:value-type="string" calcext:value-type="string">
            <text:p>Leviathan – The Idiot Sun</text:p>
          </table:table-cell>
          <table:table-cell office:value-type="string" calcext:value-type="string">
            <text:p>Nucleus extols ice a black cloak of night-shape powers before the beyond becoming the tomb of the sun lifeless burnt-out sphere now frozen to black and ice is wept by the sun stifled by crystal universe arctic pitch black pyre of this sky no more lifeless burnt-out sphere self destruction universe.</text:p>
          </table:table-cell>
        </table:table-row>
        <table:table-row table:style-name="ro8">
          <table:table-cell office:value-type="string" calcext:value-type="string">
            <text:p>Sorry... - Everything Is Falling Apart</text:p>
          </table:table-cell>
          <table:table-cell office:value-type="string" calcext:value-type="string">
            <text:p>I'm afraid of life, I'm afraid of tomorrow... Everything seems so pointless and useless. There is only pain for the beauty I cannot see. <text:s/>This beauty that being destroyed day by day.</text:p>
          </table:table-cell>
        </table:table-row>
      </table:table>
      <table:table table:name="symphonic_gothic" table:style-name="ta1">
        <table:table-column table:style-name="co8" table:default-cell-style-name="Default"/>
        <table:table-column table:style-name="co9" table:default-cell-style-name="Default"/>
        <table:table-row table:style-name="ro8">
          <table:table-cell table:style-name="ce28" office:value-type="string" calcext:value-type="string">
            <text:p>File</text:p>
          </table:table-cell>
          <table:table-cell table:style-name="ce28" office:value-type="string" calcext:value-type="string">
            <text:p>Lyrics</text:p>
          </table:table-cell>
        </table:table-row>
        <table:table-row table:style-name="ro8">
          <table:table-cell office:value-type="string" calcext:value-type="string">
            <text:p>After Forever – Leaden Legacy (The Embrace That Smothers - Part I)</text:p>
          </table:table-cell>
          <table:table-cell office:value-type="string" calcext:value-type="string">
            <text:p>I can’t look behind because I'm living in the past Tears without emotion are filling up the unbridled hours <text:s/>We cannot be What you expect from us We cannot see through the glasses of despair Evade the leaden legacy <text:s/>Those who separate and join the opposite do not see that that will get them nowhere Can't you understand it is a similar manipulation Wake up and see the light <text:s/>Doomed to wander in repressed emotions This imaginary refuge restrains me from awakening <text:s/>Fear of penance Doomed to sycophancy <text:s/>Doomed to sycophancy…</text:p>
          </table:table-cell>
        </table:table-row>
        <table:table-row table:style-name="ro8">
          <table:table-cell office:value-type="string" calcext:value-type="string">
            <text:p>Amberian Dawn – Valkyries</text:p>
          </table:table-cell>
          <table:table-cell office:value-type="string" calcext:value-type="string">
            <text:p>Ravens over battlefield are marking the chosen brave northern warriors to their last fight. <text:s/>Shieldmaidens ride the wolves in the sky with ravens scouting the battleground for souls of slain heroes. <text:s/>Choosers of slain…. <text:s/>Valkyries ride through the night sky singing fierce battle-cries, Valkyries, choosers of slain, come ride their wolves! <text:s/>Howling wolves in the night carrying female deities escort the dead warriors to Odin's hall. <text:s/>Armour of Valkyries flashes up over the skies shading a strange light - the northern lights! <text:s/>Choosers of slain…. <text:s/>Valkyries ride through the night sky singing fierce battle-cries, Valkyries, choosers of slain, come ride their wolves!</text:p>
          </table:table-cell>
        </table:table-row>
        <table:table-row table:style-name="ro8">
          <table:table-cell office:value-type="string" calcext:value-type="string">
            <text:p>Angellore - Blood for Lavinia</text:p>
          </table:table-cell>
          <table:table-cell office:value-type="string" calcext:value-type="string">
            <text:p>Winter was the season of her heart Pale cold flowers lying on her grave Her dream to pass away was her own Art O my lovely dead, how could I save The river of sorrow in your veins? There was just one way to break your chains <text:s/>My bleeding Lavinia My hazy Lavinia My blood for Lavinia My blood for Lavinia <text:s/>Looking at the grave of Lavinia Remember the sweet light of her face Bleeding on the grave of Lavinia My only dream is to kiss her frozen grace <text:s/>O please come back, and I’ll take away The sadness where you’d drown - for you, My dear... <text:s/>My blood for Lavinia <text:s/>I had made for her a deadly poison I’m standing on the grave of Lavinia She wanted a poison to leave the light I’m crawling in the shadow of Lavinia <text:s/>She wanted to be dead but still beautiful I’m still in love with the ghost of Lavinia</text:p>
          </table:table-cell>
        </table:table-row>
        <table:table-row table:style-name="ro8">
          <table:table-cell office:value-type="string" calcext:value-type="string">
            <text:p>Delain – We Are the Others</text:p>
          </table:table-cell>
          <table:table-cell office:value-type="string" calcext:value-type="string">
            <text:p>I'm walking with Sophie tonight She lives in the air that I breathe I can't get it out of my mind how you were left to bleed Was it how you dressed or how you act I can't believe how they could act so violently without regret well, we will not forget <text:s/>We are the others we are the cast-outs we're the outsiders but you can't hide us we are the others we are the cast-outs you're not out there on your own If you feel mistreated torn and cheated you are not alone we are the others <text:s/>As simple as air in your lungs as simple as words on your lips And no one should take that away no one should argue this Now with our heads up high we'll carry on and carry out that we won't let them get us down or wear us out 'cause we are not alone <text:s/>We are the others we are the cast-outs we're the outsiders but you can't hide us we are the others we are the cast-outs you're not out there on your own If you feel mistreated torn and cheated you are not alone we are the others <text:s/>Normal is not the norm It's just a uniform (we are the others) Forget about the norm (we're the outsiders) Take off your uniform (we are the others) We are all beautiful We are the others <text:s/>We are the others.…</text:p>
          </table:table-cell>
        </table:table-row>
        <table:table-row table:style-name="ro8">
          <table:table-cell office:value-type="string" calcext:value-type="string">
            <text:p>Epica – Sensorium</text:p>
          </table:table-cell>
          <table:table-cell office:value-type="string" calcext:value-type="string">
            <text:p>Chance doesn’t exist, but the path of life is not, totally so predestined. <text:s/>Time and chronology, show us how all should be, in the ways of existence, to find out why we are here. <text:s/>Being conscious, is a torment. The more we learn, is the less we get. <text:s/>No one surveys the whole, focus on things so small. But life's objective, is to make it meaningful. <text:s/>Only searching for this, that which doesn’t exist. Although our ability, to relativize remains unclear. <text:s/>Being conscious, is a torment. The more we learn, is the less we get. <text:s/>Every answer, contains a new quest. A quest to non-existence, a journey with no end. <text:s/>I’m not afraid to die! I’m afraid to be alive, without being aware of it. <text:s/>I’m so afraid to, I couldn’t stand to, waste all my energy in things, that do not matter anymore. <text:s/>Our future has already been, written by us alone. But we don’t grasp the meaning, of our programmed course of life. <text:s/>We only fear what comes, and smell death every day. <text:s/>Our future has already been, wasted by us alone. And we just let it happen, and do not worry at all. <text:s/>Our future has already been, written by us alone. But we don’t grasp the meaning, of our programmed course of life. <text:s/>We only fear what comes, and smell death every day. Search for the answers, that lie beyond. <text:s/>Being conscious, is a torment. The more we learn, is the less we get. <text:s/>Every answer, contains a new quest. A quest to non-existence, a journey with no end.</text:p>
          </table:table-cell>
        </table:table-row>
        <table:table-row table:style-name="ro8">
          <table:table-cell office:value-type="string" calcext:value-type="string">
            <text:p>Kamelot – Forever</text:p>
          </table:table-cell>
          <table:table-cell office:value-type="string" calcext:value-type="string">
            <text:p>There's a pain within that I can't define. There's an empty space where your love used to shine. <text:s/>From the night we met until the day you died. Do you think I wished, do you still believe I tried? <text:s/>All too soon we were divided and life had just begun... <text:s/>Will you revive from the chaos in my mind where we still are bound together? <text:s/>Will you be there, waiting by the gates of dawn, when I close my eyes forever? <text:s/>I belong to you, you belong to me. It's the way things are always meant to be. <text:s/>Like the morning star, and the rising sun, you convey my life and forgive me what I've done. <text:s/>All too soon we were divided into darkness and light. <text:s/>Will you revive from the chaos in my mind where we still are bound together? <text:s/>Will you be there, waiting by the gates of dawn, when I close my eyes forever? <text:s/>Save me, reverse how I'm thinking of you. Every breath I take brings me closer. <text:s/>Closer to forever, to you, I'm waiting for the day that I'm gone. <text:s/>All too soon we were divided And life had just begun <text:s/>Will you revive from the chaos in my mind where we still are bound together? <text:s/>Will you be there, waiting by the gates of dawn, when I close my eyes forever? <text:s/>Will you be there, waiting by the gates of dawn, when I close my eyes forever?</text:p>
          </table:table-cell>
        </table:table-row>
        <table:table-row table:style-name="ro8">
          <table:table-cell office:value-type="string" calcext:value-type="string">
            <text:p>Edenbridge – Cheyenne Spirit</text:p>
          </table:table-cell>
          <table:table-cell office:value-type="string" calcext:value-type="string">
            <text:p>out in the prairie, the bison dared to roam the crying of a lone shot claimed they’re forever gone high in the breezing winds, an eagle dared to fly for the white man’s sake the covenant was just a lie <text:s/>out in the flowing streams the beaver dared to build the never-ending ignorance, the paleface’s guilt a single tent was left, lonesome in the woods when the cannons spoke the words murderers took off the hoods <text:s text:c="2"/>for all times rise cheyenne spirit rise by the grace of all your wisdom in the hunting grounds it flies chase the track and ride free eternal unity let the flutes play for a last time ban the white man’s tyranny <text:s/>and they came riding with their hate and marching with their greed external territories served their senseless need but they stood tall in their own fate they knew their bloody way along the line of fire into the grand decay <text:s/>for all times rise cheyenne spirit rise by the grace of all your wisdom in the hunting grounds it flies chase the track and ride free eternal unity let the flutes play for a last time ban the white man’s tyranny <text:s/>for all times rise cheyenne spirit rise by the grace of all your wisdom in the hunting grounds it flies chase the track and ride free eternal unity let the flutes play for a last time ban the white man’s tyranny</text:p>
          </table:table-cell>
        </table:table-row>
        <table:table-row table:style-name="ro8">
          <table:table-cell office:value-type="string" calcext:value-type="string">
            <text:p>ReVamp – Sweet Curse</text:p>
          </table:table-cell>
          <table:table-cell office:value-type="string" calcext:value-type="string">
            <text:p>It's a burden for wrong reasons But I keep hold of this pain No more tears but common sorrow Yet it wears of day by day Letting go; I never could but I surely need to heal Sweet curse, my hell <text:s/>You bare our memories like staining scars within your mind You lose all that you knew of me, gone deep inside Lost love, my hell <text:s/>Sweet is the curse of hearts intwined but lost, detached but bound Sad is their fate without relief Cruel is the curse of love, so luscious yet so dangerous Sweet curse, our hell <text:s/>Words weren't made to tell this story For I can't describe the ache No remorse for your betrayal Yet though I find that hard to take How can beauty change unseen into a monster, I don't know Lost love is my hell <text:s/>Sweet is the curse of hearts intwined but lost, detached but bound Sad is their fate without relief Cruel is the curse of love, so luscious yet so dangerous Sweet curse, our hell <text:s/>Lost hope and lost dreams Killing you slowly New scars and new cravings take control (New desire, new despair) <text:s/>Losing you was more than I could bear Losing us, a dive in water deep Losing you</text:p>
          </table:table-cell>
        </table:table-row>
        <table:table-row table:style-name="ro8">
          <table:table-cell office:value-type="string" calcext:value-type="string">
            <text:p>Angtoria – Do You See Me Now?</text:p>
          </table:table-cell>
          <table:table-cell office:value-type="string" calcext:value-type="string">
            <text:p>Hate the reflection that I see Wish I could claw... away... my skin <text:s/>Demons won't let me flee my minds tragedy Don't label me, not a minority Society created me <text:s/>First cuts the neatest, I didn't feel a thing Don't show me your pity Second cuts the deepest, a release from within Don't try to analyse me <text:s/>Carve pretty pictures of hatred Avert your eyes, my artwork doesn't lie <text:s/>Refuse to acknowledge me I'm not what you want to see So inject and study me Pump me with hypocrisy <text:s/>Third cuts the longest, I just lost control No doctor can save me Fourth cuts the boldest, I've an eye for detail Don't try to admit me <text:s/>My condition has no name It's not like I'm insane Redirect your empathy <text:s/>My body's my vengeance I'm addicted to pain No one understands me</text:p>
          </table:table-cell>
        </table:table-row>
        <table:table-row table:style-name="ro8">
          <table:table-cell office:value-type="string" calcext:value-type="string">
            <text:p>Lacuna Coil – Falling Again</text:p>
          </table:table-cell>
          <table:table-cell office:value-type="string" calcext:value-type="string">
            <text:p>Afraid, looking my hands Searching these lines That's not the answer Crying and now I know Watching the sky I search an answer <text:s/>I feel free to be I'm not another liar I just want to be myself... myself <text:s/>And now the beat inside of me Its a sort of a cold breeze And I've never had any feeling inside me, around me...I bring my body Carry it to another world I know I live... but like a stone I'm falling down <text:s/>Afraid, look into the sky I can feel this rain Right now it's falling on me Fly, I just want to fly Life is all mine Some days I cry alone, But I know I'm not the only one I hear and another day is gone I don't wanna die... Please be here when I arrive, don't cry... please <text:s/>Now the beat inside of me Its a sort of a cold breeze And I've never had any feeling inside no, around me there...I bring my body Carry it to another world I know I live... but like a stone I'm falling down <text:s/>Now the beat inside of me Its a sort of a cold breeze And I've never had any feeling inside no, around me there...I bring my body Carry it to another world I know I live... but like a stone I'm falling</text:p>
          </table:table-cell>
        </table:table-row>
        <table:table-row table:style-name="ro8">
          <table:table-cell office:value-type="string" calcext:value-type="string">
            <text:p>Imperia – Fata Morgana</text:p>
          </table:table-cell>
          <table:table-cell office:value-type="string" calcext:value-type="string">
            <text:p>Crawling slowly towards the Fata Morgana <text:s/>Ancient gods with flames in the eyes With flames in the eyes <text:s/>Snakes are leading me through the desert <text:s/>Ancient gods with flames in the eyes With flames in the eyes <text:s/>When will the well of essence appear? <text:s/>Ancient gods with flames in the eyes With flames in the eyes</text:p>
          </table:table-cell>
        </table:table-row>
        <table:table-row table:style-name="ro8">
          <table:table-cell office:value-type="string" calcext:value-type="string">
            <text:p>Leaves' Eyes - Through Our Veins</text:p>
          </table:table-cell>
          <table:table-cell office:value-type="string" calcext:value-type="string">
            <text:p>When nothing was No sky no sea But endless space within and around No earth no sun no sound Only silence to be found <text:s/>Break the silence with your divine breath Let the blood... Run through our veins Do you feel desire to arise Will you be fire I'll be ice Into the void we shall unite Will you be the day I will be the night Let the blood run through our veins <text:s/>In distant times When nothing flowered Beneath the sun in soothing rain No sand no ground no mountain Only darkness to be found <text:s/>End the silence with your divine breath Let the blood…</text:p>
          </table:table-cell>
        </table:table-row>
        <table:table-row table:style-name="ro8">
          <table:table-cell office:value-type="string" calcext:value-type="string">
            <text:p>Nightwish – The Phantom of the Opera</text:p>
          </table:table-cell>
          <table:table-cell office:value-type="string" calcext:value-type="string">
            <text:p>In sleep he sang to me In dreams he came That voice which calls to me And speaks my name And do I dream again For now I find The Phantom of the opera is there Inside my mind <text:s text:c="2"/>Sing once again with me Our strange duet My power over you Grows stronger yet And though you turn from me To glance behind The Phantom of the opera is there Inside your mind <text:s text:c="2"/>Those who have seen your face Draw back in fear I am the mask you wear <text:s text:c="2"/>It's me they hear <text:s text:c="2"/>My/your spirit and your/my voice In one combined The phantom of the opera is there Inside your/my mind <text:s/>He's there the Phantom of the opera Beware the Phantom of the opera <text:s text:c="2"/>In all your phantasies You always knew That man and mystery <text:s text:c="2"/>Were both in you <text:s text:c="2"/>And in this labyrinth Where night is blind The phantom of the opera is there Inside your/my mind <text:s text:c="2"/>Sing my angel of music</text:p>
          </table:table-cell>
        </table:table-row>
        <table:table-row table:style-name="ro8">
          <table:table-cell office:value-type="string" calcext:value-type="string">
            <text:p>Sirenia - My Mind's Eye</text:p>
          </table:table-cell>
          <table:table-cell office:value-type="string" calcext:value-type="string">
            <text:p>If you were here I'd whisper sweet nothings in your ear And appeal to all your fears If you were mine I'd bring you so much further down And twist your mind until the end of time <text:s/>You will never realize What darkness lies inside my mind <text:s/>If you are down I will come to chain you to the ground And penetrate your mind If you are lost I'll be there to break you trust And ravage all your lust for life, my love</text:p>
          </table:table-cell>
        </table:table-row>
        <table:table-row table:style-name="ro8">
          <table:table-cell office:value-type="string" calcext:value-type="string">
            <text:p>Tristania – My Lost Lenore</text:p>
          </table:table-cell>
          <table:table-cell office:value-type="string" calcext:value-type="string">
            <text:p>For thy promise bewailed by her raveneyes by her beauty and a scarlet sunrise May thy river bury her silvertears A fallen angel... enshrined in moonlit seas <text:s/>Leaving vitality so serene breeds my darkness Entreating winterwinds though I leave... I embrace thee <text:s/>Winternight conceal thy precious angellore I secrete my soul under thy wings of sorrow Dark I embrace thy eyes wander lost on life's narrow path I reveal my heart to this beauty dressed in dark <text:s/>Grieving raveneyes falls asleep with the sunrise Delightful midsummer breeze though I leave... I await thee <text:s/>Grant me thy last midsummer breeze May thou ascend from endless sleep ... my desire Dance me above thy moonli seas Glance yearningly into the deep a cold and weary night <text:s/>Winternight Descending me like flakes of snow I embrace the cold for a life that morrows Dark I embrace thy heart Wanderer lost beyond veils of dawn I conceal thy loss enthralled in life yet still I mourn My lost Lenore…</text:p>
          </table:table-cell>
        </table:table-row>
        <table:table-row table:style-name="ro8">
          <table:table-cell office:value-type="string" calcext:value-type="string">
            <text:p>Within Temptation - Ice Queen</text:p>
          </table:table-cell>
          <table:table-cell office:value-type="string" calcext:value-type="string">
            <text:p>When leaves have fallen And skies turned into grey The night keeps on closing in on the day A nightingale sings his song of farewell You better hide for her freezing hell <text:s/>On cold wings she's coming You better keep moving For warmth, you'll be longing Come on just feel it Don't you see it? You better belief it <text:s/>When she embraces Your heart turns to stone She comes at night when you are all alone And when she whispers Your blood shall run cold You better hide before she finds you <text:s/>Whenever she is raging She takes all life away Haven't you seen? Haven't you seen? The ruins of our world <text:s/>She covers the earth with a breathtaking cloak The sun awakes and melts it away The world now opens its eyes and sees The dawning of a new day</text:p>
          </table:table-cell>
        </table:table-row>
        <table:table-row table:style-name="ro8">
          <table:table-cell office:value-type="string" calcext:value-type="string">
            <text:p>Xandria – Ravenheart</text:p>
          </table:table-cell>
          <table:table-cell office:value-type="string" calcext:value-type="string">
            <text:p>Come to me, Ravenheart Messenger of evil Come to me. What's the news? Here I'm still left lonely <text:s/>You shadow of forgotten dreams You come to take away My hope on your black wings <text:s/>Of love &amp; hate the singers tell But I feel more, more of both, More than heaven &amp; hell. I take a bow to destiny. Now I have really learnt my part Once loving him, now hating love I've made mistakes, my Ravenheart <text:s/>Will I get back who I adore? Thus spoke the raven: nevermore.</text:p>
          </table:table-cell>
        </table:table-row>
        <table:table-row table:style-name="ro8">
          <table:table-cell office:value-type="string" calcext:value-type="string">
            <text:p>Ex Libris – Love Is Thy Sin</text:p>
          </table:table-cell>
          <table:table-cell office:value-type="string" calcext:value-type="string">
            <text:p>Love is thy sin, thy sin <text:s/>Heal me, feel me, reveal me, you’ll murder me <text:s/>Within, sleepy nor sweetly, she lives within Within, sleepy nor sweetly, she is my sin <text:s/>Morto cannot live alone Morto cannot live alone <text:s/>You’re nailed to me Your boiled blood a withered sea Draught of the tears and the lungs who stabbed me My shadow left me Cursed the arms that kept me Draught of the tears and the lungs who Stabbed me, raped me, fed me, thy sin! <text:s/>Morto will not live alone Morto will not live alone <text:s/>You’re nailed to me Your boiled blood a withered sea Draught of the tears and the lungs who stabbed me My shadow left me Cursed the arms that kept me Draught of the tears and the lungs who Stabbed me, raped me, fed me, thy sin! <text:s/>Oh... <text:s/>Ha hi so jéma, hië a morto Pedel crudel tsjema, ha mio répa Pedel crudel tsjema, tu mio detsja Ha hi so jéma, hië a morto Pedel crudel tsjema, tu mio detsja <text:s/>You will die for my love tonight You will die for my love tonight <text:s/>You will die for my love tonight! You will die for my love tonight! <text:s/>You…</text:p>
          </table:table-cell>
        </table:table-row>
        <table:table-row table:style-name="ro8">
          <table:table-cell office:value-type="string" calcext:value-type="string">
            <text:p>Pythia – Ancient Soul</text:p>
          </table:table-cell>
          <table:table-cell office:value-type="string" calcext:value-type="string">
            <text:p>Sleep takes my hand, drags me down Beneath the golden lake Pulling me deeper into darkest night <text:s/>The sting of salt clouds my eyes Filling my ears and lungs Oh let me have eternal rest <text:s/>Lantern light fails to guide my way Blackness is suffocating <text:s/>Walk through the cavern to the light Hold me and set my heart to fright Across horizon all aglow I fight my way through salt-tinged air In desperate hope I'll find you there And you can stir my ancient soul <text:s/>Now through the dark comes the light A shining glimpse of hope I feel the earth upon my hands and knees <text:s/>I stumble forth through the gloom Towards the silver starlight Beckoning me to come back home <text:s/>Walking this path I've walked before Watching the storm come rolling in Illuminate the only door The morning bells are tolling <text:s/>I feel the fire burning in my veins As a soar towards the sun Depths below me, blackened gapin eyes Threaten me to pull me down <text:s/>My fledding heart in your hands I bathe in morning sunlight And now I know I'll find my way <text:s/>Fall into fields of sunlit snow Tear off the mask and see me</text:p>
          </table:table-cell>
        </table:table-row>
        <table:table-row table:style-name="ro8">
          <table:table-cell office:value-type="string" calcext:value-type="string">
            <text:p>Elis – Perfect Love</text:p>
          </table:table-cell>
          <table:table-cell office:value-type="string" calcext:value-type="string">
            <text:p>Peel off my skin, make me helpless Taste my body Let me die in your sweet embrace <text:s/>I never thought that I could find Someone like you and still I feel the union of souls (The union of souls) I never thought that I could find A love so perfect and still I'm here in your arms (I'm here in your arms) <text:s/>Peel off my skin, make me helpless Taste my body Let me die in your sweet embrace <text:s/>I never thought that I could find Peace of my mind and still I'm staying with you (I'm staying with you) I never thought that I could find A lust so devouring and still I'm caught in this passion (I'm caught in this passion) I never thought that I could find All I was searching and still I found you (I found you)</text:p>
          </table:table-cell>
        </table:table-row>
        <table:table-row table:style-name="ro8">
          <table:table-cell office:value-type="string" calcext:value-type="string">
            <text:p>Beyond the Black – Hallelujah</text:p>
          </table:table-cell>
          <table:table-cell office:value-type="string" calcext:value-type="string">
            <text:p>Drown into | These hands of fate Without a sound | And celebrate Shinin’ like | The brightest skies Cross your hearts | And keep the faith Look into the mirrorball Loose everything | And take it all Sing hallelujah and encore Forevermore <text:s/>We run | Into the unknown Far from | What they call life Somewhere | Must be another aim <text:s/>One day | We’ll come together Under | A beautiful sign Every dream | Is one night away <text:s/>Chorus: Sing! | Hallelujah | "Sing! | Hallelujah | Sing! | Hallelujah Celebrate the night Sing! | Hallelujah | Sing! | Hallelujah | Sing! | Hallelujah Forevermore <text:s/>Meet me | Beyond in the twilight Million | Lifetimes ago Then our | Imprisoned minds unfold <text:s/>Night flight | across endless meadows Bonfires | Arrows and bows We found us and it feels like home <text:s/>Sing! | Hallelujah | "Sing! | Hallelujah | Sing! | Hallelujah Celebrate the night Sing! | Hallelujah | Sing! | Hallelujah | Sing! | Hallelujah Forevermore <text:s/>Sing! | Hallelujah | "Sing! | Hallelujah | Sing! | Hallelujah Celebrate the night Sing! | Hallelujah | Sing! | Hallelujah | Sing! | Hallelujah Forevermore <text:s/>Look into the mirrorball Loose everything | And take it all Sing hallelujah and encore Forevermore</text:p>
          </table:table-cell>
        </table:table-row>
        <table:table-row table:style-name="ro8">
          <table:table-cell table:style-name="ce38" office:value-type="string" calcext:value-type="string">
            <text:p>UnSun - A Single Touch</text:p>
          </table:table-cell>
          <table:table-cell office:value-type="string" calcext:value-type="string">
            <text:p>Why Are you not here, I'm waiting for you The hour is late Outside a full moon I look in the closet With all of my dreams, Hung on the hangers are our memories <text:s/>Single touch, a single stare The air stood still as thick as glue Like inspiration, out of nowhere You changed the world I knew <text:s/>Time so slowly runs I yearn for a day When longing shall pass When I finish this game You're finally here Your face full of sorrow Caused my heart to chill And burned my eyes hollow <text:s/>Single touch, a single stare The air stood still as thick as glue Like inspiration, out of nowhere You changed the world I knew <text:s/>We walked in the forest Picking blackberries Your basket was full Of blood-red raspberries And just as a bolt That comes from the blue Your unspeakable sorrow Into my basket flew We walked in the forest Looking for flames Walking barefooted on the ground's Solid frame And just as a bolt That comes from the blue Your unspeakable sorrow Into my basket flew <text:s/>Single touch, a single stare The air stood still as thick as glue Like inspiration, out of nowhere You changed the world I knew</text:p>
          </table:table-cell>
        </table:table-row>
        <table:table-row table:style-name="ro8">
          <table:table-cell office:value-type="string" calcext:value-type="string">
            <text:p>Theatre of Tragedy – Bacchante</text:p>
          </table:table-cell>
          <table:table-cell office:value-type="string" calcext:value-type="string">
            <text:p>Ado with a mean woe, An ado as aglow: Belying the paynim Thou rewrot'st the tome - An ivy-crown'd and dancing, And fawn'd and trancing - Espying the surly wud, And heeding her not. <text:s/>Celebration <text:s/>Afear'd of Bacchante, And dost though 'hold the yill? - Behind is the sleepless; Eyne 'holding na mo. <text:s/>Celebration <text:s/>«Onto the paper scribe I the words that fro my heart move - With every dight letter, With the ebb of ink, The point of the quill my penmanship doth mirror; Tales of theft and adultery, Tales of devilment and witchery - <text:s/>Tales of me.» <text:s/>Celebration Bacchari</text:p>
          </table:table-cell>
        </table:table-row>
        <table:table-row table:style-name="ro8">
          <table:table-cell office:value-type="string" calcext:value-type="string">
            <text:p>Nemesea – Lucifer</text:p>
          </table:table-cell>
          <table:table-cell office:value-type="string" calcext:value-type="string">
            <text:p>You bred a cesspit of iniquity (By being malicious) Don't come too close 'Cause your anger is vicious' <text:s/>Slowly you will fade away when you're deserted (by your mind) You cannot be when I am 'Cause I'm the stronger kind <text:s/>Look at the cerulean glow (The colour of the soul and protection) It is no use for you to seek (You'll only find rejection) <text:s/>'To redeem us from your devilry You have to swoon You cannot emulate me So you will fade away soon' <text:s/>You cannot be when I am 'Cause I'm the stronger kind</text:p>
          </table:table-cell>
        </table:table-row>
        <table:table-row table:style-name="ro8">
          <table:table-cell office:value-type="string" calcext:value-type="string">
            <text:p>Exit Eden – Hold Back Your Fear</text:p>
          </table:table-cell>
          <table:table-cell office:value-type="string" calcext:value-type="string">
            <text:p>I was born in sorrow Raised with dignity Didn't steel nor borrow Blessed with honesty Chosen by the angels To scar history Never feared the danger So it's said 'bout me <text:s/>Just another needless battle Countless men die innocent Close your eyes try to forget But the pictures are still there Filled with loss and pain and hunger Sure to be defeated No way to withstand alive Till a savior will arrive <text:s/>In times of desperation Oppression and frustration I knew that it was up to me <text:s/>Hold back your fear They won't take our pride away Hold back your fear We will see the break of day We choose to fight not to resign For our ancestors divine Hold back your fear To achieve our long lost victory <text:s/>Only one could bring salvation Save us from our destiny Guided by the call of saints Pouring oil into the flames Vested in a suit of armor To defend the motherland On a white horse mounted high With a banner to the sky <text:s/>I led the troops in favor Of them to be their savior With faith and trust they followed me <text:s/>Hold back your fear They won't take our pride away Hold back your fear We will see the break of day We choose to fight not to resign For our ancestors divine Hold back your fear To achieve our long lost victory <text:s/>I was born with reason Gained a fateful gift With a boundless credence Put my life at risk Wounded in the battle Nearly saw the light Braced up in the sattle To proceed the fight <text:s/>Hold back your fear They won't take our pride away Hold back your fear We will see the break of day We choose to fight not to resign For our ancestors divine Hold back your fear To achieve our long lost victory Our long lost victory It's our victory</text:p>
          </table:table-cell>
        </table:table-row>
      </table:table>
      <table:table table:name="goregrind_porngrind" table:style-name="ta1">
        <table:table-column table:style-name="co7" table:default-cell-style-name="Default"/>
        <table:table-column table:style-name="co6" table:default-cell-style-name="Default"/>
        <table:table-row table:style-name="ro8">
          <table:table-cell table:style-name="ce28" office:value-type="string" calcext:value-type="string">
            <text:p>File</text:p>
          </table:table-cell>
          <table:table-cell table:style-name="ce28" office:value-type="string" calcext:value-type="string">
            <text:p>Lyrics</text:p>
          </table:table-cell>
        </table:table-row>
        <table:table-row table:style-name="ro8">
          <table:table-cell office:value-type="string" calcext:value-type="string">
            <text:p>Carcass - Reek of Putrefaction</text:p>
          </table:table-cell>
          <table:table-cell office:value-type="string" calcext:value-type="string">
            <text:p>Snorting the stench of latent effluvium And maturing damp fumes This foul menage forces tears to your eyes As the corpse's gas are exhumed.... Intoxicated by foul body odours And the nauseating tepid whiff Pinching your nostrils as you irrigate flatus From the emaciated stiff... <text:s/>Volatile entrails fume and steam As they're meticulously hacked during discission Evaporating sludge and bubbling pus - A rotten gaseous expiration... <text:s/>Maturating corpse, the stale smell of decay and rot - A sickening asphyxiation Gross remains gush, innards turn to sludge - With partial liquefaction... <text:s/>Smell the rot... Of the corrupted corpse.... Hallucinogenic trip... <text:s/>Tissue gases leak - a warm, unpleasant reek A quite macabre addiction Deteriorated, bloated corpse - decomposure burning hot Sniff the smell of carrion... <text:s/>[Solo: Cadaveric resin] <text:s/>Inhaling the dank smells As you gouge out the dripping innards with glee Succumbling to a translucid state As you sniff the aroma of necropsy... Bacterial decomposition The aroma of fungal/larval infestation Consuming, ripening slime As the cadaver is slowly wasting... <text:s/>Your sore sinews rot, blood curdling coughs As acrid foetor corrodes your lungs Body orifices clenched in your teeth As you frenziedly try to insert the bungs... <text:s/>Swollen, ripened corpse, the stench of crusting clots - The smell of stale perspiration Administering watery gore, you're screaming out for more - Addicted to putrefaction.... <text:s/>Snort the corpse... Get high on the rot... Orgasmic rush... Turns your brains to pus…</text:p>
          </table:table-cell>
        </table:table-row>
        <table:table-row table:style-name="ro8">
          <table:table-cell office:value-type="string" calcext:value-type="string">
            <text:p>Dead Infection – Maggots In Your Flesh</text:p>
          </table:table-cell>
          <table:table-cell office:value-type="string" calcext:value-type="string">
            <text:p>Hideous maggots in your flesh Your rancid guts are a maggot's meal <text:s/>Stinking flesh Rotten brain Blue insides Putrid lein <text:s/>Maggots go out from your throat When you cough up yellow pus</text:p>
          </table:table-cell>
        </table:table-row>
        <table:table-row table:style-name="ro8">
          <table:table-cell office:value-type="string" calcext:value-type="string">
            <text:p>Agathocles – Splattered Brains</text:p>
          </table:table-cell>
          <table:table-cell office:value-type="string" calcext:value-type="string">
            <text:p>Posers with long hair Wimps with baseball caps Only in it for the outfit <text:s/>New wavers turning into HC Only to be cool Just the outfit, not the music <text:s/>In their heads Nothing else than Some splattered brains <text:s/>I wonder If they even understand The meaning of vivisection</text:p>
          </table:table-cell>
        </table:table-row>
        <table:table-row table:style-name="ro8">
          <table:table-cell office:value-type="string" calcext:value-type="string">
            <text:p>Haemmorhage – Mortuary Riot</text:p>
          </table:table-cell>
          <table:table-cell office:value-type="string" calcext:value-type="string">
            <text:p>Panic in the Hospital Clinical Disorder Carnage in the Mourning room The Morgue was spoiled Vile Attack Gruesome deeds Postmortem Havoc Ransacked Stiffs Disturbed in death...Mortuary Riot Dead will not Rest...Mortuary Riot <text:s/>Run amuck...Smash agog Devastation in the Morgue <text:s/>Tools in raving disarray Coffins were hacked open Bodybags were torn to shreds One corpse was stolen Scattered bowels Severed Limbs Trampled offals Foul Putrid Reek <text:s/>Disturbed in death...Mortuary Riot Dead will not rest...Mortuary Riot <text:s/>Limbless trunks....thrashed and torn Violent intruder on the run…</text:p>
          </table:table-cell>
        </table:table-row>
        <table:table-row table:style-name="ro8">
          <table:table-cell office:value-type="string" calcext:value-type="string">
            <text:p>General Surgery - Arterial Spray Obsession</text:p>
          </table:table-cell>
          <table:table-cell office:value-type="string" calcext:value-type="string">
            <text:p>Recklessly puncturing veins Cascading crimson rush Artistically spread the torrent Bask in the hematic flood <text:s/>Ex-sanguinate the carcass Bleed the riven limbs <text:s/>Leech the clotted plasma Pump subsiding flows Smear the viscous cruor Consolidate the gore <text:s/>Reveal the vascular organs Dichotomize the rapidly failing heart <text:s/>Methodically dissect the flesh Slice and lay open the skin Relish the glutinous mess Savor ensanguined death <text:s/>Unleash the hemic fountain An imbrued deranged feast Extract the maximum claret Pierce the arterial conduits <text:s/>Escalate the carnage Encourage venous spatter <text:s/>Spray the grisly substance A veritable sanguine artiste</text:p>
          </table:table-cell>
        </table:table-row>
        <table:table-row table:style-name="ro8">
          <table:table-cell office:value-type="string" calcext:value-type="string">
            <text:p>Exhumed - Open the Abscess</text:p>
          </table:table-cell>
          <table:table-cell office:value-type="string" calcext:value-type="string">
            <text:p>Intracranial inflammation tormenting my addled gray matter Brings the pressure that builds ‘til my skulls set to shatter The vexating, purulent ulcer that plagues the seat of my reason Pyosisifying my seething brain while the pain keeps increasing <text:s/>Unaffected by chemotherapy, the infection accelerates Vomiting, vertigo, assailing me, as my condition deteriorates Suppurating my sanity, as the pus and my cerebrum coalesce We must endeavor surgery for pyo-egress...open the abscess! <text:s/>Fermenting my faculties into a yellowish mass of necrosis Liquefying my lobes give way to acute cerebro-thrombosis This consuming malady I lament with a gangrenous consciousness cursed Pyomorphic longitudinal fissure swells to the brim of a skull fit to burst <text:s/>Purulent precentral gyrus, consumed by this affliction Swelling, seething, distended virus, incurable by prescription Dissect my festered intellect, operate to end my distress A condition impossible to correct, unless… Open the abscess!!! <text:s/>This blistered, bulbous inflammation, a blight upon my brain My mind made up of suppuration, to end this throbbing pain Crack the cranium, lance the boil, aspirate the pus Or let me leave this mortal coil in which I am trussed</text:p>
          </table:table-cell>
        </table:table-row>
        <table:table-row table:style-name="ro8">
          <table:table-cell office:value-type="string" calcext:value-type="string">
            <text:p>Cock and Ball Torture – Anal Sex Terror</text:p>
          </table:table-cell>
          <table:table-cell office:value-type="string" calcext:value-type="string">
            <text:p>Seeing my erection pointing out towards her He told her to forget her fingers and put that One to some good use instead I probed her anus with my cock And it slipped right into it</text:p>
          </table:table-cell>
        </table:table-row>
        <table:table-row table:style-name="ro8">
          <table:table-cell office:value-type="string" calcext:value-type="string">
            <text:p>Torsofuck – Retarded Anal Whore</text:p>
          </table:table-cell>
          <table:table-cell office:value-type="string" calcext:value-type="string">
            <text:p>I FUCKING HATE RETARDS SO FUCKING MUCH NO PERMISSION TO BREATH SAME AIR WITH ME ONE SATURDAY EVENING I WAS HIGH AND JUST HANGING OUT DRINKING BLUE RIBBON AND MINDING MY OWN BUSINESS SUDDENLY THIS ONE RETARD ROLLED BY SITTING PROUDLY ON HER WHEELCHAIR OBVIOUSLY THINKING SHE WAS BETTER THAN ME DROOLING, MOUTH FOAMING, STUPID DISABLED WHORE SHE NEEDS TO SUFFER, SHE NEEDS TO FEL MY HATE GRABBING BOTH HANDLES, I TURN HER AROUND I HURRY BACK HOME WITH THIS FUCKING BITCH LIFT HER ON MY SHOULDER AND CARRY UPSTAIRS VIOLENTLY THROW THIS PIECE OF SHIT ON MY BED SHE IS MUMBLING SOMETHING, BUT I SPEAK NO RETARD I SLAP HER IN THE FACE A FEW TIMES, IT SHUTS HER UP THERE IS SHOCK IN HER EYES AS I RIP HER CLOTHES OFF SNIFFING HER PUSSY MAKES ME VOMIT, DIRTY FUCKING CUNT I CAN TASTE SHIT ON HER HEMORRHOID-INFESTED ANUS CHOOSING ASS OVER PUSSY IS QUITE EASY FOR ME SO MUCH BETTER THAN HER UNWASHED PISS CANAL IN AND OUT, DIFFERENT POSITIONS, BRUTAL RAPE SODOMIZING WITH NO REMORSE, BANGING WITH RAGE BLOOD SPILLS FROM EVERY ORIFICE TEN MINUTES IS ALL IT TAKES SPEWING MY LOAD ON HER IDIOT LOOKING FACE NOW I GOTTA GET RID OF THIS BITCH I CHOKE HER TO DEATH AND DUMP HER INTO NEAR BY DITCH</text:p>
          </table:table-cell>
        </table:table-row>
        <table:table-row table:style-name="ro8">
          <table:table-cell office:value-type="string" calcext:value-type="string">
            <text:p>Lymphatic Phlegm - Chronic Pachymeningitis with Diffuse Dura Mater Inspissation</text:p>
          </table:table-cell>
          <table:table-cell office:value-type="string" calcext:value-type="string">
            <text:p>It's a sequela from the cured acute meningitis, or the resorption of the subdural hemorrhage. It causes a compression of the subjacent nervous tissues causing painful or paralytic phenomena.</text:p>
          </table:table-cell>
        </table:table-row>
        <table:table-row table:style-name="ro8">
          <table:table-cell office:value-type="string" calcext:value-type="string">
            <text:p>The County Medical Examiners - Casper's Dictum</text:p>
          </table:table-cell>
          <table:table-cell office:value-type="string" calcext:value-type="string">
            <text:p>Banished from the medical community One brilliant German forensic pathologist Johann Casper, his nascent methods on The rate of rot made him a cunning medico-criminalist The heady chemical stench of decay set him free To discover putrefaction patterns others failed to see Internal and external bacteria coalesced And illustrated their wisdom in a semi-liquid mess Professor of Forensic Pathology Disgraced by Berlin doctors His search for forensic truth Created a martyred prosector Pariah bathed in mephitic putrescence Misunderstood forensic genius Nineteenth century medicine Rejected forensics and outlawed him Amongst reeking gassy corpses Casper hatched his dark science Medical examiners now unite Bring Casper's Dictum to scientific light Casper's Dictum: "A week in air—two weeks in water Two weeks in water—eight weeks in ground! Ballooning stiffs and liquescent corpses Bursting models for Casper's Dictum Streptococci and Clostridium Welchii Battle for post mortem bacterial supremacy Autolytic conversion hosts and breeds While putrefactive ooze squirts from the seams Casper draped in a rotten viscera Popping bleb and bullae sebum Navigating the semi-fluid black mess Charting decay for his seminal dictum He noticed that corpses found submerged Decay half as fast as those uninterred Exhumed carcasses revealed to him Four times less rot than those in the swim He penned a text in 1850 Called Forensic Dissection (naturally) His dictum was touted a medicolegal success Even Rudolf Virchow was begrudgingly impressed Casper's Dictum: "A week in air—two weeks in water Two weeks in water—eight weeks in ground!" Ballooning stiffs and liquescent corpses Bursting models for Casper's Dictum Sulphemethaemoglobin stains, putridity marbles Blood is haemolysed The unyielding hot logic of decay persists Casper is immortalized Before predation can strip the corpse clean Casper graces the grisly crime scene From waterlogged stiffs soughing their flesh To exhumed partially skeletonized mulch His ghastly rule of thumb is well known From recently deceased to sun-bleached bone Forensics and anatomy are hideously wed Casper's science of the dead</text:p>
          </table:table-cell>
        </table:table-row>
        <table:table-row table:style-name="ro8">
          <table:table-cell office:value-type="string" calcext:value-type="string">
            <text:p>Regurgitate – Carnivorous Erection</text:p>
          </table:table-cell>
          <table:table-cell office:value-type="string" calcext:value-type="string">
            <text:p>Awakened by the throbbing I can smell her cunt The steam crawls from the sewers Soon gebins to hunt Deep inside it must go to feast Devour tender vaginal meat The scent is strong My prey is near I stalk her home and enter the rear <text:s/>As She steps into the shower I pounce through the glass Stab her repeatedly with a shard as I enter her ass She tries to scream, but just gasps and chokes Bloody foam sprays through her shredded throat Phallic Bloodlust Obey I must I can't control it's hunger…</text:p>
          </table:table-cell>
        </table:table-row>
        <table:table-row table:style-name="ro8">
          <table:table-cell office:value-type="string" calcext:value-type="string">
            <text:p>Pathologist - Infectious Agonizing Parasitism</text:p>
          </table:table-cell>
          <table:table-cell office:value-type="string" calcext:value-type="string">
            <text:p>Bacterial virus into corpus Cutaneous mycosis by moulds Organism contaminated by microbes Malaria, dysentery by protozoa <text:s/>Flagellates, amoebae, infusoria Parasitized vermes Helminths inside apparatus Burrowed trematodes Morbidity by bilharzia Taenia extruded hook Cluster of ascarides Incubation of infestants <text:s/>Posterior with pinworms Hookworm into mucosa <text:s/>Digestive tube with echinococcus Mites into bile duct <text:s/>Ganglia full of filariae Tumefaction of lower extremities Bedbugs, lice and heteroptera Crab lousiness of pubes <text:s/>Itch exanthema Tick inflammations Sucking leech <text:s/>Flea bite into human host Stomoxys larvae from dung <text:s/>Trachea with bluebottle ovula Lucilia carnivorous nymphs <text:s/>Vital bots into flesh Pupae in flowing secreta Tse tse fly on the eyeball Sinistro cerebral myiasis <text:s/>Venomous spidery arthropoda Tarantula and black widow Paralysis by scorpion Collapse of man.</text:p>
          </table:table-cell>
        </table:table-row>
        <table:table-row table:style-name="ro8">
          <table:table-cell office:value-type="string" calcext:value-type="string">
            <text:p>Blasted Pancreas – Lymphangiosarcoma</text:p>
          </table:table-cell>
          <table:table-cell office:value-type="string" calcext:value-type="string">
            <text:p>Lymphangiosarcoma is a rare malignant tumour which occurs in long-standing cases of primary or secondary lymphedema. It involves either the upper or lower lymphedemateous extremities but is most common in upper extremities. The sarcoma first appears as a bruise mark, a purplish discolourisation or a tender skin nodule in the extremity, typically on the anterior surface. It progresses to an ulcer with crusting, and finally to an extensive necrosis involving the skin and subcutaneous tissue. It metastasizes quickly.</text:p>
          </table:table-cell>
        </table:table-row>
        <table:table-row table:style-name="ro8">
          <table:table-cell office:value-type="string" calcext:value-type="string">
            <text:p>Pharmacist - Nursery Aesthetics</text:p>
          </table:table-cell>
          <table:table-cell office:value-type="string" calcext:value-type="string">
            <text:p>"Unceremonious Mortal Death, Of This Dismal Creature as The Blood Spills From His Last Breath.. The Sands Of Time... Have Taken It's Toll.. churning in the stench of sentient decay"! </text:p>
          </table:table-cell>
        </table:table-row>
        <table:table-row table:style-name="ro8">
          <table:table-cell office:value-type="string" calcext:value-type="string">
            <text:p>Septage - Intolerant Spree of Infesting Forms (Septic Worship)</text:p>
          </table:table-cell>
          <table:table-cell office:value-type="string" calcext:value-type="string">
            <text:p>The sovereigns of the supreme filth Perform the invocation of impurity Infected blood to the altar Unilateral twisted feast of bacteria Gluttonously devouring everything What has been now engraved upon, your organs is putrid offerings To the moment of agonizing septic death Intolerant spree of infesting forms Swarmed together In their desire for your purulent flesh and infected blood</text:p>
          </table:table-cell>
        </table:table-row>
        <table:table-row table:style-name="ro8">
          <table:table-cell office:value-type="string" calcext:value-type="string">
            <text:p>Gore Beyond Necropsy - Reek of Putridfashionpig</text:p>
          </table:table-cell>
          <table:table-cell office:value-type="string" calcext:value-type="string">
            <text:p>Under the name of the progress Just searching for the next trend dress Your senseless shits, soon in the dust But forever will last your greed &amp; lust <text:s/>An ulcer in your dream grows so big Now You Reek of a Fashion Pig</text:p>
          </table:table-cell>
        </table:table-row>
        <table:table-row table:style-name="ro8">
          <table:table-cell office:value-type="string" calcext:value-type="string">
            <text:p>Offal – Putr-Essence</text:p>
          </table:table-cell>
          <table:table-cell office:value-type="string" calcext:value-type="string">
            <text:p>Putrefaction Decomposing Swarm Feasting on the Rot Splattered Decay <text:s/>Rotting Flesh Maggot Feast Putr-Essence Rotting Flesh Maggot Feast Putr-Essence <text:s/>Necrotic Banquet Rotten Disgorgement Deranged Consumption Festering Waste <text:s/>Rotting Flesh Maggot Feast Putr-Essence Rotting Flesh Maggot Feast Putr-Essence <text:s/>Infested Cavities Necro-despoilment Rancid Sewage mass Unleashed Cadaver</text:p>
          </table:table-cell>
        </table:table-row>
        <table:table-row table:style-name="ro8">
          <table:table-cell office:value-type="string" calcext:value-type="string">
            <text:p>Crash Syndrom - Paragraph of Expertise Conundrum</text:p>
          </table:table-cell>
          <table:table-cell office:value-type="string" calcext:value-type="string">
            <text:p>Spread of abnormal organic growths Internal cavities swell full of knots Cellular intergrowths and malicious thrombus Squeezing out liquids through the pores <text:s/>Capillaries exsanguinated and organs choke Panting inside your skin bag Suffocated flesh decomposes Spread out in apogee cancer blobs <text:s/>Stretchers sag under the weight of knots When you&amp;re transported to the wards Turning blue emitting foam Misted, rotten, decomposed <text:s/>Ribbons and blocks, threads and spheres Cancerous formation, defection smear Twisted in spiral and intertwined Sparkling with bubbling yellow enzyme <text:s/>Breeding fusion of protein clay Severe festering of agonized frame Carnal spoiling, system fails Structures changes from toes to face <text:s/>Briefly swollen thrombus, cellule disarray Frivolous tension spreading the decay Costal vault corrodes as penetrates infection Callous interruption of segmentation <text:s/>Feasting malady, festering sores Corporal failure filling the corpus Autonomous propagate warts Metastasis driven force <text:s/>Briefly swollen thrombus, cellule disarray Frivolous tension spreading the decay Costal vault corrodes as penetrates infection Callous interruption of segmentation <text:s/>Barrier stream - suppurating Maturation of newcomer scheme Empty sheets of objectives Analyses transparency rot <text:s/>And when the patient delivered on slab To dissection and to scalp From abdomen to extract Post-mortem bizarre artifact <text:s/>Stiffing chunks and marinaded blobs Oxidizing entrails stock Disintegrating block by block Frozen torso in fumes and smoke <text:s/>Chemical bonds annexation Sporadic irregular malformation Plexus drying and granulation Cavity cleaning and evisceration <text:s/>Stretchers sag under the weight of knots When you&amp;re transported to the wards Turning blue emitting foam Misted, rotten, decomposed <text:s/>Ribbons and blocks, threads and spheres Cancerous formation, defection smear Twisted in spiral and intertwined Sparkling with bubbling yellow enzyme</text:p>
          </table:table-cell>
        </table:table-row>
        <table:table-row table:style-name="ro8">
          <table:table-cell office:value-type="string" calcext:value-type="string">
            <text:p>Intense Hammer Rage – Eeeuw What’s That Goo</text:p>
          </table:table-cell>
          <table:table-cell office:value-type="string" calcext:value-type="string">
            <text:p>Necrophagia as I lay with her Horrid and heading for my grin Missing my mouth grotting my chin She’s a hideous beast such a grandeous feast So fucking fat how I love that A goddess a dead one I worship at her bum Pink bits seem green three holes none clean In all I’ve been Tounging mould between her flesh folds Crust between toes sucking on those Play with shit mix with spit paint with it Eeeuuw whos goos who? and where starts the spew? She’s liquescent and putrescent Obese flabby deceased scabby Bloated and fine hairy and mine Rotting and wet ready? get set Squeeze knead fuck feed Squeezing kneading fucking feeding.</text:p>
          </table:table-cell>
        </table:table-row>
        <table:table-row table:style-name="ro8">
          <table:table-cell office:value-type="string" calcext:value-type="string">
            <text:p>Lord Gore – Resickened</text:p>
          </table:table-cell>
          <table:table-cell office:value-type="string" calcext:value-type="string">
            <text:p>Graveyard becomes cafeteria. In a horrid fate, that's all too near. Depletion of flora and fauna. The remaining link of a dying food chain. The sickening truth, Is what we swallow. Ironic flavor, Di-gest to survive. <text:s/>Appeasing the vast global nations. With comfort food, of a carrion kind. Blinded by gluttonous terror. No one thinks about where they go when they die. <text:s/>Delicous decadence. A hint of rye. Recycled existence. You taste just like chicken. The ends justified and imbibed. All-consuming survival. Take what you want, But eat what you take. <text:s/>Raw glandular extracts intoxicate. Human tissue, stripped and rendered. Rich in protein, fats and triglycerides. Injection molded into shapes Meant to tantalize. Bones crack, extraction of marrow. Than crushed to paste For productions of gelatins. Nothing wasted, nothing discarded. No regrets, your repast may be "relative". Boiling cauldrons, caustic acids. Dissolvine hundreds of boneless bodies. Enzymatically broken down, To a nourishing broth of repungent origin. Within the organ grinder. Kidneys hear and lungs. Coiled intestines, liver and spleen. Will ensure the starving lick utensils clean. <text:s text:c="2"/>Now ponder this in-digestion. As humanity eats us alive. Like a ravenous cancer. Consuming its host, Even parasites die With no sustenance left. An all too human delicacy. Familiar flavor, they taste like me. <text:s/>The ends justified and inbibed. All-consuming reprisal.. Take what you want, But eat what you take. <text:s/>Kill to eat. Eat to live. Die.</text:p>
          </table:table-cell>
        </table:table-row>
        <table:table-row table:style-name="ro8">
          <table:table-cell office:value-type="string" calcext:value-type="string">
            <text:p>Impetigo - Cannibale Ballet</text:p>
          </table:table-cell>
          <table:table-cell office:value-type="string" calcext:value-type="string">
            <text:p>Your life is in danger... Beware of the cannibal whores Keep your distance from the uncivilised humans Observe their daily ritual of desvration and dismemberment Bamboo shelters degrated with carcasses A village of poverty and paranoia Pestilence and unsanitary conditions are the causes of death The mortality rate increasing, the lost race decreasing A population of sinners, victims victims of god Their elderly die of infection and rot Smell the pile of burning flesh Charred dead, flames engulf rigor mortis The fortunate ones eat one another to remain alive The screaming victims are unheared as they're eaten alive The slaughter continues throughout the night Fires made to cook meat and cartilage Maggots nest in the entrails, carrions in pools of waste Cannibals without conscience, hunger is reason A nightmare scene, detached genitalia on dansling spleen Parasite feasting on its limbs Chances of survival are slim Dance with mind demons, inhuman behavior Stenches beyond repulsive, guts splatter starving faces A hell on earth, origin of ancient atrocity birth Psychotic perversion, masturbatory motions Necrophilia... feed the sickening psyche Your fate to encounter the malicious, cursed tribe... SCREEEEEEAAAMM!!! AAAAAAHHHHHH!!!!</text:p>
          </table:table-cell>
        </table:table-row>
        <table:table-row table:style-name="ro8">
          <table:table-cell office:value-type="string" calcext:value-type="string">
            <text:p>Disgorge – Faecalized</text:p>
          </table:table-cell>
          <table:table-cell office:value-type="string" calcext:value-type="string">
            <text:p>gariliac tegumentized crisp tracto stirilized ulcerous deranged fangoric sores spitting chom pelvia facial formaldehyde anal furuncles <text:s/>maceration of sebaceous colony ascitic cobbler rectro versed congest <text:s/>grin salivate in fetid copro excrecensied faeces urix slurp sodomize in gargling maturates fats in totally rancid poric emmancipt <text:s/>vagusanilanguising on belch y feed munched enema boiling sphincter gore globulashed vitriates anocervic pleura matted effluvia fungus slop in trachea <text:s/>pyatrhocisis smeared on decrepit gnaw naval castrate vilely eructs on larvs cyanotic pasteurizing to jelly <text:s/>festering chaff in a vulgar stangling slab left overed reeking extract of crap <text:s/>carboxhaemaglobunized crabia cord faeces eritema born the turfs blobs pusclot deranging snorting humous pharange on fetida reeking spew <text:s/>phorlorn desecrate on gry macerate necro excoriate mois mess in acria foetor griskin engendred dispoil oclused and reoded crap hacking neo scabs on cervico phallum pyophagranusome grows in sadism forensic salt fullfied necronycism <text:s/>piss in phallic tissue colony jism exposed to the emerged stab <text:s/>faecalized in munched jigsores neuro vomidefecess with gullet sepsism urosanguine slush in soggy knifing uncontrolling ulcerative tumorous butchery extravacsiation my donor of oclusive enema coagulate in traumatism aterosclerotic mutilate munched limbs <text:s/>by quistomes in the left glands abultated plasts of mucose sarcoma <text:s/>ecczema araund the tract acrid symptoms of my acts the corrode in epose convulsive fissures now in croup and full of fat <text:s/>effects of the now disrupt senks his rectal cutaneon fogs ejecting and showered mutate drilling vast of faeces</text:p>
          </table:table-cell>
        </table:table-row>
        <table:table-row table:style-name="ro8">
          <table:table-cell office:value-type="string" calcext:value-type="string">
            <text:p>Cliteater - Slimming Party at Kelly's</text:p>
          </table:table-cell>
          <table:table-cell office:value-type="string" calcext:value-type="string">
            <text:p>New trend is coming At Kellys' I saw the girls slimming Bringing in tampons drenched in vodka Then the party started to rocka' <text:s/>I was sexually aroused By these naked girls Inserting their compacted Tubular shaped pieces of cotton Into their vaginas and anuses <text:s/>Yeah The strings hanging out of their labia Getting piss drunk All these fish tacos dripping, alcohol Thought I was in heaven <text:s/>They were bending over Showing me their "brown eyes" Moisty, wet and surely succulent And I could choose any, any slice So I got out, my hard implement <text:s/>Slimming party at Kellys' I pushed it hard. Up to their bellies Slimming party at Kellys' My dick accompanied me in endless rallies Slimming at Kellys' Think this trend is a good thing Slimming at Kellys' Hell of a night, full of swing</text:p>
          </table:table-cell>
        </table:table-row>
        <table:table-row table:style-name="ro8">
          <table:table-cell office:value-type="string" calcext:value-type="string">
            <text:p>Butcher ABC – Maximum Rotting Corpse</text:p>
          </table:table-cell>
          <table:table-cell office:value-type="string" calcext:value-type="string">
            <text:p>Baptized in blood of vagina church of necropsy altar of necrophagia maximum rotting corpse <text:s/>six thick shit in churches art of butchery birth of merciless legion natural born butchery <text:s/>all priest and lord died temple of the new butchers seed crisis of extinction the mountain of thousand corpses <text:s/>seeds were planted butchers gathering around butchers no rest for was mongers monarch to the kingdom of butchery <text:s/>death militia marching on yellow fog is fart of fag blind, suffocate, stagnate everlasting ABC war <text:s/>across the dying dawn follow the smells of blood toward the butchery filled land eternal merciless war to the ground of out forsaken vengence <text:s/>ashes to ashes - dust to dust nuclear winter comes on again <text:s/>black sperm of out destiny follow the smells... of butchery realm of butcher jerusalen</text:p>
          </table:table-cell>
        </table:table-row>
        <table:table-row table:style-name="ro8">
          <table:table-cell office:value-type="string" calcext:value-type="string">
            <text:p>Dead – Delicious Taste Of Vaginal Excrements</text:p>
          </table:table-cell>
          <table:table-cell office:value-type="string" calcext:value-type="string">
            <text:p>I only need a real orgasm I got my penis in your fucking ass Open your mouth you sucking bitch! Lie down to my feet &amp; be a sex-slave Delicious taste of vaginal excrements She wants to be taken Her seet ass gets its job Cuntlips, asschicks, carnal, lubrication She feels the itching in her cunt Her nectar tastes so good for me... Delicious taste of vaginal excrements Bizarre perversions, lustful greed Lessons of lust Squealing in pleasure, squealing in desire Delicious taste of vaginal excrements Knood those heavy boobs Message them all the time White spunks covers cuntlips</text:p>
          </table:table-cell>
        </table:table-row>
      </table:table>
      <table:table table:name="grindcore_deathgrind_powerviolence" table:style-name="ta1">
        <table:table-column table:style-name="co7" table:default-cell-style-name="Default"/>
        <table:table-column table:style-name="co6" table:default-cell-style-name="Default"/>
        <table:table-row table:style-name="ro8">
          <table:table-cell table:style-name="ce28" office:value-type="string" calcext:value-type="string">
            <text:p>File</text:p>
          </table:table-cell>
          <table:table-cell table:style-name="ce28" office:value-type="string" calcext:value-type="string">
            <text:p>Lyrics</text:p>
          </table:table-cell>
        </table:table-row>
        <table:table-row table:style-name="ro8">
          <table:table-cell office:value-type="string" calcext:value-type="string">
            <text:p>Death Toll 80k - No Escape</text:p>
          </table:table-cell>
          <table:table-cell office:value-type="string" calcext:value-type="string">
            <text:p>Barely living. Unbearable pain. Pumped full of drugs. Strapped to a bed. No human contacts. Day after day. No escape. Your life. Is not. In your hands. Kept alive. For the wishes of others. But out of sight. Out of mind. Forgotten.</text:p>
          </table:table-cell>
        </table:table-row>
        <table:table-row table:style-name="ro8">
          <table:table-cell office:value-type="string" calcext:value-type="string">
            <text:p>Insect Warfare - Human Trafficking</text:p>
          </table:table-cell>
          <table:table-cell office:value-type="string" calcext:value-type="string">
            <text:p>Working for nothing, your new life awaits. if you can pay, you'll get in. sold into slavery, you were promised a better life. your family waits at home, you struggle by yourself. trapped in a foreign world, where do you get help? cant trust the government, they just want to kick you out. living in fear that one day they'll find you. freedom enslaved.</text:p>
          </table:table-cell>
        </table:table-row>
        <table:table-row table:style-name="ro8">
          <table:table-cell office:value-type="string" calcext:value-type="string">
            <text:p>Gravesend – End of the Line</text:p>
          </table:table-cell>
          <table:table-cell office:value-type="string" calcext:value-type="string">
            <text:p>Late night on the last train Full moon in the sky In the shadows lurked A meth head armed and high Knife wielding and hacking He cut the nun to shreds Reciting a demonic mantra While sawing off her head He scraped up all her blood and rubbed it on his skin An atonement made to naana In hopes for another hit</text:p>
          </table:table-cell>
        </table:table-row>
        <table:table-row table:style-name="ro8">
          <table:table-cell office:value-type="string" calcext:value-type="string">
            <text:p>Feastem - Sick</text:p>
          </table:table-cell>
          <table:table-cell office:value-type="string" calcext:value-type="string">
            <text:p>we have poisoned the earth we are making it sick! <text:s/>sucking the earth’s blood dry leaving it fractured and sick! <text:s/>a plague upon this world we are making ourselves sick! <text:s/>we have poisoned the earth we are making it sick! <text:s/>sucking the earth’s blood dry leaving it fractured and sick! <text:s/>sick! sick! sick! Sick!</text:p>
          </table:table-cell>
        </table:table-row>
        <table:table-row table:style-name="ro8">
          <table:table-cell office:value-type="string" calcext:value-type="string">
            <text:p>Rotten Sound – Sharing</text:p>
          </table:table-cell>
          <table:table-cell office:value-type="string" calcext:value-type="string">
            <text:p>Minorities are blamed by The one percent in charge Distracting masses to fight each other Instead of fixing the cause Wealth is not shared Greed never ends Our genes seem to keep Everyone rich in their own domain Wealth is not shared Greed never ends Wealth is not shared greed never ends Exploiting less privileged Generation by generation Wealth is not shared greed never ends Exploiting less privileged Former middle-class Shall... Shall... Come... Come... Next! The new world order Claimed by conspiracies The truth is more simple One percent never gives away Their privilege... Their privilege! Less would be more Sharing is caring Building fences around mansions For the secured future of Their privilege Their privilege! Their privilege! Their privilege! Their privilege!</text:p>
          </table:table-cell>
        </table:table-row>
        <table:table-row table:style-name="ro8">
          <table:table-cell office:value-type="string" calcext:value-type="string">
            <text:p>Assück - Civilization Comes, Civilization Goes</text:p>
          </table:table-cell>
          <table:table-cell office:value-type="string" calcext:value-type="string">
            <text:p>The clowns are now the ringmasters backed with the arsenal of the economy. Our ears are plugged when we speak the tongue of reality. Failure to accept the truths, we speak of peace, but push civilization to the edge. We can't build harmony on apathy and we can't live on dreams alone. I pledge allegiance to the symbol of power and greed. It stands for a false republic under the guidance of a question mark god. Raping some, stealing from others. Fighting to scale the class ladder that splinters so many hands. Uncivilized. I'd rather close my eyes.</text:p>
          </table:table-cell>
        </table:table-row>
        <table:table-row table:style-name="ro8">
          <table:table-cell office:value-type="string" calcext:value-type="string">
            <text:p>Nails - You Will Never Be One of Us</text:p>
          </table:table-cell>
          <table:table-cell office:value-type="string" calcext:value-type="string">
            <text:p>No truth All lies Disgrace We are not the same <text:s/>Fuck your trends, fuck your friends Fuck your groupies that try to pretend that you're down You're fucking not Nobody wants what you've fucking got <text:s/>You will never be one of us <text:s/>Our pain is not your pain Our pride is not your pride <text:s/>No truth, no trust You will never be one of us Soaked in disgust You will never be one of us <text:s/>This is not for you to claim We are not the same</text:p>
          </table:table-cell>
        </table:table-row>
        <table:table-row table:style-name="ro8">
          <table:table-cell office:value-type="string" calcext:value-type="string">
            <text:p>Terrorizer – Fear of Napalm</text:p>
          </table:table-cell>
          <table:table-cell office:value-type="string" calcext:value-type="string">
            <text:p>From the sky You see it fall Nowhere else Left to hide People screaming Burn to ash Fear of dying Guess who lost <text:s/>Pray to live No more hope Day of doom Scorching flesh Radiation Lost control Bust to war Outbreak hate</text:p>
          </table:table-cell>
        </table:table-row>
        <table:table-row table:style-name="ro8">
          <table:table-cell office:value-type="string" calcext:value-type="string">
            <text:p>Napalm Death – You Suffer</text:p>
          </table:table-cell>
          <table:table-cell office:value-type="string" calcext:value-type="string">
            <text:p>You suffer... But why?</text:p>
          </table:table-cell>
        </table:table-row>
        <table:table-row table:style-name="ro8">
          <table:table-cell office:value-type="string" calcext:value-type="string">
            <text:p>Brutal Truth – Regression-Progression</text:p>
          </table:table-cell>
          <table:table-cell office:value-type="string" calcext:value-type="string">
            <text:p>Destroy our future, each breath last, now the final die is cast! From within destroy and ruin, guaranteed to seal our doom The truth we choose forever face, annihilate the human race. <text:s/>Human error Seals fate Destroyed future In dread we wait - <text:s/>Remaining ever mute and bound, the truth we seek is never found, Armageddon from inside, human race deserves to die <text:s/>Human error Seals fate Destroyed future In dread we wait</text:p>
          </table:table-cell>
        </table:table-row>
        <table:table-row table:style-name="ro8">
          <table:table-cell office:value-type="string" calcext:value-type="string">
            <text:p>Repulsion – Horrified</text:p>
          </table:table-cell>
          <table:table-cell office:value-type="string" calcext:value-type="string">
            <text:p>Chill climbs up your back Nightmares of death Black haze pollutes your mind Fear will infest No warmth to comfort you You see only black Snarling faces staring at you Tormenting evil laughs <text:s/>Horrified <text:s/>Adrenaline is pumping fast Sanity cannot last Grab your head, scream in pain You know you won't be sane again <text:s/>Horrified <text:s/>Morbid thoughts obsess your mind You live a hellish dream You feel the horror looking down A face you cannot see Paranoia in the dark You sense that death is near You try to scream for help But not a soul can hear <text:s/>Horrified <text:s/>Deep within your consciousness Horror is unleashed Stare into the face of death A hellish mutant beast Pressure builds inside your brain It's about to explode The blood drains from your head You lie there, still and cold <text:s/>Horrified <text:s/>Fuck!</text:p>
          </table:table-cell>
        </table:table-row>
        <table:table-row table:style-name="ro8">
          <table:table-cell office:value-type="string" calcext:value-type="string">
            <text:p>Pig Destroyer - Evacuating Heaven</text:p>
          </table:table-cell>
          <table:table-cell office:value-type="string" calcext:value-type="string">
            <text:p>Certain things fascinate me. First I went blind and then the sun went out. The way you hold a match so steady. How heaven is collapsing under too much joy.</text:p>
          </table:table-cell>
        </table:table-row>
        <table:table-row table:style-name="ro8">
          <table:table-cell office:value-type="string" calcext:value-type="string">
            <text:p>Extreme Noise Terror – Being and Nothing</text:p>
          </table:table-cell>
          <table:table-cell office:value-type="string" calcext:value-type="string">
            <text:p>A dead end void, puerile existence Killing time, ambitions now just a vacant urge <text:s/>Soul desecration Content to just dream Lost aspirations Buried in the past <text:s/>Empty inside, devoid reality Staid to stagnate Sinking fast in the sands of time <text:s/>Unborn, aims,buried in the Sands of time <text:s/>Forsaken, the existence of mind Malevolent thoughts bring demise <text:s/>Can you feel it turn to hate <text:s/>Life defiled with convulsing rage Nightmare scenes still breed inside <text:s/>Mind over mayhem Beneath a mask you hollow inside Mind over mayhem Racked with guilt you view this life</text:p>
          </table:table-cell>
        </table:table-row>
        <table:table-row table:style-name="ro8">
          <table:table-cell office:value-type="string" calcext:value-type="string">
            <text:p>Wormrot - Deceased Occupation</text:p>
          </table:table-cell>
          <table:table-cell office:value-type="string" calcext:value-type="string">
            <text:p>Working from night until day, Never once realize You are under paid. You fucked your life, Your own willing, To stay in your shitty job. Feed on your own sweat and tears, All day long with nothing to say, Back home no one gives a shit You have been deceased, It's a matter of time You have finished Digging your own grave. All this while You are actually dead.</text:p>
          </table:table-cell>
        </table:table-row>
        <table:table-row table:style-name="ro8">
          <table:table-cell office:value-type="string" calcext:value-type="string">
            <text:p>P.L.F. - Ultimate Whirlwind of Incineration</text:p>
          </table:table-cell>
          <table:table-cell office:value-type="string" calcext:value-type="string">
            <text:p>Cosmic rock hurtling through the atmosphere All air beneath it is superheated and compressed In the space of a second, the asteroid has slammed into the earth A thousand cubic miles are instantly blown apart Followed by a flash too bright to see Life is extinguished on an incomprehensible scale A wall of darkness moving beyond the speed of light Kills everything it passes through A flat landscape, entirely aflame A chain of earthquakes is unleashed all over the planet What isn't burned up is drowned in tidal waves Superheated planetary death</text:p>
          </table:table-cell>
        </table:table-row>
        <table:table-row table:style-name="ro8">
          <table:table-cell office:value-type="string" calcext:value-type="string">
            <text:p>Nasum – This is...</text:p>
          </table:table-cell>
          <table:table-cell office:value-type="string" calcext:value-type="string">
            <text:p>This is what it´s all about this is why we play this is why me make your day this is it…</text:p>
          </table:table-cell>
        </table:table-row>
        <table:table-row table:style-name="ro8">
          <table:table-cell office:value-type="string" calcext:value-type="string">
            <text:p>Leng Tch'e - The Fist of the Leng Tch'e</text:p>
          </table:table-cell>
          <table:table-cell office:value-type="string" calcext:value-type="string">
            <text:p>This is the fucking fist This is our outlet of anger, our escape from the routine This is our reason to breathe The embodiment of a dream Revolt on all your senses Exclude all which makes numb The revolution of music dressed in a grindcore coat Let go of all the masses The stress of mass consumption The personal revolution, we’re all here for the cause Subculture of a defunct world Alternative to the routine imposed This is the fucking fist This is our outlet of anger, our escape from the routine This is our reason to breathe The embodiment of a dream Revolt on all your senses Exclude all which makes dumb The revolution of music dressed in a personal coat Let go of all the masses The stress of mass consumption The musical revolution, we’re all here for the same cause</text:p>
          </table:table-cell>
        </table:table-row>
        <table:table-row table:style-name="ro8">
          <table:table-cell office:value-type="string" calcext:value-type="string">
            <text:p>Antigama – Underterminate</text:p>
          </table:table-cell>
          <table:table-cell office:value-type="string" calcext:value-type="string">
            <text:p>From a common human substance From the dust of the foregone From a common human essence The dirt of left behind <text:s/>Washed out by the hall of failure <text:s/>When the air is gone You'll suffocate losing sight in the mirror of your memories When the air is gone <text:s/>Undeterminate The father of your mediocrity Undeterminate The shadow of your fear <text:s/>He's never been your brother but was always around Just watching <text:s/>Maybe you've got rid of him or have left as a trap But you must still remember Undeterminate</text:p>
          </table:table-cell>
        </table:table-row>
        <table:table-row table:style-name="ro8">
          <table:table-cell office:value-type="string" calcext:value-type="string">
            <text:p>Agoraphobic Nosebleed - Repercussions in the Life of an Opportunistic, Pseudo Intellectual Jackass</text:p>
          </table:table-cell>
          <table:table-cell office:value-type="string" calcext:value-type="string">
            <text:p>Utter abomination. Manipulate the circumstance to gain a stranglehold to your pathetic existence. You don't... you aren't... Take every opportunity to stop you dead in your tracks, crush and smash every purpose you had into the ground. You're going down. Piss on and extinguish your oxygen-stealing life. I'll be the stomach-block in your life. You aren't shit to me.</text:p>
          </table:table-cell>
        </table:table-row>
        <table:table-row table:style-name="ro8">
          <table:table-cell office:value-type="string" calcext:value-type="string">
            <text:p>Contrastic - Sex with Four Walls</text:p>
          </table:table-cell>
          <table:table-cell office:value-type="string" calcext:value-type="string">
            <text:p>Every move of my body, every style of the moving, every touch of a velvet makes me high - sex with four walls <text:s/>So perfect is the idea of soft room - sex with four walls So perfect is love without other person - sex with four walls <text:s/>Dependence on sex with four walls - I have <text:s/>In endless cramps of incoherent dance I fill every corner - orgasm <text:s/>Velvet on wall on every wall makes me high - sex with four walls Temptation radiate from this room - sex with four walls <text:s/>In endless cramps of incoherent dance I fill every corner - orgasm Every move of my body, every style of the moving, every touch - orgasm <text:s/>As normal sex, I am arranging ravishing orgies as you can hear As normal sex, I am practicing ravishing orgies that normal people cannot comprehend</text:p>
          </table:table-cell>
        </table:table-row>
        <table:table-row table:style-name="ro8">
          <table:table-cell office:value-type="string" calcext:value-type="string">
            <text:p>Anal Cunt - Crankin’ My Bands Demo on a Box at the Beach</text:p>
          </table:table-cell>
          <table:table-cell office:value-type="string" calcext:value-type="string">
            <text:p>I'm on the beach crankin' my band's sound The bitches know we're the hottest around Their pussy's getting hot, juicy, and wet Cause we're the best band they've heard yet <text:s/>I like girls! I like metal! I live for pussy! I like getting laid! <text:s text:c="2"/>Crankin' my band's demo on a box at the beach! Crankin' my band's demo on a box at the beach! Crankin' my band's demo on a box at the beach! Crankin' my band's demo on a box at the beach! <text:s text:c="2"/>I'm in the sun I'm getting hot and tan There's a line of 50 sluts who want to fuck me In the back of my van, ow! I like girls! I like metal! I live for pussy! I like getting laid! <text:s/>Crankin' my band's demo on a box at the beach! Crankin' my band's demo on a box at the beach! Crankin' my band's demo on a box at the beach! Crankin' my band's demo on a box at the beach! I see you there, in your tight bikini Gonna drag you to the back of my van and make you suck on my weenie! Ow! I'm on the stage I'm burning fast and loud Gonna have my roadie give backstage passes To all the sluts I pick from the crowd! I like girls! I like metal! I live for pussy! I like getting laid! Crankin' my band's demo on a box at the beach! Crankin' my band's demo on a box at the beach! Crankin' my band's demo on a box at the beach! Crankin' my band's demo on a box at the beach! Come on, motherfucker!</text:p>
          </table:table-cell>
        </table:table-row>
        <table:table-row table:style-name="ro8">
          <table:table-cell office:value-type="string" calcext:value-type="string">
            <text:p>Discordance Axis – The End of Rebirth</text:p>
          </table:table-cell>
          <table:table-cell office:value-type="string" calcext:value-type="string">
            <text:p>At last I heard those words from you But they make me disgusted with myself Life choked back into you With ambivalence <text:s/>Familiar closed hearts conceal their loneliness As best as they can When together Even further apart <text:s/>Open your heart As wide as the sky This pain worse than death I just ran away Lonely? Yes lonely But you can't always rise from the dead</text:p>
          </table:table-cell>
        </table:table-row>
        <table:table-row table:style-name="ro8">
          <table:table-cell office:value-type="string" calcext:value-type="string">
            <text:p>Magrudergrind - Siphon Then Slit</text:p>
          </table:table-cell>
          <table:table-cell office:value-type="string" calcext:value-type="string">
            <text:p>One night a couple went for a drive Went to the country both looking to score Nice cool air Wind blowing in their hair Boyfriend owned an SUV Drunk as shit Stepped out to pee Little that he know his gas was just siphoned And they both we're about to be chopped to pieces Pieces Piece of glass through her face Butcher knife stabbed him from head to waist Serial killer on the loose Finished them off with a noose His hate for SUV's kept him from being free His disgust for gasoline Made him want to kill everything</text:p>
          </table:table-cell>
        </table:table-row>
        <table:table-row table:style-name="ro8">
          <table:table-cell office:value-type="string" calcext:value-type="string">
            <text:p>No One Knows What The Dead Think – Autumn Flower</text:p>
          </table:table-cell>
          <table:table-cell office:value-type="string" calcext:value-type="string">
            <text:p>Bronzed bark peels And shatters Where dark outlines contour canopy falls <text:s/>Changed as I step through The marrow Tangled branches, split, interlink <text:s/>Phantom Connect Hurt <text:s/>What replaced your cell Was shadow Branches silhouette - cast to the same ending <text:s/>Wet sand can't drain Lacquered With sudden hush shortened by degrees <text:s/>Phantom Connect Hurt <text:s/>Dabbed with ash and returned in tears Flush with Emotions <text:s/>All the lights know your name Their words to you are rehearsed <text:s/>Distinct Against The dusk Is awe <text:s/>Do you keep missing minutes In the fugue of amnesia Glanced - in passing Meaningful enough For your bitter loss</text:p>
          </table:table-cell>
        </table:table-row>
        <table:table-row table:style-name="ro8">
          <table:table-cell office:value-type="string" calcext:value-type="string">
            <text:p>Trap Them – Hellionaires</text:p>
          </table:table-cell>
          <table:table-cell office:value-type="string" calcext:value-type="string">
            <text:p>Preachers in the little deaths, they got what they've asked. They got an autumned hearse as it drove right by. And I all got together and I all dropped together and I all tossed and turned as I drowned out my peace. I had my own little deaths with my own little kinds. War is my mistress adore, the one that I've always had. War is the mainline mirage that fills what I can't. In the eyes of the has-beens, in the trails of the animal cunts and I know my own little deaths. War is my mistress adore that I'll always have. War is the mainline that feels what I can't. And when my bankrupt neck and my skull full of debt can't stand. I'm making my way towards death's wooden door and I'm bringing a fucking battering ram... I'll bring a fucking battering ram in the name of the kindred dirt. In the name of our failures, in the name of our failures well-earned. All of us has-beens, all of us animal cunts... all of us bleed in the name of all of us born with hellionaire blood.</text:p>
          </table:table-cell>
        </table:table-row>
      </table:table>
      <table:table table:name="punk_hardcore" table:style-name="ta1">
        <table:table-column table:style-name="co7" table:default-cell-style-name="Default"/>
        <table:table-column table:style-name="co6" table:default-cell-style-name="Default"/>
        <table:table-row table:style-name="ro8">
          <table:table-cell table:style-name="ce28" office:value-type="string" calcext:value-type="string">
            <text:p>File</text:p>
          </table:table-cell>
          <table:table-cell table:style-name="ce28" office:value-type="string" calcext:value-type="string">
            <text:p>Lyrics</text:p>
          </table:table-cell>
        </table:table-row>
        <table:table-row table:style-name="ro8">
          <table:table-cell office:value-type="string" calcext:value-type="string">
            <text:p>D.R.I. – I Don't Need Society</text:p>
          </table:table-cell>
          <table:table-cell office:value-type="string" calcext:value-type="string">
            <text:p>Your numbers up you have to go The system say's "I told you so" Stocked in a train like a truckload of cattle Sent off to slaughter in a useless battle Thousands of us sent off to die Never really knowing why Fuck the system they can have me I don't need society I don't need society <text:s/>Before you know it you're in he corp Grab your gear boy you're off to war Stocked in a train like a truckload of cattle Sent off to slaughter in a useless battle Thousands of us sent off to die Never really knowing why Fuck the system they can have me I don't need society I don't need society <text:s/>You were an apple pie clone living at home Never straying to far from your phone Now son make it through enemy lines You must hurry there's not much time Made it sir. They're gonna drop the bomb No time to evacuate, they'll call our moms Fuck the system, they can't have me I don't need society I don't need society</text:p>
          </table:table-cell>
        </table:table-row>
        <table:table-row table:style-name="ro8">
          <table:table-cell office:value-type="string" calcext:value-type="string">
            <text:p>Madball – Lockdown</text:p>
          </table:table-cell>
          <table:table-cell office:value-type="string" calcext:value-type="string">
            <text:p>Don't ask me no more questions Just get out of my face I told you I know nothing I'm leaving this fucked up place You're trying to take my freedom for Something that I haven't done I'm not a fucking rat So just go fuck yourself <text:s/>Justice, justice That word don't mean nothing to you Fuck you, fuck you Fuck you and your system too You've ruined my life There's no turning back now <text:s/>If I don't rat I'll never get out I know nothing, that's not what I'm about You locked me up an innocent man Because I got some pride I got some pride <text:s/>Can't you see what you're doin' to me Locked me down when I should be free I've done no wrong I'm an innocent man You don't give a fuck You'll never understand</text:p>
          </table:table-cell>
        </table:table-row>
        <table:table-row table:style-name="ro8">
          <table:table-cell office:value-type="string" calcext:value-type="string">
            <text:p>Black Flag – My War</text:p>
          </table:table-cell>
          <table:table-cell office:value-type="string" calcext:value-type="string">
            <text:p>My war, you're one of them You say that you're my friend But you're one of them <text:s/>You don't wanna see me live You don't want me to give 'Cause you're one of them <text:s/>My war, you're one of them You say that you're my friend But you're one of them Them, them, them, them, them! <text:s/>Yeah! <text:s text:c="3"/>War, you're one of them You say that you're my friend But you're one of them <text:s/>I might not know what a friend is All I know is what you're not 'Cause you're one of them Them <text:s/>My war, you're one of them You said that you're my friend You're one of them, one of them One of them, you're one of them <text:s/>Yeah! You're one of them This time, this time This lie My life, my death <text:s/>I have a prediction; it lives in my brain It's with me everyday; it drives me insane I feel it in my heart, that if I had a gun I feel it in my heart, I'd wanna kill some I feel it in my heart, the end will come Come on <text:s/>My war, you're one of them You say You're my friend But you're one of them <text:s/>Tell me that I'm wrong Try to sing me your ego song You're one of them <text:s/>My war, you're one of them You said that you're my friend But you're one of them One of them, you're one of them <text:s text:c="3"/>You're one of them You're one of them! I can't believe you! <text:s/>You're one of them And you're one of them And you're one of them And you're one of them! <text:s/>One of them, them, them Them, them, them, them, them! My War!</text:p>
          </table:table-cell>
        </table:table-row>
        <table:table-row table:style-name="ro8">
          <table:table-cell office:value-type="string" calcext:value-type="string">
            <text:p>Comeback Kid – Wake the Dead</text:p>
          </table:table-cell>
          <table:table-cell office:value-type="string" calcext:value-type="string">
            <text:p>This is our city of the dead Another life holds its weary head We hope, we try, we live, survive Counting days, trying to get by Waiting for the calling Anticipation in the air We hope and dream of difference City sleeping, unaware <text:s/>Break the silence, WAKE THE DEAD Running through these streets alone I'll kick and scream, let's break the hold Cuz I swear, and this won't render useless I promise you, we've come this far And I'm not stopping, I'm not stopping now I'm not hiding in shadows Wake up Send out this message, it's clear <text:s/>You said, you said, you said this time was gonna be different WAKE UP THE DEAD <text:s/>Coming alive Something stirs inside This isn't over yet Shake off the dirt Swallow regret Stop living under the weight Living under the weight of regret Your regrets DON'T LOSE HOPE Don't let it happen to you DON'T LOSE HOPE Which side are you gonna choose? Cuz I believe, I believe it's in you RISE! <text:s/>We said, we said, we said This time was gonna be different WAKE UP THE DEAD</text:p>
          </table:table-cell>
        </table:table-row>
        <table:table-row table:style-name="ro8">
          <table:table-cell office:value-type="string" calcext:value-type="string">
            <text:p>Turnstile – Mystery</text:p>
          </table:table-cell>
          <table:table-cell office:value-type="string" calcext:value-type="string">
            <text:p>There's a gun to my head Are you gonna get it right? And I believe in holding on to life But I'm afraid to <text:s/>And it's been so long Is all the mystery gone? And it's been so long All the mystery All the mystery <text:s/>There's a clock in my head Is it wrong, is it right? I know you're scared of running out of time But I'm afraid too <text:s/>And it's been so long Is all the mystery gone? And it's been so long All the mystery <text:s/>And it's been so long Is all the mystery gone? And it's been so long All the mystery</text:p>
          </table:table-cell>
        </table:table-row>
        <table:table-row table:style-name="ro8">
          <table:table-cell office:value-type="string" calcext:value-type="string">
            <text:p>Incendiary – Still Burning</text:p>
          </table:table-cell>
          <table:table-cell office:value-type="string" calcext:value-type="string">
            <text:p>Now my dark eyes never seen so clear To look beyond everything you fear Connect the past to a present you hate You just shake your fucking head and walk away I'm the one, I'm the one, I'm the one who Still believes there's something left deep inside you There's no hope in an unclenched fist There's no end when you believe in this <text:s/>Still beating, still burning Against the tide turning Still beating, still burning Fan the flame, stake your claim Open your eyes we're one in the same Still burning <text:s/>Fan the flame! <text:s/>Hearing voices in your head Feeling tightness in the chest A chip on your shoulder and the smile hid the rest You can't cope, no you can't feel We got to know some pain to show we're still here <text:s/>There's no hope in an unclenched fist There's no end when you believe in this Still beating Still burning Still beating Still burning Still beating Still burning Still beating Still burning</text:p>
          </table:table-cell>
        </table:table-row>
        <table:table-row table:style-name="ro8">
          <table:table-cell office:value-type="string" calcext:value-type="string">
            <text:p>Minor Threat – Minor Threat</text:p>
          </table:table-cell>
          <table:table-cell office:value-type="string" calcext:value-type="string">
            <text:p><text:s/>We're not the first, I hope we're not the last 'Cause I know we're all heading for that adult crash The time is so little, the time belongs to us Why is everybody in such a fucking rush? <text:s/>Make do with what you have Take what you can get Pay no mind to us We're just a minor threat <text:s/>WE'RE JUST A MINOR THREAT <text:s/>Early to finish, I was late to start I might be an adult, but I'm a minor at heart Go to college, be a man, what's the fucking deal? It's not how old I am, it's how old I feel <text:s/>Take your time Try not to forget We never will We're just a minor threat <text:s/>WE'RE JUST A MINOR THREAT</text:p>
          </table:table-cell>
        </table:table-row>
        <table:table-row table:style-name="ro8">
          <table:table-cell office:value-type="string" calcext:value-type="string">
            <text:p>Discharge - Hear Nothing See Nothing Say Nothing</text:p>
          </table:table-cell>
          <table:table-cell office:value-type="string" calcext:value-type="string">
            <text:p>Lied to, threatened, cheated and decieved Hear nothing, see nothing, say nothing Led up garden paths and into blind alleys Hear nothing, see nothing, say nothing <text:s/>Lied to, threatened, cheated and decieved Hear nothing, see nothing, say nothing Led up garden paths and into blind alleys Hear nothing, see nothing, say nothing</text:p>
          </table:table-cell>
        </table:table-row>
        <table:table-row table:style-name="ro8">
          <table:table-cell office:value-type="string" calcext:value-type="string">
            <text:p>The Exploited - Beat the Bastards</text:p>
          </table:table-cell>
          <table:table-cell office:value-type="string" calcext:value-type="string">
            <text:p>Slaves to the system there's no way out Slaves to the system do you have a shout You've got to beat the bastards and beat 'em now Sick of policies putting me down <text:s/>Beat the bastards, beat them now Beat the bastards, beat them now Beat the bastards, beat them now <text:s/>Just out of school don't have a clue No income support for you Can't get a job don't get a chance Sick of politics leaving me out <text:s/>Beat the bastards, beat them now Beat the bastards, beat them now Beat the bastards, beat them now <text:s/>Money, money power and strength Teenage kids with not to spend Hungry homeless who gives a shit Sick of policies leaving me out <text:s/>Beat the bastards, beat them now Beat the bastards, beat them now Beat the bastards, beat them now <text:s/>You've got to beat the bastards, beat the bastards Beat the bastards, you've got to beat the bastards Beat the bastards, you've got to beat the bastards You've got to beat the bastards You've got to beat the bastards, beat the bastards <text:s/>Slaves to the system there's no way out Slaves to the system do you have a shout You've got to beat the bastards and beat 'em now Sick of policies leaving you out <text:s/>Beat the bastards, beat them now Beat the bastards, beat them now Beat the bastards, beat them now</text:p>
          </table:table-cell>
        </table:table-row>
        <table:table-row table:style-name="ro8">
          <table:table-cell office:value-type="string" calcext:value-type="string">
            <text:p>Misfits – She</text:p>
          </table:table-cell>
          <table:table-cell office:value-type="string" calcext:value-type="string">
            <text:p>She walked out with empty arms Machine gun in her hand She is good and she is bad No one understands <text:s/>She walked in in silence Never spoke a word She's got a rich daddy She's her daddy's girl <text:s/>She loves naked sin He loves evil sex She has lost control They are growing old <text:s/>She will hide in silence Then her day will come She was virgin vixen She is on the run She is on the run She is on the run</text:p>
          </table:table-cell>
        </table:table-row>
        <table:table-row table:style-name="ro8">
          <table:table-cell office:value-type="string" calcext:value-type="string">
            <text:p>G.B.H – Give Me Fire</text:p>
          </table:table-cell>
          <table:table-cell office:value-type="string" calcext:value-type="string">
            <text:p>Smoke and fire are burning bright, We'll set the tinderbox alight. Rising from the ashes the phoenix lives, Life and death the red flame gives. Give me fire, On which I feed, Give me fire, 'Cus it's a need. Real fine, I can tell, Real fine really burns in hell. Take a breath the heat surmounts, Your mind wanders, you have your doubts. Brain goes numb, in the heat, body glows, You cling to your seat. Give me fire, On which I feed, Give me fire, 'Cus it's a need. Real fine, I can tell, Real fine really burns in hell. Give me fire!!! Give me fire!!! Give me fire!!! Give me fire!!! It's on my head if I burn, Sit next to me and take your turn. Don't blame the flame by which I'm fuelled, One day by fire we'll all be ruled. Give me fire, On which I feed, Give me fire, 'Cus it's a need. Real fine, I can tell, Real fine really burns in hell. Give me fire!!! Give me fire!!! Give me fire!!! Give me fire!!! Give me fire!!! Give me fire!!! Give me fire!!! Give me fire!!! Give me fire, On which I feed, Give me fire, 'Cus it's a need. Real fine, I can tell, Real fine really burns in hell. Give me fire!!! Give me fire!!! Give me fire!!! Give me fire!!!</text:p>
          </table:table-cell>
        </table:table-row>
        <table:table-row table:style-name="ro8">
          <table:table-cell office:value-type="string" calcext:value-type="string">
            <text:p>Adolescents – No Way</text:p>
          </table:table-cell>
          <table:table-cell office:value-type="string" calcext:value-type="string">
            <text:p>No class, no job I'm just a victim of society a slob No ass, no head I gotta go home and jack off instead <text:s/>No mind, no kind My brain is jelly and my memory is blind No way, no way I cannot live in a world this gay</text:p>
          </table:table-cell>
        </table:table-row>
        <table:table-row table:style-name="ro8">
          <table:table-cell office:value-type="string" calcext:value-type="string">
            <text:p>Agnostic Front - Time Will Come</text:p>
          </table:table-cell>
          <table:table-cell office:value-type="string" calcext:value-type="string">
            <text:p>Time will come when we will pay There'll be no choice for you to take World War III won't be a fake You just can't look the other way <text:s/>Time will come and time will go You'll learn to live and learn to fight You'll fight for freedom and fight to die But you'll never know the reason why <text:s/>Time will come and time will go You'll learn to live and learn to fight You'll fight for freedom and fight to die But you'll never know the reason why <text:s/>Killing people for their greedness But unaware of the evilness Once you're dead there'll be no sorrow Another one will come to follow <text:s/>Time will come and time will go You'll learn to live and learn to fight You'll fight for freedom and fight to die But you'll never know the reason why <text:s/>Time will come and time will go You'll learn to live and learn to fight You'll fight for freedom and fight to die But you'll never know the reason why <text:s/>Your time will come Just fucking die!</text:p>
          </table:table-cell>
        </table:table-row>
        <table:table-row table:style-name="ro8">
          <table:table-cell office:value-type="string" calcext:value-type="string">
            <text:p>Sick Of It All – Just Lies</text:p>
          </table:table-cell>
          <table:table-cell office:value-type="string" calcext:value-type="string">
            <text:p>From the day that you're born they try to teach you right from wrong put these ideas in your head try to teach you good from bad then they send you of to school fill your head full of rules <text:s/>it's all just lies what they said just some shit to fill your head they tell you to tell the truth that's a lie in itself it's all just lies what they said just some shit to fill your head don't ever ask them why cause what they say it's all just lies</text:p>
          </table:table-cell>
        </table:table-row>
        <table:table-row table:style-name="ro8">
          <table:table-cell office:value-type="string" calcext:value-type="string">
            <text:p>Chaos UK - Selfish Few</text:p>
          </table:table-cell>
          <table:table-cell office:value-type="string" calcext:value-type="string">
            <text:p>You make sure you never lose You only want to win You use your head to find new Ways to make people give in Taking what they have Becoming a good friend But now that they have seen the light You'll come to your end Never giving nothing, Always giving a lie Never giving nothing, People sussed your sly You always take without giving You've never heard of honesty Times are hard for everyone else But you can't bloody see People queuing at your door Begging for some food You just slam the door on them And tell them to get screwed</text:p>
          </table:table-cell>
        </table:table-row>
        <table:table-row table:style-name="ro8">
          <table:table-cell table:style-name="ce41" office:value-type="string" calcext:value-type="string">
            <text:p>Anti Cimex - Victims Of A Bombraid</text:p>
          </table:table-cell>
          <table:table-cell office:value-type="string" calcext:value-type="string">
            <text:p>A school was bombed under an air attack The children are buried under the ruins <text:s/>Victims Of A Bombraid Victims Of A Bombraid <text:s/>People are working to help the children But the children are dead under the ruins <text:s/>Victims Of A Bombraid Victims Of A Bombraid <text:s/>The children have no part in the war But still they are victims </text:p>
          </table:table-cell>
        </table:table-row>
        <table:table-row table:style-name="ro8">
          <table:table-cell office:value-type="string" calcext:value-type="string">
            <text:p>Bad Brains – Banned in D.C.</text:p>
          </table:table-cell>
          <table:table-cell office:value-type="string" calcext:value-type="string">
            <text:p>Banned in D.C. with a thousand more places to go Gonna swim across the Atlantic, cause that's the only place I can go <text:s/>You, you can't hurt me Why? I'm banned in D.C. D.C. <text:s/>We, we got ourselves Gonna sing it, gonna love it, gonna work it out to any length Don't worry, no worry, about what people say We got ourselves, we gonna make it anyway <text:s/>You, you can't hurt me Why? I'm banned in D.C. D.C., D.C <text:s/>And if you ban us from your clubs It's the right time, the right mind And if you think we really care You won't find in my mind <text:s/>No! You can't afford To close your doors, so soon no more My, oh my, I'll let you down Upon the ground, so soon no more <text:s/>No! You can't afford To close your doors, so soon no more My, oh my, I'll let you down Upon the ground</text:p>
          </table:table-cell>
        </table:table-row>
        <table:table-row table:style-name="ro8">
          <table:table-cell office:value-type="string" calcext:value-type="string">
            <text:p>Cro-Mags – Street Justice</text:p>
          </table:table-cell>
          <table:table-cell office:value-type="string" calcext:value-type="string">
            <text:p>Street justice happening all around can't you see Won't try to talk my way out Don't try to play those speech games anymore Overpower-Overcome <text:s/>Street justice! Street justice! Street justice! <text:s/>No way out gotta stand strong Can't you see that I'm not wrong That's the way it is and can't you see Street justice for you and me. <text:s/>Street justice! Street justice! Street justice! Street justice! <text:s/>If it really doesn't matter why do you care? Don't turn around if it's not your affair Don't try to play those speech games anymore Overpower-Overcome <text:s/>Street justice! Street justice! Street justice! Street justice! <text:s/>Justice!!!</text:p>
          </table:table-cell>
        </table:table-row>
        <table:table-row table:style-name="ro8">
          <table:table-cell office:value-type="string" calcext:value-type="string">
            <text:p>Youth of Today – Break Down the Walls</text:p>
          </table:table-cell>
          <table:table-cell office:value-type="string" calcext:value-type="string">
            <text:p>I used to think that label were just symbol of pride But over time I've seen they only serve to divide It's so easy to judge people by the way they seem to be We must overcome this problem to live life peacfully Break down the walls! Yes, we'll break down the walls ! Look beyond the fashion or the crowd that they are in Look beyond their riches or the color of their skin Look beyond appearance and the truth you will find Look for what's inside before you make up your mind Break down the walls! We'll break down the walls !</text:p>
          </table:table-cell>
        </table:table-row>
        <table:table-row table:style-name="ro8">
          <table:table-cell office:value-type="string" calcext:value-type="string">
            <text:p>Inside Out – Burning Fight</text:p>
          </table:table-cell>
          <table:table-cell office:value-type="string" calcext:value-type="string">
            <text:p>The faggots with AIDS are all gonna fry You stuck it up an ass tonight now we're gonna die <text:s/>Die when you die when you die you're gonna die Die when you die when you die you're gonna die <text:s/>The KKK took them niggers out to die When the black meat's burnin' I hope he's gonna die <text:s/>Die when you die when you die you're gonna die Die when you die when you die you're gonna die <text:s/>I talked to my bitch but she was a guy Talked to my man and she said you're gonna die <text:s/>Die when you die when you die you're gonna die Die when you die when you die you're gonna die <text:s/>You got cancer so go fuckin' die If you got AIDS spread it around and take some lives <text:s/>Die when you die when you die you're gonna die Die when you die when you die you're gonna die Die</text:p>
          </table:table-cell>
        </table:table-row>
        <table:table-row table:style-name="ro8">
          <table:table-cell office:value-type="string" calcext:value-type="string">
            <text:p>Hatebreed – I Will Be Heard</text:p>
          </table:table-cell>
          <table:table-cell office:value-type="string" calcext:value-type="string">
            <text:p>Now is the time for me to rise to my feet Wipe your spit from my face Wipe these tears from my eyes <text:s/>Now is the time for me to rise to my feet Wipe your spit from my face Wipe these tears from my eyes <text:s/>I've got to take my life back One chance to make it right I've gotta have my voice be heard And bring meaning to this life <text:s/>Cause I've trusted for nothing I've been led astray I've been tried and tested But I won't accept defeat Now I've done things I regret And its time to reverse the rules I just want to make good on All the promises that I have made <text:s/>I will be I will be...I will be heard I will be...I will be heard <text:s/>Now is the time for me to rise to my feet (I will be heard) Wipe your spit from my face Wipe these tears from my eyes (I will be heard) <text:s/>Through the worst we prevail So our voices will be heard Through the worst we prevail So our voices will be heard Through the worst we prevail So our voices will be heard Through the worst we prevail So our voices will be <text:s/>Now is the time for me to rise to my feet Wipe your spit from my face Wipe these tears from my eyes <text:s/>Now is the time for me to rise to my feet Wipe your spit from my face Wipe these tears from my eyes <text:s/>I've got to take my life back One chance to make it right I've gotta have my voice be heard And bring meaning to this life <text:s/>Cause I've trusted for nothing I've been led astray I've been tried and tested But I won't accept defeat Now I've done things I regret And its time to reverse the rules I just want to make good on All the promises that I have made <text:s/>I will be I will be...I will be heard I will be...I will be heard <text:s/>Now is the time for me to rise to my feet (I will be heard) Wipe your spit from my face Wipe these tears from my eyes (I will be heard) <text:s/>I will be</text:p>
          </table:table-cell>
        </table:table-row>
        <table:table-row table:style-name="ro8">
          <table:table-cell office:value-type="string" calcext:value-type="string">
            <text:p>Poison Idea - Just to Get Away</text:p>
          </table:table-cell>
          <table:table-cell office:value-type="string" calcext:value-type="string">
            <text:p>Quit my job, told my boss to stand aside Grabbed a gun, a fifth of booze, jumped in my ride Got my girl, she's sixteen and she's really special I can't slow down, I've got a date with the devil Two tons of steel, a hundred miles an hour No looking back, grooving on the power Responsibility made me quit I'm sick of this motherfucking goddamn shit There's a road, beyond it lies, I don't know I just gotta run, just gotta go No looking back, grooving on the power I never sang a love song Never owned a car I've never met a machine that'd drive me this far Not gonna listen to a word you say Leaving in the morning just to get away Can't stand myself for another day Leaving in the morning just to get away Quit my job, told my boss to stand aside Grabbed a gun, a fifth of booze, jumped in my ride Got my girl, she's sixteen and she's really special I can't slow down, I've got a date with the devil Two tons of steel, a hundred miles an hour No looking back, grooving on the power Responsibility made me quit Sick of this motherfucking goddamn shit There's a road, beyond it lies, I don't know Just gotta run, just gotta go Two tons of steel, a hundred miles an hour I never sang a love song I've never owned a car I've never met a machine that would drive me this far Not gonna listen to a word you say Leaving in the morning just to get away Can't stand myself for another day Leaving in the morning just to get away Not gonna listen to a word you say Leaving in the morning just to get away Can't stand myself for another day Leaving in the morning just to get away</text:p>
          </table:table-cell>
        </table:table-row>
        <table:table-row table:style-name="ro8">
          <table:table-cell office:value-type="string" calcext:value-type="string">
            <text:p>Guilt Trip – Broken Wings</text:p>
          </table:table-cell>
          <table:table-cell office:value-type="string" calcext:value-type="string">
            <text:p>Now the daylight fades away I won’t go through the valley of the shadow of death Where I’ll walk alone and the blood on my hands is just the blood that I owe It’s all blood from my broken soul <text:s/>Spent-life resists me from inside of the gates Now I’m breaking them down <text:s/>If all you crawled through in life It means nothing in death I couldn’t stomach the truth Live by a book For a jewel in the crown of God Hold tight Fucking cherish it Oh, cherish it <text:s/>I break the walls around me Hatred surrounds me With a grip of my neck constricting my chest Delicate light fades away Life resists me From inside of the gates I lay inside of my faith <text:s/>But the blood on my hands is just the blood from my soul And I’ve fell from grace The pain swallowed me whole And now the presence of eyes has broken my dreams I fall from peace on broken wings Swallow me whole, erase my pain I’m not the same On broken wings I fell from grace Cover my soul with the blood I owe It’s running cold My broken dreams are all that I know <text:s/>(Swallow me whole) (Erase my pain) (I’m not the same) (On broken wings I fell from grace) (Swallow me whole) (Erase my pain) (I’m not the same) (On broken wings I fell from grace) <text:s/>Fucking cherish it Break</text:p>
          </table:table-cell>
        </table:table-row>
        <table:table-row table:style-name="ro8">
          <table:table-cell office:value-type="string" calcext:value-type="string">
            <text:p>Sorcerer – Badlands</text:p>
          </table:table-cell>
          <table:table-cell office:value-type="string" calcext:value-type="string">
            <text:p>Strayed from the path of love You will no longer see my face A smell of bitterness Farewell to innocence Lands of fire and sulfur Time to suffer And when I kneel staring at the sky All I feel are the tears under my eyes There is no exit and no solace You left me on the road alone and told me I’ll be safe You better feel disgrace, there will be no relief Another failure, arch enemies The frame you locked me in Became my weapon to succeed Strayed from the path of love You will no longer see my face A smell of bitterness Farewell to innocence Stay down, stay away You killed me once, it’s time to resurrect Stay down, stay away I’ll do my best to carry this weight</text:p>
          </table:table-cell>
        </table:table-row>
        <table:table-row table:style-name="ro8">
          <table:table-cell office:value-type="string" calcext:value-type="string">
            <text:p>GG Allin – Die When You Die</text:p>
          </table:table-cell>
          <table:table-cell office:value-type="string" calcext:value-type="string">
            <text:p>The faggots with AIDS are all gonna fry You stuck it up an ass tonight now we're gonna die <text:s/>Die when you die when you die you're gonna die Die when you die when you die you're gonna die <text:s/>The KKK took them niggers out to die When the black meat's burnin' I hope he's gonna die <text:s/>Die when you die when you die you're gonna die Die when you die when you die you're gonna die <text:s/>I talked to my bitch but she was a guy Talked to my man and she said you're gonna die <text:s/>Die when you die when you die you're gonna die Die when you die when you die you're gonna die <text:s/>You got cancer so go fuckin' die If you got AIDS spread it around and take some lives <text:s/>Die when you die when you die you're gonna die Die when you die when you die you're gonna die Die</text:p>
          </table:table-cell>
        </table:table-row>
      </table:table>
      <table:table table:name="heavy_power" table:style-name="ta1">
        <table:table-column table:style-name="co7" table:default-cell-style-name="Default"/>
        <table:table-column table:style-name="co6" table:default-cell-style-name="Default"/>
        <table:table-row table:style-name="ro8">
          <table:table-cell table:style-name="ce28" office:value-type="string" calcext:value-type="string">
            <text:p>File</text:p>
          </table:table-cell>
          <table:table-cell table:style-name="ce28" office:value-type="string" calcext:value-type="string">
            <text:p>Lyrics</text:p>
          </table:table-cell>
        </table:table-row>
        <table:table-row table:style-name="ro8">
          <table:table-cell office:value-type="string" calcext:value-type="string">
            <text:p>Atlantean Kodex – Heresiarch (Thousand-Faced Moon)</text:p>
          </table:table-cell>
          <table:table-cell office:value-type="string" calcext:value-type="string">
            <text:p>He is the Heresiarch - Even the spirits of the oaks heed his world And so from the wells of night to the yawning gulfs of space Ever the praises of his name shall resound Thus spoke the Heresiarch - Enthroned in clouds and fire When the seven suns align, down the onyx steps he strides Roaming alone in black aether, looking for antediluvian knowledge Written in the kodex of Atalant forlorn <text:s/>Heresiarch! Saint of the streets and whores. Bringer of fire and force - Heresiarch Heresiarch! God of the sevenfold veil Light on the warrior's blade, oh bringer, of plagues <text:s/>Go out among men and find the gates, that he in the void may know. To his messenger, must all things be told. And he shall put on the semblance of men, the waxen mask and the robe that hides And come down from the world of seven suns Great messenger, oh bringer of death Father of the million young, unholy stalker, among the lambs Strike with fury, oh thousandfaced moon Come, oh vengeful, to our holy rite - A knife and a chalice - the sacrifice begins <text:s/>Gorgo! Mormo! Wanderer on the wildest winds! Lightbringer of the damned - Heresiarch Heresiarch! Flame in Elysian gardens Sword of the vengeful blessed, oh groom of the night <text:s/>Oh brilliant one, who wanders the black abyss Crawl forth from the tombs of holocaust Oh thousandfaced moon, oh doom of lost Atalant Wading mid corpses - Through cities of dust Oh monarch of mayhem, oh mind-reaping messenger Rise from the dirges and wailing of psalms Oh pestilent force, oh vanquish the veils of light To rave and to rape and to rip and to bend</text:p>
          </table:table-cell>
        </table:table-row>
        <table:table-row table:style-name="ro8">
          <table:table-cell office:value-type="string" calcext:value-type="string">
            <text:p>Cirith Ungol – King of the Dead</text:p>
          </table:table-cell>
          <table:table-cell office:value-type="string" calcext:value-type="string">
            <text:p>Thunder howls The King will rise again The time has come to pay for all your sins Silence shattered by his gasping cries His savage touch will end your world of lies <text:s/>Crown upon his head King of all the dead <text:s/>Who has dared to desecrate his crypt Shall soon be hanging lifeless in his grip Who has dared to stalk him in the gloom For he has freshly risen from the tomb <text:s/>Crown upon his head King of all the dead <text:s/>The sword descends the blood shall fall like rain Its rising tide will cleanse your world of pain His grip will rob the living of their breath For as he ruled in life he rules in death <text:s/>Crown upon his head King of all the dead It’s the king! No fear! Oh…</text:p>
          </table:table-cell>
        </table:table-row>
        <table:table-row table:style-name="ro8">
          <table:table-cell office:value-type="string" calcext:value-type="string">
            <text:p>Crimson Glory – Queen of the Masquerade</text:p>
          </table:table-cell>
          <table:table-cell office:value-type="string" calcext:value-type="string">
            <text:p>Woman - madame of mystery Heavens angel, devils daughter Lady - black widow strange and cruel Is it true? <text:s/>Do you still need hearts to bleed To be satisfied? Gathering prey, deadly webs Hang in dark disguise Showing no mercy, insatiable appetite Down, down to your knees Bow before her majesty <text:s/>Hail - to the queen of the masquerade Deep in your heart she feeds Hail - to the queen of the masquerade Bow to her majesty <text:s/>Look out <text:s/>Slowly, crawling feeding on your heart So many kings with broken dreams, The tyrants rule, the dragon pleads Tell you man she'll tear you all apart In chambers of the wicked queen The silence falls, the feast begins <text:s/>Moon-shining eyes, clinging cobwebs Above her bed Spider smooth legs across faces On silken web Feeling the sting of her venomous Clinching bite Down, down to your knees Bow before her majesty <text:s/>Hail - to the queen of the masquerade Deep in your heart she feeds Hail - to the queen of the masquerade Bow to her majesty <text:s/>Her majesty queen <text:s/>Do you still need hearts to bleed To be satisfied? Gathering prey, deadly webs Hang in dark disguise Showing no mercy, insatiable appetite Down, down to your knees Bow before her majesty <text:s/>Hail - to the queen of the masquerade Deep in your heart she feeds Hail - to the queen of the masquerade Bow to her majesty Hail - to the queen of the masquerade Deep in your heart she feeds Hail - to the queen of the masquerade Bow to her majesty Hail - to the queen of the masquerade Hard in your heart that bleeds Hail…</text:p>
          </table:table-cell>
        </table:table-row>
        <table:table-row table:style-name="ro8">
          <table:table-cell office:value-type="string" calcext:value-type="string">
            <text:p>Dokken – In My Dreams</text:p>
          </table:table-cell>
          <table:table-cell office:value-type="string" calcext:value-type="string">
            <text:p>(In my dreams it’s still the same) (Your love is strong, it still remains) <text:s/>(Ah...) <text:s/>Toss and turn all night in the sheets But I can’t sleep Night after night don’t know what it means In my dreams <text:s/>What can I say or do? You won’t come back, we’re through I’ve realized too late That, baby, your love has turned away <text:s/>(In my dreams it’s still the same) (Your love is strong, it still remains) (In my dreams you’re still by me) (Just the way it used to be) <text:s/>Calling your name, but you’re turning away Please don’t leave Running in circles, waiting to see you In my dreams <text:s/>What can I say or do? You won’t come back, we’re through I’ve realized too late That, baby, your love has turned away <text:s/>(In my dreams it’s still the same) (Your love is strong, it still remains) (In my dreams you’re still by me) (Just the way it used to be) <text:s/>(Ah...) <text:s/>(In my dreams it’s still the same) (Your love is strong, it still remains) (In my dreams you’re still by me) (Just the way it used to be) <text:s/>(In my dreams it’s still the same) (Your love is strong, it still remains) (In my dreams you’ll always be) (In my heart and in my dreams) <text:s/>(In my dreams) it’s still the same (In my dreams) you’re still by me (In my dreams) just the way it used to be (In my dreams) what can I say? (In my dreams) you’re still by me And in my dreams you’ll always be In my dreams you’ll always be (In my dreams) your love is strong (In my dreams) you’re still the same (In my dreams)</text:p>
          </table:table-cell>
        </table:table-row>
        <table:table-row table:style-name="ro8">
          <table:table-cell office:value-type="string" calcext:value-type="string">
            <text:p>Fates Warning – Guardian</text:p>
          </table:table-cell>
          <table:table-cell office:value-type="string" calcext:value-type="string">
            <text:p>These walls are stained engraved with pain You will find them under shadows casting shame Some it's all they've ever known, Angels of the fortunate sons come and go ... You may not Entities pass in the night Guardians and the Reaper fight the will to live shall win Mares of hope ride through their dreams blinding light awakens sleeping dawn it seems It was all a dream an endless dream <text:s/>I will wish upon a star I believe in you And if my will has strayed afar I remembered you Will you remember me I the one you sentenced penance unabsolved Answer me save my will have you forgotten me <text:s/>Pace the hallway blind man for a million miles of stars His mind has seen. Think you may he lives in darkness We're the dark he's seen the light of dream Karen's been asleep forever I know she hears me She has so much to say, the machine sparks Her eggshell mind a tear streams from her face Into my hand, to my heart <text:s/>I will wish upon a star I believe in you And if my will has strayed afar I remembered you Will you remember me I the one you sentenced penance unabsolved Answer me save my will <text:s/>I'm a fire without a flame helpless child without a name With broken wings catch me I'm falling I'm a question with no answer who are you that takes my life away from me unveil the boundaries of the black <text:s/>I had a dream I was you strong as the fire In my veins and when I called out your Name I would remain to witness the pain I am beyond silent black I will be back As your guardian <text:s/>Angels in white you have sacrificed you witness and bury the pain You walk hand and hand with the fear stricken child Strengthen the weak and the lame Have you seen beyond the unborn the pillars of penance and lore Perpetual journey into the realm the sovereign servitor <text:s/>I will wish upon a star I believe in you And if my will has strayed afar I remembered you Will you remember me I the one you sentenced penance unabsolved Answer me save my will Have you forgotten me Answer me save my will Have you forgotten me Answer me save my will Have you forgotten me</text:p>
          </table:table-cell>
        </table:table-row>
        <table:table-row table:style-name="ro8">
          <table:table-cell office:value-type="string" calcext:value-type="string">
            <text:p>Fifth Angel – In the Fallout</text:p>
          </table:table-cell>
          <table:table-cell office:value-type="string" calcext:value-type="string">
            <text:p>Waiting in a cold room dark for hours And the time goes on so slow Carried by desire for survival From the crying wind that blows <text:s/>Day into night - you can see their fear It goes on, and on, and on Cold is the night, as the time grows near As we wait, and we hide, from the fallout <text:s/>And we cry out In the fallout, from the sky In the fallout And we hide out From the fallout, in the sky <text:s/>(The) Aftermath of cold light strikes the city When the children raid the streets Tell them they can live their lives in pity For the dogs whose war they lead <text:s text:c="3"/>Fighting to forget the guilt and violence But the pain it burns so deep In their eyes that whisper sad defiance Of a dream they'll never reach</text:p>
          </table:table-cell>
        </table:table-row>
        <table:table-row table:style-name="ro8">
          <table:table-cell office:value-type="string" calcext:value-type="string">
            <text:p>Grim Reaper – See You In Hell</text:p>
          </table:table-cell>
          <table:table-cell office:value-type="string" calcext:value-type="string">
            <text:p>See you in hell!!! <text:s/>can i make you an offer you can't refuse <text:s/>i kept my eyes on you cause i tell you that you lose <text:s/>and you can come with me to a place you'll know so well <text:s/>and i will take you to the very gates of hell <text:s text:c="2"/>See you in hell my friend See you in hell my friend See you in hell my friend I'll see you in hell!!! <text:s/>Your choice's up then how many sins can be yours <text:s/>at my kingdom final choice is yours! <text:s/>you can take it any time that you need <text:s/>next thing I'll borrow all you've got to do is bleed <text:s/>See you in hell my friend See you in hell my friend See you in hell my friend I'll see you in hell!!! <text:s/>Interlude: Come with me, i will take you down to the very depths of your soul and i'll make you burn!!! <text:s/>See you...see you in hell!!! See you...see you in hell!!! <text:s/>See you in hell!!! <text:s/>can i make you an offer you can't refuse <text:s/>i kept my eyes on you cause i tell you that you lose <text:s/>and you can come with me to a place you'll know so well <text:s/>like i told you at the very gates of hell See you in hell my friend See you in hell my friend See you in hell my friend I'll see you in hell!!!</text:p>
          </table:table-cell>
        </table:table-row>
        <table:table-row table:style-name="ro8">
          <table:table-cell table:style-name="ce41" office:value-type="string" calcext:value-type="string">
            <text:p>Heathen's Rage - Knights of Steel</text:p>
          </table:table-cell>
          <table:table-cell office:value-type="string" calcext:value-type="string">
            <text:p>I hear the sound of thunder, within the castle walls When the fire burns the gates sweet hell will conquer all I have opened the tower of stone, where the king and the queen lie dead A thousand heads lie on the ground, upon the earth that’s red, now they’re dead <text:s/>Now the time has come for us, the secrets are revealed We take control of life and death before which I have kneeled The air was cold and the wind is strong when the scent of victory falls The final word is spoken now I hear the master’s call <text:s/>He said my son you have done well, for you have met the tolling bell I wish for you to take this land, on which you’ll rule at my command <text:s/>Nothing can stop us for we have the power, a power we just can’t conceal We will devour, the witching hour, for we are the great Knights of Steel <text:s/>We’re the great Knights of Steel, before which you kneel.</text:p>
          </table:table-cell>
        </table:table-row>
        <table:table-row table:style-name="ro8">
          <table:table-cell office:value-type="string" calcext:value-type="string">
            <text:p>Heir Apparent – Just Imagine</text:p>
          </table:table-cell>
          <table:table-cell office:value-type="string" calcext:value-type="string">
            <text:p>Just imagine things beyond the chains of understanding Beyond reason, beyond logic, beyond fear Believe the inconceivable, feel the unbelievable Don't bother asking "Is this real?" <text:s/>Just imagine meaning in the things you never dreamed of Like your leaders, your lovers, and your songs Natural Order's changing, in effect Giving everyone a cause <text:s/>Dreamer dreaming in a seeming sleepless land Just imagine: <text:s/>Just imagine something inside nothing Like a child in emptiness Or a dreamer in the dark Creative cryogenics - a mind A candle yearning for a spark <text:s/>Dreamer dreaming in a seeming sleepless land Just imagine: <text:s/>Just imagine peace where there was none before Under virgin skies Just imagine children with hope Again in their eyes <text:s/>Just imagine: <text:s/>Just imagine people really caring And not just saying they do Just imagine nations really talking Like me and you:</text:p>
          </table:table-cell>
        </table:table-row>
        <table:table-row table:style-name="ro8">
          <table:table-cell office:value-type="string" calcext:value-type="string">
            <text:p>Helloween – Future World</text:p>
          </table:table-cell>
          <table:table-cell office:value-type="string" calcext:value-type="string">
            <text:p>If you're out there all alone And you don't know where to go to Come and take a trip with me to Future World <text:s/>And if you're running through your life And you don't know what the sense is Come and look how it could be, in Future World <text:s/>We all live in happiness our life is full of joy We say the word "tomorrow" without fear The feeling of togetherness is always at our side We love our life and we know we will stay <text:s/>Cause we all live in Future World A world that's full of love Our future life will be glorious Come with me, Future World <text:s/>You say you'd like to stay But this is not your time Go back, find your own way to Future World <text:s/>Life can be for living Just try and never give in Tell everyone the way of Future World <text:s/>One day you'll live in happiness with a heart that's full of joy You'll say the word "tomorrow" without fear The feeling of togetherness will be at your side You'll say you love your life and you'll know why <text:s/>Cause we all live in Future World A world that's full of love Our future life will be glorious Come with me, Future World <text:s/>Scream it out <text:s/>Cause we all live in Future World A world that's full of love Our future life will be glorious Come with me, come with me Come with me Future World, Future World Future World, Future World</text:p>
          </table:table-cell>
        </table:table-row>
        <table:table-row table:style-name="ro8">
          <table:table-cell office:value-type="string" calcext:value-type="string">
            <text:p>Iron Maiden – Run to the Hills</text:p>
          </table:table-cell>
          <table:table-cell office:value-type="string" calcext:value-type="string">
            <text:p>White man came across the sea, he brought us pain and misery He killed our tribes, he killed our creed, he took our game for his own need We fought him hard, we fought him well, out on the plains, we gave him hell But many came, too much for Cree, oh will we ever be set free <text:s/>Riding through dust clouds and barren wastes, galloping hard on the plains Chasing the redskins back to their holes, fighting them at their own game Murder for freedom the stab in the back, woman and children and cowards attack <text:s/>Run to the hills, run for your lives Run to the hills, run for your lives <text:s/>Soldier blue in the barren wastes,hunting and killing their game Raping the women and wasting the men, the only good Injuns are tame Selling them whiskey and taking their gold, enslaving the young and destroying the old <text:s/>Run to the hills, run for your lives Run to the hills, run for your lives <text:s/>Yeah-eh-eh-eh! Oh-oh-oh-yeah! <text:s/>Run to the hills, run for your lives Run to the hills, run for your lives Run to the hills, run for your lives Run to the hills, run for your lives</text:p>
          </table:table-cell>
        </table:table-row>
        <table:table-row table:style-name="ro8">
          <table:table-cell office:value-type="string" calcext:value-type="string">
            <text:p>Judas Priest – The Sentinel</text:p>
          </table:table-cell>
          <table:table-cell office:value-type="string" calcext:value-type="string">
            <text:p>Along deserted avenues Steam begins to rise The figures primed and ready Prepared for quick surprise He's watchin' for a sign His life is on the line <text:s/>Sworn to avenge Condemn to hell Tempt not the blade All fear the Sentinel <text:s/>Dogs whine in the alleys Smoke is on the wind From deep inside its empty shell A cathedral bell begins Sending out its toll A storm begins to grow <text:s/>Sworn to avenge Condemn to hell Tempt not the blade All fear the Sentinel <text:s/>Amidst the upturned burned-out cars The challengers await And in their fists clutch iron bars With which to seal his fate Across his chest is scabbards rest The rows of throwing knives Whose razor points in challenged tests Have finished many lives <text:s/>Now facing one another The stand-off eats at time Then all at once a silence falls As the bell ceases its chime Upon this sign the challengers With shrieks and cries rush forth The knives fly out like bullets Upon their deadly course Screams of pain and agony Rent the silent air Amidst the dying bodies Blood runs everywhere The figure stands expressionless Impassive and alone Unmoved by this victory And the seeds of death he's sown <text:s/>Sworn to avenge Condemn to hell Tempt not the blade All fear the Sentinel</text:p>
          </table:table-cell>
        </table:table-row>
        <table:table-row table:style-name="ro8">
          <table:table-cell office:value-type="string" calcext:value-type="string">
            <text:p>Manilla Road – Flaming Metal Systems</text:p>
          </table:table-cell>
          <table:table-cell office:value-type="string" calcext:value-type="string">
            <text:p>Beware, the shrapnel flies Flaming through the night This night, tonight! <text:s/>The fever of blood runs high Lightning strikes from the sky This night, tonight! <text:s/>Take them down Down to the ground Fire away! Oh, I know Just how you feel Give them hell With flaming bloody steel <text:s/>In this world's darkest hour Up the hammers to stay Don't throw it away! <text:s/>Flaming metal systems Blazing to the fight This night, tonight! <text:s/>Axe victims of wisdom cry Teaching themselves to die This night, tonight! <text:s/>Take them down Down to the ground Fire away! Oh, I know Just how you feel Give them hell With flaming bloody steel <text:s/>In this world's darkest hour Up the hammers to stay Don't throw it away! <text:s/>Take them down Down to the ground Fire away! Oh, I know Just how you feel Give them hell With flaming bloody steel <text:s/>In this world's darkest hour Up the hammers to stay Don't throw it away! <text:s/>Lightning strikes... Thor's hammer... Flaming metal systems <text:s/>Titans clash... Cannons roar... Flaming metal systems <text:s/>Ships of steel... Funeral pyre... Flaming metal systems <text:s/>Burning cross... Sword of fire... Flaming metal systems <text:s/>Yeah! Yeah! Yeah! Yeah! Yeah! Yeah! Yeah! Yeah! Yeah! Yeah! Yeah! Yeah!</text:p>
          </table:table-cell>
        </table:table-row>
        <table:table-row table:style-name="ro8">
          <table:table-cell office:value-type="string" calcext:value-type="string">
            <text:p>Manowar – Hail and Kill</text:p>
          </table:table-cell>
          <table:table-cell office:value-type="string" calcext:value-type="string">
            <text:p>Brothers I am calling from the valley of the kings With nothing to atone A dark march lies ahead together we will ride Like thunder from the sky May your sword stay wet like a young girl in her prime Hold your hammers high <text:s/>Blood and death are waiting like a raven in the sky I was born to die Hear me while I live as I look into your eyes None shall hear a lie Power and dominion are taken by the will By divine right hail and kill <text:s/>Hail and Kill Hail, hail, hail and kill Hail and Kill Hail, hail, hail and kill <text:s/>My father was a wolf, I'm a kinsman of the slain Sworn to rise again I will bring salvation, punishment and pain The hammer of hate is our faith Power and dominion are taken by the will By divine right hail and kill <text:s/>Hail and Kill Hail, hail, hail and kill Hail and Kill Hail, hail, hail and kill <text:s/>Rip their flesh Burn their hearts Stab them in their eyes Rape their women as they cry Kill their servants Burn their homes Till there's no blood left to spill Hail and Kill Power and dominion are taken by the will By divine right hail and kill <text:s/>Hail and Kill Hail, hail, hail and kill Hail and Kill Hail, hail, hail and kill <text:s/>Hail and Kill Hail, hail, hail and kill Hail and Kill Hail, hail, hail and kill</text:p>
          </table:table-cell>
        </table:table-row>
        <table:table-row table:style-name="ro8">
          <table:table-cell office:value-type="string" calcext:value-type="string">
            <text:p>Medieval Steel – Echoes</text:p>
          </table:table-cell>
          <table:table-cell office:value-type="string" calcext:value-type="string">
            <text:p>Just one thing that I want to say Yes you can have love all your way Ain’t no way I’ll ever refuse you <text:s/>A long cool woman in your long black dress You left my heart in such a mess Baby why did you treat me that way <text:s text:c="2"/>You can run, you can hide There’s no escape from what’s inside Remember the way love used to be That’s the kind of love that sets me free <text:s/>I dial your number but the line ain’t free Someone’s took the place of me Baby why’d you treat me that way? <text:s/>I love you girl but you hurt me so bad You were the best one I ever had Baby what, what can I say? You can run, you can hide There’s no escape from what’s inside Remember the way love used to be That’s the kind of love that sets me free</text:p>
          </table:table-cell>
        </table:table-row>
        <table:table-row table:style-name="ro8">
          <table:table-cell office:value-type="string" calcext:value-type="string">
            <text:p>Omen – The axeman</text:p>
          </table:table-cell>
          <table:table-cell office:value-type="string" calcext:value-type="string">
            <text:p>In the days of darkness, men feared not the sword and the lance, Nor did he fear the beast of fire... He feared... The Axeman!! <text:s/>Once we lose our precious dream, there's nothing left to fight Now you are bound and gagged, one last meal is your final right Many have tried you're not the only one, waiting for that final morn The future's set, dawn is coming, time is now, the mask will be worn <text:s text:c="2"/>Bow down to the axeman Hooded figure of mortal fear Bow down to the axeman Sun is rising, time is near <text:s/>Darkness fills your parting soul, mystical power was yours alone You stole the king's crown of gold, claiming his kingdom for your own Good and evil clash in battle, armies fight into the night Steel and iron ring out the warning, powers on the side of right <text:s text:c="2"/>Bow down to the axeman Hooded figure of mortal fear Bow down to the axeman Sun is rising, time is near <text:s text:c="2"/>The sign of the king unites us all, our fight for freedom rages on Against warriors of light many fall, our dreams of peace are not all gone Once we lose that precious dream, there's nothing left to fight Now you are bound and gagged, one last meal is your final right <text:s text:c="2"/>Bow down to the axeman Hooded figure of mortal fear Bow down to the axeman Sun is rising, time is near <text:s/>Bow down to the axeman Hooded figure of mortal fear Bow down to the axeman Sun is rising, time is near <text:s/>Bow down to the axeman Hooded figure of mortal fear Bow down to the axeman Sun is rising, time is near <text:s/>Time is near, time is near</text:p>
          </table:table-cell>
        </table:table-row>
        <table:table-row table:style-name="ro8">
          <table:table-cell office:value-type="string" calcext:value-type="string">
            <text:p>Praying Mantis – The Messiah</text:p>
          </table:table-cell>
          <table:table-cell office:value-type="string" calcext:value-type="string">
            <text:p>Young hearts, your blood is not so pure You long to believe in Been searching for all that is true Yet pain survives in you <text:s/>Call me now, it’s not too late <text:s/>If you see me falling Through the darkness, seek and you will find Because this time, the tears will all be mine With a new day dawning, hear me calling Am I just one step in time? For this crime, I cry for all mankind <text:s/>A new start, my chance to put things right I must have been dreaming I hold the key to lighten their lives Their tears will dry in time <text:s/>Touch me now, I’m here to stay <text:s/>If you see me falling Through the darkness, seek and you will find Because this time, the tears will all be mine With a new day dawning, hear me calling Am I just one step in time? For this crime, I cry for all mankind <text:s/>The fate of mankind lay in these hands of mine The future is yours, but will you see I’m the messiah <text:s/>Call me now, it’s not too late <text:s/>If you see me falling Through the darkness, seek and you will find Because this time, the tears will all be mine With a new day dawning, hear me calling Am I just one step in time? For this crime, I cry for all mankind</text:p>
          </table:table-cell>
        </table:table-row>
        <table:table-row table:style-name="ro8">
          <table:table-cell table:style-name="ce41" office:value-type="string" calcext:value-type="string">
            <text:p>Queensrÿche – Eyes of a Stranger</text:p>
          </table:table-cell>
          <table:table-cell office:value-type="string" calcext:value-type="string">
            <text:p>All alone now Except for the memories Of what we had and what we knew Everytime I try to leave it behind me I see something that reminds me of you Every night the dreams return to haunt me Your rosary wrapped around your throat I lie awake and sweat, afraid to fall asleep I see your face looking back at me <text:s/>And I raise my head and stare Into the eyes of a stranger I've always known that the mirror never lies People always turn away From the eyes of a stranger Afraid to know what Lies behind the stare <text:s/>Is this all that's left Of my life before me Straight jacket memories, sedative highs No happy ending like they've always promised There's got to be something left for me And I raise my head and stare Into the eyes of a stranger I've always known that the mirror never lies People always turn away From the eyes of a stranger Afraid to know what Lies behind the stare [Lies behind my stare] <text:s/>How many times must I live this tragedy How many more lies will they tell me All I want is the same as everyone Why am I here, and for how long <text:s/>And I raise my head and stare Into the eyes of a stranger I've always known that the mirror never lies People always turn away From the eyes of a stranger Afraid to know what Lies behind the stare</text:p>
          </table:table-cell>
        </table:table-row>
        <table:table-row table:style-name="ro8">
          <table:table-cell office:value-type="string" calcext:value-type="string">
            <text:p>Riot – Thundersteel</text:p>
          </table:table-cell>
          <table:table-cell office:value-type="string" calcext:value-type="string">
            <text:p>A streak of lightning is shooting through the air Electric sun lights the sky His face is frightening, so evil ones beware Men of disaster hear his cry <text:s/>And now at last we know he's real The power of his sword we feel Thundersteel Thundersteel <text:s/>The earth it rumbles, death is in the air The city crumbles, death is everywhere And from the burning sky we see the soldier fly He mounts his horse of steel and now he rides <text:s/>And now at last we know he's real The power of his word we feel Thundersteel Thundersteel <text:s/>A streak of lightning is shooting through the air Electric sun lights the sky His face is frightening, so evil ones beware Men of disaster hear his cry <text:s/>And now at last we know he's real The power of his sword we feel Thundersteel Thundersteel Thundersteel</text:p>
          </table:table-cell>
        </table:table-row>
        <table:table-row table:style-name="ro8">
          <table:table-cell office:value-type="string" calcext:value-type="string">
            <text:p>Riot City – In the Dark</text:p>
          </table:table-cell>
          <table:table-cell office:value-type="string" calcext:value-type="string">
            <text:p>Enter the cold winds howling I will soon sacrifice Feeling the madness in your eyes Name the price <text:s/>I know I'll slowly wither Can't help that I'm a sinner Nightmare the thoughts You're in my eyes <text:s/>Watch out they'll come to get you Chain the door lock you up With no promise you'll survive <text:s/>Moving as fast as lightning I feel electrified Bang your head, worship the night <text:s/>A feeling I don't remember I will soon feel your power Once I reach no return <text:s/>I'm stuck going under But I've captured thunder Lightning strikes withing my brain <text:s/>I am Alive and Crying out your name again I am Waiting in the dark <text:s/>Watch out he'll come to get Eyes in the night will find you Out for blood, I am strong <text:s/>Force of funeral pyre Leading you into fire I'll awake in the cold <text:s/>I am Alive and Crying out your name again I am Waiting in the dark</text:p>
          </table:table-cell>
        </table:table-row>
        <table:table-row table:style-name="ro8">
          <table:table-cell office:value-type="string" calcext:value-type="string">
            <text:p>Satan – Break Free</text:p>
          </table:table-cell>
          <table:table-cell office:value-type="string" calcext:value-type="string">
            <text:p>Out in the cold, you've got nowhere to run, but you're free again, When you're alone you remember the day in your cell, You were convicted and sentenced to life, Your cries of "Injustice", unheard, Locked inside, you planned your break, Now you're free. <text:s/>So you've got to run again, You've broken your chains, Now you've got to run, run, run. <text:s/>Gotta break free! <text:s/>Now that you're out, you can look for the ones who condemned you, Show the world that you're not just a pawn in this game, All of their faces you see in your mind, Your memories build up into hate, All you've been through, gonna put them through Hell, <text:s/>So you've got to run again, You've broken your chains, Now you've got to run, run, run. <text:s/>Gotta break free! <text:s text:c="2"/>Break out and run, your escape has begun, But the Law's on your ass once again, Wanted and hunted, you know you can't hide, So keep running as fast as you can, You know you were innocent, you know they were wrong, And now they've turned you into a killer, Another wasted life now, just thrown it away, So with their own lives you're gonna make them pay.</text:p>
          </table:table-cell>
        </table:table-row>
        <table:table-row table:style-name="ro8">
          <table:table-cell table:style-name="ce41" office:value-type="string" calcext:value-type="string">
            <text:p>Seven Sisters - Shadow of a Fallen Star</text:p>
          </table:table-cell>
          <table:table-cell office:value-type="string" calcext:value-type="string">
            <text:p>Here in the darkness The light surrounds me It's warm embrace all I've ever known It speaks to me through minds entwined And tells me I should leave it all <text:s/>I've seen the hate, I've seen the leis. I've seen the world I loved through different eyes The crystal saves me from what I have tom realise <text:s/>Crying out! Lonely voices in the night Death be my bride Filled with doubt! From the other side of life Fear be my guide Become the last true guardian The shadow of a fallen star</text:p>
          </table:table-cell>
        </table:table-row>
        <table:table-row table:style-name="ro8">
          <table:table-cell office:value-type="string" calcext:value-type="string">
            <text:p>Skid Row – Youth Gone Wild</text:p>
          </table:table-cell>
          <table:table-cell office:value-type="string" calcext:value-type="string">
            <text:p>Since I was born they couldn't hold me down Another misfit kid, another burned-out town <text:s/>Never played by the rules I never really cared My nasty reputation takes me everywhere <text:s/>I look and see it's not only me So many others have stood where I stand We are the young so raise your hands <text:s/>They call us problem child We spend our lives on trial We walk an endless mile We are the youth gone wild We stand and we won't fall We're the one and one for all The writing's on the wall We are the youth gone wild <text:s/>Boss screamin' in my ear about who I'm supposed to be Getcha a 3-piece Wall Street smile and son you'll look just like me <text:s/>I said "Hey man, there's something that you oughta know. I tell ya Park Avenue leads to Skid Row." <text:s/>I look and see it's not only me We're standin' tall ain't never a doubt We are the young, so shout it out <text:s/>They call us problem child We spend our lives on trial We walk an endless mile We are the youth gone wild We stand and we won't fall We're the one and one for all The writing's on the wall We are the youth gone wild <text:s/>They call us problem child We spend our lives on trial We walk an endless mile We are the youth gone wild We stand and we won't fall We're the one and one for all The writing's on the wall We are the youth gone wild We are the youth gone wild</text:p>
          </table:table-cell>
        </table:table-row>
        <table:table-row table:style-name="ro8">
          <table:table-cell office:value-type="string" calcext:value-type="string">
            <text:p>Warlord – Glory</text:p>
          </table:table-cell>
          <table:table-cell office:value-type="string" calcext:value-type="string">
            <text:p>When I was young, I cast aside the shadows of my youth And I lifted up my eyes to the skies I spread my wings, I sailed the seven seas For Glory and all that it seemed <text:s/>And through my love, I passed inside the hallows of my heart And I lifted up my cries to the heights But no one cared, No one even dared And Glory evaded my dreams <text:s/>Now I tell you this tale, this story When I set my own sails for my dreams In the Author of Life I found Glory And the honor and power of my King <text:s/>Now in my age, I've looked beyond horizons of the past And I realized that fame was but a thing I wrote my score, I wanted even more And Glory said "No" to my theme <text:s/>Now I tell you this tale, this story When I set my own sails for my dreams In the Author of Life I found Glory And the honor and power of my King <text:s/>Now I tell you this tale, this story When I set my own sails for my dreams In the Author of Life I found Glory And the honor and power of my King And the honor and power of my King</text:p>
          </table:table-cell>
        </table:table-row>
        <table:table-row table:style-name="ro8">
          <table:table-cell office:value-type="string" calcext:value-type="string">
            <text:p>Winterhawk – Period of Change</text:p>
          </table:table-cell>
          <table:table-cell office:value-type="string" calcext:value-type="string">
            <text:p>The time has come for me to leave I know the taste of what it is to be free You can't understand the things I see You think that I'm dreaming <text:s/>What could you have to say to me That won't just bring me down? I'm on my way, don't you wait for me I don't want you around <text:s/>It won't take too long to find what you're looking for But it won't wait outside your door And I don't mind living alone That's the way I am <text:s/>I can't give you everything that you need I've got to many things on my mind Time after time I let you down You should have told me goodbye</text:p>
          </table:table-cell>
        </table:table-row>
      </table:table>
      <table:table table:name="melodic_death" table:style-name="ta1">
        <table:table-column table:style-name="co7" table:default-cell-style-name="Default"/>
        <table:table-column table:style-name="co6" table:default-cell-style-name="Default"/>
        <table:table-row table:style-name="ro8">
          <table:table-cell table:style-name="ce28" office:value-type="string" calcext:value-type="string">
            <text:p>File</text:p>
          </table:table-cell>
          <table:table-cell table:style-name="ce28" office:value-type="string" calcext:value-type="string">
            <text:p>Lyrics</text:p>
          </table:table-cell>
        </table:table-row>
        <table:table-row table:style-name="ro8">
          <table:table-cell office:value-type="string" calcext:value-type="string">
            <text:p>The Black Dahlia Murder - What a Horrible Night to Have a Curse</text:p>
          </table:table-cell>
          <table:table-cell office:value-type="string" calcext:value-type="string">
            <text:p>This twisted wretched place, shadowed by the utmost darks of Hell. In dreams of black beyond the bounds, of a withered witch's spell. <text:s/>Where the doors surely are locked, when the sun threatens to wane. Where shamblers dwell in dim moon light, beyond the warmth of day. <text:s/>Liars line the roads at dawn, watchful eyes are upon you held. Sacred weapons to the sacred revealed, to be unleashed upon the council of Hell. <text:s/>Blood flows down the streets at night, where wolves cry out for flesh. Where a horrible curse taints the woodlands nearby, with the forms of the walking dead. <text:s/>Unholy inversion of hope, twisting the faith of the meek into hate. Driven insane by the dark one, to bring forth the foul biddings he speaks. <text:s/>The undead are among us, at dawn they shrink back to their silken beds. They dance by night and drink the blood, of a child's broken neck. <text:s/>His spires are growing taller still, their shadows stretching throughout the land. Freeing the evils that sleep, within the weaker minds of man. <text:s/>Into the tower, never go, the horrors multiply. Gears can mince the strongest ones, leaving heroes paralyzed. <text:s/>The rivers flow with poison, the sands swallow you whole. The ghouls that roam this darkened wood, are thirsting for your throat. <text:s/>Unholy inversion of hope, twisting the faith of the meek into hate. Driven insane by the dark one, to bring forth the foul biddings he speaks. <text:s/>The undead are among us, at dawn they shrink back to their silken beds. They dance by night and drink the blood, of a child's broken neck. <text:s/>His spires are growing taller still, their shadows stretching throughout the land. Freeing the evils that sleep, within the weaker minds of man.</text:p>
          </table:table-cell>
        </table:table-row>
        <table:table-row table:style-name="ro8">
          <table:table-cell table:style-name="ce38" office:value-type="string" calcext:value-type="string">
            <text:p>Wintersun - Beyond the Dark Sun</text:p>
          </table:table-cell>
          <table:table-cell office:value-type="string" calcext:value-type="string">
            <text:p>For years I have traveled in coldness, but my heart is warm as the darkened sun above me. <text:s/>Nothing can ever take away what I've seen with these tired eyes! Face of the weeping night, and the shade of the fading light. <text:s/>Face of the weeping night! <text:s/>The dawn will never rise again for my eyes, and I will never sleep again. <text:s/>I've lost my hope time after time, because the light has vanished from the sky. <text:s/>Now when the darkness has become part of me, I got to let my shadows free. <text:s/>Because I never looked behind, I never tried to find something that could have made me one. <text:s/>Now when the sorrow has taken control of me, I got to let my shadows free. <text:s/>Because I never looked behind, I never tried to find something that could have made me one, something that I could reach the sun.</text:p>
          </table:table-cell>
        </table:table-row>
        <table:table-row table:style-name="ro8">
          <table:table-cell table:style-name="ce38" office:value-type="string" calcext:value-type="string">
            <text:p>Wolfheart - Ghost of Karelia</text:p>
          </table:table-cell>
          <table:table-cell office:value-type="string" calcext:value-type="string">
            <text:p>In the eve of the warfare in the silence of the woods, soon comes the blood red dawn. <text:s/>Death will fall upon these fields, no armour or shield shall defend from the blade of the winterborn. <text:s/>Crimson sun is rising, and soon the enemy is moving forward. <text:s/>In the eye of the storm, not by bloodline but as brothers of the war. <text:s/>Last line of defence, with their blood new borders shall be drawn. <text:s/>Frozen blood on the snow! Not in the name of the vengeance, or the path of retaliation. We stand to defend with supreme defiance! <text:s/>In the eye of the storm, not by bloodline but as brothers of the war. <text:s/>Last line of defence, with their blood new borders shall be drawn. <text:s/>Enemy defeated, bloodless legions on a cold white ground, on a frozen soil of the north.</text:p>
          </table:table-cell>
        </table:table-row>
        <table:table-row table:style-name="ro8">
          <table:table-cell table:style-name="ce38" office:value-type="string" calcext:value-type="string">
            <text:p>Children of Bodom - Everytime I Die</text:p>
          </table:table-cell>
          <table:table-cell office:value-type="string" calcext:value-type="string">
            <text:p>The faint blaze of the candle of my life Slowly dying like a fire in a pouring rain No sparks of hope inside No shooting stars on my sky On broken wings, no flying high... <text:s/>Another night, another demise... Cadaverous wind blowing cold as ice... I'll let the wind blow out the light Cause it gets more painful every time I die <text:s/>Out of strength to fight I cannot take another night I cannot take it no more Lust of light slips through my fingers Like blood drops on my arms Black candle wax has buried me... <text:s/>Another night, another demise... Cadaverous wind blowing cold as ice... I'll let the wind blow out the light Cause it gets more painful every time I die</text:p>
          </table:table-cell>
        </table:table-row>
        <table:table-row table:style-name="ro8">
          <table:table-cell office:value-type="string" calcext:value-type="string">
            <text:p>Kalmah – They Will Return</text:p>
          </table:table-cell>
          <table:table-cell office:value-type="string" calcext:value-type="string">
            <text:p>Rhythm of wings in the sky so high Music in my ears I can't wait to see I' m hiding in the grass death in my hands Surprise is my only defence <text:s/>My private war against wilderness Human mastermind versus animal instinct And when the flock settles I pass my sentence But none will die after the report <text:s/>They rise into the air and fly away <text:s text:c="2"/>But they will return And I am all alone Yeah, they will return Then I will revenge <text:s/>But they will return And I am all alone Yeah, they will return Then I will revenge <text:s/>Still some day I'm hiding again Waiting for the sound of stroking wings And they will come spirit within And in same place I miss them again <text:s/>They rise into the air And fly away Yeah, they rise into the air But...they will return!</text:p>
          </table:table-cell>
        </table:table-row>
        <table:table-row table:style-name="ro8">
          <table:table-cell office:value-type="string" calcext:value-type="string">
            <text:p>Norther – Betrayed</text:p>
          </table:table-cell>
          <table:table-cell office:value-type="string" calcext:value-type="string">
            <text:p>One morning I woke up, realised I've been betrayed shadows of yesterday fill my mind as I drift away no matter what's ahead. I'll face the death I'll find my hate this twisted fate I have shall lead the way and make you brake <text:s/>One night I went to die, deceived again, I was ready to fly thousand blades waiting for me, so fuck you all, I was meant to be free my hate was cheating me, is this the path, I cannot see too many bridges burned, can't you see I am the traitor <text:s text:c="2"/>would you die for my hate now burning in my eyes, burning me inside. I guess I now have to cut you while lying by your side, I'm out of my mind <text:s/>this time the conspiracy, in your mind went out of line no more forgiving, close your eyes I'll help you to die in the night I am beside you, weird voices in my mind you're asleep and I love you, but more than thousand times I cut you <text:s/>would you die for my hate now burning in my eyes, burning me inside. I guess I now have to cut you while lying by your side, I'm out of my mind would you die for my hate now burning in my eyes, burning me inside I guess I now have to cut you while lying by your side, I'm out of my mind! would you die for my hate now burning in my eyes, burning me inside. I guess I now have to cut you while lying by your side, I'm out of my mind <text:s/>that night I took your life and now this traitor dies and so he died…</text:p>
          </table:table-cell>
        </table:table-row>
        <table:table-row table:style-name="ro8">
          <table:table-cell office:value-type="string" calcext:value-type="string">
            <text:p>Quo Vadis – Silence Calls the Storm</text:p>
          </table:table-cell>
          <table:table-cell office:value-type="string" calcext:value-type="string">
            <text:p>Unbalance starts to rise within the population, revolution begins A hunger for power is launched, their dreams: becoming the leader of the alliance A hidden disturbance is felt throughout the community, its force augments The stakes are increasing, tension (is high), a clash of the titans Begins to shed reality on the realm <text:s/>Guidance ignored, they strive to achieve their goals <text:s/>Opponents will grow They will plan a future Disregarding lives To focus on their desires The end of a race begins <text:s/>Allies will assist Honor is revealed Some will return Others will rest in war A new world defined in tears <text:s/>A new world defined in tears <text:s/>Trying to achieve an order in the senate: seeking the moles Members are few who do provide selfishly, aiming to conquer vengeance of man Rebel increase their offense, they wear their masks to climb the ranks Their plans rehearsed, the walk alone soldiers see the paths intent They disagree but voiceless words are heard <text:s/>Guidance ignored, the wisdom is overlooked <text:s/>Opponents will grow They will plan a future Disregarding lives To focus on their desires The end of a race begins <text:s/>Allies will assist Honor is revealed Some will return Others will rest in war A new world defined in tears <text:s/>A new world defined in tears <text:s/>Undercover violence with worshiping power Unrestricted support for loyalty at large <text:s/>Answers are few, questions open ended Conflict nearby, the pressure is rising Violence closing in on the inhabitants Silence calls the storm</text:p>
          </table:table-cell>
        </table:table-row>
        <table:table-row table:style-name="ro8">
          <table:table-cell office:value-type="string" calcext:value-type="string">
            <text:p>Amon Amarth - Valhall Awaits Me</text:p>
          </table:table-cell>
          <table:table-cell office:value-type="string" calcext:value-type="string">
            <text:p>Blood gushes from the wound The cut is wide and deep Right before I turn around He falls to his knees <text:s/>A clear song rings in the blades When steel meets hardened steel I hear the sound of wood that breaks A sword cut through my shield <text:s/>I drop the shield and grab my axe A weapon in each fist The first blow makes the helmet crack The axe cut to the teeth <text:s/>I rip the axe from the head covered in blood and brains Leave the body lying dead Ready to strike again <text:s/>My sword cuts through clothes and skin Like a hot knife cuts through snow I smile as the bastard screams when I twist my sword <text:s/>Sword in my hand Axe on my side Valhall awaits me Soon I will Die <text:s/>Sword in my hand Axe on my side Valhall awaits me When I die <text:s/>Bearskin on my back Wolfjaw on my head Valhall awaits me When I'm dead <text:s/>I raise my axe above my head My eyes turned furious rage Yet more blood will be shed This is a victorious day! <text:s/>Blood gushes from the wound The cut is wide and deep As I turn around I fall to my knees <text:s/>Solo: Mikkonen <text:s/>Sword in my hand Axe on my side Valhall awaits me Soon I will die <text:s/>Sword in my hand Axe on my side Valhall awaits me When I die <text:s/>Bearskin on my back Wolfjaw on my head Valhall awaits me When I'm dead</text:p>
          </table:table-cell>
        </table:table-row>
        <table:table-row table:style-name="ro8">
          <table:table-cell office:value-type="string" calcext:value-type="string">
            <text:p>Insomnium – Mortal Share</text:p>
          </table:table-cell>
          <table:table-cell office:value-type="string" calcext:value-type="string">
            <text:p>In their lofty chambers dwell The sacred and divine Resting in seraphic bliss The timeless and sublime <text:s/>Far above the mortal sphere Dreaming without a care Far above the weeping world Sleeping amidst the light of stars <text:s/>Too far away to hear our calls Too far away to care at all <text:s/>On the burnished thrones they sit Might in their blazing eyes Vault of heaven at their feet Undying flames inside <text:s/>Never shall decay or death Touch on the blithe souls Sorrowless the days of gods Amidst the everblooming groves <text:s/>But where do we lay our heads to rest? Where do we shelter when the night falls? <text:s/>For the part of man Is to take the sombre path Stumble in the dark Stray amidst the dust and ash <text:s/>Like forgotten ghosts Drifting in the driving wind Dashing towards the void Whirling blindly through the night <text:s/>Like water flung from the highest cliff We fall, lunge, swirl, dissolve, and fade away Down into the unknown</text:p>
          </table:table-cell>
        </table:table-row>
        <table:table-row table:style-name="ro8">
          <table:table-cell office:value-type="string" calcext:value-type="string">
            <text:p>Dark Tranquillity - Shivers and Voids</text:p>
          </table:table-cell>
          <table:table-cell office:value-type="string" calcext:value-type="string">
            <text:p>What we are How we feel Stuck inside our sensitivity So we question What we know Understanding we are not alone What is given We will not take Cannot betray what we can feel <text:s/>As we suffer through shivers and voids Another lapse will come What is latent in our mind forever Made to suffer Our shivers and voids <text:s/>For every night We think we've mastered There is a deeper insecurity Inside our forces Unending trials We bend our backs to cope and endure We must persist Must power through There is no end Resist the storm <text:s/>As we suffer through shivers and voids Another lapse will come What is latent in our mind forever Made to tremble Made to fear <text:s/>Blind to the ignorance Blind to the noise We must remain Inoculated against it all <text:s/>As we suffer through shivers and voids Another lapse will come What is latent in our mind forever Made to tremble Made to fear <text:s/>As we suffer through shivers and voids Another lapse will come now What is latent in our mind forever We're made to suffer Our shivers and voids</text:p>
          </table:table-cell>
        </table:table-row>
        <table:table-row table:style-name="ro8">
          <table:table-cell office:value-type="string" calcext:value-type="string">
            <text:p>Arch Enemy – We Will Rise</text:p>
          </table:table-cell>
          <table:table-cell office:value-type="string" calcext:value-type="string">
            <text:p>Tear down the walls Wake up the world Ignorance is not bliss So fed up with second best Our time is here and now <text:s/>I am the enemy I am the antidote Watch me closely I will stand up - now <text:s/>We will rise Rise above <text:s/>Stereotype Fools Playing the game Nothing unique They all look the same In this sea of mediocrity I can be anything Anything I want to be <text:s/>We will rise</text:p>
          </table:table-cell>
        </table:table-row>
        <table:table-row table:style-name="ro8">
          <table:table-cell office:value-type="string" calcext:value-type="string">
            <text:p>Kataklysm - As I Slither</text:p>
          </table:table-cell>
          <table:table-cell office:value-type="string" calcext:value-type="string">
            <text:p>I can't believe it came to this, I live my life with no regrets Stripped down, from all my dignity, you took it all from me I rise... every single time you lie To me... I'll play that game of hate <text:s/>As I slither, I slither down your spine... slither! I slither down your spine... slither! I slither down your spine... slither! I'll take all away... I'll take your life away! I'll take it all away <text:s/>I can't believe it came to this, I live my life with no regrets Stripped down, from all my dignity, you took it all from me I rise... every single time you lie To me... I'll play that game of hate <text:s/>As I slither, I slither down your spine… slither! I slither down your spine... slither! I slither down your spine... slither! I'll take all away... I'll take your mind away! <text:s/>Don't try to comprehend me Don't try to criticize me Watch me as I slither... as I slither Around your neck</text:p>
          </table:table-cell>
        </table:table-row>
        <table:table-row table:style-name="ro8">
          <table:table-cell table:style-name="ce41" office:value-type="string" calcext:value-type="string">
            <text:p>Hypocrisy - Fractured Millennium</text:p>
          </table:table-cell>
          <table:table-cell office:value-type="string" calcext:value-type="string">
            <text:p>Yeah! I came from second universe, My travels far. Oh, mankind, I'm not pleased. Is this the way you're supposed to be? You're free from decay. Doesn't anyone care anymore? Killing your own world, There's nothing to stop you. Can't you see what you're doing? It's gotta end Or nothing will be left. Dying planet. Mother Nature bleeding, She will die. Burning planet. Burning lives, Indulging will commence I'm scraping out in soil, But there's nowhere to grow. People rule But you won't quit No! Ready to strike back Ready for death Armageddon waits near For the rules of this world You gotta go on 'til you die. We're plundering and your money and Power is all you believe. Praying to God who don't exist. Can't you see what you're doing? It's gotta end Or nothing will be there. Dying planet. Mother Nature bleeding, She will die. Burning planet. Burning lives, Indulging will commence</text:p>
          </table:table-cell>
        </table:table-row>
        <table:table-row table:style-name="ro8">
          <table:table-cell office:value-type="string" calcext:value-type="string">
            <text:p>The Agonist - ...And Their Eulogies Sang Me To Sleep</text:p>
          </table:table-cell>
          <table:table-cell office:value-type="string" calcext:value-type="string">
            <text:p>All I heard was the sound of fish who'd drowned. All I saw was the inside of my eyelids. All I said fell short of reaching open ears. <text:s/>Words floating, clouding the view... 'See no, hear no, speak no evil' leaves you deaf, dumb and blind, because the bad is all you'll find. A deeply heart-felt goodbye to the part of me that died when I decided to put others before me, yes, my heart fell asleep - boredom and fatigue. I always said I wanted to die smiling, to pretend I'm at peace. Now from my corpse beams a frigid, blank grin and once hopeful eyes are sunken in. <text:s/>Like a lullaby to the cradle is the eulogy to the casket. All my flaws swept under the table to grieve the porcelain doll that was me. <text:s/>Their solemn songs sang me to sleep as my body escaped me. Welcome down into the New World! Happiness is being interred! Such a shameful masquerade! Fleeting, frozen minutes on display. Why is evolution such a shameful thing to say? Can you feel your bodily decay? <text:s/>(Arms are beside me, hands open wide. Seems I was living my life in rewind, taking so many steps backwards, not looking behind.) <text:s/>Because I can sure as hell feel my brain going blank. If my body betrays me, there's pollution to thank. This condition infects my cells like it controls my mind. Internal army, defend me behind enemy lines! Fragile vehicle of mine! Don't abandon me yet! There is so much to live for that we so easily forget. <text:s/>Fascination with the fear... The concept escapes me. All encompassing fate... how it wrenches our hearts, torments our souls and sings us all to sleep to an eternal keep, no matter what beliefs, it sweetly sings us all…</text:p>
          </table:table-cell>
        </table:table-row>
        <table:table-row table:style-name="ro8">
          <table:table-cell office:value-type="string" calcext:value-type="string">
            <text:p>At the Gates - Slaughter of the Soul</text:p>
          </table:table-cell>
          <table:table-cell office:value-type="string" calcext:value-type="string">
            <text:p>Never again On your forcefed illusions to choke You feed off my pain Feed off my life <text:s/>There won't be another dawn We will reap as we have sown <text:s/>Always the same My tired eyes have seen enough Of all your lies My hate is blind <text:s/>There won't be another dawn We will reap as we have sown <text:s/>Slaughter of the soul Suicidal final art Children - born of sin Tear your soul apart <text:s/>Never again My tired eyes have seen enough Of all your lies My hate is blind <text:s/>There won't be another dawn We will reap as we have sown <text:s/>Slaughter of the soul Suicidal final art Children - born of sin Tear your soul apart <text:s/>'Men must attempt to develop in themselves and their children liberation from the sense of self ...men must be free from boundaries, patterns and consistencies in order to be free to think, feel and create in new ways'</text:p>
          </table:table-cell>
        </table:table-row>
        <table:table-row table:style-name="ro8">
          <table:table-cell office:value-type="string" calcext:value-type="string">
            <text:p>In Flames – Insipid 2000</text:p>
          </table:table-cell>
          <table:table-cell office:value-type="string" calcext:value-type="string">
            <text:p>should I defend you for who you are? the laws are changed and useless! <text:s/>on their way to a deserted town where empty windows wave goodbye a helpless excuse, a falling reality I´m changed by the shock and the weight of the punch a helpless excuse, a falling reality <text:s/>fragments of a futile being a puzzle to the noble ones ignorant and pittiless they stride <text:s/>the world around me - spartanic, minimalistic a helpless excuse, a falling reality the large scale plan that once where you´ve now drained from life a helpless excuse, a falling reality <text:s/>who know the proper reasons why it all begins and ends? ignorant and pittiless they stride <text:s/>"you are but a form", the clean, harsh silence passes "genuine" visions by the noble ones for the noble ones</text:p>
          </table:table-cell>
        </table:table-row>
        <table:table-row table:style-name="ro8">
          <table:table-cell office:value-type="string" calcext:value-type="string">
            <text:p>Eucharist – Greeting Immortality</text:p>
          </table:table-cell>
          <table:table-cell office:value-type="string" calcext:value-type="string">
            <text:p>Beneath the ground Where I sleep among immortals Patiently I rest Waiting for another day to rise <text:s/>I gather strenght To complete my desires And search in darkness for purity For a saviour to release me <text:s/>As I look back at my former livings Sadness reflects within me Wounds deep inside my soul Wounds that never will heal <text:s/>Tears are falling in despair And the blood in my veins are frozen As I realize That I never will be forgiven</text:p>
          </table:table-cell>
        </table:table-row>
        <table:table-row table:style-name="ro8">
          <table:table-cell office:value-type="string" calcext:value-type="string">
            <text:p>The Haunted – Hollow Ground</text:p>
          </table:table-cell>
          <table:table-cell office:value-type="string" calcext:value-type="string">
            <text:p>Once again I’ve lost my way. Going nowhere fast, I dread the return. Spend my days in this self-made cage. Where my soul can dwell, and my loneliness is thriven far to well. <text:s/>All and none of the answers I’ve found. Alone I stand on hollow ground. <text:s/>Too many years have passed. Too much blood has been spilt. I realize it’s my destiny, my will. <text:s/>Things aren’t always what they seem As the scars on my skin will show On hollow ground I stand On hollow ground repent The sins were mine. I’m gone, I know. <text:s/>Dazed and weakened by the haze. Went nowhere fast, I dread the return. I’ve lost my ways, am I losing my mind? Maybe then my redemption’s there to find.</text:p>
          </table:table-cell>
        </table:table-row>
        <table:table-row table:style-name="ro8">
          <table:table-cell office:value-type="string" calcext:value-type="string">
            <text:p>A Canorous Quintet - Silence of the World Beyond</text:p>
          </table:table-cell>
          <table:table-cell office:value-type="string" calcext:value-type="string">
            <text:p>Embraced by the midwinter frost The light of darkness slips away Black roses surround the fields Strange floating lights, they float Endless visions into forever Forever <text:s/>Eternity their burning shadows Spirits break the mist Destiny takes the final twist Beauty arise in a flood of bright, or maybe light Screams fill their lungs Silence <text:s/>Traumatic voyage for the lost Horrified in their empty shells Alone in the world full of life Sadness their only delight Silence of the dead, beautiful as hell <text:s/>Eternity their burning shadows Spirits break the mist Destiny takes the final twist <text:s/>Screams of silence Beyond the gate of emptiness The well of burning fright Lost in between, all life is forgotten Embraced by the midsummer breeze <text:s/>Back in the silence of the world beyond Back in the silence of the world beyond <text:s/>Eternity their burning shadows Spirits break the mist Destiny takes the final twist Beauty arise in a flood of bright, or maybe light Screams fill their lungs Silence <text:s/>Embraced by the midwinter frost The light of darkness slips away Black roses surround the fields Strange floating lights, they float Endless visions into forever Forever <text:s/>Eternity their burning shadows Spirits break the mist Destiny takes the final twist…</text:p>
          </table:table-cell>
        </table:table-row>
        <table:table-row table:style-name="ro8">
          <table:table-cell office:value-type="string" calcext:value-type="string">
            <text:p>Gates of Ishtar – Perpetual Dawn (The Arrival of Eternity - End My Pain)</text:p>
          </table:table-cell>
          <table:table-cell office:value-type="string" calcext:value-type="string">
            <text:p>Time has taken it's toll Years passed by like a storm Cold, burning inside, I'm not the same I've changed my ways <text:s/>Dawn hunting my dreams Fear, silent I scream Pain growing inside, I'm not the same I've found my way <text:s/>Nothing is the same anymore The times have changed, I feel so cold <text:s/>Hate is ripping my guts Light is blinding my eyes Fools, spare me your lies, my ears are def My mind is black <text:s/>God - where is your god? Pain - there's my god Death - come for me now, end my pain Show me the way <text:s/>Everytime, everywhere Everdawn, everfear Nothing more, nothing less All is done, all is said</text:p>
          </table:table-cell>
        </table:table-row>
        <table:table-row table:style-name="ro8">
          <table:table-cell office:value-type="string" calcext:value-type="string">
            <text:p>Sacrilege – Feed the Cold</text:p>
          </table:table-cell>
          <table:table-cell office:value-type="string" calcext:value-type="string">
            <text:p>Dictator of the worshipped sky, risen from her velvet grave Encaged in the artwork drawn by the mad Dethroned, enslaved <text:s/>She descended from scarlet heavens filled with splendour and pride Unknowing of her grievous future more malign than the plague <text:s/>She fell through the silence, enwrapped in an arch of blood Slowly towards the greedy horizon, prepared to feast on her light <text:s/>Fenceless and abandoned, enfeebled by time Captured and devoured, entangled and drowned <text:s/>She fell through the silence, enwrapped in an arch of blood Slowly towards the greedy horizon, prepared to feast on her light <text:s/>The terrifying last painting of a world in fright A single piece of a great collection Decorating the walls of the ultimate gallery, a gallery of nefarious art <text:s/>She descended… <text:s/>She fell through the silence… <text:s/>Burn the bleeding, enter the exploding winter, feed the cold</text:p>
          </table:table-cell>
        </table:table-row>
        <table:table-row table:style-name="ro8">
          <table:table-cell office:value-type="string" calcext:value-type="string">
            <text:p>Ceremonial Oath – Dreamsong</text:p>
          </table:table-cell>
          <table:table-cell office:value-type="string" calcext:value-type="string">
            <text:p>Light, within us Dark, without you I'm lost Forever, the wounds you cause Will never ever heal <text:s/>Your face is in my mind Etched there by my feelings Which I cannot deny <text:s/>Enough, I had too much of your games Our days are drawing close Emotions, I have one Hate I have to feel <text:s/>It all sounds so strange Never ever will I see you again <text:s/>Take me to another place A journey far beyond Can't you see that you and me Our bonds will never break <text:s/>Come take my hand Never let go I have too much to say Walk with me Over the edge Still never looking back</text:p>
          </table:table-cell>
        </table:table-row>
        <table:table-row table:style-name="ro8">
          <table:table-cell office:value-type="string" calcext:value-type="string">
            <text:p>Inferi - The Promethean Kings</text:p>
          </table:table-cell>
          <table:table-cell office:value-type="string" calcext:value-type="string">
            <text:p>My mind fills with torment and suffering Watching my world corrode I shall create a race of slaves to harvest Fusing our blood with this simian and a soul To serve our every wish and request They stand forth and call me God Know your master, worship and obey I shall protect you from the fallen one whose wish is to enslave What a horrible mistake to leave them all alone They dwell in the garden seeking the knowledge of our throne Devising a plan to devour the fruit in its whole This blasphemy must be punished, Demolish their souls Strike them down with lightning Quakes will crumble their homes Soak them with flames ever burning This atrocity will drown in a cascade of death Nothing is left, Just remains of their flesh This is a time of great agony This is a time of misfortune and pain Affliction is now upon us But my creation will serve and obey Worshipers of the shining serpent Will reap the fruits of my dismay Praise must given, exalt unto me No harm will be done to thee, as long as I breathe I am the creator from a golden throne I lead I am the chosen Promethean King <text:s text:c="3"/>I am everlasting, never question my rule It is my will to sustain their lives You have the heart of a fool You have grown weak and forgiving Crush them all with no sign of regret Enemies of our heavenly alliance Must pay for their sins with death <text:s text:c="2"/>Enemies of the golden throne must pay with their death I am the king of all kings You are blinded by rage and ignorance These mortals must not be our enemies</text:p>
          </table:table-cell>
        </table:table-row>
        <table:table-row table:style-name="ro8">
          <table:table-cell office:value-type="string" calcext:value-type="string">
            <text:p>Archons - Plague of Corruption</text:p>
          </table:table-cell>
          <table:table-cell office:value-type="string" calcext:value-type="string">
            <text:p>Controlling the mass Writing our fate with their sins Society as a whole Worthless being This is the consequence of silence Sealing our desecration The more it goes, the more they control Let's terminate this process We must unite together and kill the wave Omnipresent opression that keeps us low Beneath the surface, plague of corruption <text:s/>Submission obedience is no solution They've alredy done too mush to get away with this Don't we deserve any better Time fir the truth has arrived Naivety has come to an end We're on the verge of rebellion <text:s/>Voluntary omission Of what we should know Make them feel superior Aborted evolution Of humanity Only one solution Today we'll stop the plague The plague of corruption</text:p>
          </table:table-cell>
        </table:table-row>
        <table:table-row table:style-name="ro8">
          <table:table-cell table:style-name="ce41" office:value-type="string" calcext:value-type="string">
            <text:p>Be'lakor - Countless Skies</text:p>
          </table:table-cell>
          <table:table-cell office:value-type="string" calcext:value-type="string">
            <text:p>Countless times below me Rivers rose and fell Ageless stones eroding out Across the endless swell <text:s/>Songs to pave the seasons Wounds to follow birth Cries to carry through the night Wombs to feed the earth <text:s/>Countless skies above me Each unlike the next Lines of more than moon and sun Glimpses of a text <text:s/>Countless hands have sought me Reaching out in vain Permanence observes without Compassion or disdain <text:s/>Flames to greet the harvest Storms to face in awe Winds to weave through every wood Walls to dull the road <text:s/>Purpose lost to frailty Craning blades of grass Strength and weakness on and on All that is will pass <text:s/>Countless hands have sought me Reaching out in vain Permanence observes without Compassion or disdain <text:s/>Flames to greet the harvest Storms to face in awe Winds to weave through every wood Walls to dull the road <text:s/>Countless waves around me Strong until the last Leaning into dimming dreams All that was has passed</text:p>
          </table:table-cell>
        </table:table-row>
      </table:table>
      <table:table table:name="thrash_crossover" table:style-name="ta1">
        <table:table-column table:style-name="co7" table:default-cell-style-name="Default"/>
        <table:table-column table:style-name="co6" table:default-cell-style-name="Default"/>
        <table:table-row table:style-name="ro8">
          <table:table-cell table:style-name="ce28" office:value-type="string" calcext:value-type="string">
            <text:p>File</text:p>
          </table:table-cell>
          <table:table-cell table:style-name="ce28" office:value-type="string" calcext:value-type="string">
            <text:p>Lyrics</text:p>
          </table:table-cell>
        </table:table-row>
        <table:table-row table:style-name="ro8">
          <table:table-cell office:value-type="string" calcext:value-type="string">
            <text:p>Hexecutor - Visitations of a Lascivious Entity</text:p>
          </table:table-cell>
          <table:table-cell office:value-type="string" calcext:value-type="string">
            <text:p>In my darkest time you are Haunting my dreams In searching of an easy prey You bewitch your victims, lust is your sin You are rusting my soul, I am your slave <text:s/>Temptation, illusion, seduced by Creatures of the night Obsession, persecution, orgasmic screams of the… <text:s/>Repugnant nightmare Possessed by the servant of Lillith Venomous tongue creeps across my lips Tastes flesh and blood, steals bloody fluids Damnation is now The mistress of your daily life Forever cursed with terrific thoughts Visitation of a lascivious entity <text:s/>Enchanted by smell of The cunnilinge hell Menstrual blasphemy taunts me To acid gates I’m so depressed I’d hang myself Soul never burnt that much Than when she forced me into sodomy <text:s/>Temptation, illusion Seduced by creatures of the night Obsession, persecution Orgasmic screams of the Succubus <text:s/>Repugnant nightmare Possessed by the servant of Lillith Venomous tongue creeps across my lips Tastes flesh and blood, steals bloody fluids Damnation is now The mistress of your daily life Forever cursed with terrific thoughts Visitation of a lascivious entity <text:s/>Scourged by the orgasm Torn into the vaginal penetration I wept under the laceration of her cunt To abject ejaculation She blows she bites ‘til red and white Are unsplitable <text:s/>Visitation of a lascivious entity… Visitation of a lascivious entity…</text:p>
          </table:table-cell>
        </table:table-row>
        <table:table-row table:style-name="ro8">
          <table:table-cell office:value-type="string" calcext:value-type="string">
            <text:p>Deathhammer - Lead Us Into Hell</text:p>
          </table:table-cell>
          <table:table-cell office:value-type="string" calcext:value-type="string">
            <text:p>Welcome to this mortuary rite of invocation Winds of evil evoke the voice of Satan, my master Chariots and horses of fire guide us to the temple below Trampling benevolent fools with demonic laughter <text:s/>Summon the voice of belial's son The final funeral chant has begun Angel of death, he is the one To grant us the spell LEAD US INTO HELL <text:s/>In the darkness of Hell, the final black mass of sacrifice Riders of the twilight void beckon the gateway to Hell of Hell We venture the kingdom of death and its splendour, with force to bring god's demise Beyond lies the domain where only pure black evil dwells <text:s/>Bringer of war With death in your blood There is no peace in the reaper's court Dealer of pain Will never desist There is no escape in the abyss</text:p>
          </table:table-cell>
        </table:table-row>
        <table:table-row table:style-name="ro8">
          <table:table-cell office:value-type="string" calcext:value-type="string">
            <text:p>Power Trip – Executioner’s Tax (Swing of the Axe)</text:p>
          </table:table-cell>
          <table:table-cell office:value-type="string" calcext:value-type="string">
            <text:p>Go on and look at you, Today is your lucky day The executioner’s here, and he’s ready to make you pay <text:s/>You prayed for so long, and now you have your chance The executioner’s here, and he’s sharpening his axe <text:s/>Swing of the Axe Cry all you want, but the blade soars today Swing of the Axe <text:s/>You buy in the for the privilege, to know what lies beyond Death hides behind veiled faces It only takes one swing, and you’re gone <text:s/>The executioner, The beginning and the end He carries cold hard steel masked with the taste of medicine Blessed with a reaper’s touch, his might cannot be matched It’s time to pay the man, The Executioner’s Tax <text:s/>Swing of the Axe Swing at the World Even a killer has to get paid Swing of the Axe</text:p>
          </table:table-cell>
        </table:table-row>
        <table:table-row table:style-name="ro8">
          <table:table-cell office:value-type="string" calcext:value-type="string">
            <text:p>Anthrax – Caught in a Mosh</text:p>
          </table:table-cell>
          <table:table-cell office:value-type="string" calcext:value-type="string">
            <text:p>Why don't you listen to me when I try to talk to you Stop thinking of yourself, for just a second fool Shut up, shut up, I don't wanna hear your mouth Your mother made a monster, now get the hell out of my house <text:s/>Can't stand it for another day I ain't gonna live my life this way Cold sweat, my fists are clenching Stomp, stomp, stomp the idiot convention <text:s/>Which one of these words don't you understand I'm Caught in a Mosh! Talking to you is like clapping with one hand <text:s/>What is it? -- Caught in a Mosh! What is it? -- Caught in a Mosh! What is it? -- Caught in a Mosh! What is it? -- Caught in a Mosh! <text:s/>Don't tell me how to do my job There's the door, your name's on the knob You're always in the way, like a beast on my back Were you dropped as a baby, cause brains you lack <text:s/>Can't stand it for another day I ain't gonna live my life this way Cold sweat, my fists are clenching Stomp, stomp, stomp, the idiot convention Which one of these words don't you understand? I'm Caught in a Mosh Talking to you, is like clapping with one hand <text:s/>What is it? -- Caught in a Mosh! What is it? -- Caught in a Mosh! What is it? -- Caught in a Mosh! What is it? -- Caught in a Mosh! <text:s/>Think-before you speak Or suffer for your words Learn, to give respect That others, give to you AAAAAAAAAAAh, The best you can do <text:s/>Hey Man! I'm trying to reason but you don't understand Talking in circles, we'll never get it straight Just you and me in our theatre of hate Can't stand it for another day I ain't gonna live my life this way Cold sweat, my fists are clenching Stomp, stomp, stomp, the idiot convention Which one of these words don't you understand? I'm Caught in a Mosh! Talking to you is like talking with one hand <text:s/>What is it? -- Caught in a Mosh! What is it? -- Caught in a Mosh! What is it? -- Caught in a Mosh! What is it? -- Caught in a Mosh!</text:p>
          </table:table-cell>
        </table:table-row>
        <table:table-row table:style-name="ro8">
          <table:table-cell table:style-name="ce41" office:value-type="string" calcext:value-type="string">
            <text:p>Suicidal Tendencies - You Can't Bring Me Down</text:p>
          </table:table-cell>
          <table:table-cell office:value-type="string" calcext:value-type="string">
            <text:p>What the hell's going on around here? First off-let's take it from the start Straight out-can't change what's in my heart No one-can tear my beliefs apart, you can't bring me You aint-never seen no one like me Prevail-regardless what the cost might be Power-flows inside of me, you can't bring me Never-fall as long as I try Refuse-to be part of your lie Even-if it means I die, you can't bring me <text:s/>You can't bring me down! Who the hell you calling crazy? You wouldn't know what crazy was if Charles Manson ...was eating Fruit Loops on your front porch <text:s/>Time out-let's get something clear I speak-more truth than you want to hear Scapegoat-to cover up your fear, you can't bring me You aint-never seen so much might Fight for-what I know is right What up-you got yourself a fight, you can't bring me Stand up-we'll all sing along Together-aint nothin' as strong Won't quit-we aint in the wrong, you can't bring me <text:s/>You can't bring me down! <text:s/>Bring me down - you can't bring me down! Bring me down - you can't bring me down, no! Bring me down - you can't bring me down! Bring me down - you can't bring me down, you can't bring me down! <text:s/>Tell them what's up rock! You can't bring me down! <text:s/>Bring me down - you can't bring me down! Bring me down - you can't bring me down, no! Bring me down - you can't bring me down! Bring me down - you can't bring me down, you can't bring me down! <text:s/>So why you trying to bring me So why you trying to bring Well you can't bring me down <text:s/>Just cause you don't understand what's going on ...don't mean it don't make no sense And just cause you don't like it,...don't mean it aint no good <text:s/>And let me tell you something <text:s/>Before you go taking a walk in my world, ...you better take a look at the real world Cause this aint no Mr. Rogers Neighborhood Can you say "feel like shit?" Yea maybe sometimes I do feel like shit I aint happy about it, but I'd rather feel like shit ...than be full of shit! And if I offended you, Oh I'm sorry But, maybe you needed to be offended But here's my apology and one more thing...Fuck you! Cause you can't bring me down <text:s/>Bring me down - you can't bring me down! Bring me down - you can't bring me down, no! Bring me down - you can't bring me down! Bring me down - you can't bring me down, you can't bring me down! <text:s/>You can't bring me down! <text:s/>Suicidal!!!</text:p>
          </table:table-cell>
        </table:table-row>
        <table:table-row table:style-name="ro8">
          <table:table-cell table:style-name="ce41" office:value-type="string" calcext:value-type="string">
            <text:p>Municipal Waste - Sadistic Magician</text:p>
          </table:table-cell>
          <table:table-cell office:value-type="string" calcext:value-type="string">
            <text:p>Unraveling the gruesome nest of tales Sadistic Magician A crime scene set left to resemble hell Sadistic Magician A brain consumed obsessed within itself Sadistic Magician Lives left wreaked to cast the perfect spell <text:s/>I cannot run, I cannot see All I know is death is surrounding me Tied down and trapped Someone set me free No chance to escape, nowhere to flee <text:s/>The smell of burning flesh fills up the lungs The sound of chanting ringing through your ears Your voice is lost from screaming out for help It feels like you have been here trapped for years <text:s/>Convinced that this will be the final outcome You're pleading for it now so you can rest Instead he's trapped here in the hands of a maniac Who's convinced he's a sorcerer of death <text:s/>Thick smoke completely filled up his enclosure The blade is getting closer to the throat Your life begins to flash before your own very eyes And slips away as you begin to choke</text:p>
          </table:table-cell>
        </table:table-row>
        <table:table-row table:style-name="ro8">
          <table:table-cell office:value-type="string" calcext:value-type="string">
            <text:p>S.O.D. – Speak English or Die</text:p>
          </table:table-cell>
          <table:table-cell office:value-type="string" calcext:value-type="string">
            <text:p>You come into this country You can't get real jobs Boats and boats and boats of you Go home you fuckin' slobs Selling hot dogs on the corner Selling papers in the street Pushing, pulling, digging, sweating Where you come from must be beat <text:s text:c="2"/>You always make us wait You're the ones we hate You can't communicate Speak English Or Die <text:s/>You don't know what I want You don't know what I need Why must I repeat myself Can't you fuckin' read? Nice fuckin' accents Why can't you speak like me What's that dot on your head, Do you use it to see?? <text:s/>You always make us wait You're the ones we hate You can't communicate Speak English Or Die You always make us wait You're the ones we hate You can't communicate Speak English Or Die</text:p>
          </table:table-cell>
        </table:table-row>
        <table:table-row table:style-name="ro8">
          <table:table-cell office:value-type="string" calcext:value-type="string">
            <text:p>Dark Angel – Darkness Descends</text:p>
          </table:table-cell>
          <table:table-cell office:value-type="string" calcext:value-type="string">
            <text:p>The world now stands ancient, showing her age Antique, senile, archaic Peroration impending, not one to assuage The human remnants of earth Pandemic winds chill the soul Eradication of the will Nihilism extracts its toll Frightening the meekly servile <text:s/>Sacrosanct, the religious ones Are fast becoming extinct Chaotic precursors of what will befall Permeate the night air The fear of the end preys on the minds Of all the soon-to-be dead With death at the hands of a hideous fiend A grisly fate to comprehend <text:s/>This city is guilty The crime is life The sentence is death Darkness descends <text:s/>Internal combustion, plutonic rage The bodies create their own hell The flame from within, unleashed from its cage Purging the great sins of all Admissions of guilt are all that are sought By judges who have twisted laws The quick abrogation of the populace Striking with great enmity <text:s/>Listing the ways in which we will die As the prophets claim we will soon Self-immolation that's unjustified Stygian shores ahead loom The coffins are ready, the death warrant signed Depression has swiftly set in Inimical powers against humankind This charnelhouse ensanguined <text:s/>This city is guilty The crime is life The sentence is death Darkness descends <text:s/>Decaying, the ruins fall swift to the ground The carnage is morbid and great Mephitic deathstench of corpses abound The earth meets an untimely fate The horrific malignancy, spreading its wings Across the expanse of the sky Contamination and all that it brings The judges commit genocide <text:s/>Retaliation, a useless ploy We've gazed into the face of fear We know that it stands for our own bitter end The end we realize is now here The claws of denouement grasp at our lungs Asphyxiation rules supreme The future of mankind cut down while they're young Our children die clutching their dreams... <text:s/>This city is guilty The crime is life The sentence is death Darkness descends</text:p>
          </table:table-cell>
        </table:table-row>
        <table:table-row table:style-name="ro8">
          <table:table-cell office:value-type="string" calcext:value-type="string">
            <text:p>Demolition Hammer – Skull Fracturing Nightmare</text:p>
          </table:table-cell>
          <table:table-cell office:value-type="string" calcext:value-type="string">
            <text:p>Shackles and chains and bloody meat Walls of stone entomb Torture chamber victim's punishment Savage execution Branding iron engraving your flesh A searing horrid crime Manacles incarcerate Prongs impale your eyes <text:s/>Endure the Iron Maiden Insidious device Avoiding vital organs Coffin laced with spikes Gruesome tools of torture Strategically applied Prolonging mutilation Condemned and necrotized <text:s/>Turning the screw, increasing the force Cranial compression Pressure of the skullcap, crushing teeth Cerebral explosion Sentenced to a death of agony Shattered broken bones Lifeless limbs are threaded through Reticulated spokes <text:s/>Execution of the trees Violent wretching rage Agonized dismemberment Limbs are disengaged Contortion of extremities Horrors of the rack Stretching process, ripping flesh Vertebrae collapse <text:s/>Spate of boiling water Funneled down the throat Pressure on the heart and lungs Turgid body bloats Gruesome tools of torture Strategically applied Prolonging mutilation Condemned and necrotized <text:s/>Sacrificing lives with apathy Torturing their captives ruthlessly Misery and anguish, morbid pleas Forgotten ghastly atrocities <text:s/>Crushing bones in a cold steel vise Decadence of life Mass strangulation, organs crimp and bind Diseased wounds fester, neglected Painfully infected Interrogation perforce confession Begging death for reprieve <text:s/>Sacrificing lives with apathy Torturing their captives ruthlessly Misery and anguish, morbid pleas Forgotten ghastly atrocities</text:p>
          </table:table-cell>
        </table:table-row>
        <table:table-row table:style-name="ro8">
          <table:table-cell office:value-type="string" calcext:value-type="string">
            <text:p>Destruction – Curse the Gods</text:p>
          </table:table-cell>
          <table:table-cell office:value-type="string" calcext:value-type="string">
            <text:p>Allah, Buddha, Jesus Christ whatever your god may be forget those idols let me tell you they're tales of morbid brains <text:s/>everybody thinks he's right that his gods are the only truth fanatic faith, fanatic deeds join my religion or die <text:s/>jews killed jesus, christs slaughtered jews millions die for their faith each religion prays that killing is a sin how stupid logic can be <text:s/>curse the gods too many people have died curse the gods that fools have died for a lie <text:s/>beware of those fools that keep telling you god loves you, for you his son died fuck them- believe in yourself gods reality is just a lie <text:s/>curse the gods too many people have died curse the gods that fools have died for a lie</text:p>
          </table:table-cell>
        </table:table-row>
        <table:table-row table:style-name="ro8">
          <table:table-cell office:value-type="string" calcext:value-type="string">
            <text:p>Devastation – Deliver the Suffering</text:p>
          </table:table-cell>
          <table:table-cell office:value-type="string" calcext:value-type="string">
            <text:p>Screams fill the night Cries fall upon deaf ears Another one dies Shattering pain, life ending in tears Controlled by torture Pain and punishment are one in the same Violent circle Stakes are high when playing my game <text:s/>Screams fill the day This pain you cannot escape You have no choice With Tyraninol your mind I rape My innocence Will constantly deceive you To you a saviour Together we can destroy ourselves <text:s/>My life is evil, I bring you pain I will deliver the suffering <text:s/>Once again You feel the inner pain Terrorized By the need for suffering Inject the venom Kiss the flesh of death From my control Slave of pain now put to rest <text:s/>Your antidote For life I have prescribed No resistance From inside I watch you die <text:s/>My life is evil, I bring you pain I will deliver the suffering</text:p>
          </table:table-cell>
        </table:table-row>
        <table:table-row table:style-name="ro8">
          <table:table-cell office:value-type="string" calcext:value-type="string">
            <text:p>Exodus – Blacklist</text:p>
          </table:table-cell>
          <table:table-cell office:value-type="string" calcext:value-type="string">
            <text:p>There is no mystery, what you get is what you see, you betrayed my loyalty You’ve gone and done me wrong, now I do you harm, my revenge is guaranteed You stabbed me in the back, spit right in my eye, dragging me into the fray Take you out, write you off, there’s never enough ways to throw you away <text:s/>You’d better start running 'cause you know that I’m coming, cocked and loaded and I never miss I’m onto your game and I’m laying the blame and I’m adding’ your name to my Blacklist You shoulda thought twice 'cause your playing with your life, you must have some sort of deathwish I haven’t any doubt that your time has run out ‘cause I’ve added your name to my Blacklist <text:s/>You tried to beat me, thought you could defeat me but how were you ever wrong I rise to the occasion, character assassination to put you down where you belong You’ve got a lot to say when I’m so far away, now you’ve got a problem with me Take you out, write you off, when I’ve had enough of your verbal debris <text:s/>You’d better start running 'cause you know that I’m coming, cocked and loaded and I never miss I’m onto your game and I’m laying the blame and I’m adding’ your name to my Blacklist You shoulda thought twice 'cause your playing with your life, you must have some sort of deathwish I haven’t any doubt that your time has run out ‘cause I’ve added your name to my Blacklist <text:s/>For all the shit you talk, you’ve never walked the walk, all you do is run and hide Slander me, slag me, you’d better body bag me, I’m not a man you should deride I’ve heard everything, all your mudslinging, you better run, as fast as you can Take you out, write you off, are you brave enough to stand up and fight like a man? <text:s/>You’d better start running 'cause you know that I’m coming, cocked and loaded and I never miss I’m onto your game and I’m laying the blame and I’m adding’ your name to my Blacklist You shoulda thought twice 'cause your playing with your life, you must have some sort of deathwish I haven’t any doubt that your time has run out ‘cause I’ve added your name to my Blacklist <text:s/>I've added your name to my Blacklist I've added your name to my Blacklist I've added your name to my Blacklist <text:s/>I've added your name to my Blacklist I've added your name to my Blacklist I've added your name to my Blacklist I've added your name... to my Blacklist</text:p>
          </table:table-cell>
        </table:table-row>
        <table:table-row table:style-name="ro8">
          <table:table-cell office:value-type="string" calcext:value-type="string">
            <text:p>Kreator – Pleasure to Kill</text:p>
          </table:table-cell>
          <table:table-cell office:value-type="string" calcext:value-type="string">
            <text:p>Day turns to night as I rise from my grave, black was the hole were I laid Stalking the city to seek out your blood, I love when it showers from my blade Your body is so pretty but how will it look when my perverted lust is stilled? No one to save you, no parents or friends because they've already got killed <text:s/>My only aim is to take many lives, the more the better I feel My only pleasure is to hear many cries from those tortured by my steel The colour of your blood from your open body is all I wanted to see Tasting the blood from your lips as you die means satisfaction to me <text:s/>Pleasure to kill <text:s/>Hear my heartbeat as you see me upon you, tears in your eyes I do not care Listen now to the motor of my chainsaw, open your eyes don't be scared Look into my eyes, do you see any love? The only thing is agony Now I can't wait to give you the good pain, die now and be free <text:s/>My only aim is to take many lives, the more the better I feel My only pleasure is to hear many cries from those tortured by my steel The colour of your blood from your open body is all I wanted to see Tasting the blood from your lips as you die means satisfaction to me <text:s/>Pleasure to kill <text:s/>Now that my mission is done, your body forgotten has been killed I return to the cemetery and my bloodlust is stilled My coffin is open for me, I lay down and rest Nothing will set me free and so I kill until excess <text:s/>Day turns to night as I rise from my grave, black was the hole where I laid Stalking the city to seek out your blood, I love when it showers from my blade Your body is so pretty but how will it look when my perverted lust is stilled? No one to save you, no parents or friends because they've already got killed <text:s/>My only aim is to take many lives, the more the better I feel My only pleasure is to hear many cries from those tortured by my steel The colour of your blood from your open body is all I wanted to see Tasting the blood from your lips as you die means satisfaction to me <text:s/>Pleasure to kill</text:p>
          </table:table-cell>
        </table:table-row>
        <table:table-row table:style-name="ro8">
          <table:table-cell office:value-type="string" calcext:value-type="string">
            <text:p>Megadeth – Tornado of Souls</text:p>
          </table:table-cell>
          <table:table-cell office:value-type="string" calcext:value-type="string">
            <text:p>This morning I made the call The one that ends it all Hanging up, I wanted to cry But dammit, this well's gone dry <text:s/>Not for the money, not for the fame Not for the power, just no more games <text:s/>But now I'm safe in the eye of the tornado I can't replace the lies, that let a 1000 days go No more living trapped inside In her way I'll surely die In the eye of the tornado, blow me away <text:s/>You'll grow to loathe my name You'll hate me just the same You won't need your breath And soon you'll meet your death <text:s/>Not from the years, not from the use Not from the tears, just self abuse <text:s/>But now I'm safe in the eye of the tornado I can't replace the lies, that let a 1000 days go No more living trapped inside In her way I'll surely die In the eye of the tornado, blow me away <text:s/>Who's to say, what's for me to say Who's to say, what's for me to be Who's to say, what's for me to do Cause a big nothing it'll be for me <text:s/>The land of opportunity The golden chance for me My future looks so bright Now I think I've seen the light <text:s/>Can't say what's on my mind Can't do what I really feel In this bed I made for me Is where I sleep, I really feel <text:s/>I warn you of the fate Proven true to late Your tongue twist perverse Come drink now of this curse And now I fill your brain I spin you round again My poison fills your head As I tuck you into bed <text:s/>You feel my fingertips You won't forget my lips You'll feel my cold breath It's the kiss of death</text:p>
          </table:table-cell>
        </table:table-row>
        <table:table-row table:style-name="ro8">
          <table:table-cell office:value-type="string" calcext:value-type="string">
            <text:p>Metallica – Whiplash</text:p>
          </table:table-cell>
          <table:table-cell office:value-type="string" calcext:value-type="string">
            <text:p>Late at night all systems go, you’ve come to see the show We do our best, you’re the rest, you make it real, you know? There’s a feeling deep inside that drives you fucking mad A feeling of a hammerhead, you need it oh so bad <text:s/>Adrenaline starts to flow You’re thrashing all around Acting like a maniac Whiplash! <text:s/>Bang your head against the stage like you never did before Make it ring, make it bleed, make it really sore In a frenzied madness with your leather and your spikes Heads are bobbing all around, it’s hot as Hell tonight <text:s/>Adrenaline starts to flow You’re thrashing all around Acting like a maniac Whiplash! <text:s/>Here on the stage the Marshal noise is piercing through your ears It kicks your ass, kick your face, exploding feeling nears Now is the time to let it rip, to let it fucking loose We’re gathered here to maim and kill ‘cause this is what we choose <text:s/>Adrenaline starts to flow You’re thrashing all around Acting like a maniac <text:s/>Here we go! <text:s/>Whiplash! <text:s/>The show is through, the metal is gone, it’s time to hit the road Another town, another gig, again we will explode Hotel rooms and motorways, life out here is raw We’ll never stop, we’ll never quit ‘cause we’re Metallica <text:s/>Adrenaline starts to flow You’re thrashing all around Acting like a maniac <text:s/>Woah! Woah!</text:p>
          </table:table-cell>
        </table:table-row>
        <table:table-row table:style-name="ro8">
          <table:table-cell office:value-type="string" calcext:value-type="string">
            <text:p>Morbid Saint – Lock Up Your Children</text:p>
          </table:table-cell>
          <table:table-cell office:value-type="string" calcext:value-type="string">
            <text:p>Lock 'em up, very tight Left alone, in the night Darkest dreams, we will paint In the minds, of the saint <text:s/>Lock up your children From Destruction found Lurking in their minds The pain starts to pound <text:s/>When at last, they awake All sanity, we will take Tortured souls, as they fell Subject to, this living hell</text:p>
          </table:table-cell>
        </table:table-row>
        <table:table-row table:style-name="ro8">
          <table:table-cell office:value-type="string" calcext:value-type="string">
            <text:p>Mortuary Drape – Primordial</text:p>
          </table:table-cell>
          <table:table-cell office:value-type="string" calcext:value-type="string">
            <text:p>Destroy the church of the priest - rising the heathens Proclaming of the mercy damaging the instinct of man Fuck the nun and kill the priest - I spit on their message <text:s/>In capitalism rule pope and state are united They are the masters of this world deceding on our life What it means rebellion if I'm not in the dogma I'm proud to walk and let down in the dark <text:s/>Wild and free, primordial Wild and free, primordial Wild and free, primordial Wild and free, primordial <text:s/>There is an animal in me which makes me strong A latent power calling bestiality The cult has been tormented but it survived in the time Wisdom of ancients manuscripts has been all burned <text:s/>Nature and purity were injured in nomine god Good and evil are in confront - relative concept Lucifer is the lord and bringer of light He is the brother of christ the pettifogger <text:s/>Wild and free, primordial Wild and free, primordial Wild and free, primordial Wild and free, primordial</text:p>
          </table:table-cell>
        </table:table-row>
        <table:table-row table:style-name="ro8">
          <table:table-cell office:value-type="string" calcext:value-type="string">
            <text:p>Overkill – Elimination</text:p>
          </table:table-cell>
          <table:table-cell office:value-type="string" calcext:value-type="string">
            <text:p>terminal, what disease told me too late what's this cough and wheeze fatal, you're shittin' me a second opinion is what I need laughin' in a windstorm blowin' all the cornstalks down cryin' in a funeral home forward my mail, six feet underground <text:s/>elimination elimination elimination elimination <text:s/>contagious, say why not not just me waitin' to rot painful, yeah I know it couldn't be easy when I had to go i'm yankin' on my plug and I can't seem to get it loose pullin' all the stops your ideals change. when you got nothing to loose. <text:s/>elimination elimination elimination elimination eliminate the right eliminate the wrong eliminate the weak eliminate the strong eliminate your feelings eliminate too late eliminate the hope eliminate, eliminate <text:s/>if I had just one more day i'd turn it all around i'd make a play of good, clean livin' and dig me out of the ground and if I had just one more day i'd say it to your face pull the plug on everyone eliminate this race. we want to cure and we want it now. reissue hope we don't care how you're makin' a mess diseasin' a nation runaway train to elimination <text:s/>hopeless there's no doubt set on a slow burn from the inside out carefully say what for last one out closes the coffin door spendin' all you saved and wishin' for a little more if i'm lookin' at the ceilin' then I must be layin' on the floor. <text:s/>elimination elimination elimination elimination <text:s/>terminal, what disease told me too late what's this cough and wheeze fatal... you're shittin' me a second opinion there's gotta be laughin' at the epidemic something is going around crying at the epidemic pullin' on nails, six feet underground. <text:s/>elimination elimination elimination elimination eliminate the right eliminate the wrong eliminate the weak eliminate the strong eliminate your feelings eliminate too late eliminate the hope eliminate, eliminate</text:p>
          </table:table-cell>
        </table:table-row>
        <table:table-row table:style-name="ro8">
          <table:table-cell office:value-type="string" calcext:value-type="string">
            <text:p>Protector – Mortuary Nightmare</text:p>
          </table:table-cell>
          <table:table-cell office:value-type="string" calcext:value-type="string">
            <text:p>Certain a nightmare Has you inprisoned, you can not wake Terrible blackness Nothing at all to be seen Suffering - convulsion Trembling bones - insanity <text:s text:c="2"/>Crying out Pain is just a preacher from the dark Physical blow Dreadful fear has overcome the soul <text:s text:c="2"/>Flame spat out into the rainy night Walls transformed in mind to bloody creatures Loneliness surrounds the dying victim Clouds of death announce the end of life <text:s text:c="2"/>It seemed to be a mortuary <text:s text:c="2"/>Death condemned us all Into a strange dimension <text:s text:c="2"/>We live to be mortality We all shall die and then we'll fly <text:s text:c="3"/>Mortuary nightmare Mortuary nightmare Mortuary nightmare <text:s text:c="2"/>Certain a nightmare Has you inprisoned, you can not wake Terrible blackness Nothing at all to be seen Suffering - convulsion Trembling bones - insanity <text:s/>Mortuary nightmare Mortuary nightmare Mortuary nightmare <text:s text:c="2"/>Certain a nightmare Has you inprisoned, you can not wake Terrible blackness Nothing at all to be seen Suffering - convulsion Trembling bones - insanity <text:s/>Crying out Pain is just a preacher from the dark Physical blow Dreadful fear has overcome the soul</text:p>
          </table:table-cell>
        </table:table-row>
        <table:table-row table:style-name="ro8">
          <table:table-cell office:value-type="string" calcext:value-type="string">
            <text:p>Razor – Take this torch</text:p>
          </table:table-cell>
          <table:table-cell office:value-type="string" calcext:value-type="string">
            <text:p>Searching in the darkness, searching for the light Looking to the darkness, putting up a fight Iron chains surround you, you try to make a run Someone near has found you, and now you see the sun <text:s/>Bright lights, now you can see where you are Far, out in the universe Now, you, try to escape from this spot Hot, ready or not <text:s/>Take this torch <text:s/>Feel the white hot metal, feel it burn your skin Experience the torture, pay for all your sins Taken to the stairwell, taken to a cell Scorches all your body, taste the wrath of hell</text:p>
          </table:table-cell>
        </table:table-row>
        <table:table-row table:style-name="ro8">
          <table:table-cell office:value-type="string" calcext:value-type="string">
            <text:p>Slayer – Angel of Death</text:p>
          </table:table-cell>
          <table:table-cell office:value-type="string" calcext:value-type="string">
            <text:p>Auschwitz, the meaning of pain The way that I want you to die Slow death, immense decay Showers that cleanse you of your life <text:s/>Forced in Like cattle You run Stripped of Your life's worth Human mice, for the angel of death Four hundred thousand more to die Angel of death Monarch to the kingdom of the dead <text:s/>Sadistic, surgeon of demise Sadist of the noblest blood Destroying, without mercy To benefit the Aryan race Surgery, with no anesthesia Feel the knife pierce you intensely Inferior, no use to mankind Strapped down screaming out to die <text:s/>Angel of death <text:s/>Monarch to the kingdom of the dead Infamous butcher, <text:s/>Angel of death <text:s/>Pumped with fluid, inside your brain Pressure in your skull begins pushing through your eyes Burning flesh, drips away Test of heat burns your skin, your mind starts to boil Frigid cold, cracks your limbs How long can you last in this frozen water burial? Sewn together, joining heads Just a matter of time 'til you rip yourselves apart <text:s/>Millions laid out in their crowded tombs Sickening ways to achieve the holocaust <text:s/>Seas of blood, bury life Smell your death as it burns Deep inside of you Abacinate, eyes that bleed Praying for the end of your wide awake nightmare Wings of pain, reach out for you His face of death staring down, Your blood running cold Injecting cells, dying eyes Feeding on the screams of the mutants he's creating <text:s/>Pathetic harmless victims Left to die Rancid angel of death Flying free Angel of death <text:s/>Monarch to the kingdom of the dead Infamous butcher, <text:s/>Angel of death <text:s/>Angel of death</text:p>
          </table:table-cell>
        </table:table-row>
        <table:table-row table:style-name="ro8">
          <table:table-cell office:value-type="string" calcext:value-type="string">
            <text:p>Sodom – Agent Orange</text:p>
          </table:table-cell>
          <table:table-cell office:value-type="string" calcext:value-type="string">
            <text:p>Operation Ranch Hand Spray down the death Down on their farms Assault against the population Suppress by military arms Only you prevent the forest Legalize the war They are deprived of their power Eradication without law <text:s/>Agent Orange Agent Orange Agent Orange A fire that doesn't burn <text:s/>All the marks erased long ago Scars are healed up Cancer creeps into their innocent souls Memorials of flesh and blood Have survived unlawfully punished Poisoned till the end of their lives Physical deformity What medicine will help? Still births will rise <text:s/>Agent Orange Agent Orange Agent Orange A fire that doesn't burn <text:s/>Grieved weak hearts are crying Waiting for the end In this condition they are dying Newborns of the damned Preserved in test tubes for generations Vicious circle of transmission There's no way for reparations Must live with chemical agent called <text:s/>Agent Orange Agent Orange Agent Orange A fire that doesn't burn <text:s/>Agent Orange... burn Agent Orange... burn Agent Orange... burn</text:p>
          </table:table-cell>
        </table:table-row>
        <table:table-row table:style-name="ro8">
          <table:table-cell office:value-type="string" calcext:value-type="string">
            <text:p>Tankard – Need Money For Beer</text:p>
          </table:table-cell>
          <table:table-cell office:value-type="string" calcext:value-type="string">
            <text:p>I was born in beer, my object of lust But got no money, still drink I must I search my pockets, and what do I find useless cleenex to wipe my behind I need a Goddamn brew, that´s why I´ve come to you <text:s/>Refrain: You bastard, I hate you I kill you, you can lick my butt So pious and gracious Intention isn´t very clear You bastard, still hate you Need money for a fucking beer <text:s/>You´ve got the cash, so give it to me Dig in your Wallet and set me free Expect no thanks, you can kiss my ass I´ll ball your girlfriend and cum with class <text:s/>I need a Goddamn brew, that´s why I´ve come to you <text:s/>Refrain: You bastard, I hate you I kill you, you can lick my butt So pious and gracious Intention isn´t very clear You bastard, still hate you Need money for a fucking beer <text:s/>Refrain: You bastard, I hate you I kill you, you can lick my butt <text:s/>You bastard, still hate you Need money for a fucking beer <text:s/>I was born in beer, my object of lust But got no money, still drink I must I search my pockets, and what do I find useless cleenex to wipe my behind <text:s/>Refrain: You bastard, I hate you I kill you, you can lick my butt So pious and gracious Intention isn´t very clear You bastard, still hate you Need money for a fucking beer</text:p>
          </table:table-cell>
        </table:table-row>
        <table:table-row table:style-name="ro8">
          <table:table-cell office:value-type="string" calcext:value-type="string">
            <text:p>Celtic Frost – Circle of the Tyrants</text:p>
          </table:table-cell>
          <table:table-cell office:value-type="string" calcext:value-type="string">
            <text:p>After the battle is over And the sands drunken the blood All what there remains Is the bitterness of delusion <text:s/>The immortality of the gods Sits at their side As they leave the walls behind To reach the jewels gleam <text:s/>The days have come When the steel will rule And upon his head A crown of gold <text:s/>Your hand wields the might The tyrant's the precursor You carry the will As the morning is near <text:s/>I sing the ballads Of victory and defeat I hear the tales Of frozen mystery <text:s/>The new kingdoms rise By the circle of the tyrants In the land of darkness The warrior, that was me Grotesque glory None will ever see them fall And hunts and war Are like everlasting shadows <text:s/>Where the winds cannot reach The tyrant's might was born And often I look back With tears in my eyes Grotesque glory None will ever see them fall And hunts and wars Are like everlasting shadows</text:p>
          </table:table-cell>
        </table:table-row>
        <table:table-row table:style-name="ro8">
          <table:table-cell office:value-type="string" calcext:value-type="string">
            <text:p>Vio-lence – Eternal Nightmare</text:p>
          </table:table-cell>
          <table:table-cell office:value-type="string" calcext:value-type="string">
            <text:p>Reality slipping and your mind is caving in Submitting to the web that you constantly spin It’s over the edge with the straightjacket on It’s dragging you down to the world you belong <text:s/>The hell in your mind that you will always see A nightmare of terror, planted eternally Dead space in your head, there can be no escape Reality you see, an image, just a fake <text:s/>Insomnia drives, drives you out of your head Don’t lose consciousness while lying in bed Looking in from the outside and tightening your grip Death sickening laughter that’s beginning to rip <text:s/>Your eyelids fall and they take you again Eternal nightmare and your horror begins Your head is filled with nothing but fear It has you locked down, comatose is here <text:s/>I’ve drank the blood that dead souls have cried I cursed the devil then watched him die I’m the one that the sinners seek Well I’m your master, now don’t you see <text:s/>I’ve drank the blood that dead souls have cried I cursed the devil then watched him die I’m the one that the sinners seek Well I’m your master, now don’t you see <text:s/>Now to you I come, a calling Reaching for your mind I’m drawing Thoughts of freedom, see them crawling Eternal nightmare, I’m clawing <text:s/>So next time that you fall asleep And let your thought start running deep Remember you’re the ones I choose Eternal nightmare, I never lose <text:s/>Calling You come a calling My laughter’s mauling Eternally I rule your mind <text:s/>Constricting Your thoughts constricting Your mind is sickening And they’re the ones I loved to feed on the most of all!</text:p>
          </table:table-cell>
        </table:table-row>
      </table:table>
      <table:table table:name="war_black_death" table:style-name="ta1">
        <table:table-column table:style-name="co7" table:default-cell-style-name="Default"/>
        <table:table-column table:style-name="co6" table:default-cell-style-name="Default"/>
        <table:table-column table:style-name="co4" table:number-columns-repeated="16382" table:default-cell-style-name="Default"/>
        <table:table-row table:style-name="ro8">
          <table:table-cell table:style-name="ce28" office:value-type="string" calcext:value-type="string">
            <text:p>File</text:p>
          </table:table-cell>
          <table:table-cell table:style-name="ce28" office:value-type="string" calcext:value-type="string">
            <text:p>Lyrics</text:p>
          </table:table-cell>
          <table:table-cell table:number-columns-repeated="16382"/>
        </table:table-row>
        <table:table-row table:style-name="ro8">
          <table:table-cell office:value-type="string" calcext:value-type="string">
            <text:p>Archgoat - Nuns, Cunts &amp; Darkness</text:p>
          </table:table-cell>
          <table:table-cell office:value-type="string" calcext:value-type="string">
            <text:p>Christ's Brides wide proclaim, Ruin through your Savior slain, God's Peace now obscured, Smothered by the Light of the Night. <text:s/>Praise and adore, With Darkness revel, Fall of Pureness, The great Profanation. <text:s/>NUNS, CUNTS &amp; DARKNESS. <text:s/>The Whores now wear the Crown, Their Halos adorned with Sin, Unveiling Their Eternal Flowers, Mount the Form Divine. <text:s/>Open up Your Angelic Mouth, That sang the Christ's Hymns, Eat the Snake of Wisdom, Swallow the Nectar of Rebellion.</text:p>
          </table:table-cell>
          <table:table-cell table:number-columns-repeated="16382"/>
        </table:table-row>
        <table:table-row table:style-name="ro8">
          <table:table-cell office:value-type="string" calcext:value-type="string">
            <text:p>Beherit – Down There</text:p>
          </table:table-cell>
          <table:table-cell office:value-type="string" calcext:value-type="string">
            <text:p>...Oh, hear the thunder Hear the voices Hear the noise from hell Demons, devils, dark spirits From church horror tales The hordes of dead roar... <text:s/>To down there Where chaos prevails Down there Where fallen souls revive Down there... Underground Down there... <text:s/>Oh, veils of death A pace from death The land of demonic fear Fear is real That I feel In this eternal night</text:p>
          </table:table-cell>
          <table:table-cell table:number-columns-repeated="16382"/>
        </table:table-row>
        <table:table-row table:style-name="ro8">
          <table:table-cell office:value-type="string" calcext:value-type="string">
            <text:p>Bestial Warlust – Heathens</text:p>
          </table:table-cell>
          <table:table-cell office:value-type="string" calcext:value-type="string">
            <text:p>Air is frozen the leaves are dead The moon is full, darkness enshrouds the light Fire is ablaze, the ancient ones are here Streams run black, the sword drips blood <text:s/>Fires ablaze, streams run black, sword drips blood Witches, demons, sluts Lustful sluts with juiced up cunts, getting fucked Drinking poisoned wine <text:s/>Dancing orgastically in a form of possession Draped in robes drinking the juice of vein The chalice lies upon the ceremonial stone Unfortunate soul hooked from the uterus <text:s/>Swinging in the, leafless tree in pain Masked supremacy, rises his chalice high The congregation, falls to case <text:s/>With her eyes open, her head is raised high For all to see, celebrant drowned in red He plunges his jaws, in neck of whore Her swinging remains, are ripped from the tree <text:s/>Multiple orifices filled with phallus Suspended red menace raped to the core Congregants they derobe Acts of sodomy and perverse carnality <text:s/>Brought beyond this world, drinking poisoned wine Their ghastly shrieks echo through the forest All in great homage, to their unholy divine.</text:p>
          </table:table-cell>
          <table:table-cell table:number-columns-repeated="16382"/>
        </table:table-row>
        <table:table-row table:style-name="ro8">
          <table:table-cell office:value-type="string" calcext:value-type="string">
            <text:p>Black Witchery - Holocaustic Church Devastation</text:p>
          </table:table-cell>
          <table:table-cell office:value-type="string" calcext:value-type="string">
            <text:p>Blasphemous rage, victorious process of scarlet harvest Deity of weakness has fallen in shame Summoning of black death and holocaust Eternal blood order evoked Church devastation - upheaval command <text:s/>Baphomet commanding for death Invincible demoniac's call The eyes of the blackened goat - burning the minions of God <text:s/>Church devastation - Nazarene's holocaust Darkness attack commence scourging trinity's race Chaostorms of holy doom vitriolic rise Blasphemous hammer is crushing children of God</text:p>
          </table:table-cell>
          <table:table-cell table:number-columns-repeated="16382"/>
        </table:table-row>
        <table:table-row table:style-name="ro8">
          <table:table-cell office:value-type="string" calcext:value-type="string">
            <text:p>Blasphemophagher - Ritual of Disintegration</text:p>
          </table:table-cell>
          <table:table-cell office:value-type="string" calcext:value-type="string">
            <text:p>Irreversible violent outgrowth Planetary devastation unleashed <text:s/>Ritual of Disintegration <text:s/>Nuclear burning and core collapse proceed Stellar graveyards arise out of the abyss <text:s/>Abysmal death Descend on earth Devouring mass Degenerate <text:s/>Maze of annihilation Ritual of Disintegration <text:s/>Quantum fluctuation of the vacuum Evaporation of black holes Space-time dragging Warp amalgamation Gamma ray burst</text:p>
          </table:table-cell>
          <table:table-cell table:number-columns-repeated="16382"/>
        </table:table-row>
        <table:table-row table:style-name="ro8">
          <table:table-cell office:value-type="string" calcext:value-type="string">
            <text:p>Blasphemy – Fallen Angel of Doom</text:p>
          </table:table-cell>
          <table:table-cell office:value-type="string" calcext:value-type="string">
            <text:p>Cursed soul bred by the fallen angel of doom will return Beyond the blackened burning skies 7th trumpeteer awakened by eternal eclipse and low tide Voices from the grave on shore were heard Sacrificial rites damnation impurity Whispered by the wind of the Sun All mighty 7th lord of evil The fallen angel of doom shall feed all trumpeteers Blood on command crucifixions now burning [repeat] Reverend of Hades preacher of the dark Blessed by the savior preparing for the ceremonial rites Desolation, desecration, restrictions are told Deterioration of the mind and dead souls Angel of doom 7th trumpeteer awakened Devotement of the angels and trumpets in one womb Reverend of Hades preacher of the dark Blessed by the savior preparing for the ceremonial rites</text:p>
          </table:table-cell>
          <table:table-cell table:number-columns-repeated="16382"/>
        </table:table-row>
        <table:table-row table:style-name="ro8">
          <table:table-cell office:value-type="string" calcext:value-type="string">
            <text:p>Conqueror – Infinite Majesty</text:p>
          </table:table-cell>
          <table:table-cell office:value-type="string" calcext:value-type="string">
            <text:p>Breathe the foul breath of voracity Mist of heathendom under my control Mephitic winds poison the air A pungent haze blankets eternity</text:p>
          </table:table-cell>
          <table:table-cell table:number-columns-repeated="16382"/>
        </table:table-row>
        <table:table-row table:style-name="ro8">
          <table:table-cell office:value-type="string" calcext:value-type="string">
            <text:p>Death Worship – Holocaust Altar</text:p>
          </table:table-cell>
          <table:table-cell office:value-type="string" calcext:value-type="string">
            <text:p>Death's dominion power growing stronger Warfare pain demonic curse destroying Higher man transcends into awakening A savage cull awaits the feeble weak Death camp becomes temple Execution rites Genocidal ritual Extermination mass Iconoclast engulfs the earth in hatred Cloaked in darkness fallen angel reigns Kneel before our altar of destruction Accept death and let our cult prevail Holocaust altar Tyrannical regime The chants of death's judgements Monuments of horror Built upon the graves of man Disciples of doom Cleansing through force Worship of the altar of the Systematic death Holocaust altar</text:p>
          </table:table-cell>
          <table:table-cell table:number-columns-repeated="16382"/>
        </table:table-row>
        <table:table-row table:style-name="ro8">
          <table:table-cell office:value-type="string" calcext:value-type="string">
            <text:p>Diocletian – Werewolf Directive</text:p>
          </table:table-cell>
          <table:table-cell office:value-type="string" calcext:value-type="string">
            <text:p>Progeny of Europa Raised by a father most dire Fashion tomorrow in the forge of sacrifice So that we may live beyond today A brotherhood intimate with death That only battle can assuage <text:s/>Men among the ruins shackled to a corpse The old world is one foot in the grave Encircled by torment morbid sustenance The new world by mammon enslaved <text:s/>Progeny of Europa Successors of struggle and pride The rider of blood from the past now bleeds White are the wolves that conquer the ages And white are the bleached bones of our foes Whirlwind descent into the maelstrom Long is the journey that leads <text:s/>Today this day Is created the Werewolf and cast off the man In an era where downfall is sacrosanct We shall not fall prey to this decline Witness the throes of an epoch at its zenith Uphold triumphant the standards of truth Streaming eternal back in time Arise Progeny of Europa The rider of blood from the past now bleeds Progeny of Europa Long is the journey that leads</text:p>
          </table:table-cell>
          <table:table-cell table:number-columns-repeated="16382"/>
        </table:table-row>
        <table:table-row table:style-name="ro8">
          <table:table-cell office:value-type="string" calcext:value-type="string">
            <text:p>Goatpenis - Glorious Immoral Carnage</text:p>
          </table:table-cell>
          <table:table-cell office:value-type="string" calcext:value-type="string">
            <text:p>Bombs are burning on your cold back Waiting for the next assault Gods of war decides over this game Shadows of a nuclear reality Is filling the sky full of sick souls It means the immoral carnage Without a single scream the humanity Dies from a hateful battle Hear the armies ride and kill Drains the cold blood in the thin sand Laughter of their incredible pride Dramas of the war that's what we pray <text:s/>Melting leads from the demoniacal launch Distorted minds are filled with fire revolution The noise of carnage scorching from the missiles torrid stench Rotted life lay forever refinery fire Your crime verdict is to boil in hell War sentence of the rawest shape To be left dying carcass ripped and torn Soldiers will be the last ones standing Conquer unfaithful take more and more ground <text:s/>War metal machinery massacre assault It is what they fear Destruction and death to all book cultures A thousand bodies all in a pile mausoleum Brutal wipe out we will settle for Start killing till there are no more existence Get your clips let's go have some sadistic fun Nothing better than zombies on the run <text:s/>The bombs are burning on your cold back Waiting for next assault Gods of War decides over this game Shadows of nuclear reality Is filling the sky sicks souls This is the immoral carnage... immoral carnage... carnage</text:p>
          </table:table-cell>
          <table:table-cell table:number-columns-repeated="16382"/>
        </table:table-row>
        <table:table-row table:style-name="ro8">
          <table:table-cell office:value-type="string" calcext:value-type="string">
            <text:p>Impiety – Christfuckingchrist</text:p>
          </table:table-cell>
          <table:table-cell office:value-type="string" calcext:value-type="string">
            <text:p>Legions of fury Open fire Demonic hatred Infernal desire Crushing, fucking, killing, destroying Comes the necro genocidal wrath Tearing wings off angels Beheading the holy son Blasphemies profoundly piercing Through the heart Daemonic hordes march grim and proud Weilding high bloodied blades Unveil the kommand to slay and kill Kill for kommand! Hordes of god, you've fought to die Arranging corpses upon my altar Unhallowed offering to exalted one <text:s/>Descending blasphemous deliverance, in the sign of the aftermath... The conquering Hell's bestial warfare <text:s/>I am the beast, that revolves round your soul Every creation and man must die Heavenly realms crushed by fire and stone Armed and ready to launch the attack Writhing angels wingless they fall I grimly smile slaying one by one Summoned wardaemons deliver all blows Devouring all in sight and around <text:s/>Christfuckingchrist Damnation rides burning shadows We invert your hordes and crush your feeble Christfuckingchrist Hordes of god, you'll only die Arranging corpses upon my altar, an eternal offering To exalted one... Abominate, eternal war and hate A vision so twisted and uncontrolled Into a reality, my legions fight End now... this fucking cunt who lied and envisioned a promised hell We drink his blood and stand, invicible Tyrants of death The end Your dead lord was a whore</text:p>
          </table:table-cell>
          <table:table-cell table:number-columns-repeated="16382"/>
        </table:table-row>
        <table:table-row table:style-name="ro8">
          <table:table-cell office:value-type="string" calcext:value-type="string">
            <text:p>Kapala - Martial Dominance</text:p>
          </table:table-cell>
          <table:table-cell office:value-type="string" calcext:value-type="string">
            <text:p>Our razor whips now break Their slaving spines <text:s/>They are fodder For the war machine What fate begotten <text:s/>Hear their screams Cacophonous belching of war <text:s/>Pulsing genocidal intent laid down Shivering masses are burnt alive <text:s/>Nothing will remain Only the echoes of infernal torment</text:p>
          </table:table-cell>
          <table:table-cell table:number-columns-repeated="16382"/>
        </table:table-row>
        <table:table-row table:style-name="ro8">
          <table:table-cell office:value-type="string" calcext:value-type="string">
            <text:p>Nuclearhammer - Multi-Dimensional Prism of Black Hatred</text:p>
          </table:table-cell>
          <table:table-cell office:value-type="string" calcext:value-type="string">
            <text:p>Spiraling cosmic chaos void Plex of blackness born from blood Hatred directed by our will Channeled into the universe <text:s/>Transcendent path into darkness Field of hatred beyond the stars unconscious frequency now unleashed Devouring the planet earth <text:s/>Multidimensional hateful purge Folds back time into itself Black vortex implodes the surge Forever annihilating the earth <text:s/>Occult does our power destroy reality Manifesting the birth of a new destiny As stars collide devouring each other ASCEND DO WE NOW INTO INFINITE ORDER!</text:p>
          </table:table-cell>
          <table:table-cell table:number-columns-repeated="16382"/>
        </table:table-row>
        <table:table-row table:style-name="ro8">
          <table:table-cell office:value-type="string" calcext:value-type="string">
            <text:p>Proclamation - Messiah of Darkness and Impurity</text:p>
          </table:table-cell>
          <table:table-cell office:value-type="string" calcext:value-type="string">
            <text:p>Born under the thunderstorm of war Baptized in blood of mutilated angels Young of a Jackal - Creature from Hell Ridding the Wings... OF DARKNESS AND IMPURITY <text:s/>Infernal Master of Hades - Antichrist Tyrant of Armaggeddon - Demoniac youth Prophet of Doom - The coming is near Birth of the Emperor - Black Omen is done <text:s/>Over the mountain of Sion - He stays triumphant In front of the damned with the Black Mark Praying satanic verses backwards Desecrate the altar of martyr's souls <text:s/>Impious Sabbat consecrated in profanation Words of blasphemy in obscene mouths Witches perform the rites of carnality To the eternal glory of Satan's son <text:s/>Impaled saints bleeding and burning at holocaust Nuns and priests of Jeovah hanging in dead trees Child of the Devil vomits over the golden throne Saviour of the slaves - Christ falling on his knees <text:s/>MESSIAH OF DARKNESS AND IMPURITY <text:s/>MESSIAH <text:s/>Impious Sabbat consecrated in profanation Words of blasphemy in obscene mouths Witches perform the rites of carnality To the eternal glory of Satan's son</text:p>
          </table:table-cell>
          <table:table-cell table:number-columns-repeated="16382"/>
        </table:table-row>
        <table:table-row table:style-name="ro8">
          <table:table-cell office:value-type="string" calcext:value-type="string">
            <text:p>Abysmal Lord – Exaltation of the Infernal Cabal</text:p>
          </table:table-cell>
          <table:table-cell office:value-type="string" calcext:value-type="string">
            <text:p>When the angel fell he became Devil. Other Fallen Angels, demons with Him. In their chosen alienation from god. See this holy massacre. Separation. From this ruin he will rise to wage the final war to extermination. World without end. He will make his dominion eternal. Forever From cthonic dwelling. Focusing of power. Blackest meditation. Fraternal filth. In their chosen alienation from god. See this holy massacre. Separation. You will hear the truth dripped from serpent tongues. Illuminated by fire. Bathed in holy blood. He will make his dominion eternal. Forever. EXALTATION OF THE INFERNAL CABAL. Priest is slayed. Drink his blood. Evil laughter. Forging scythe in blackened tombs, sacrifice. Blood moon rise. Mystifier's sinful aim. Christ will fail. Stop at nothing, raise the dead. EXALTATION OF THE INFERNAL CABAL. Resurrection of our cruel Lord</text:p>
          </table:table-cell>
          <table:table-cell table:number-columns-repeated="16382"/>
        </table:table-row>
        <table:table-row table:style-name="ro8">
          <table:table-cell office:value-type="string" calcext:value-type="string">
            <text:p>Heresiarch – Iron Harvest</text:p>
          </table:table-cell>
          <table:table-cell office:value-type="string" calcext:value-type="string">
            <text:p>Born of a world, in endless conflict Lineage of scorn, perpetuates struggle In wake of carnage, abomination harvested <text:s/>Inexorable offensive, seizes vanquished sapience, in helotry Stifled amongst gnarled edifices of blood and sinew, exultance of carnage Sanguine beasts of slaughter pressing onwards, harrowed flesh and soil Mechanised armaments of industrial extermination, yield the fruits of conquest <text:s/>Death as duty, war as existence Inevitable, mankind’s extinction…. <text:s/>Scourges of terror Advance on iron cavalcades <text:s/>STRIKE! <text:s text:c="2"/>In the 36th year of the millennium, a paradigm had shifted A new method of warfare emerged, death automation… <text:s/>No poetic name exists, for the wholesale murder of nations 30 years of slaughter, piled gristly across all continents <text:s/>An age of steel, reaves flesh from bone Meat to feed, the hounds of war Charnel reaping, fuels the furnaces <text:s/>Carrion reaping for an iron harvest Sanguine beasts of slaughter grind onwards…</text:p>
          </table:table-cell>
          <table:table-cell table:number-columns-repeated="16382"/>
        </table:table-row>
        <table:table-row table:style-name="ro8">
          <table:table-cell office:value-type="string" calcext:value-type="string">
            <text:p>Revenge - Flashpoint Heretic (Flame Thrown)</text:p>
          </table:table-cell>
          <table:table-cell office:value-type="string" calcext:value-type="string">
            <text:p>Torture, dying. Screaming in pain, agony Terror is flowing beyond, final penalty Communication reveals termination of affiliation Suffocating regret, resolution is your only escape</text:p>
          </table:table-cell>
          <table:table-cell table:number-columns-repeated="16382"/>
        </table:table-row>
        <table:table-row table:style-name="ro8">
          <table:table-cell office:value-type="string" calcext:value-type="string">
            <text:p>Sadistik Exekution – Suspiral</text:p>
          </table:table-cell>
          <table:table-cell office:value-type="string" calcext:value-type="string">
            <text:p>Night of the dark, The black raven hark, Sleep falls within. Whaarr!!!!! Curling and twisting, The torture persisting, Dreams taking hold. Whaarr!!!!! Bed turns to crypt, Tears start to drip, My body to shake. Whaarr!!!!! Sending my mind into Turmoil and pain! "I will have you!", Suspiral says to me! Shocking fear, Travel through my head Waking up in White coffin dead Awaken in fright In darkness of night Dreadfully wrong My sanity's gone Spiral gateway is Turning red Electric light travels Through my head Cry out in silence Brainstorm of violence Head by nail Drive the nail Nail!!!! Hammer!!!! Nail!!!! Hammer!!!! Nail!!!! Hammer!!!!</text:p>
          </table:table-cell>
          <table:table-cell table:number-columns-repeated="16382"/>
        </table:table-row>
        <table:table-row table:style-name="ro3">
          <table:table-cell table:style-name="ce41" office:value-type="string" calcext:value-type="string">
            <text:p>Antediluvian - Winged Ascent unto the Twelve Runed Solar Anus</text:p>
          </table:table-cell>
          <table:table-cell office:value-type="string" calcext:value-type="string">
            <text:p>Bell curve dome refraction Follow the ultra violet blaze Polar entry to the hidden earth Lemuria belches up her remains <text:s/>What was lost in the last great war Shall quickly be regained Battle on the anatomical fields Above as it is below <text:s/>Whips crack ecstatically And both hemispheres vibrate The crack is opening Around the solar hole <text:s/>Admonishment - Relinquishment <text:s/>In the stables of the father Hidden in plain sight The holy grail runneth over Horse piss and leather nails <text:s/>The physical proximity of heaven and hell It was always there inside The light at the end of the tunnel Agape between the thighs <text:s/>The destruction of the blind I became the watcher The burning eye of consciousness At the end of the body of the sky <text:s/>Admonishment – Relinquishment</text:p>
          </table:table-cell>
          <table:table-cell table:number-columns-repeated="16382"/>
        </table:table-row>
        <table:table-row table:style-name="ro8">
          <table:table-cell office:value-type="string" calcext:value-type="string">
            <text:p>Teitanblood - Seven Chalices of Vomit and Blood</text:p>
          </table:table-cell>
          <table:table-cell office:value-type="string" calcext:value-type="string">
            <text:p>Seven golden lamps of smokeless fire Seven seals of the Qliphotic depths Seven heads of the beast she rideth Seven letters for the names of God <text:s/>Hearken! Intoxicate thy blades Avatars of darkness and devastation Legions of dead spirits with blind eyes Follow the blind dog of dead eyes <text:s/>Commanded are thou harbingers of annihilation By the violent echo of the laughter of the extermination <text:s/>Lucifer's emerald fire of the splendorous flame of the Cherubim Ardour catharsis of zealot understanding the same unutterable will They are the destroyers, the bornless forever, who await our call <text:s/>Ia ... Glorious and loathsome - Thou angel of my redeeming ire Ia ... Abominable and furious - Thou angel of holy fury Ia ... Bestial and awe-inspiring - Thou angel of my forsaking wrath Ia ... Illuminating and sinister - Thou angel of my merciful rage <text:s text:c="2"/>Infernal watchtowers of the lower octave, mighty and terrifying among all! To thee ministers of the sword I attach, to thee fallen angel I conjure. Rise and murder, titanic firewielders! Ascend from down there. O' Azazel! Reaper of this empyrean massacre... <text:s/>Seven plagues unleashed Seven zonei destroyed Seven names of - erased Seven gifts from seven heads <text:s/>Seven Chalices of Vomit and Blood <text:s/>Immense clouds of draconic breath: light devourer Apophis The black Sun Hellstorm of blood... The heartbeats of the other side Whirlwind of Chaos and Darkness... Leviathan Danceth</text:p>
          </table:table-cell>
          <table:table-cell table:number-columns-repeated="16382"/>
        </table:table-row>
        <table:table-row table:style-name="ro8">
          <table:table-cell office:value-type="string" calcext:value-type="string">
            <text:p>Vassafor - Archeonauts Return</text:p>
          </table:table-cell>
          <table:table-cell office:value-type="string" calcext:value-type="string">
            <text:p>born form desolate tombs, o lord of the wastelands satanstorms ravish antiqued hearts <text:s/>a Solar Sapien(genus) satanacus galactica across the 30th parallel the test tube archeonaut sits locked in orbit, praeter destined the all seeing watcher awaits <text:s/>thy exaulted annihilator our immortal ancestors once ascended that same passage into thine flaming chariot through a veil of hanging gold dust the man outside time might once bask in thy glory let it so again....that i may be granted just one wish <text:s/>IAK XUL! great ones of the imperishable star your pantheon endures still....still! <text:s/>purge the filth what a wretch is man <text:s/>wheels of time turn slow 72 degrees til seperation every 52 years comes the opportunity.... ....to strike! <text:s/>strike arm the weapons! <text:s/>a missile of mercy the great equalizer none to be forgotten all will be one under the eternal winter embrace the universe scattered dust swept by cosmic winds as grains of sand sand on a shore earth shall return to the ether...a micron at a time <text:s/>violence is thy gift(every) 52 years now is the opportunity....to strike! <text:s/>purge the filth what a wretch is man a missile of mercy the great equalizer scatters the dust all shall be one under the eternal winter dismal angel of impurity ravager of the apocalyptic winds reclaim this decaying husk demon of the 4 wings cleanse this earth with righteous flame purge the filth....what a wretch is man ....o wretched man <text:s/>....remake this earth.... heralding a new age... the rebirth of the planet Satan</text:p>
          </table:table-cell>
          <table:table-cell table:number-columns-repeated="16382"/>
        </table:table-row>
        <table:table-row table:style-name="ro8">
          <table:table-cell table:style-name="ce37" office:value-type="string" calcext:value-type="string">
            <text:p>Sarcófago - I.N.R.I.</text:p>
          </table:table-cell>
          <table:table-cell table:style-name="ce36" office:value-type="string" calcext:value-type="string">
            <text:p>They say that you've born to the eternal kindness And that was conceived by divine grace That came to finish with the pervertion and evil And died on the cross to humanity save <text:s/>The pervertion and evil only start after you came Because you was only a crazy lier False saints were with you on your insanity And the more stupids believed on you <text:s/>Thieves and corrupts Now eleited priests They selled pieces Of cloth saying it were yours The chief of insanity Now is reigning at rome The pervertion and evil Only start after you came <text:s/>They say that you've born to the eternal kidness And that was conceived by divine grace That came to finish with the pervertion and evil And died on the cross to humanity save <text:s/>Fuck you, fuck you, fuck you Jesus Christ</text:p>
          </table:table-cell>
          <table:table-cell table:style-name="ce36" table:number-columns-repeated="16382"/>
        </table:table-row>
        <table:table-row table:style-name="ro8">
          <table:table-cell office:value-type="string" calcext:value-type="string">
            <text:p>Antichrist Siege Machine - Chaos Insignia</text:p>
          </table:table-cell>
          <table:table-cell office:value-type="string" calcext:value-type="string">
            <text:p>War widows, putrid stacks of bodies Grief settles upon the massacre None will endure, victorious impure Chaos insignia Satan's militia Bear arms to lord Trample bodies bullet wound Life ripped from their hands Greet death with open arms</text:p>
          </table:table-cell>
          <table:table-cell table:number-columns-repeated="16382"/>
        </table:table-row>
        <table:table-row table:style-name="ro8">
          <table:table-cell office:value-type="string" calcext:value-type="string">
            <text:p>Axis of Advance – Annihilation</text:p>
          </table:table-cell>
          <table:table-cell office:value-type="string" calcext:value-type="string">
            <text:p>Desperation has taken it's hold Tension like that of a vise Squeezing to death the very soul Of a man born to die in this hell Hostile impact slices through The collective conscious hope Grudges can't overcome the panic There is just no way to train against this <text:s/>Bloodthirst, lust for slaughter Words that lack meaning as you watch your brothers die Kneel before the furious gods of genocide Betrayal by the cunning regime Pray to die quickly Fooled into the heart of devastation Never to walk again - as a free man War is the cell you must endure forever <text:s/>Hell, boundless hell Ruins, the rumble of flames Gas, smoke, death and the horror Minds changed, never the same Images, nightmares, screaming, sweating Again and again <text:s/>No one survives the dawn of the blackest day Loyalty demands suicide, it is our time <text:s/>Hysterical at the sight of blood I fought as hard as I could And all i think is annihilation Rising up from the depths of the human soul Mankind has no control All the world thinks is annihilation Annihilation – fight!</text:p>
          </table:table-cell>
          <table:table-cell table:number-columns-repeated="16382"/>
        </table:table-row>
        <table:table-row table:style-name="ro8">
          <table:table-cell office:value-type="string" calcext:value-type="string">
            <text:p>Deiphago - Into the Eye of Satan</text:p>
          </table:table-cell>
          <table:table-cell office:value-type="string" calcext:value-type="string">
            <text:p>Thou Satan-Sun Satan, my lord The Open Eye Father of All Lust of the Goat Hail IAM <text:s/>O breathing Sun Exalted Devil The Secret Eye Whirl the wheel Lust of my soul Hail IAM <text:s/>Might Bornless One Dark mirror of death Phallic Dragon Serpent Might Art Thou <text:s/>Into the Eye of Satan Soul of all souls We come forth</text:p>
          </table:table-cell>
          <table:table-cell table:number-columns-repeated="16382"/>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UI" svg:font-family="'Noto Sans Arabic U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fr" fo:country="FR"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15P0" style:volatile="true">
      <number:currency-symbol/>
      <number:number number:decimal-places="0" number:min-decimal-places="0" number:min-integer-digits="1" number:grouping="true"/>
      <number:text> _)</number:text>
    </number:currency-style>
    <number:currency-style style:name="N115">
      <number:text>(</number:text>
      <number:currency-symbol/>
      <number:number number:decimal-places="0" number:min-decimal-places="0" number:min-integer-digits="1" number:grouping="true"/>
      <number:text>)</number:text>
      <style:map style:condition="value()&gt;=0" style:apply-style-name="N115P0"/>
    </number:currency-style>
    <number:currency-style style:name="N116P0" style:volatile="true">
      <number:currency-symbol/>
      <number:number number:decimal-places="0" number:min-decimal-places="0" number:min-integer-digits="1" number:grouping="true"/>
      <number:text> _)</number:text>
    </number:currency-style>
    <number:currency-style style:name="N116">
      <style:text-properties fo:color="#ff0000"/>
      <number:text>(</number:text>
      <number:currency-symbol/>
      <number:number number:decimal-places="0" number:min-decimal-places="0" number:min-integer-digits="1" number:grouping="true"/>
      <number:text>)</number:text>
      <style:map style:condition="value()&gt;=0" style:apply-style-name="N116P0"/>
    </number:currency-style>
    <number:currency-style style:name="N118P0" style:volatile="true">
      <number:currency-symbol/>
      <number:number number:decimal-places="2" number:min-decimal-places="2" number:min-integer-digits="1" number:grouping="true"/>
      <number:text> _)</number:text>
    </number:currency-style>
    <number:currency-style style:name="N118">
      <number:text>(</number:text>
      <number:currency-symbol/>
      <number:number number:decimal-places="2" number:min-decimal-places="2" number:min-integer-digits="1" number:grouping="true"/>
      <number:text>)</number:text>
      <style:map style:condition="value()&gt;=0" style:apply-style-name="N118P0"/>
    </number:currency-style>
    <number:currency-style style:name="N119P0" style:volatile="true">
      <number:currency-symbol/>
      <number:number number:decimal-places="2" number:min-decimal-places="2" number:min-integer-digits="1" number:grouping="true"/>
      <number:text> _)</number:text>
    </number:currency-style>
    <number:currency-style style:name="N119">
      <style:text-properties fo:color="#ff0000"/>
      <number:text>(</number:text>
      <number:currency-symbol/>
      <number:number number:decimal-places="2" number:min-decimal-places="2" number:min-integer-digits="1" number:grouping="true"/>
      <number:text>)</number:text>
      <style:map style:condition="value()&gt;=0" style:apply-style-name="N119P0"/>
    </number:currency-style>
    <number:date-style style:name="N120">
      <number:month/>
      <number:text>/</number:text>
      <number:day/>
      <number:text>/</number:text>
      <number:year number:style="long"/>
    </number:date-style>
    <number:date-style style:name="N121">
      <number:day/>
      <number:text>-</number:text>
      <number:month number:textual="true"/>
      <number:text>-</number:text>
      <number:year/>
    </number:date-style>
    <number:date-style style:name="N122">
      <number:day/>
      <number:text>-</number:text>
      <number:month number:textual="true"/>
    </number:date-style>
    <number:date-style style:name="N123">
      <number:month number:textual="true"/>
      <number:text>-</number:text>
      <number:year/>
    </number:date-style>
    <number:time-style style:name="N124">
      <number:hours/>
      <number:text>:</number:text>
      <number:minutes number:style="long"/>
      <number:text> </number:text>
      <number:am-pm/>
    </number:time-style>
    <number:time-style style:name="N125">
      <number:hours/>
      <number:text>:</number:text>
      <number:minutes number:style="long"/>
      <number:text>:</number:text>
      <number:seconds number:style="long"/>
      <number:text> </number:text>
      <number:am-pm/>
    </number:time-style>
    <number:time-style style:name="N126">
      <number:hours/>
      <number:text>:</number:text>
      <number:minutes number:style="long"/>
    </number:time-style>
    <number:time-style style:name="N127">
      <number:hours/>
      <number:text>:</number:text>
      <number:minutes number:style="long"/>
      <number:text>:</number:text>
      <number:seconds number:style="long"/>
    </number:time-style>
    <number:date-style style:name="N128">
      <number:month/>
      <number:text>/</number:text>
      <number:day/>
      <number:text>/</number:text>
      <number:year number:style="long"/>
      <number:text> </number:text>
      <number:hours/>
      <number:text>:</number:text>
      <number:minutes number:style="long"/>
    </number:date-style>
    <number:number-style style:name="N130P0" style:volatile="true">
      <number:number number:decimal-places="0" number:min-decimal-places="0" number:min-integer-digits="1" number:grouping="true"/>
      <number:text loext:blank-width-char=")"> </number:text>
    </number:number-style>
    <number:number-style style:name="N130">
      <style:text-properties fo:color="#ff0000"/>
      <number:text>(</number:text>
      <number:number number:decimal-places="0" number:min-decimal-places="0" number:min-integer-digits="1" number:grouping="true"/>
      <number:text>)</number:text>
      <style:map style:condition="value()&gt;=0" style:apply-style-name="N130P0"/>
    </number:number-style>
    <number:number-style style:name="N132P0" style:volatile="true">
      <number:number number:decimal-places="2" number:min-decimal-places="2" number:min-integer-digits="1" number:grouping="true"/>
      <number:text loext:blank-width-char=")"> </number:text>
    </number:number-style>
    <number:number-style style:name="N132">
      <style:text-properties fo:color="#ff0000"/>
      <number:text>(</number:text>
      <number:number number:decimal-places="2" number:min-decimal-places="2" number:min-integer-digits="1" number:grouping="true"/>
      <number:text>)</number:text>
      <style:map style:condition="value()&gt;=0" style:apply-style-name="N132P0"/>
    </number:number-style>
    <number:number-style style:name="N136P0" style:volatile="true">
      <number:text loext:blank-width-char="("> </number:text>
      <number:fill-character> </number:fill-character>
      <number:number number:decimal-places="0" number:min-decimal-places="0" number:min-integer-digits="1" number:grouping="true"/>
      <number:text loext:blank-width-char=")"> </number:text>
    </number:number-style>
    <number:number-style style:name="N136P1" style:volatile="true">
      <number:text loext:blank-width-char="("> </number:text>
      <number:fill-character> </number:fill-character>
      <number:text>(</number:text>
      <number:number number:decimal-places="0" number:min-decimal-places="0" number:min-integer-digits="1" number:grouping="true"/>
      <number:text>)</number:text>
    </number:number-style>
    <number:number-style style:name="N136P2" style:volatile="true">
      <number:text loext:blank-width-char="("> </number:text>
      <number:fill-character> </number:fill-character>
      <number:text>- _)</number:text>
    </number:number-style>
    <number:text-style style:name="N136">
      <number:text loext:blank-width-char="("> </number:text>
      <number:text-content/>
      <number:text loext:blank-width-char=")"> </number:text>
      <style:map style:condition="value()&gt;0" style:apply-style-name="N136P0"/>
      <style:map style:condition="value()&lt;0" style:apply-style-name="N136P1"/>
      <style:map style:condition="value()=0" style:apply-style-name="N136P2"/>
    </number:text-style>
    <number:currency-style style:name="N140P0" style:volatile="true">
      <number:text loext:blank-width-char="("> </number:text>
      <number:currency-symbol/>
      <number:fill-character> </number:fill-character>
      <number:number number:decimal-places="0" number:min-decimal-places="0" number:min-integer-digits="1" number:grouping="true"/>
      <number:text> _)</number:text>
    </number:currency-style>
    <number:currency-style style:name="N140P1" style:volatile="true">
      <number:text loext:blank-width-char="("> </number:text>
      <number:currency-symbol/>
      <number:fill-character> </number:fill-character>
      <number:text>(</number:text>
      <number:number number:decimal-places="0" number:min-decimal-places="0" number:min-integer-digits="1" number:grouping="true"/>
      <number:text>)</number:text>
    </number:currency-style>
    <number:currency-style style:name="N140P2" style:volatile="true">
      <number:text loext:blank-width-char="("> </number:text>
      <number:currency-symbol/>
      <number:fill-character> </number:fill-character>
      <number:text>- _)</number:text>
    </number:currency-style>
    <number:text-style style:name="N140">
      <number:text loext:blank-width-char="("> </number:text>
      <number:text-content/>
      <number:text loext:blank-width-char=")"> </number:text>
      <style:map style:condition="value()&gt;0" style:apply-style-name="N140P0"/>
      <style:map style:condition="value()&lt;0" style:apply-style-name="N140P1"/>
      <style:map style:condition="value()=0" style:apply-style-name="N140P2"/>
    </number:text-style>
    <number:number-style style:name="N144P0" style:volatile="true">
      <number:text loext:blank-width-char="("> </number:text>
      <number:fill-character> </number:fill-character>
      <number:number number:decimal-places="2" number:min-decimal-places="2" number:min-integer-digits="1" number:grouping="true"/>
      <number:text loext:blank-width-char=")"> </number:text>
    </number:number-style>
    <number:number-style style:name="N144P1" style:volatile="true">
      <number:text loext:blank-width-char="("> </number:text>
      <number:fill-character> </number:fill-character>
      <number:text>(</number:text>
      <number:number number:decimal-places="2" number:min-decimal-places="2" number:min-integer-digits="1" number:grouping="true"/>
      <number:text>)</number:text>
    </number:number-style>
    <number:number-style style:name="N144P2" style:volatile="true">
      <number:text loext:blank-width-char="("> </number:text>
      <number:fill-character> </number:fill-character>
      <number:text>-</number:text>
      <number:number number:decimal-places="0" number:min-decimal-places="0" number:min-integer-digits="2" loext:max-blank-integer-digits="2"/>
      <number:text loext:blank-width-char=")"> </number:text>
    </number:number-style>
    <number:text-style style:name="N144">
      <number:text loext:blank-width-char="("> </number:text>
      <number:text-content/>
      <number:text loext:blank-width-char=")"> </number:text>
      <style:map style:condition="value()&gt;0" style:apply-style-name="N144P0"/>
      <style:map style:condition="value()&lt;0" style:apply-style-name="N144P1"/>
      <style:map style:condition="value()=0" style:apply-style-name="N144P2"/>
    </number:text-style>
    <number:currency-style style:name="N148P0" style:volatile="true">
      <number:text loext:blank-width-char="("> </number:text>
      <number:currency-symbol/>
      <number:fill-character> </number:fill-character>
      <number:number number:decimal-places="2" number:min-decimal-places="2" number:min-integer-digits="1" number:grouping="true"/>
      <number:text> _)</number:text>
    </number:currency-style>
    <number:currency-style style:name="N148P1" style:volatile="true">
      <number:text loext:blank-width-char="("> </number:text>
      <number:currency-symbol/>
      <number:fill-character> </number:fill-character>
      <number:text>(</number:text>
      <number:number number:decimal-places="2" number:min-decimal-places="2" number:min-integer-digits="1" number:grouping="true"/>
      <number:text>)</number:text>
    </number:currency-style>
    <number:currency-style style:name="N148P2" style:volatile="true">
      <number:text loext:blank-width-char="("> </number:text>
      <number:currency-symbol/>
      <number:fill-character> </number:fill-character>
      <number:text>-</number:text>
      <number:number number:decimal-places="0" number:min-decimal-places="0" number:min-integer-digits="2" loext:max-blank-integer-digits="2"/>
      <number:text> _)</number:text>
    </number:currency-style>
    <number:text-style style:name="N148">
      <number:text loext:blank-width-char="("> </number:text>
      <number:text-content/>
      <number:text loext:blank-width-char=")">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decimal-places="1" number:min-integer-digits="1" number:min-exponent-digits="1" number:exponent-interval="3" number:forced-exponent-sign="true"/>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27">00/00/0000</text:date>, <text:time style:data-style-name="N2" text:time-value="16:19:26.67766301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astien Pasdeloup</meta:initial-creator>
    <meta:creation-date>2025-02-12T13:04:08.526862966</meta:creation-date>
    <dc:date>2025-03-27T09:05:56.146363184</dc:date>
    <meta:editing-duration>P4DT22H4M45S</meta:editing-duration>
    <meta:editing-cycles>399</meta:editing-cycles>
    <meta:generator>LibreOffice/24.2.7.2$Linux_X86_64 LibreOffice_project/420$Build-2</meta:generator>
    <dc:creator>Bastien Pasdeloup</dc:creator>
    <meta:document-statistic meta:table-count="15" meta:cell-count="1397" meta:object-count="0"/>
  </office:meta>
</office:document-meta>
</file>